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17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2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6">
      <style:table-row-properties style:row-height="0.5292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3.387cm" style:use-optimal-column-width="false" loext:column-width-sym="17.5224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0.5821cm" style:use-optimal-column-width="false" loext:column-width-sym="2.4794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1.879cm" style:use-optimal-column-width="false" loext:column-width-sym="9.4276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7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8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9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0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29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89">
      <style:table-row-properties style:row-height="0.5292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90">
      <style:table-row-properties style:row-height="35pt" style:use-optimal-row-height="false" fo:break-before="auto"/>
    </style:style>
    <style:style style:family="text" style:name="T366">
      <style:text-properties fo:font-family="Liberation Sans" fo:font-size="10pt" style:text-underline-type="none"/>
    </style:style>
    <style:style style:family="text" style:name="T367">
      <style:text-properties fo:font-family="Liberation Sans" fo:font-size="10pt" style:text-underline-type="none"/>
    </style:style>
    <style:style style:family="text" style:name="T368">
      <style:text-properties fo:font-family="Liberation Sans" fo:font-size="10pt" style:text-underline-type="none"/>
    </style:style>
    <style:style style:family="text" style:name="T369">
      <style:text-properties fo:font-family="Liberation Sans" fo:font-size="10pt" style:text-underline-type="none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ext" style:name="T382">
      <style:text-properties fo:font-family="Liberation Sans" fo:font-size="10pt" style:text-underline-type="none"/>
    </style:style>
    <style:style style:family="table-row" style:name="ro92">
      <style:table-row-properties style:row-height="12.8pt" style:use-optimal-row-height="false" fo:break-before="auto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ext" style:name="T387">
      <style:text-properties fo:font-family="Liberation Sans" fo:font-size="10pt" style:text-underline-type="none"/>
    </style:style>
    <style:style style:family="table-row" style:name="ro93">
      <style:table-row-properties style:row-height="12.8pt" style:use-optimal-row-height="false" fo:break-before="auto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ext" style:name="T392">
      <style:text-properties fo:font-family="Liberation Sans" fo:font-size="10pt" style:text-underline-type="none"/>
    </style:style>
    <style:style style:family="table-row" style:name="ro94">
      <style:table-row-properties style:row-height="12.8pt" style:use-optimal-row-height="false" fo:break-before="auto"/>
    </style:style>
    <style:style style:family="table-row" style:name="ro95">
      <style:table-row-properties style:row-height="12.8pt" style:use-optimal-row-height="false" fo:break-before="auto"/>
    </style:style>
    <style:style style:family="table-row" style:name="ro96">
      <style:table-row-properties style:row-height="12.8pt" style:use-optimal-row-height="false" fo:break-before="auto"/>
    </style:style>
    <style:style style:family="table-row" style:name="ro97">
      <style:table-row-properties style:row-height="12.8pt" style:use-optimal-row-height="false" fo:break-before="auto"/>
    </style:style>
    <style:style style:family="table-row" style:name="ro98">
      <style:table-row-properties style:row-height="12.8pt" style:use-optimal-row-height="false" fo:break-before="auto"/>
    </style:style>
    <style:style style:family="table-row" style:name="ro99">
      <style:table-row-properties style:row-height="12.8pt" style:use-optimal-row-height="false" fo:break-before="auto"/>
    </style:style>
    <style:style style:family="table-row" style:name="ro100">
      <style:table-row-properties style:row-height="12.8pt" style:use-optimal-row-height="false" fo:break-before="auto"/>
    </style:style>
    <style:style style:family="table-row" style:name="ro101">
      <style:table-row-properties style:row-height="12.8pt" style:use-optimal-row-height="false" fo:break-before="auto"/>
    </style:style>
    <style:style style:family="table-row" style:name="ro102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03">
      <style:table-row-properties style:row-height="0.5292cm" fo:break-before="auto"/>
    </style:style>
    <style:style style:family="table-column" style:name="co38">
      <style:table-column-properties style:column-width="2.672cm" style:use-optimal-column-width="false" loext:column-width-sym="13.7592" fo:break-before="auto"/>
    </style:style>
    <style:style style:family="table-column" style:name="co39">
      <style:table-column-properties style:column-width="3.678cm" style:use-optimal-column-width="false" loext:column-width-sym="19.11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04">
      <style:table-row-properties style:row-height="35pt" style:use-optimal-row-height="false" fo:break-before="auto"/>
    </style:style>
    <style:style style:family="text" style:name="T396">
      <style:text-properties fo:font-family="Liberation Sans" fo:font-size="10pt" style:text-underline-type="none"/>
    </style:style>
    <style:style style:family="text" style:name="T397">
      <style:text-properties fo:font-family="Liberation Sans" fo:font-size="10pt" style:text-underline-type="none"/>
    </style:style>
    <style:style style:family="text" style:name="T398">
      <style:text-properties fo:font-family="Liberation Sans" fo:font-size="10pt" style:text-underline-type="none"/>
    </style:style>
    <style:style style:family="text" style:name="T399">
      <style:text-properties fo:font-family="Liberation Sans" fo:font-size="10pt" style:text-underline-type="none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able-row" style:name="ro105">
      <style:table-row-properties style:row-height="12.8pt" style:use-optimal-row-height="false" fo:break-before="auto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able-row" style:name="ro106">
      <style:table-row-properties style:row-height="23.8pt" style:use-optimal-row-height="false" fo:break-before="auto"/>
    </style:style>
    <style:style style:family="text" style:name="T407">
      <style:text-properties fo:font-family="Liberation Sans" fo:font-size="10pt" style:text-underline-type="none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ext" style:name="T411">
      <style:text-properties fo:font-family="Liberation Sans" fo:font-size="10pt" style:text-underline-type="none"/>
    </style:style>
    <style:style style:family="table-row" style:name="ro107">
      <style:table-row-properties style:row-height="46.25pt" style:use-optimal-row-height="false" fo:break-before="auto"/>
    </style:style>
    <style:style style:family="text" style:name="T412">
      <style:text-properties fo:font-family="Liberation Sans" fo:font-size="10pt" style:text-underline-type="none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able-row" style:name="ro108">
      <style:table-row-properties style:row-height="12.8pt" style:use-optimal-row-height="false" fo:break-before="auto"/>
    </style:style>
    <style:style style:family="text" style:name="T421">
      <style:text-properties fo:font-family="Liberation Sans" fo:font-size="10pt" style:text-underline-type="none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09">
      <style:table-row-properties style:row-height="0.5292cm" fo:break-before="auto"/>
    </style:style>
    <style:style style:family="table-column" style:name="co44">
      <style:table-column-properties style:column-width="2.672cm" style:use-optimal-column-width="false" loext:column-width-sym="13.759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2.937cm" style:use-optimal-column-width="false" loext:column-width-sym="15.1116" fo:break-before="auto"/>
    </style:style>
    <style:style style:family="table-column" style:name="co47">
      <style:table-column-properties style:column-width="3.016cm" style:use-optimal-column-width="false" loext:column-width-sym="15.5134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10">
      <style:table-row-properties style:row-height="12.8pt" style:use-optimal-row-height="false" fo:break-before="auto"/>
    </style:style>
    <style:style style:family="text" style:name="T427">
      <style:text-properties fo:font-family="Liberation Sans" fo:font-size="10pt" style:text-underline-type="none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able-row" style:name="ro111">
      <style:table-row-properties style:row-height="12.8pt" style:use-optimal-row-height="false" fo:break-before="auto"/>
    </style:style>
    <style:style style:family="text" style:name="T433">
      <style:text-properties fo:font-family="Liberation Sans" fo:font-size="10pt" style:text-underline-type="none"/>
    </style:style>
    <style:style style:family="text" style:name="T434">
      <style:text-properties fo:font-family="Liberation Sans" fo:font-size="10pt" style:text-underline-type="none"/>
    </style:style>
    <style:style style:family="table-row" style:name="ro112">
      <style:table-row-properties style:row-height="12.8pt" style:use-optimal-row-height="false" fo:break-before="auto"/>
    </style:style>
    <style:style style:family="text" style:name="T435">
      <style:text-properties fo:font-family="Liberation Sans" fo:font-size="10pt" style:text-underline-type="none"/>
    </style:style>
    <style:style style:family="text" style:name="T436">
      <style:text-properties fo:font-family="Liberation Sans" fo:font-size="10pt" style:text-underline-type="none"/>
    </style:style>
    <style:style style:family="table-row" style:name="ro113">
      <style:table-row-properties style:row-height="12.8pt" style:use-optimal-row-height="false" fo:break-before="auto"/>
    </style:style>
    <style:style style:family="text" style:name="T437">
      <style:text-properties fo:font-family="Liberation Sans" fo:font-size="10pt" style:text-underline-type="none"/>
    </style:style>
    <style:style style:family="text" style:name="T438">
      <style:text-properties fo:font-family="Liberation Sans" fo:font-size="10pt" style:text-underline-type="none"/>
    </style:style>
    <style:style style:family="table-row" style:name="ro114">
      <style:table-row-properties style:row-height="12.8pt" style:use-optimal-row-height="false" fo:break-before="auto"/>
    </style:style>
    <style:style style:family="text" style:name="T439">
      <style:text-properties fo:font-family="Liberation Sans" fo:font-size="10pt" style:text-underline-type="none"/>
    </style:style>
    <style:style style:family="text" style:name="T440">
      <style:text-properties fo:font-family="Liberation Sans" fo:font-size="10pt" style:text-underline-type="none"/>
    </style:style>
    <style:style style:family="table-row" style:name="ro115">
      <style:table-row-properties style:row-height="12.8pt" style:use-optimal-row-height="false" fo:break-before="auto"/>
    </style:style>
    <style:style style:family="text" style:name="T441">
      <style:text-properties fo:font-family="Liberation Sans" fo:font-size="10pt" style:text-underline-type="none"/>
    </style:style>
    <style:style style:family="text" style:name="T442">
      <style:text-properties fo:font-family="Liberation Sans" fo:font-size="10pt" style:text-underline-type="none"/>
    </style:style>
    <style:style style:family="table-row" style:name="ro116">
      <style:table-row-properties style:row-height="12.8pt" style:use-optimal-row-height="false" fo:break-before="auto"/>
    </style:style>
    <style:style style:family="text" style:name="T443">
      <style:text-properties fo:font-family="Liberation Sans" fo:font-size="10pt" style:text-underline-type="none"/>
    </style:style>
    <style:style style:family="text" style:name="T444">
      <style:text-properties fo:font-family="Liberation Sans" fo:font-size="10pt" style:text-underline-type="none"/>
    </style:style>
    <style:style style:family="table-row" style:name="ro117">
      <style:table-row-properties style:row-height="12.8pt" style:use-optimal-row-height="false" fo:break-before="auto"/>
    </style:style>
    <style:style style:family="text" style:name="T445">
      <style:text-properties fo:font-family="Liberation Sans" fo:font-size="10pt" style:text-underline-type="none"/>
    </style:style>
    <style:style style:family="text" style:name="T446">
      <style:text-properties fo:font-family="Liberation Sans" fo:font-size="10pt" style:text-underline-type="none"/>
    </style:style>
    <style:style style:family="table-row" style:name="ro118">
      <style:table-row-properties style:row-height="12.8pt" style:use-optimal-row-height="false" fo:break-before="auto"/>
    </style:style>
    <style:style style:family="text" style:name="T447">
      <style:text-properties fo:font-family="Liberation Sans" fo:font-size="10pt" style:text-underline-type="none"/>
    </style:style>
    <style:style style:family="text" style:name="T448">
      <style:text-properties fo:font-family="Liberation Sans" fo:font-size="10pt" style:text-underline-type="none"/>
    </style:style>
    <style:style style:family="table-row" style:name="ro119">
      <style:table-row-properties style:row-height="12.8pt" style:use-optimal-row-height="false" fo:break-before="auto"/>
    </style:style>
    <style:style style:family="text" style:name="T449">
      <style:text-properties fo:font-family="Liberation Sans" fo:font-size="10pt" style:text-underline-type="none"/>
    </style:style>
    <style:style style:family="text" style:name="T450">
      <style:text-properties fo:font-family="Liberation Sans" fo:font-size="10pt" style:text-underline-type="none"/>
    </style:style>
    <style:style style:family="table-row" style:name="ro120">
      <style:table-row-properties style:row-height="12.8pt" style:use-optimal-row-height="false" fo:break-before="auto"/>
    </style:style>
    <style:style style:family="text" style:name="T451">
      <style:text-properties fo:font-family="Liberation Sans" fo:font-size="10pt" style:text-underline-type="none"/>
    </style:style>
    <style:style style:family="text" style:name="T452">
      <style:text-properties fo:font-family="Liberation Sans" fo:font-size="10pt" style:text-underline-type="none"/>
    </style:style>
    <style:style style:family="table-row" style:name="ro121">
      <style:table-row-properties style:row-height="12.8pt" style:use-optimal-row-height="false" fo:break-before="auto"/>
    </style:style>
    <style:style style:family="text" style:name="T453">
      <style:text-properties fo:font-family="Liberation Sans" fo:font-size="10pt" style:text-underline-type="none"/>
    </style:style>
    <style:style style:family="text" style:name="T454">
      <style:text-properties fo:font-family="Liberation Sans" fo:font-size="10pt" style:text-underline-type="none"/>
    </style:style>
    <style:style style:family="table-row" style:name="ro122">
      <style:table-row-properties style:row-height="12.8pt" style:use-optimal-row-height="false" fo:break-before="auto"/>
    </style:style>
    <style:style style:family="text" style:name="T455">
      <style:text-properties fo:font-family="Liberation Sans" fo:font-size="10pt" style:text-underline-type="none"/>
    </style:style>
    <style:style style:family="text" style:name="T456">
      <style:text-properties fo:font-family="Liberation Sans" fo:font-size="10pt" style:text-underline-type="none"/>
    </style:style>
    <style:style style:family="table-row" style:name="ro123">
      <style:table-row-properties style:row-height="12.8pt" style:use-optimal-row-height="false" fo:break-before="auto"/>
    </style:style>
    <style:style style:family="text" style:name="T457">
      <style:text-properties fo:font-family="Liberation Sans" fo:font-size="10pt" style:text-underline-type="none"/>
    </style:style>
    <style:style style:family="text" style:name="T458">
      <style:text-properties fo:font-family="Liberation Sans" fo:font-size="10pt" style:text-underline-type="none"/>
    </style:style>
    <style:style style:family="table-row" style:name="ro124">
      <style:table-row-properties style:row-height="12.8pt" style:use-optimal-row-height="false" fo:break-before="auto"/>
    </style:style>
    <style:style style:family="text" style:name="T459">
      <style:text-properties fo:font-family="Liberation Sans" fo:font-size="10pt" style:text-underline-type="none"/>
    </style:style>
    <style:style style:family="text" style:name="T460">
      <style:text-properties fo:font-family="Liberation Sans" fo:font-size="10pt" style:text-underline-type="none"/>
    </style:style>
    <style:style style:family="table-row" style:name="ro125">
      <style:table-row-properties style:row-height="12.8pt" style:use-optimal-row-height="false" fo:break-before="auto"/>
    </style:style>
    <style:style style:family="text" style:name="T461">
      <style:text-properties fo:font-family="Liberation Sans" fo:font-size="10pt" style:text-underline-type="none"/>
    </style:style>
    <style:style style:family="text" style:name="T462">
      <style:text-properties fo:font-family="Liberation Sans" fo:font-size="10pt" style:text-underline-type="none"/>
    </style:style>
    <style:style style:family="table-row" style:name="ro126">
      <style:table-row-properties style:row-height="12.8pt" style:use-optimal-row-height="false" fo:break-before="auto"/>
    </style:style>
    <style:style style:family="text" style:name="T463">
      <style:text-properties fo:font-family="Liberation Sans" fo:font-size="10pt" style:text-underline-type="none"/>
    </style:style>
    <style:style style:family="text" style:name="T464">
      <style:text-properties fo:font-family="Liberation Sans" fo:font-size="10pt" style:text-underline-type="none"/>
    </style:style>
    <style:style style:family="table-row" style:name="ro127">
      <style:table-row-properties style:row-height="12.8pt" style:use-optimal-row-height="false" fo:break-before="auto"/>
    </style:style>
    <style:style style:family="text" style:name="T465">
      <style:text-properties fo:font-family="Liberation Sans" fo:font-size="10pt" style:text-underline-type="none"/>
    </style:style>
    <style:style style:family="text" style:name="T466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467">
      <style:text-properties fo:font-family="Liberation Sans" fo:font-size="10pt" style:text-underline-type="none"/>
    </style:style>
    <style:style style:family="text" style:name="T468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469">
      <style:text-properties fo:font-family="Liberation Sans" fo:font-size="10pt" style:text-underline-type="none"/>
    </style:style>
    <style:style style:family="text" style:name="T470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471">
      <style:text-properties fo:font-family="Liberation Sans" fo:font-size="10pt" style:text-underline-type="none"/>
    </style:style>
    <style:style style:family="text" style:name="T472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473">
      <style:text-properties fo:font-family="Liberation Sans" fo:font-size="10pt" style:text-underline-type="none"/>
    </style:style>
    <style:style style:family="text" style:name="T474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475">
      <style:text-properties fo:font-family="Liberation Sans" fo:font-size="10pt" style:text-underline-type="none"/>
    </style:style>
    <style:style style:family="text" style:name="T476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ext" style:name="T477">
      <style:text-properties fo:font-family="Liberation Sans" fo:font-size="10pt" style:text-underline-type="none"/>
    </style:style>
    <style:style style:family="text" style:name="T478">
      <style:text-properties fo:font-family="Liberation Sans" fo:font-size="10pt" style:text-underline-type="none"/>
    </style:style>
    <style:style style:family="table-row" style:name="ro134">
      <style:table-row-properties style:row-height="12.8pt" style:use-optimal-row-height="false" fo:break-before="auto"/>
    </style:style>
    <style:style style:family="text" style:name="T479">
      <style:text-properties fo:font-family="Liberation Sans" fo:font-size="10pt" style:text-underline-type="none"/>
    </style:style>
    <style:style style:family="text" style:name="T480">
      <style:text-properties fo:font-family="Liberation Sans" fo:font-size="10pt" style:text-underline-type="none"/>
    </style:style>
    <style:style style:family="table-row" style:name="ro135">
      <style:table-row-properties style:row-height="12.8pt" style:use-optimal-row-height="false" fo:break-before="auto"/>
    </style:style>
    <style:style style:family="text" style:name="T481">
      <style:text-properties fo:font-family="Liberation Sans" fo:font-size="10pt" style:text-underline-type="none"/>
    </style:style>
    <style:style style:family="text" style:name="T482">
      <style:text-properties fo:font-family="Liberation Sans" fo:font-size="10pt" style:text-underline-type="none"/>
    </style:style>
    <style:style style:family="table-row" style:name="ro136">
      <style:table-row-properties style:row-height="12.8pt" style:use-optimal-row-height="false" fo:break-before="auto"/>
    </style:style>
    <style:style style:family="text" style:name="T483">
      <style:text-properties fo:font-family="Liberation Sans" fo:font-size="10pt" style:text-underline-type="none"/>
    </style:style>
    <style:style style:family="text" style:name="T484">
      <style:text-properties fo:font-family="Liberation Sans" fo:font-size="10pt" style:text-underline-type="none"/>
    </style:style>
    <style:style style:family="table-row" style:name="ro137">
      <style:table-row-properties style:row-height="12.8pt" style:use-optimal-row-height="false" fo:break-before="auto"/>
    </style:style>
    <style:style style:family="text" style:name="T485">
      <style:text-properties fo:font-family="Liberation Sans" fo:font-size="10pt" style:text-underline-type="none"/>
    </style:style>
    <style:style style:family="text" style:name="T486">
      <style:text-properties fo:font-family="Liberation Sans" fo:font-size="10pt" style:text-underline-type="none"/>
    </style:style>
    <style:style style:family="table-row" style:name="ro138">
      <style:table-row-properties style:row-height="12.8pt" style:use-optimal-row-height="false" fo:break-before="auto"/>
    </style:style>
    <style:style style:family="text" style:name="T487">
      <style:text-properties fo:font-family="Liberation Sans" fo:font-size="10pt" style:text-underline-type="none"/>
    </style:style>
    <style:style style:family="text" style:name="T488">
      <style:text-properties fo:font-family="Liberation Sans" fo:font-size="10pt" style:text-underline-type="none"/>
    </style:style>
    <style:style style:family="table-row" style:name="ro139">
      <style:table-row-properties style:row-height="12.8pt" style:use-optimal-row-height="false" fo:break-before="auto"/>
    </style:style>
    <style:style style:family="text" style:name="T489">
      <style:text-properties fo:font-family="Liberation Sans" fo:font-size="10pt" style:text-underline-type="none"/>
    </style:style>
    <style:style style:family="text" style:name="T490">
      <style:text-properties fo:font-family="Liberation Sans" fo:font-size="10pt" style:text-underline-type="none"/>
    </style:style>
    <style:style style:family="table-row" style:name="ro140">
      <style:table-row-properties style:row-height="12.8pt" style:use-optimal-row-height="false" fo:break-before="auto"/>
    </style:style>
    <style:style style:family="text" style:name="T491">
      <style:text-properties fo:font-family="Liberation Sans" fo:font-size="10pt" style:text-underline-type="none"/>
    </style:style>
    <style:style style:family="text" style:name="T492">
      <style:text-properties fo:font-family="Liberation Sans" fo:font-size="10pt" style:text-underline-type="none"/>
    </style:style>
    <style:style style:family="table-row" style:name="ro141">
      <style:table-row-properties style:row-height="12.8pt" style:use-optimal-row-height="false" fo:break-before="auto"/>
    </style:style>
    <style:style style:family="text" style:name="T493">
      <style:text-properties fo:font-family="Liberation Sans" fo:font-size="10pt" style:text-underline-type="none"/>
    </style:style>
    <style:style style:family="text" style:name="T494">
      <style:text-properties fo:font-family="Liberation Sans" fo:font-size="10pt" style:text-underline-type="none"/>
    </style:style>
    <style:style style:family="table-row" style:name="ro142">
      <style:table-row-properties style:row-height="12.8pt" style:use-optimal-row-height="false" fo:break-before="auto"/>
    </style:style>
    <style:style style:family="text" style:name="T495">
      <style:text-properties fo:font-family="Liberation Sans" fo:font-size="10pt" style:text-underline-type="none"/>
    </style:style>
    <style:style style:family="text" style:name="T496">
      <style:text-properties fo:font-family="Liberation Sans" fo:font-size="10pt" style:text-underline-type="none"/>
    </style:style>
    <style:style style:family="table-row" style:name="ro143">
      <style:table-row-properties style:row-height="12.8pt" style:use-optimal-row-height="false" fo:break-before="auto"/>
    </style:style>
    <style:style style:family="text" style:name="T497">
      <style:text-properties fo:font-family="Liberation Sans" fo:font-size="10pt" style:text-underline-type="none"/>
    </style:style>
    <style:style style:family="text" style:name="T498">
      <style:text-properties fo:font-family="Liberation Sans" fo:font-size="10pt" style:text-underline-type="none"/>
    </style:style>
    <style:style style:family="table-row" style:name="ro144">
      <style:table-row-properties style:row-height="12.8pt" style:use-optimal-row-height="false" fo:break-before="auto"/>
    </style:style>
    <style:style style:family="text" style:name="T499">
      <style:text-properties fo:font-family="Liberation Sans" fo:font-size="10pt" style:text-underline-type="none"/>
    </style:style>
    <style:style style:family="text" style:name="T500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501">
      <style:text-properties fo:font-family="Liberation Sans" fo:font-size="10pt" style:text-underline-type="none"/>
    </style:style>
    <style:style style:family="text" style:name="T502">
      <style:text-properties fo:font-family="Liberation Sans" fo:font-size="10pt" style:text-underline-type="none"/>
    </style:style>
    <style:style style:family="table-row" style:name="ro146">
      <style:table-row-properties style:row-height="12.8pt" style:use-optimal-row-height="false" fo:break-before="auto"/>
    </style:style>
    <style:style style:family="text" style:name="T503">
      <style:text-properties fo:font-family="Liberation Sans" fo:font-size="10pt" style:text-underline-type="none"/>
    </style:style>
    <style:style style:family="text" style:name="T504">
      <style:text-properties fo:font-family="Liberation Sans" fo:font-size="10pt" style:text-underline-type="none"/>
    </style:style>
    <style:style style:family="table-row" style:name="ro147">
      <style:table-row-properties style:row-height="12.8pt" style:use-optimal-row-height="false" fo:break-before="auto"/>
    </style:style>
    <style:style style:family="text" style:name="T505">
      <style:text-properties fo:font-family="Liberation Sans" fo:font-size="10pt" style:text-underline-type="none"/>
    </style:style>
    <style:style style:family="text" style:name="T506">
      <style:text-properties fo:font-family="Liberation Sans"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507">
      <style:text-properties fo:font-family="Liberation Sans" fo:font-size="10pt" style:text-underline-type="none"/>
    </style:style>
    <style:style style:family="text" style:name="T508">
      <style:text-properties fo:font-family="Liberation Sans" fo:font-size="10pt" style:text-underline-type="none"/>
    </style:style>
    <style:style style:family="table-row" style:name="ro149">
      <style:table-row-properties style:row-height="12.8pt" style:use-optimal-row-height="false" fo:break-before="auto"/>
    </style:style>
    <style:style style:family="text" style:name="T509">
      <style:text-properties fo:font-family="Liberation Sans" fo:font-size="10pt" style:text-underline-type="none"/>
    </style:style>
    <style:style style:family="text" style:name="T510">
      <style:text-properties fo:font-family="Liberation Sans" fo:font-size="10pt" style:text-underline-type="none"/>
    </style:style>
    <style:style style:family="table-row" style:name="ro150">
      <style:table-row-properties style:row-height="12.8pt" style:use-optimal-row-height="false" fo:break-before="auto"/>
    </style:style>
    <style:style style:family="text" style:name="T511">
      <style:text-properties fo:font-family="Liberation Sans" fo:font-size="10pt" style:text-underline-type="none"/>
    </style:style>
    <style:style style:family="text" style:name="T512">
      <style:text-properties fo:font-family="Liberation Sans" fo:font-size="10pt" style:text-underline-type="none"/>
    </style:style>
    <style:style style:family="table-row" style:name="ro151">
      <style:table-row-properties style:row-height="12.8pt" style:use-optimal-row-height="false" fo:break-before="auto"/>
    </style:style>
    <style:style style:family="text" style:name="T513">
      <style:text-properties fo:font-family="Liberation Sans" fo:font-size="10pt" style:text-underline-type="none"/>
    </style:style>
    <style:style style:family="text" style:name="T514">
      <style:text-properties fo:font-family="Liberation Sans" fo:font-size="10pt" style:text-underline-type="none"/>
    </style:style>
    <style:style style:family="table-row" style:name="ro152">
      <style:table-row-properties style:row-height="12.8pt" style:use-optimal-row-height="false" fo:break-before="auto"/>
    </style:style>
    <style:style style:family="text" style:name="T515">
      <style:text-properties fo:font-family="Liberation Sans" fo:font-size="10pt" style:text-underline-type="none"/>
    </style:style>
    <style:style style:family="text" style:name="T516">
      <style:text-properties fo:font-family="Liberation Sans" fo:font-size="10pt" style:text-underline-type="none"/>
    </style:style>
    <style:style style:family="table-row" style:name="ro153">
      <style:table-row-properties style:row-height="12.8pt" style:use-optimal-row-height="false" fo:break-before="auto"/>
    </style:style>
    <style:style style:family="text" style:name="T517">
      <style:text-properties fo:font-family="Liberation Sans" fo:font-size="10pt" style:text-underline-type="none"/>
    </style:style>
    <style:style style:family="text" style:name="T518">
      <style:text-properties fo:font-family="Liberation Sans" fo:font-size="10pt" style:text-underline-type="none"/>
    </style:style>
    <style:style style:family="table-row" style:name="ro154">
      <style:table-row-properties style:row-height="12.8pt" style:use-optimal-row-height="false" fo:break-before="auto"/>
    </style:style>
    <style:style style:family="text" style:name="T519">
      <style:text-properties fo:font-family="Liberation Sans" fo:font-size="10pt" style:text-underline-type="none"/>
    </style:style>
    <style:style style:family="text" style:name="T520">
      <style:text-properties fo:font-family="Liberation Sans" fo:font-size="10pt" style:text-underline-type="none"/>
    </style:style>
    <style:style style:family="table-row" style:name="ro155">
      <style:table-row-properties style:row-height="12.8pt" style:use-optimal-row-height="false" fo:break-before="auto"/>
    </style:style>
    <style:style style:family="text" style:name="T521">
      <style:text-properties fo:font-family="Liberation Sans" fo:font-size="10pt" style:text-underline-type="none"/>
    </style:style>
    <style:style style:family="text" style:name="T522">
      <style:text-properties fo:font-family="Liberation Sans" fo:font-size="10pt" style:text-underline-type="none"/>
    </style:style>
    <style:style style:family="table-row" style:name="ro156">
      <style:table-row-properties style:row-height="12.8pt" style:use-optimal-row-height="false" fo:break-before="auto"/>
    </style:style>
    <style:style style:family="text" style:name="T523">
      <style:text-properties fo:font-family="Liberation Sans" fo:font-size="10pt" style:text-underline-type="none"/>
    </style:style>
    <style:style style:family="text" style:name="T524">
      <style:text-properties fo:font-family="Liberation Sans" fo:font-size="10pt" style:text-underline-type="none"/>
    </style:style>
    <style:style style:family="table-row" style:name="ro157">
      <style:table-row-properties style:row-height="12.8pt" style:use-optimal-row-height="false" fo:break-before="auto"/>
    </style:style>
    <style:style style:family="text" style:name="T525">
      <style:text-properties fo:font-family="Liberation Sans" fo:font-size="10pt" style:text-underline-type="none"/>
    </style:style>
    <style:style style:family="text" style:name="T526">
      <style:text-properties fo:font-family="Liberation Sans" fo:font-size="10pt" style:text-underline-type="none"/>
    </style:style>
    <style:style style:family="table-row" style:name="ro158">
      <style:table-row-properties style:row-height="12.8pt" style:use-optimal-row-height="false" fo:break-before="auto"/>
    </style:style>
    <style:style style:family="text" style:name="T527">
      <style:text-properties fo:font-family="Liberation Sans" fo:font-size="10pt" style:text-underline-type="none"/>
    </style:style>
    <style:style style:family="text" style:name="T528">
      <style:text-properties fo:font-family="Liberation Sans" fo:font-size="10pt" style:text-underline-type="none"/>
    </style:style>
    <style:style style:family="table-row" style:name="ro159">
      <style:table-row-properties style:row-height="12.8pt" style:use-optimal-row-height="false" fo:break-before="auto"/>
    </style:style>
    <style:style style:family="text" style:name="T529">
      <style:text-properties fo:font-family="Liberation Sans" fo:font-size="10pt" style:text-underline-type="none"/>
    </style:style>
    <style:style style:family="text" style:name="T530">
      <style:text-properties fo:font-family="Liberation Sans" fo:font-size="10pt" style:text-underline-type="none"/>
    </style:style>
    <style:style style:family="table-row" style:name="ro160">
      <style:table-row-properties style:row-height="12.8pt" style:use-optimal-row-height="false" fo:break-before="auto"/>
    </style:style>
    <style:style style:family="text" style:name="T531">
      <style:text-properties fo:font-family="Liberation Sans" fo:font-size="10pt" style:text-underline-type="none"/>
    </style:style>
    <style:style style:family="text" style:name="T532">
      <style:text-properties fo:font-family="Liberation Sans" fo:font-size="10pt" style:text-underline-type="none"/>
    </style:style>
    <style:style style:family="table-row" style:name="ro161">
      <style:table-row-properties style:row-height="12.8pt" style:use-optimal-row-height="false" fo:break-before="auto"/>
    </style:style>
    <style:style style:family="text" style:name="T533">
      <style:text-properties fo:font-family="Liberation Sans" fo:font-size="10pt" style:text-underline-type="none"/>
    </style:style>
    <style:style style:family="text" style:name="T534">
      <style:text-properties fo:font-family="Liberation Sans" fo:font-size="10pt" style:text-underline-type="none"/>
    </style:style>
    <style:style style:family="table-row" style:name="ro162">
      <style:table-row-properties style:row-height="12.8pt" style:use-optimal-row-height="false" fo:break-before="auto"/>
    </style:style>
    <style:style style:family="text" style:name="T535">
      <style:text-properties fo:font-family="Liberation Sans" fo:font-size="10pt" style:text-underline-type="none"/>
    </style:style>
    <style:style style:family="text" style:name="T536">
      <style:text-properties fo:font-family="Liberation Sans" fo:font-size="10pt" style:text-underline-type="none"/>
    </style:style>
    <style:style style:family="table-row" style:name="ro163">
      <style:table-row-properties style:row-height="12.8pt" style:use-optimal-row-height="false" fo:break-before="auto"/>
    </style:style>
    <style:style style:family="text" style:name="T537">
      <style:text-properties fo:font-family="Liberation Sans" fo:font-size="10pt" style:text-underline-type="none"/>
    </style:style>
    <style:style style:family="text" style:name="T538">
      <style:text-properties fo:font-family="Liberation Sans" fo:font-size="10pt" style:text-underline-type="none"/>
    </style:style>
    <style:style style:family="table-row" style:name="ro164">
      <style:table-row-properties style:row-height="12.8pt" style:use-optimal-row-height="false" fo:break-before="auto"/>
    </style:style>
    <style:style style:family="text" style:name="T539">
      <style:text-properties fo:font-family="Liberation Sans" fo:font-size="10pt" style:text-underline-type="none"/>
    </style:style>
    <style:style style:family="text" style:name="T540">
      <style:text-properties fo:font-family="Liberation Sans" fo:font-size="10pt" style:text-underline-type="none"/>
    </style:style>
    <style:style style:family="table-row" style:name="ro165">
      <style:table-row-properties style:row-height="12.8pt" style:use-optimal-row-height="false" fo:break-before="auto"/>
    </style:style>
    <style:style style:family="text" style:name="T541">
      <style:text-properties fo:font-family="Liberation Sans" fo:font-size="10pt" style:text-underline-type="none"/>
    </style:style>
    <style:style style:family="text" style:name="T542">
      <style:text-properties fo:font-family="Liberation Sans" fo:font-size="10pt" style:text-underline-type="none"/>
    </style:style>
    <style:style style:family="table-row" style:name="ro166">
      <style:table-row-properties style:row-height="12.8pt" style:use-optimal-row-height="false" fo:break-before="auto"/>
    </style:style>
    <style:style style:family="text" style:name="T543">
      <style:text-properties fo:font-family="Liberation Sans" fo:font-size="10pt" style:text-underline-type="none"/>
    </style:style>
    <style:style style:family="text" style:name="T544">
      <style:text-properties fo:font-family="Liberation Sans" fo:font-size="10pt" style:text-underline-type="none"/>
    </style:style>
    <style:style style:family="table-row" style:name="ro167">
      <style:table-row-properties style:row-height="12.8pt" style:use-optimal-row-height="false" fo:break-before="auto"/>
    </style:style>
    <style:style style:family="text" style:name="T545">
      <style:text-properties fo:font-family="Liberation Sans" fo:font-size="10pt" style:text-underline-type="none"/>
    </style:style>
    <style:style style:family="text" style:name="T546">
      <style:text-properties fo:font-family="Liberation Sans" fo:font-size="10pt" style:text-underline-type="none"/>
    </style:style>
    <style:style style:family="table-row" style:name="ro168">
      <style:table-row-properties style:row-height="12.8pt" style:use-optimal-row-height="false" fo:break-before="auto"/>
    </style:style>
    <style:style style:family="text" style:name="T547">
      <style:text-properties fo:font-family="Liberation Sans" fo:font-size="10pt" style:text-underline-type="none"/>
    </style:style>
    <style:style style:family="text" style:name="T548">
      <style:text-properties fo:font-family="Liberation Sans" fo:font-size="10pt" style:text-underline-type="none"/>
    </style:style>
    <style:style style:family="table-row" style:name="ro169">
      <style:table-row-properties style:row-height="12.8pt" style:use-optimal-row-height="false" fo:break-before="auto"/>
    </style:style>
    <style:style style:family="text" style:name="T549">
      <style:text-properties fo:font-family="Liberation Sans" fo:font-size="10pt" style:text-underline-type="none"/>
    </style:style>
    <style:style style:family="text" style:name="T550">
      <style:text-properties fo:font-family="Liberation Sans" fo:font-size="10pt" style:text-underline-type="none"/>
    </style:style>
    <style:style style:family="table-row" style:name="ro170">
      <style:table-row-properties style:row-height="12.8pt" style:use-optimal-row-height="false" fo:break-before="auto"/>
    </style:style>
    <style:style style:family="text" style:name="T551">
      <style:text-properties fo:font-family="Liberation Sans" fo:font-size="10pt" style:text-underline-type="none"/>
    </style:style>
    <style:style style:family="text" style:name="T552">
      <style:text-properties fo:font-family="Liberation Sans" fo:font-size="10pt" style:text-underline-type="none"/>
    </style:style>
    <style:style style:family="table-row" style:name="ro171">
      <style:table-row-properties style:row-height="12.8pt" style:use-optimal-row-height="false" fo:break-before="auto"/>
    </style:style>
    <style:style style:family="text" style:name="T553">
      <style:text-properties fo:font-family="Liberation Sans" fo:font-size="10pt" style:text-underline-type="none"/>
    </style:style>
    <style:style style:family="text" style:name="T554">
      <style:text-properties fo:font-family="Liberation Sans" fo:font-size="10pt" style:text-underline-type="none"/>
    </style:style>
    <style:style style:family="table-row" style:name="ro172">
      <style:table-row-properties style:row-height="12.8pt" style:use-optimal-row-height="false" fo:break-before="auto"/>
    </style:style>
    <style:style style:family="text" style:name="T555">
      <style:text-properties fo:font-family="Liberation Sans" fo:font-size="10pt" style:text-underline-type="none"/>
    </style:style>
    <style:style style:family="text" style:name="T556">
      <style:text-properties fo:font-family="Liberation Sans" fo:font-size="10pt" style:text-underline-type="none"/>
    </style:style>
    <style:style style:family="table-row" style:name="ro173">
      <style:table-row-properties style:row-height="12.8pt" style:use-optimal-row-height="false" fo:break-before="auto"/>
    </style:style>
    <style:style style:family="text" style:name="T557">
      <style:text-properties fo:font-family="Liberation Sans" fo:font-size="10pt" style:text-underline-type="none"/>
    </style:style>
    <style:style style:family="text" style:name="T558">
      <style:text-properties fo:font-family="Liberation Sans" fo:font-size="10pt" style:text-underline-type="none"/>
    </style:style>
    <style:style style:family="table-row" style:name="ro174">
      <style:table-row-properties style:row-height="12.8pt" style:use-optimal-row-height="false" fo:break-before="auto"/>
    </style:style>
    <style:style style:family="text" style:name="T559">
      <style:text-properties fo:font-family="Liberation Sans" fo:font-size="10pt" style:text-underline-type="none"/>
    </style:style>
    <style:style style:family="text" style:name="T560">
      <style:text-properties fo:font-family="Liberation Sans" fo:font-size="10pt" style:text-underline-type="none"/>
    </style:style>
    <style:style style:family="table-row" style:name="ro175">
      <style:table-row-properties style:row-height="12.8pt" style:use-optimal-row-height="false" fo:break-before="auto"/>
    </style:style>
    <style:style style:family="text" style:name="T561">
      <style:text-properties fo:font-family="Liberation Sans" fo:font-size="10pt" style:text-underline-type="none"/>
    </style:style>
    <style:style style:family="text" style:name="T562">
      <style:text-properties fo:font-family="Liberation Sans" fo:font-size="10pt" style:text-underline-type="none"/>
    </style:style>
    <style:style style:family="table-row" style:name="ro176">
      <style:table-row-properties style:row-height="12.8pt" style:use-optimal-row-height="false" fo:break-before="auto"/>
    </style:style>
    <style:style style:family="text" style:name="T563">
      <style:text-properties fo:font-family="Liberation Sans" fo:font-size="10pt" style:text-underline-type="none"/>
    </style:style>
    <style:style style:family="text" style:name="T564">
      <style:text-properties fo:font-family="Liberation Sans" fo:font-size="10pt" style:text-underline-type="none"/>
    </style:style>
    <style:style style:family="table-row" style:name="ro177">
      <style:table-row-properties style:row-height="12.8pt" style:use-optimal-row-height="false" fo:break-before="auto"/>
    </style:style>
    <style:style style:family="text" style:name="T565">
      <style:text-properties fo:font-family="Liberation Sans" fo:font-size="10pt" style:text-underline-type="none"/>
    </style:style>
    <style:style style:family="text" style:name="T566">
      <style:text-properties fo:font-family="Liberation Sans" fo:font-size="10pt" style:text-underline-type="none"/>
    </style:style>
    <style:style style:family="table-row" style:name="ro178">
      <style:table-row-properties style:row-height="12.8pt" style:use-optimal-row-height="false" fo:break-before="auto"/>
    </style:style>
    <style:style style:family="text" style:name="T567">
      <style:text-properties fo:font-family="Liberation Sans" fo:font-size="10pt" style:text-underline-type="none"/>
    </style:style>
    <style:style style:family="text" style:name="T568">
      <style:text-properties fo:font-family="Liberation Sans" fo:font-size="10pt" style:text-underline-type="none"/>
    </style:style>
    <style:style style:family="table-row" style:name="ro179">
      <style:table-row-properties style:row-height="12.8pt" style:use-optimal-row-height="false" fo:break-before="auto"/>
    </style:style>
    <style:style style:family="text" style:name="T569">
      <style:text-properties fo:font-family="Liberation Sans" fo:font-size="10pt" style:text-underline-type="none"/>
    </style:style>
    <style:style style:family="text" style:name="T570">
      <style:text-properties fo:font-family="Liberation Sans" fo:font-size="10pt" style:text-underline-type="none"/>
    </style:style>
    <style:style style:family="table-row" style:name="ro180">
      <style:table-row-properties style:row-height="12.8pt" style:use-optimal-row-height="false" fo:break-before="auto"/>
    </style:style>
    <style:style style:family="text" style:name="T571">
      <style:text-properties fo:font-family="Liberation Sans" fo:font-size="10pt" style:text-underline-type="none"/>
    </style:style>
    <style:style style:family="text" style:name="T572">
      <style:text-properties fo:font-family="Liberation Sans" fo:font-size="10pt" style:text-underline-type="none"/>
    </style:style>
    <style:style style:family="table-row" style:name="ro181">
      <style:table-row-properties style:row-height="12.8pt" style:use-optimal-row-height="false" fo:break-before="auto"/>
    </style:style>
    <style:style style:family="text" style:name="T573">
      <style:text-properties fo:font-family="Liberation Sans" fo:font-size="10pt" style:text-underline-type="none"/>
    </style:style>
    <style:style style:family="text" style:name="T574">
      <style:text-properties fo:font-family="Liberation Sans" fo:font-size="10pt" style:text-underline-type="none"/>
    </style:style>
    <style:style style:family="table-row" style:name="ro182">
      <style:table-row-properties style:row-height="12.8pt" style:use-optimal-row-height="false" fo:break-before="auto"/>
    </style:style>
    <style:style style:family="text" style:name="T575">
      <style:text-properties fo:font-family="Liberation Sans" fo:font-size="10pt" style:text-underline-type="none"/>
    </style:style>
    <style:style style:family="text" style:name="T576">
      <style:text-properties fo:font-family="Liberation Sans" fo:font-size="10pt" style:text-underline-type="none"/>
    </style:style>
    <style:style style:family="table-row" style:name="ro183">
      <style:table-row-properties style:row-height="12.8pt" style:use-optimal-row-height="false" fo:break-before="auto"/>
    </style:style>
    <style:style style:family="text" style:name="T577">
      <style:text-properties fo:font-family="Liberation Sans" fo:font-size="10pt" style:text-underline-type="none"/>
    </style:style>
    <style:style style:family="text" style:name="T578">
      <style:text-properties fo:font-family="Liberation Sans" fo:font-size="10pt" style:text-underline-type="none"/>
    </style:style>
    <style:style style:family="table-row" style:name="ro184">
      <style:table-row-properties style:row-height="12.8pt" style:use-optimal-row-height="false" fo:break-before="auto"/>
    </style:style>
    <style:style style:family="text" style:name="T579">
      <style:text-properties fo:font-family="Liberation Sans" fo:font-size="10pt" style:text-underline-type="none"/>
    </style:style>
    <style:style style:family="text" style:name="T580">
      <style:text-properties fo:font-family="Liberation Sans" fo:font-size="10pt" style:text-underline-type="none"/>
    </style:style>
    <style:style style:family="table-row" style:name="ro185">
      <style:table-row-properties style:row-height="12.8pt" style:use-optimal-row-height="false" fo:break-before="auto"/>
    </style:style>
    <style:style style:family="text" style:name="T581">
      <style:text-properties fo:font-family="Liberation Sans" fo:font-size="10pt" style:text-underline-type="none"/>
    </style:style>
    <style:style style:family="text" style:name="T582">
      <style:text-properties fo:font-family="Liberation Sans" fo:font-size="10pt" style:text-underline-type="none"/>
    </style:style>
    <style:style style:family="table-row" style:name="ro186">
      <style:table-row-properties style:row-height="12.8pt" style:use-optimal-row-height="false" fo:break-before="auto"/>
    </style:style>
    <style:style style:family="text" style:name="T583">
      <style:text-properties fo:font-family="Liberation Sans" fo:font-size="10pt" style:text-underline-type="none"/>
    </style:style>
    <style:style style:family="text" style:name="T584">
      <style:text-properties fo:font-family="Liberation Sans" fo:font-size="10pt" style:text-underline-type="none"/>
    </style:style>
    <style:style style:family="table-row" style:name="ro187">
      <style:table-row-properties style:row-height="12.8pt" style:use-optimal-row-height="false" fo:break-before="auto"/>
    </style:style>
    <style:style style:family="text" style:name="T585">
      <style:text-properties fo:font-family="Liberation Sans" fo:font-size="10pt" style:text-underline-type="none"/>
    </style:style>
    <style:style style:family="text" style:name="T586">
      <style:text-properties fo:font-family="Liberation Sans" fo:font-size="10pt" style:text-underline-type="none"/>
    </style:style>
    <style:style style:family="table-row" style:name="ro188">
      <style:table-row-properties style:row-height="12.8pt" style:use-optimal-row-height="false" fo:break-before="auto"/>
    </style:style>
    <style:style style:family="text" style:name="T587">
      <style:text-properties fo:font-family="Liberation Sans" fo:font-size="10pt" style:text-underline-type="none"/>
    </style:style>
    <style:style style:family="text" style:name="T588">
      <style:text-properties fo:font-family="Liberation Sans" fo:font-size="10pt" style:text-underline-type="none"/>
    </style:style>
    <style:style style:family="table-row" style:name="ro189">
      <style:table-row-properties style:row-height="12.8pt" style:use-optimal-row-height="false" fo:break-before="auto"/>
    </style:style>
    <style:style style:family="text" style:name="T589">
      <style:text-properties fo:font-family="Liberation Sans" fo:font-size="10pt" style:text-underline-type="none"/>
    </style:style>
    <style:style style:family="text" style:name="T590">
      <style:text-properties fo:font-family="Liberation Sans" fo:font-size="10pt" style:text-underline-type="none"/>
    </style:style>
    <style:style style:family="table-row" style:name="ro190">
      <style:table-row-properties style:row-height="12.8pt" style:use-optimal-row-height="false" fo:break-before="auto"/>
    </style:style>
    <style:style style:family="text" style:name="T591">
      <style:text-properties fo:font-family="Liberation Sans" fo:font-size="10pt" style:text-underline-type="none"/>
    </style:style>
    <style:style style:family="text" style:name="T592">
      <style:text-properties fo:font-family="Liberation Sans" fo:font-size="10pt" style:text-underline-type="none"/>
    </style:style>
    <style:style style:family="table-row" style:name="ro191">
      <style:table-row-properties style:row-height="12.8pt" style:use-optimal-row-height="false" fo:break-before="auto"/>
    </style:style>
    <style:style style:family="text" style:name="T593">
      <style:text-properties fo:font-family="Liberation Sans" fo:font-size="10pt" style:text-underline-type="none"/>
    </style:style>
    <style:style style:family="text" style:name="T594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595">
      <style:text-properties fo:font-family="Liberation Sans" fo:font-size="10pt" style:text-underline-type="none"/>
    </style:style>
    <style:style style:family="text" style:name="T596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597">
      <style:text-properties fo:font-family="Liberation Sans" fo:font-size="10pt" style:text-underline-type="none"/>
    </style:style>
    <style:style style:family="text" style:name="T598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599">
      <style:text-properties fo:font-family="Liberation Sans" fo:font-size="10pt" style:text-underline-type="none"/>
    </style:style>
    <style:style style:family="text" style:name="T600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601">
      <style:text-properties fo:font-family="Liberation Sans" fo:font-size="10pt" style:text-underline-type="none"/>
    </style:style>
    <style:style style:family="text" style:name="T602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603">
      <style:text-properties fo:font-family="Liberation Sans" fo:font-size="10pt" style:text-underline-type="none"/>
    </style:style>
    <style:style style:family="text" style:name="T604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605">
      <style:text-properties fo:font-family="Liberation Sans" fo:font-size="10pt" style:text-underline-type="none"/>
    </style:style>
    <style:style style:family="text" style:name="T606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607">
      <style:text-properties fo:font-family="Liberation Sans" fo:font-size="10pt" style:text-underline-type="none"/>
    </style:style>
    <style:style style:family="text" style:name="T608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609">
      <style:text-properties fo:font-family="Liberation Sans" fo:font-size="10pt" style:text-underline-type="none"/>
    </style:style>
    <style:style style:family="text" style:name="T610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611">
      <style:text-properties fo:font-family="Liberation Sans" fo:font-size="10pt" style:text-underline-type="none"/>
    </style:style>
    <style:style style:family="text" style:name="T612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613">
      <style:text-properties fo:font-family="Liberation Sans" fo:font-size="10pt" style:text-underline-type="none"/>
    </style:style>
    <style:style style:family="text" style:name="T614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615">
      <style:text-properties fo:font-family="Liberation Sans" fo:font-size="10pt" style:text-underline-type="none"/>
    </style:style>
    <style:style style:family="text" style:name="T616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617">
      <style:text-properties fo:font-family="Liberation Sans" fo:font-size="10pt" style:text-underline-type="none"/>
    </style:style>
    <style:style style:family="text" style:name="T618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619">
      <style:text-properties fo:font-family="Liberation Sans" fo:font-size="10pt" style:text-underline-type="none"/>
    </style:style>
    <style:style style:family="text" style:name="T620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621">
      <style:text-properties fo:font-family="Liberation Sans" fo:font-size="10pt" style:text-underline-type="none"/>
    </style:style>
    <style:style style:family="text" style:name="T622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623">
      <style:text-properties fo:font-family="Liberation Sans" fo:font-size="10pt" style:text-underline-type="none"/>
    </style:style>
    <style:style style:family="text" style:name="T624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625">
      <style:text-properties fo:font-family="Liberation Sans" fo:font-size="10pt" style:text-underline-type="none"/>
    </style:style>
    <style:style style:family="text" style:name="T626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627">
      <style:text-properties fo:font-family="Liberation Sans" fo:font-size="10pt" style:text-underline-type="none"/>
    </style:style>
    <style:style style:family="text" style:name="T628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629">
      <style:text-properties fo:font-family="Liberation Sans" fo:font-size="10pt" style:text-underline-type="none"/>
    </style:style>
    <style:style style:family="text" style:name="T630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631">
      <style:text-properties fo:font-family="Liberation Sans" fo:font-size="10pt" style:text-underline-type="none"/>
    </style:style>
    <style:style style:family="text" style:name="T632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633">
      <style:text-properties fo:font-family="Liberation Sans" fo:font-size="10pt" style:text-underline-type="none"/>
    </style:style>
    <style:style style:family="text" style:name="T634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635">
      <style:text-properties fo:font-family="Liberation Sans" fo:font-size="10pt" style:text-underline-type="none"/>
    </style:style>
    <style:style style:family="text" style:name="T636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637">
      <style:text-properties fo:font-family="Liberation Sans" fo:font-size="10pt" style:text-underline-type="none"/>
    </style:style>
    <style:style style:family="text" style:name="T638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639">
      <style:text-properties fo:font-family="Liberation Sans" fo:font-size="10pt" style:text-underline-type="none"/>
    </style:style>
    <style:style style:family="text" style:name="T640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641">
      <style:text-properties fo:font-family="Liberation Sans" fo:font-size="10pt" style:text-underline-type="none"/>
    </style:style>
    <style:style style:family="text" style:name="T642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643">
      <style:text-properties fo:font-family="Liberation Sans" fo:font-size="10pt" style:text-underline-type="none"/>
    </style:style>
    <style:style style:family="text" style:name="T644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645">
      <style:text-properties fo:font-family="Liberation Sans" fo:font-size="10pt" style:text-underline-type="none"/>
    </style:style>
    <style:style style:family="text" style:name="T646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647">
      <style:text-properties fo:font-family="Liberation Sans" fo:font-size="10pt" style:text-underline-type="none"/>
    </style:style>
    <style:style style:family="text" style:name="T648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649">
      <style:text-properties fo:font-family="Liberation Sans" fo:font-size="10pt" style:text-underline-type="none"/>
    </style:style>
    <style:style style:family="text" style:name="T650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ext" style:name="T652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ext" style:name="T654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ext" style:name="T656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ext" style:name="T658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ext" style:name="T660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ext" style:name="T662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ext" style:name="T664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ext" style:name="T666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ext" style:name="T668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669">
      <style:text-properties fo:font-family="Liberation Sans" fo:font-size="10pt" style:text-underline-type="none"/>
    </style:style>
    <style:style style:family="text" style:name="T670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671">
      <style:text-properties fo:font-family="Liberation Sans" fo:font-size="10pt" style:text-underline-type="none"/>
    </style:style>
    <style:style style:family="text" style:name="T672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673">
      <style:text-properties fo:font-family="Liberation Sans" fo:font-size="10pt" style:text-underline-type="none"/>
    </style:style>
    <style:style style:family="text" style:name="T674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675">
      <style:text-properties fo:font-family="Liberation Sans" fo:font-size="10pt" style:text-underline-type="none"/>
    </style:style>
    <style:style style:family="text" style:name="T676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677">
      <style:text-properties fo:font-family="Liberation Sans" fo:font-size="10pt" style:text-underline-type="none"/>
    </style:style>
    <style:style style:family="text" style:name="T678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679">
      <style:text-properties fo:font-family="Liberation Sans" fo:font-size="10pt" style:text-underline-type="none"/>
    </style:style>
    <style:style style:family="text" style:name="T680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681">
      <style:text-properties fo:font-family="Liberation Sans" fo:font-size="10pt" style:text-underline-type="none"/>
    </style:style>
    <style:style style:family="text" style:name="T682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683">
      <style:text-properties fo:font-family="Liberation Sans" fo:font-size="10pt" style:text-underline-type="none"/>
    </style:style>
    <style:style style:family="text" style:name="T684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685">
      <style:text-properties fo:font-family="Liberation Sans" fo:font-size="10pt" style:text-underline-type="none"/>
    </style:style>
    <style:style style:family="text" style:name="T686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687">
      <style:text-properties fo:font-family="Liberation Sans" fo:font-size="10pt" style:text-underline-type="none"/>
    </style:style>
    <style:style style:family="text" style:name="T688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689">
      <style:text-properties fo:font-family="Liberation Sans" fo:font-size="10pt" style:text-underline-type="none"/>
    </style:style>
    <style:style style:family="text" style:name="T690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691">
      <style:text-properties fo:font-family="Liberation Sans" fo:font-size="10pt" style:text-underline-type="none"/>
    </style:style>
    <style:style style:family="text" style:name="T692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693">
      <style:text-properties fo:font-family="Liberation Sans" fo:font-size="10pt" style:text-underline-type="none"/>
    </style:style>
    <style:style style:family="text" style:name="T694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695">
      <style:text-properties fo:font-family="Liberation Sans" fo:font-size="10pt" style:text-underline-type="none"/>
    </style:style>
    <style:style style:family="text" style:name="T696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697">
      <style:text-properties fo:font-family="Liberation Sans" fo:font-size="10pt" style:text-underline-type="none"/>
    </style:style>
    <style:style style:family="text" style:name="T698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699">
      <style:text-properties fo:font-family="Liberation Sans" fo:font-size="10pt" style:text-underline-type="none"/>
    </style:style>
    <style:style style:family="text" style:name="T700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701">
      <style:text-properties fo:font-family="Liberation Sans" fo:font-size="10pt" style:text-underline-type="none"/>
    </style:style>
    <style:style style:family="text" style:name="T702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703">
      <style:text-properties fo:font-family="Liberation Sans" fo:font-size="10pt" style:text-underline-type="none"/>
    </style:style>
    <style:style style:family="text" style:name="T704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705">
      <style:text-properties fo:font-family="Liberation Sans" fo:font-size="10pt" style:text-underline-type="none"/>
    </style:style>
    <style:style style:family="text" style:name="T706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707">
      <style:text-properties fo:font-family="Liberation Sans" fo:font-size="10pt" style:text-underline-type="none"/>
    </style:style>
    <style:style style:family="text" style:name="T708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709">
      <style:text-properties fo:font-family="Liberation Sans" fo:font-size="10pt" style:text-underline-type="none"/>
    </style:style>
    <style:style style:family="text" style:name="T710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711">
      <style:text-properties fo:font-family="Liberation Sans" fo:font-size="10pt" style:text-underline-type="none"/>
    </style:style>
    <style:style style:family="text" style:name="T712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713">
      <style:text-properties fo:font-family="Liberation Sans" fo:font-size="10pt" style:text-underline-type="none"/>
    </style:style>
    <style:style style:family="text" style:name="T714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715">
      <style:text-properties fo:font-family="Liberation Sans" fo:font-size="10pt" style:text-underline-type="none"/>
    </style:style>
    <style:style style:family="text" style:name="T716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717">
      <style:text-properties fo:font-family="Liberation Sans" fo:font-size="10pt" style:text-underline-type="none"/>
    </style:style>
    <style:style style:family="text" style:name="T718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719">
      <style:text-properties fo:font-family="Liberation Sans" fo:font-size="10pt" style:text-underline-type="none"/>
    </style:style>
    <style:style style:family="text" style:name="T720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721">
      <style:text-properties fo:font-family="Liberation Sans" fo:font-size="10pt" style:text-underline-type="none"/>
    </style:style>
    <style:style style:family="text" style:name="T722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723">
      <style:text-properties fo:font-family="Liberation Sans" fo:font-size="10pt" style:text-underline-type="none"/>
    </style:style>
    <style:style style:family="text" style:name="T724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725">
      <style:text-properties fo:font-family="Liberation Sans" fo:font-size="10pt" style:text-underline-type="none"/>
    </style:style>
    <style:style style:family="text" style:name="T726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727">
      <style:text-properties fo:font-family="Liberation Sans" fo:font-size="10pt" style:text-underline-type="none"/>
    </style:style>
    <style:style style:family="text" style:name="T728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729">
      <style:text-properties fo:font-family="Liberation Sans" fo:font-size="10pt" style:text-underline-type="none"/>
    </style:style>
    <style:style style:family="text" style:name="T730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731">
      <style:text-properties fo:font-family="Liberation Sans" fo:font-size="10pt" style:text-underline-type="none"/>
    </style:style>
    <style:style style:family="text" style:name="T732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733">
      <style:text-properties fo:font-family="Liberation Sans" fo:font-size="10pt" style:text-underline-type="none"/>
    </style:style>
    <style:style style:family="text" style:name="T734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735">
      <style:text-properties fo:font-family="Liberation Sans" fo:font-size="10pt" style:text-underline-type="none"/>
    </style:style>
    <style:style style:family="text" style:name="T736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737">
      <style:text-properties fo:font-family="Liberation Sans" fo:font-size="10pt" style:text-underline-type="none"/>
    </style:style>
    <style:style style:family="text" style:name="T738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739">
      <style:text-properties fo:font-family="Liberation Sans" fo:font-size="10pt" style:text-underline-type="none"/>
    </style:style>
    <style:style style:family="text" style:name="T740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741">
      <style:text-properties fo:font-family="Liberation Sans" fo:font-size="10pt" style:text-underline-type="none"/>
    </style:style>
    <style:style style:family="text" style:name="T742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743">
      <style:text-properties fo:font-family="Liberation Sans" fo:font-size="10pt" style:text-underline-type="none"/>
    </style:style>
    <style:style style:family="text" style:name="T744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745">
      <style:text-properties fo:font-family="Liberation Sans" fo:font-size="10pt" style:text-underline-type="none"/>
    </style:style>
    <style:style style:family="text" style:name="T746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747">
      <style:text-properties fo:font-family="Liberation Sans" fo:font-size="10pt" style:text-underline-type="none"/>
    </style:style>
    <style:style style:family="text" style:name="T748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749">
      <style:text-properties fo:font-family="Liberation Sans" fo:font-size="10pt" style:text-underline-type="none"/>
    </style:style>
    <style:style style:family="text" style:name="T750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751">
      <style:text-properties fo:font-family="Liberation Sans" fo:font-size="10pt" style:text-underline-type="none"/>
    </style:style>
    <style:style style:family="text" style:name="T752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753">
      <style:text-properties fo:font-family="Liberation Sans" fo:font-size="10pt" style:text-underline-type="none"/>
    </style:style>
    <style:style style:family="text" style:name="T754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755">
      <style:text-properties fo:font-family="Liberation Sans" fo:font-size="10pt" style:text-underline-type="none"/>
    </style:style>
    <style:style style:family="text" style:name="T756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757">
      <style:text-properties fo:font-family="Liberation Sans" fo:font-size="10pt" style:text-underline-type="none"/>
    </style:style>
    <style:style style:family="text" style:name="T758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759">
      <style:text-properties fo:font-family="Liberation Sans" fo:font-size="10pt" style:text-underline-type="none"/>
    </style:style>
    <style:style style:family="text" style:name="T760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761">
      <style:text-properties fo:font-family="Liberation Sans" fo:font-size="10pt" style:text-underline-type="none"/>
    </style:style>
    <style:style style:family="text" style:name="T762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763">
      <style:text-properties fo:font-family="Liberation Sans" fo:font-size="10pt" style:text-underline-type="none"/>
    </style:style>
    <style:style style:family="text" style:name="T764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765">
      <style:text-properties fo:font-family="Liberation Sans" fo:font-size="10pt" style:text-underline-type="none"/>
    </style:style>
    <style:style style:family="text" style:name="T766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767">
      <style:text-properties fo:font-family="Liberation Sans" fo:font-size="10pt" style:text-underline-type="none"/>
    </style:style>
    <style:style style:family="text" style:name="T768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769">
      <style:text-properties fo:font-family="Liberation Sans" fo:font-size="10pt" style:text-underline-type="none"/>
    </style:style>
    <style:style style:family="text" style:name="T770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771">
      <style:text-properties fo:font-family="Liberation Sans" fo:font-size="10pt" style:text-underline-type="none"/>
    </style:style>
    <style:style style:family="text" style:name="T772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773">
      <style:text-properties fo:font-family="Liberation Sans" fo:font-size="10pt" style:text-underline-type="none"/>
    </style:style>
    <style:style style:family="text" style:name="T774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775">
      <style:text-properties fo:font-family="Liberation Sans" fo:font-size="10pt" style:text-underline-type="none"/>
    </style:style>
    <style:style style:family="text" style:name="T776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ext" style:name="T778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ext" style:name="T780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ext" style:name="T782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ext" style:name="T784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ext" style:name="T786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ext" style:name="T788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ext" style:name="T790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ext" style:name="T792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ext" style:name="T794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795">
      <style:text-properties fo:font-family="Liberation Sans" fo:font-size="10pt" style:text-underline-type="none"/>
    </style:style>
    <style:style style:family="text" style:name="T796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797">
      <style:text-properties fo:font-family="Liberation Sans" fo:font-size="10pt" style:text-underline-type="none"/>
    </style:style>
    <style:style style:family="text" style:name="T798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799">
      <style:text-properties fo:font-family="Liberation Sans" fo:font-size="10pt" style:text-underline-type="none"/>
    </style:style>
    <style:style style:family="text" style:name="T800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801">
      <style:text-properties fo:font-family="Liberation Sans" fo:font-size="10pt" style:text-underline-type="none"/>
    </style:style>
    <style:style style:family="text" style:name="T802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803">
      <style:text-properties fo:font-family="Liberation Sans" fo:font-size="10pt" style:text-underline-type="none"/>
    </style:style>
    <style:style style:family="text" style:name="T804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805">
      <style:text-properties fo:font-family="Liberation Sans" fo:font-size="10pt" style:text-underline-type="none"/>
    </style:style>
    <style:style style:family="text" style:name="T806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807">
      <style:text-properties fo:font-family="Liberation Sans" fo:font-size="10pt" style:text-underline-type="none"/>
    </style:style>
    <style:style style:family="text" style:name="T808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809">
      <style:text-properties fo:font-family="Liberation Sans" fo:font-size="10pt" style:text-underline-type="none"/>
    </style:style>
    <style:style style:family="text" style:name="T810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811">
      <style:text-properties fo:font-family="Liberation Sans" fo:font-size="10pt" style:text-underline-type="none"/>
    </style:style>
    <style:style style:family="text" style:name="T812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813">
      <style:text-properties fo:font-family="Liberation Sans" fo:font-size="10pt" style:text-underline-type="none"/>
    </style:style>
    <style:style style:family="text" style:name="T814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815">
      <style:text-properties fo:font-family="Liberation Sans" fo:font-size="10pt" style:text-underline-type="none"/>
    </style:style>
    <style:style style:family="text" style:name="T816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817">
      <style:text-properties fo:font-family="Liberation Sans" fo:font-size="10pt" style:text-underline-type="none"/>
    </style:style>
    <style:style style:family="text" style:name="T818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819">
      <style:text-properties fo:font-family="Liberation Sans" fo:font-size="10pt" style:text-underline-type="none"/>
    </style:style>
    <style:style style:family="text" style:name="T820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821">
      <style:text-properties fo:font-family="Liberation Sans" fo:font-size="10pt" style:text-underline-type="none"/>
    </style:style>
    <style:style style:family="text" style:name="T822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823">
      <style:text-properties fo:font-family="Liberation Sans" fo:font-size="10pt" style:text-underline-type="none"/>
    </style:style>
    <style:style style:family="text" style:name="T824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825">
      <style:text-properties fo:font-family="Liberation Sans" fo:font-size="10pt" style:text-underline-type="none"/>
    </style:style>
    <style:style style:family="text" style:name="T826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827">
      <style:text-properties fo:font-family="Liberation Sans" fo:font-size="10pt" style:text-underline-type="none"/>
    </style:style>
    <style:style style:family="text" style:name="T828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829">
      <style:text-properties fo:font-family="Liberation Sans" fo:font-size="10pt" style:text-underline-type="none"/>
    </style:style>
    <style:style style:family="text" style:name="T830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831">
      <style:text-properties fo:font-family="Liberation Sans" fo:font-size="10pt" style:text-underline-type="none"/>
    </style:style>
    <style:style style:family="text" style:name="T832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833">
      <style:text-properties fo:font-family="Liberation Sans" fo:font-size="10pt" style:text-underline-type="none"/>
    </style:style>
    <style:style style:family="text" style:name="T834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835">
      <style:text-properties fo:font-family="Liberation Sans" fo:font-size="10pt" style:text-underline-type="none"/>
    </style:style>
    <style:style style:family="text" style:name="T836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837">
      <style:text-properties fo:font-family="Liberation Sans" fo:font-size="10pt" style:text-underline-type="none"/>
    </style:style>
    <style:style style:family="text" style:name="T838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839">
      <style:text-properties fo:font-family="Liberation Sans" fo:font-size="10pt" style:text-underline-type="none"/>
    </style:style>
    <style:style style:family="text" style:name="T840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841">
      <style:text-properties fo:font-family="Liberation Sans" fo:font-size="10pt" style:text-underline-type="none"/>
    </style:style>
    <style:style style:family="text" style:name="T842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843">
      <style:text-properties fo:font-family="Liberation Sans" fo:font-size="10pt" style:text-underline-type="none"/>
    </style:style>
    <style:style style:family="text" style:name="T844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845">
      <style:text-properties fo:font-family="Liberation Sans" fo:font-size="10pt" style:text-underline-type="none"/>
    </style:style>
    <style:style style:family="text" style:name="T846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847">
      <style:text-properties fo:font-family="Liberation Sans" fo:font-size="10pt" style:text-underline-type="none"/>
    </style:style>
    <style:style style:family="text" style:name="T848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849">
      <style:text-properties fo:font-family="Liberation Sans" fo:font-size="10pt" style:text-underline-type="none"/>
    </style:style>
    <style:style style:family="text" style:name="T850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851">
      <style:text-properties fo:font-family="Liberation Sans" fo:font-size="10pt" style:text-underline-type="none"/>
    </style:style>
    <style:style style:family="text" style:name="T852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853">
      <style:text-properties fo:font-family="Liberation Sans" fo:font-size="10pt" style:text-underline-type="none"/>
    </style:style>
    <style:style style:family="text" style:name="T854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855">
      <style:text-properties fo:font-family="Liberation Sans" fo:font-size="10pt" style:text-underline-type="none"/>
    </style:style>
    <style:style style:family="text" style:name="T856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857">
      <style:text-properties fo:font-family="Liberation Sans" fo:font-size="10pt" style:text-underline-type="none"/>
    </style:style>
    <style:style style:family="text" style:name="T858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859">
      <style:text-properties fo:font-family="Liberation Sans" fo:font-size="10pt" style:text-underline-type="none"/>
    </style:style>
    <style:style style:family="text" style:name="T860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861">
      <style:text-properties fo:font-family="Liberation Sans" fo:font-size="10pt" style:text-underline-type="none"/>
    </style:style>
    <style:style style:family="text" style:name="T862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863">
      <style:text-properties fo:font-family="Liberation Sans" fo:font-size="10pt" style:text-underline-type="none"/>
    </style:style>
    <style:style style:family="text" style:name="T864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865">
      <style:text-properties fo:font-family="Liberation Sans" fo:font-size="10pt" style:text-underline-type="none"/>
    </style:style>
    <style:style style:family="text" style:name="T866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867">
      <style:text-properties fo:font-family="Liberation Sans" fo:font-size="10pt" style:text-underline-type="none"/>
    </style:style>
    <style:style style:family="text" style:name="T868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869">
      <style:text-properties fo:font-family="Liberation Sans" fo:font-size="10pt" style:text-underline-type="none"/>
    </style:style>
    <style:style style:family="text" style:name="T870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871">
      <style:text-properties fo:font-family="Liberation Sans" fo:font-size="10pt" style:text-underline-type="none"/>
    </style:style>
    <style:style style:family="text" style:name="T872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873">
      <style:text-properties fo:font-family="Liberation Sans" fo:font-size="10pt" style:text-underline-type="none"/>
    </style:style>
    <style:style style:family="text" style:name="T874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875">
      <style:text-properties fo:font-family="Liberation Sans" fo:font-size="10pt" style:text-underline-type="none"/>
    </style:style>
    <style:style style:family="text" style:name="T876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877">
      <style:text-properties fo:font-family="Liberation Sans" fo:font-size="10pt" style:text-underline-type="none"/>
    </style:style>
    <style:style style:family="text" style:name="T878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879">
      <style:text-properties fo:font-family="Liberation Sans" fo:font-size="10pt" style:text-underline-type="none"/>
    </style:style>
    <style:style style:family="text" style:name="T880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881">
      <style:text-properties fo:font-family="Liberation Sans" fo:font-size="10pt" style:text-underline-type="none"/>
    </style:style>
    <style:style style:family="text" style:name="T882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883">
      <style:text-properties fo:font-family="Liberation Sans" fo:font-size="10pt" style:text-underline-type="none"/>
    </style:style>
    <style:style style:family="text" style:name="T884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885">
      <style:text-properties fo:font-family="Liberation Sans" fo:font-size="10pt" style:text-underline-type="none"/>
    </style:style>
    <style:style style:family="text" style:name="T886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887">
      <style:text-properties fo:font-family="Liberation Sans" fo:font-size="10pt" style:text-underline-type="none"/>
    </style:style>
    <style:style style:family="text" style:name="T888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889">
      <style:text-properties fo:font-family="Liberation Sans" fo:font-size="10pt" style:text-underline-type="none"/>
    </style:style>
    <style:style style:family="text" style:name="T890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891">
      <style:text-properties fo:font-family="Liberation Sans" fo:font-size="10pt" style:text-underline-type="none"/>
    </style:style>
    <style:style style:family="text" style:name="T892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893">
      <style:text-properties fo:font-family="Liberation Sans" fo:font-size="10pt" style:text-underline-type="none"/>
    </style:style>
    <style:style style:family="text" style:name="T894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895">
      <style:text-properties fo:font-family="Liberation Sans" fo:font-size="10pt" style:text-underline-type="none"/>
    </style:style>
    <style:style style:family="text" style:name="T896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897">
      <style:text-properties fo:font-family="Liberation Sans" fo:font-size="10pt" style:text-underline-type="none"/>
    </style:style>
    <style:style style:family="text" style:name="T898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899">
      <style:text-properties fo:font-family="Liberation Sans" fo:font-size="10pt" style:text-underline-type="none"/>
    </style:style>
    <style:style style:family="text" style:name="T900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901">
      <style:text-properties fo:font-family="Liberation Sans" fo:font-size="10pt" style:text-underline-type="none"/>
    </style:style>
    <style:style style:family="text" style:name="T902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903">
      <style:text-properties fo:font-family="Liberation Sans" fo:font-size="10pt" style:text-underline-type="none"/>
    </style:style>
    <style:style style:family="text" style:name="T904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905">
      <style:text-properties fo:font-family="Liberation Sans" fo:font-size="10pt" style:text-underline-type="none"/>
    </style:style>
    <style:style style:family="text" style:name="T906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907">
      <style:text-properties fo:font-family="Liberation Sans" fo:font-size="10pt" style:text-underline-type="none"/>
    </style:style>
    <style:style style:family="text" style:name="T908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909">
      <style:text-properties fo:font-family="Liberation Sans" fo:font-size="10pt" style:text-underline-type="none"/>
    </style:style>
    <style:style style:family="text" style:name="T910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911">
      <style:text-properties fo:font-family="Liberation Sans" fo:font-size="10pt" style:text-underline-type="none"/>
    </style:style>
    <style:style style:family="text" style:name="T912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913">
      <style:text-properties fo:font-family="Liberation Sans" fo:font-size="10pt" style:text-underline-type="none"/>
    </style:style>
    <style:style style:family="text" style:name="T914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915">
      <style:text-properties fo:font-family="Liberation Sans" fo:font-size="10pt" style:text-underline-type="none"/>
    </style:style>
    <style:style style:family="text" style:name="T916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917">
      <style:text-properties fo:font-family="Liberation Sans" fo:font-size="10pt" style:text-underline-type="none"/>
    </style:style>
    <style:style style:family="text" style:name="T918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919">
      <style:text-properties fo:font-family="Liberation Sans" fo:font-size="10pt" style:text-underline-type="none"/>
    </style:style>
    <style:style style:family="text" style:name="T920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921">
      <style:text-properties fo:font-family="Liberation Sans" fo:font-size="10pt" style:text-underline-type="none"/>
    </style:style>
    <style:style style:family="text" style:name="T922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923">
      <style:text-properties fo:font-family="Liberation Sans" fo:font-size="10pt" style:text-underline-type="none"/>
    </style:style>
    <style:style style:family="text" style:name="T924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925">
      <style:text-properties fo:font-family="Liberation Sans" fo:font-size="10pt" style:text-underline-type="none"/>
    </style:style>
    <style:style style:family="text" style:name="T926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927">
      <style:text-properties fo:font-family="Liberation Sans" fo:font-size="10pt" style:text-underline-type="none"/>
    </style:style>
    <style:style style:family="text" style:name="T928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929">
      <style:text-properties fo:font-family="Liberation Sans" fo:font-size="10pt" style:text-underline-type="none"/>
    </style:style>
    <style:style style:family="text" style:name="T930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931">
      <style:text-properties fo:font-family="Liberation Sans" fo:font-size="10pt" style:text-underline-type="none"/>
    </style:style>
    <style:style style:family="text" style:name="T932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933">
      <style:text-properties fo:font-family="Liberation Sans" fo:font-size="10pt" style:text-underline-type="none"/>
    </style:style>
    <style:style style:family="text" style:name="T934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935">
      <style:text-properties fo:font-family="Liberation Sans" fo:font-size="10pt" style:text-underline-type="none"/>
    </style:style>
    <style:style style:family="text" style:name="T936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937">
      <style:text-properties fo:font-family="Liberation Sans" fo:font-size="10pt" style:text-underline-type="none"/>
    </style:style>
    <style:style style:family="text" style:name="T938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939">
      <style:text-properties fo:font-family="Liberation Sans" fo:font-size="10pt" style:text-underline-type="none"/>
    </style:style>
    <style:style style:family="text" style:name="T940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941">
      <style:text-properties fo:font-family="Liberation Sans" fo:font-size="10pt" style:text-underline-type="none"/>
    </style:style>
    <style:style style:family="text" style:name="T942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943">
      <style:text-properties fo:font-family="Liberation Sans" fo:font-size="10pt" style:text-underline-type="none"/>
    </style:style>
    <style:style style:family="text" style:name="T944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945">
      <style:text-properties fo:font-family="Liberation Sans" fo:font-size="10pt" style:text-underline-type="none"/>
    </style:style>
    <style:style style:family="text" style:name="T946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947">
      <style:text-properties fo:font-family="Liberation Sans" fo:font-size="10pt" style:text-underline-type="none"/>
    </style:style>
    <style:style style:family="text" style:name="T948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949">
      <style:text-properties fo:font-family="Liberation Sans" fo:font-size="10pt" style:text-underline-type="none"/>
    </style:style>
    <style:style style:family="text" style:name="T950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951">
      <style:text-properties fo:font-family="Liberation Sans" fo:font-size="10pt" style:text-underline-type="none"/>
    </style:style>
    <style:style style:family="text" style:name="T952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953">
      <style:text-properties fo:font-family="Liberation Sans" fo:font-size="10pt" style:text-underline-type="none"/>
    </style:style>
    <style:style style:family="text" style:name="T954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955">
      <style:text-properties fo:font-family="Liberation Sans" fo:font-size="10pt" style:text-underline-type="none"/>
    </style:style>
    <style:style style:family="text" style:name="T956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957">
      <style:text-properties fo:font-family="Liberation Sans" fo:font-size="10pt" style:text-underline-type="none"/>
    </style:style>
    <style:style style:family="text" style:name="T958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959">
      <style:text-properties fo:font-family="Liberation Sans" fo:font-size="10pt" style:text-underline-type="none"/>
    </style:style>
    <style:style style:family="text" style:name="T960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961">
      <style:text-properties fo:font-family="Liberation Sans" fo:font-size="10pt" style:text-underline-type="none"/>
    </style:style>
    <style:style style:family="text" style:name="T962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963">
      <style:text-properties fo:font-family="Liberation Sans" fo:font-size="10pt" style:text-underline-type="none"/>
    </style:style>
    <style:style style:family="text" style:name="T964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965">
      <style:text-properties fo:font-family="Liberation Sans" fo:font-size="10pt" style:text-underline-type="none"/>
    </style:style>
    <style:style style:family="text" style:name="T966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967">
      <style:text-properties fo:font-family="Liberation Sans" fo:font-size="10pt" style:text-underline-type="none"/>
    </style:style>
    <style:style style:family="text" style:name="T968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969">
      <style:text-properties fo:font-family="Liberation Sans" fo:font-size="10pt" style:text-underline-type="none"/>
    </style:style>
    <style:style style:family="text" style:name="T970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971">
      <style:text-properties fo:font-family="Liberation Sans" fo:font-size="10pt" style:text-underline-type="none"/>
    </style:style>
    <style:style style:family="text" style:name="T972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973">
      <style:text-properties fo:font-family="Liberation Sans" fo:font-size="10pt" style:text-underline-type="none"/>
    </style:style>
    <style:style style:family="text" style:name="T974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975">
      <style:text-properties fo:font-family="Liberation Sans" fo:font-size="10pt" style:text-underline-type="none"/>
    </style:style>
    <style:style style:family="text" style:name="T976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977">
      <style:text-properties fo:font-family="Liberation Sans" fo:font-size="10pt" style:text-underline-type="none"/>
    </style:style>
    <style:style style:family="text" style:name="T978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979">
      <style:text-properties fo:font-family="Liberation Sans" fo:font-size="10pt" style:text-underline-type="none"/>
    </style:style>
    <style:style style:family="text" style:name="T980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981">
      <style:text-properties fo:font-family="Liberation Sans" fo:font-size="10pt" style:text-underline-type="none"/>
    </style:style>
    <style:style style:family="text" style:name="T982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983">
      <style:text-properties fo:font-family="Liberation Sans" fo:font-size="10pt" style:text-underline-type="none"/>
    </style:style>
    <style:style style:family="text" style:name="T984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985">
      <style:text-properties fo:font-family="Liberation Sans" fo:font-size="10pt" style:text-underline-type="none"/>
    </style:style>
    <style:style style:family="text" style:name="T986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987">
      <style:text-properties fo:font-family="Liberation Sans" fo:font-size="10pt" style:text-underline-type="none"/>
    </style:style>
    <style:style style:family="text" style:name="T988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989">
      <style:text-properties fo:font-family="Liberation Sans" fo:font-size="10pt" style:text-underline-type="none"/>
    </style:style>
    <style:style style:family="text" style:name="T990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991">
      <style:text-properties fo:font-family="Liberation Sans" fo:font-size="10pt" style:text-underline-type="none"/>
    </style:style>
    <style:style style:family="text" style:name="T992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993">
      <style:text-properties fo:font-family="Liberation Sans" fo:font-size="10pt" style:text-underline-type="none"/>
    </style:style>
    <style:style style:family="text" style:name="T994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995">
      <style:text-properties fo:font-family="Liberation Sans" fo:font-size="10pt" style:text-underline-type="none"/>
    </style:style>
    <style:style style:family="text" style:name="T996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997">
      <style:text-properties fo:font-family="Liberation Sans" fo:font-size="10pt" style:text-underline-type="none"/>
    </style:style>
    <style:style style:family="text" style:name="T998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999">
      <style:text-properties fo:font-family="Liberation Sans" fo:font-size="10pt" style:text-underline-type="none"/>
    </style:style>
    <style:style style:family="text" style:name="T1000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1001">
      <style:text-properties fo:font-family="Liberation Sans" fo:font-size="10pt" style:text-underline-type="none"/>
    </style:style>
    <style:style style:family="text" style:name="T1002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1003">
      <style:text-properties fo:font-family="Liberation Sans" fo:font-size="10pt" style:text-underline-type="none"/>
    </style:style>
    <style:style style:family="text" style:name="T1004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1005">
      <style:text-properties fo:font-family="Liberation Sans" fo:font-size="10pt" style:text-underline-type="none"/>
    </style:style>
    <style:style style:family="text" style:name="T1006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1007">
      <style:text-properties fo:font-family="Liberation Sans" fo:font-size="10pt" style:text-underline-type="none"/>
    </style:style>
    <style:style style:family="text" style:name="T1008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1009">
      <style:text-properties fo:font-family="Liberation Sans" fo:font-size="10pt" style:text-underline-type="none"/>
    </style:style>
    <style:style style:family="text" style:name="T1010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1011">
      <style:text-properties fo:font-family="Liberation Sans" fo:font-size="10pt" style:text-underline-type="none"/>
    </style:style>
    <style:style style:family="text" style:name="T1012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1013">
      <style:text-properties fo:font-family="Liberation Sans" fo:font-size="10pt" style:text-underline-type="none"/>
    </style:style>
    <style:style style:family="text" style:name="T1014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1015">
      <style:text-properties fo:font-family="Liberation Sans" fo:font-size="10pt" style:text-underline-type="none"/>
    </style:style>
    <style:style style:family="text" style:name="T1016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1017">
      <style:text-properties fo:font-family="Liberation Sans" fo:font-size="10pt" style:text-underline-type="none"/>
    </style:style>
    <style:style style:family="text" style:name="T1018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1019">
      <style:text-properties fo:font-family="Liberation Sans" fo:font-size="10pt" style:text-underline-type="none"/>
    </style:style>
    <style:style style:family="text" style:name="T1020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1021">
      <style:text-properties fo:font-family="Liberation Sans" fo:font-size="10pt" style:text-underline-type="none"/>
    </style:style>
    <style:style style:family="text" style:name="T1022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1023">
      <style:text-properties fo:font-family="Liberation Sans" fo:font-size="10pt" style:text-underline-type="none"/>
    </style:style>
    <style:style style:family="text" style:name="T1024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1025">
      <style:text-properties fo:font-family="Liberation Sans" fo:font-size="10pt" style:text-underline-type="none"/>
    </style:style>
    <style:style style:family="text" style:name="T1026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1027">
      <style:text-properties fo:font-family="Liberation Sans" fo:font-size="10pt" style:text-underline-type="none"/>
    </style:style>
    <style:style style:family="text" style:name="T1028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1029">
      <style:text-properties fo:font-family="Liberation Sans" fo:font-size="10pt" style:text-underline-type="none"/>
    </style:style>
    <style:style style:family="text" style:name="T1030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1031">
      <style:text-properties fo:font-family="Liberation Sans" fo:font-size="10pt" style:text-underline-type="none"/>
    </style:style>
    <style:style style:family="text" style:name="T1032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1033">
      <style:text-properties fo:font-family="Liberation Sans" fo:font-size="10pt" style:text-underline-type="none"/>
    </style:style>
    <style:style style:family="text" style:name="T1034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1035">
      <style:text-properties fo:font-family="Liberation Sans" fo:font-size="10pt" style:text-underline-type="none"/>
    </style:style>
    <style:style style:family="text" style:name="T1036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1037">
      <style:text-properties fo:font-family="Liberation Sans" fo:font-size="10pt" style:text-underline-type="none"/>
    </style:style>
    <style:style style:family="text" style:name="T1038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1039">
      <style:text-properties fo:font-family="Liberation Sans" fo:font-size="10pt" style:text-underline-type="none"/>
    </style:style>
    <style:style style:family="text" style:name="T1040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1041">
      <style:text-properties fo:font-family="Liberation Sans" fo:font-size="10pt" style:text-underline-type="none"/>
    </style:style>
    <style:style style:family="text" style:name="T1042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1043">
      <style:text-properties fo:font-family="Liberation Sans" fo:font-size="10pt" style:text-underline-type="none"/>
    </style:style>
    <style:style style:family="text" style:name="T1044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1045">
      <style:text-properties fo:font-family="Liberation Sans" fo:font-size="10pt" style:text-underline-type="none"/>
    </style:style>
    <style:style style:family="text" style:name="T1046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1047">
      <style:text-properties fo:font-family="Liberation Sans" fo:font-size="10pt" style:text-underline-type="none"/>
    </style:style>
    <style:style style:family="text" style:name="T1048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1049">
      <style:text-properties fo:font-family="Liberation Sans" fo:font-size="10pt" style:text-underline-type="none"/>
    </style:style>
    <style:style style:family="text" style:name="T1050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1051">
      <style:text-properties fo:font-family="Liberation Sans" fo:font-size="10pt" style:text-underline-type="none"/>
    </style:style>
    <style:style style:family="text" style:name="T1052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1053">
      <style:text-properties fo:font-family="Liberation Sans" fo:font-size="10pt" style:text-underline-type="none"/>
    </style:style>
    <style:style style:family="text" style:name="T1054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1055">
      <style:text-properties fo:font-family="Liberation Sans" fo:font-size="10pt" style:text-underline-type="none"/>
    </style:style>
    <style:style style:family="text" style:name="T1056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1057">
      <style:text-properties fo:font-family="Liberation Sans" fo:font-size="10pt" style:text-underline-type="none"/>
    </style:style>
    <style:style style:family="text" style:name="T1058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1059">
      <style:text-properties fo:font-family="Liberation Sans" fo:font-size="10pt" style:text-underline-type="none"/>
    </style:style>
    <style:style style:family="text" style:name="T1060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1061">
      <style:text-properties fo:font-family="Liberation Sans" fo:font-size="10pt" style:text-underline-type="none"/>
    </style:style>
    <style:style style:family="text" style:name="T1062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1063">
      <style:text-properties fo:font-family="Liberation Sans" fo:font-size="10pt" style:text-underline-type="none"/>
    </style:style>
    <style:style style:family="text" style:name="T1064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1065">
      <style:text-properties fo:font-family="Liberation Sans" fo:font-size="10pt" style:text-underline-type="none"/>
    </style:style>
    <style:style style:family="text" style:name="T1066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1067">
      <style:text-properties fo:font-family="Liberation Sans" fo:font-size="10pt" style:text-underline-type="none"/>
    </style:style>
    <style:style style:family="text" style:name="T1068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1069">
      <style:text-properties fo:font-family="Liberation Sans" fo:font-size="10pt" style:text-underline-type="none"/>
    </style:style>
    <style:style style:family="text" style:name="T1070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1071">
      <style:text-properties fo:font-family="Liberation Sans" fo:font-size="10pt" style:text-underline-type="none"/>
    </style:style>
    <style:style style:family="text" style:name="T1072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1073">
      <style:text-properties fo:font-family="Liberation Sans" fo:font-size="10pt" style:text-underline-type="none"/>
    </style:style>
    <style:style style:family="text" style:name="T1074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1075">
      <style:text-properties fo:font-family="Liberation Sans" fo:font-size="10pt" style:text-underline-type="none"/>
    </style:style>
    <style:style style:family="text" style:name="T1076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1085">
      <style:text-properties fo:font-family="Liberation Sans" fo:font-size="10pt" style:text-underline-type="none"/>
    </style:style>
    <style:style style:family="text" style:name="T1086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1087">
      <style:text-properties fo:font-family="Liberation Sans" fo:font-size="10pt" style:text-underline-type="none"/>
    </style:style>
    <style:style style:family="text" style:name="T1088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1089">
      <style:text-properties fo:font-family="Liberation Sans" fo:font-size="10pt" style:text-underline-type="none"/>
    </style:style>
    <style:style style:family="text" style:name="T1090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1091">
      <style:text-properties fo:font-family="Liberation Sans" fo:font-size="10pt" style:text-underline-type="none"/>
    </style:style>
    <style:style style:family="text" style:name="T1092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1093">
      <style:text-properties fo:font-family="Liberation Sans" fo:font-size="10pt" style:text-underline-type="none"/>
    </style:style>
    <style:style style:family="text" style:name="T1094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1095">
      <style:text-properties fo:font-family="Liberation Sans" fo:font-size="10pt" style:text-underline-type="none"/>
    </style:style>
    <style:style style:family="text" style:name="T1096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1097">
      <style:text-properties fo:font-family="Liberation Sans" fo:font-size="10pt" style:text-underline-type="none"/>
    </style:style>
    <style:style style:family="text" style:name="T1098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1099">
      <style:text-properties fo:font-family="Liberation Sans" fo:font-size="10pt" style:text-underline-type="none"/>
    </style:style>
    <style:style style:family="text" style:name="T1100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1101">
      <style:text-properties fo:font-family="Liberation Sans" fo:font-size="10pt" style:text-underline-type="none"/>
    </style:style>
    <style:style style:family="text" style:name="T1102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able-row" style:name="ro451">
      <style:table-row-properties style:row-height="12.75pt" style:use-optimal-row-height="true" fo:break-before="auto"/>
    </style:style>
    <style:style style:family="text" style:name="T1113">
      <style:text-properties fo:font-family="Liberation Sans" fo:font-size="10pt" style:text-underline-type="none"/>
    </style:style>
    <style:style style:family="table-row" style:name="ro452">
      <style:table-row-properties style:row-height="12.75pt" style:use-optimal-row-height="true" fo:break-before="auto"/>
    </style:style>
    <style:style style:family="text" style:name="T1114">
      <style:text-properties fo:font-family="Liberation Sans" fo:font-size="10pt" style:text-underline-type="none"/>
    </style:style>
    <style:style style:family="table-row" style:name="ro453">
      <style:table-row-properties style:row-height="12.75pt" style:use-optimal-row-height="true" fo:break-before="auto"/>
    </style:style>
    <style:style style:family="text" style:name="T1115">
      <style:text-properties fo:font-family="Liberation Sans" fo:font-size="10pt" style:text-underline-type="none"/>
    </style:style>
    <style:style style:family="table-row" style:name="ro454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11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1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12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455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016cm" style:use-optimal-column-width="false" loext:column-width-sym="15.5134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455cm" style:use-optimal-column-width="false" loext:column-width-sym="7.1246" fo:break-before="auto"/>
    </style:style>
    <style:style style:family="table-column" style:name="co63">
      <style:table-column-properties style:column-width="1.667cm" style:use-optimal-column-width="false" loext:column-width-sym="8.271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456">
      <style:table-row-properties style:row-height="35pt" style:use-optimal-row-height="false" fo:break-before="auto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ext" style:name="T1152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1153">
      <style:text-properties fo:font-family="Liberation Sans" fo:font-size="10pt" style:text-underline-type="none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1156">
      <style:text-properties fo:font-family="Liberation Sans" fo:font-size="10pt" style:text-underline-type="none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1159">
      <style:text-properties fo:font-family="Liberation Sans" fo:font-size="10pt" style:text-underline-type="none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1162">
      <style:text-properties fo:font-family="Liberation Sans" fo:font-size="10pt" style:text-underline-type="none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1165">
      <style:text-properties fo:font-family="Liberation Sans" fo:font-size="10pt" style:text-underline-type="none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1168">
      <style:text-properties fo:font-family="Liberation Sans" fo:font-size="10pt" style:text-underline-type="none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1171">
      <style:text-properties fo:font-family="Liberation Sans" fo:font-size="10pt" style:text-underline-type="none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1174">
      <style:text-properties fo:font-family="Liberation Sans" fo:font-size="10pt" style:text-underline-type="none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1177">
      <style:text-properties fo:font-family="Liberation Sans" fo:font-size="10pt" style:text-underline-type="none"/>
    </style:style>
    <style:style style:family="text" style:name="T1178">
      <style:text-properties fo:font-family="Liberation Sans" fo:font-size="10pt" style:text-underline-type="none"/>
    </style:style>
    <style:style style:family="text" style:name="T1179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ext" style:name="T1185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1186">
      <style:text-properties fo:font-family="Liberation Sans" fo:font-size="10pt" style:text-underline-type="none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ext" style:name="T1191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1192">
      <style:text-properties fo:font-family="Liberation Sans" fo:font-size="10pt" style:text-underline-type="none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ext" style:name="T1196">
      <style:text-properties fo:font-family="Liberation Sans" fo:font-size="10pt" style:text-underline-type="none"/>
    </style:style>
    <style:style style:family="text" style:name="T1197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1198">
      <style:text-properties fo:font-family="Liberation Sans" fo:font-size="10pt" style:text-underline-type="none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ext" style:name="T1203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1204">
      <style:text-properties fo:font-family="Liberation Sans" fo:font-size="10pt" style:text-underline-type="none"/>
    </style:style>
    <style:style style:family="text" style:name="T1205">
      <style:text-properties fo:font-family="Liberation Sans" fo:font-size="10pt" style:text-underline-type="none"/>
    </style:style>
    <style:style style:family="text" style:name="T1206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1207">
      <style:text-properties fo:font-family="Liberation Sans" fo:font-size="10pt" style:text-underline-type="none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ext" style:name="T1212">
      <style:text-properties fo:font-family="Liberation Sans" fo:font-size="10pt" style:text-underline-type="none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477">
      <style:table-row-properties style:row-height="0.4498cm" fo:break-before="auto"/>
    </style:style>
    <style:style style:family="table-column" style:name="co67">
      <style:table-column-properties style:column-width="3.016cm" style:use-optimal-column-width="false" loext:column-width-sym="15.5134" fo:break-before="auto"/>
    </style:style>
    <style:style style:family="table-column" style:name="co68">
      <style:table-column-properties style:column-width="2.328cm" style:use-optimal-column-width="false" loext:column-width-sym="11.8482" fo:break-before="auto"/>
    </style:style>
    <style:style style:family="table-column" style:name="co69">
      <style:table-column-properties style:column-width="2.117cm" style:use-optimal-column-width="false" loext:column-width-sym="10.6722" fo:break-before="auto"/>
    </style:style>
    <style:style style:family="table-row" style:name="ro478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ext" style:name="T1220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1221">
      <style:text-properties fo:font-family="Liberation Sans" fo:font-size="10pt" style:text-underline-type="none"/>
    </style:style>
    <style:style style:family="text" style:name="T1222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1223">
      <style:text-properties fo:font-family="Liberation Sans" fo:font-size="10pt" style:text-underline-type="none"/>
    </style:style>
    <style:style style:family="text" style:name="T1224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1235">
      <style:text-properties fo:font-family="Liberation Sans" fo:font-size="10pt" style:text-underline-type="none"/>
    </style:style>
    <style:style style:family="text" style:name="T1236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1241">
      <style:text-properties fo:font-family="Liberation Sans" fo:font-size="10pt" style:text-underline-type="none"/>
    </style:style>
    <style:style style:family="text" style:name="T1242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1247">
      <style:text-properties fo:font-family="Liberation Sans" fo:font-size="10pt" style:text-underline-type="none"/>
    </style:style>
    <style:style style:family="text" style:name="T1248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1249">
      <style:text-properties fo:font-family="Liberation Sans" fo:font-size="10pt" style:text-underline-type="none"/>
    </style:style>
    <style:style style:family="text" style:name="T1250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255">
      <style:text-properties fo:font-family="Liberation Sans" fo:font-size="10pt" style:text-underline-type="none"/>
    </style:style>
    <style:style style:family="text" style:name="T1256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master-page-name="MasterPage8" style:family="table" style:name="ta8">
      <style:table-properties table:display="true"/>
    </style:style>
    <style:style style:family="table-column" style:name="co70">
      <style:table-column-properties style:column-width="1.746cm" loext:column-width-sym="8.664" fo:break-before="auto"/>
    </style:style>
    <style:style style:family="table-row" style:name="ro500">
      <style:table-row-properties style:row-height="0.5292cm" fo:break-before="auto"/>
    </style:style>
    <style:style style:family="table-column" style:name="co71">
      <style:table-column-properties style:column-width="3.016cm" style:use-optimal-column-width="false" loext:column-width-sym="15.5134" fo:break-before="auto"/>
    </style:style>
    <style:style style:family="table-column" style:name="co72">
      <style:table-column-properties style:column-width="1.244cm" style:use-optimal-column-width="false" loext:column-width-sym="6.027" fo:break-before="auto"/>
    </style:style>
    <style:style style:family="table-column" style:name="co73">
      <style:table-column-properties style:column-width="2.328cm" style:use-optimal-column-width="false" loext:column-width-sym="11.8482" fo:break-before="auto"/>
    </style:style>
    <style:style style:family="table-column" style:name="co74">
      <style:table-column-properties style:column-width="1.111cm" style:use-optimal-column-width="false" loext:column-width-sym="5.3214" fo:break-before="auto"/>
    </style:style>
    <style:style style:family="table-column" style:name="co75">
      <style:table-column-properties style:column-width="1.058cm" style:use-optimal-column-width="false" loext:column-width-sym="4.9392" fo:break-before="auto"/>
    </style:style>
    <style:style style:family="table-column" style:name="co76">
      <style:table-column-properties style:column-width="2.117cm" style:use-optimal-column-width="false" loext:column-width-sym="10.6722" fo:break-before="auto"/>
    </style:style>
    <style:style style:family="table-row" style:name="ro501">
      <style:table-row-properties style:row-height="12.8pt" style:use-optimal-row-height="false" fo:break-before="auto"/>
    </style:style>
    <style:style style:family="text" style:name="T1264">
      <style:text-properties fo:font-family="Liberation Sans" fo:font-size="10pt" style:text-underline-type="none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270">
      <style:text-properties fo:font-family="Liberation Sans" fo:font-size="10pt" style:text-underline-type="none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273">
      <style:text-properties fo:font-family="Liberation Sans" fo:font-size="10pt" style:text-underline-type="none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276">
      <style:text-properties fo:font-family="Liberation Sans" fo:font-size="10pt" style:text-underline-type="none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279">
      <style:text-properties fo:font-family="Liberation Sans" fo:font-size="10pt" style:text-underline-type="none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282">
      <style:text-properties fo:font-family="Liberation Sans" fo:font-size="10pt" style:text-underline-type="none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285">
      <style:text-properties fo:font-family="Liberation Sans" fo:font-size="10pt" style:text-underline-type="none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288">
      <style:text-properties fo:font-family="Liberation Sans" fo:font-size="10pt" style:text-underline-type="none"/>
    </style:style>
    <style:style style:family="text" style:name="T1289">
      <style:text-properties fo:font-family="Liberation Sans" fo:font-size="10pt" style:text-underline-type="none"/>
    </style:style>
    <style:style style:family="text" style:name="T1290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ext" style:name="T1292">
      <style:text-properties fo:font-family="Liberation Sans" fo:font-size="10pt" style:text-underline-type="none"/>
    </style:style>
    <style:style style:family="text" style:name="T1293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294">
      <style:text-properties fo:font-family="Liberation Sans" fo:font-size="10pt" style:text-underline-type="none"/>
    </style:style>
    <style:style style:family="text" style:name="T1295">
      <style:text-properties fo:font-family="Liberation Sans" fo:font-size="10pt" style:text-underline-type="none"/>
    </style:style>
    <style:style style:family="text" style:name="T1296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ext" style:name="T1308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312">
      <style:text-properties fo:font-family="Liberation Sans" fo:font-size="10pt" style:text-underline-type="none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ext" style:name="T1323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327">
      <style:text-properties fo:font-family="Liberation Sans" fo:font-size="10pt" style:text-underline-type="none"/>
    </style:style>
    <style:style style:family="text" style:name="T1328">
      <style:text-properties fo:font-family="Liberation Sans" fo:font-size="10pt" style:text-underline-type="none"/>
    </style:style>
    <style:style style:family="text" style:name="T1329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able-row" style:name="ro523">
      <style:table-row-properties style:row-height="12.8pt" style:use-optimal-row-height="false" fo:break-before="auto"/>
    </style:style>
    <style:style style:family="table-row" style:name="ro524">
      <style:table-row-properties style:row-height="12.8pt" style:use-optimal-row-height="false" fo:break-before="auto"/>
    </style:style>
    <style:style style:family="table-row" style:name="ro525">
      <style:table-row-properties style:row-height="12.8pt" style:use-optimal-row-height="false" fo:break-before="auto"/>
    </style:style>
    <style:style style:family="table-row" style:name="ro526">
      <style:table-row-properties style:row-height="12.8pt" style:use-optimal-row-height="false" fo:break-before="auto"/>
    </style:style>
    <style:style style:family="table-row" style:name="ro527">
      <style:table-row-properties style:row-height="12.8pt" style:use-optimal-row-height="false" fo:break-before="auto"/>
    </style:style>
    <style:style style:family="table-row" style:name="ro528">
      <style:table-row-properties style:row-height="12.8pt" style:use-optimal-row-height="false" fo:break-before="auto"/>
    </style:style>
    <style:style style:family="table-row" style:name="ro529">
      <style:table-row-properties style:row-height="12.8pt" style:use-optimal-row-height="false" fo:break-before="auto"/>
    </style:style>
    <style:style style:family="table-row" style:name="ro530">
      <style:table-row-properties style:row-height="12.8pt" style:use-optimal-row-height="false" fo:break-before="auto"/>
    </style:style>
    <style:style style:family="table-row" style:name="ro531">
      <style:table-row-properties style:row-height="12.8pt" style:use-optimal-row-height="false" fo:break-before="auto"/>
    </style:style>
    <style:style style:family="table-row" style:name="ro532">
      <style:table-row-properties style:row-height="12.8pt" style:use-optimal-row-height="false" fo:break-before="auto"/>
    </style:style>
    <style:style style:family="table-row" style:name="ro533">
      <style:table-row-properties style:row-height="12.8pt" style:use-optimal-row-height="false" fo:break-before="auto"/>
    </style:style>
    <style:style style:family="table-row" style:name="ro534">
      <style:table-row-properties style:row-height="12.8pt" style:use-optimal-row-height="false" fo:break-before="auto"/>
    </style:style>
    <style:style style:family="table-row" style:name="ro535">
      <style:table-row-properties style:row-height="12.8pt" style:use-optimal-row-height="false" fo:break-before="auto"/>
    </style:style>
    <style:style style:family="table-row" style:name="ro536">
      <style:table-row-properties style:row-height="12.8pt" style:use-optimal-row-height="false" fo:break-before="auto"/>
    </style:style>
    <style:style style:family="table-row" style:name="ro537">
      <style:table-row-properties style:row-height="12.8pt" style:use-optimal-row-height="false" fo:break-before="auto"/>
    </style:style>
    <style:style style:family="table-row" style:name="ro538">
      <style:table-row-properties style:row-height="12.8pt" style:use-optimal-row-height="false" fo:break-before="auto"/>
    </style:style>
    <style:style style:family="table-row" style:name="ro539">
      <style:table-row-properties style:row-height="12.8pt" style:use-optimal-row-height="false" fo:break-before="auto"/>
    </style:style>
    <style:style style:family="table-row" style:name="ro540">
      <style:table-row-properties style:row-height="12.8pt" style:use-optimal-row-height="false" fo:break-before="auto"/>
    </style:style>
    <style:style style:family="table-row" style:name="ro541">
      <style:table-row-properties style:row-height="12.8pt" style:use-optimal-row-height="false" fo:break-before="auto"/>
    </style:style>
    <style:style style:family="table-row" style:name="ro542">
      <style:table-row-properties style:row-height="12.8pt" style:use-optimal-row-height="false" fo:break-before="auto"/>
    </style:style>
    <style:style style:family="table-row" style:name="ro543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77">
      <style:table-column-properties style:column-width="1.746cm" loext:column-width-sym="8.664" fo:break-before="auto"/>
    </style:style>
    <style:style style:family="table-row" style:name="ro544">
      <style:table-row-properties style:row-height="0.4498cm" fo:break-before="auto"/>
    </style:style>
    <style:style style:family="table-column" style:name="co78">
      <style:table-column-properties style:column-width="2.858cm" style:use-optimal-column-width="false" loext:column-width-sym="14.7" fo:break-before="auto"/>
    </style:style>
    <style:style style:family="table-column" style:name="co79">
      <style:table-column-properties style:column-width="3.096cm" style:use-optimal-column-width="false" loext:column-width-sym="15.9348" fo:break-before="auto"/>
    </style:style>
    <style:style style:family="table-column" style:name="co80">
      <style:table-column-properties style:column-width="3.784cm" style:use-optimal-column-width="false" loext:column-width-sym="19.7109" fo:break-before="auto"/>
    </style:style>
    <style:style style:family="table-column" style:name="co81">
      <style:table-column-properties style:column-width="2.117cm" style:use-optimal-column-width="false" loext:column-width-sym="10.6722" fo:break-before="auto"/>
    </style:style>
    <style:style style:family="table-column" style:name="co82">
      <style:table-column-properties style:column-width="2.964cm" style:use-optimal-column-width="false" loext:column-width-sym="15.2586" fo:break-before="auto"/>
    </style:style>
    <style:style style:family="table-column" style:name="co83">
      <style:table-column-properties style:column-width="1.588cm" style:use-optimal-column-width="false" loext:column-width-sym="7.8694" fo:break-before="auto"/>
    </style:style>
    <style:style style:family="table-column" style:name="co84">
      <style:table-column-properties style:column-width="3.387cm" style:use-optimal-column-width="false" loext:column-width-sym="17.6106" fo:break-before="auto"/>
    </style:style>
    <style:style style:family="table-column" style:name="co85">
      <style:table-column-properties style:column-width="3.704cm" style:use-optimal-column-width="false" loext:column-width-sym="19.3354" fo:break-before="auto"/>
    </style:style>
    <style:style style:family="table-column" style:name="co86">
      <style:table-column-properties style:column-width="10.08cm" style:use-optimal-column-width="false" loext:column-width-sym="53.6844" fo:break-before="auto"/>
    </style:style>
    <style:style style:family="table-column" style:name="co87">
      <style:table-column-properties style:column-width="2.117cm" style:use-optimal-column-width="false" loext:column-width-sym="10.6722" fo:break-before="auto"/>
    </style:style>
    <style:style style:family="table-row" style:name="ro545">
      <style:table-row-properties style:row-height="12.8pt" style:use-optimal-row-height="false" fo:break-before="auto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ext" style:name="T1341">
      <style:text-properties fo:font-family="Liberation Sans" fo:font-size="10pt" style:text-underline-type="none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able-row" style:name="ro546">
      <style:table-row-properties style:row-height="12.8pt" style:use-optimal-row-height="false" fo:break-before="auto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able-row" style:name="ro547">
      <style:table-row-properties style:row-height="12.8pt" style:use-optimal-row-height="false" fo:break-before="auto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able-row" style:name="ro548">
      <style:table-row-properties style:row-height="12.8pt" style:use-optimal-row-height="false" fo:break-before="auto"/>
    </style:style>
    <style:style style:family="text" style:name="T1354">
      <style:text-properties fo:font-family="Liberation Sans" fo:font-size="10pt" style:text-underline-type="none"/>
    </style:style>
    <style:style style:family="text" style:name="T1355">
      <style:text-properties fo:font-family="Liberation Sans" fo:font-size="10pt" style:text-underline-type="none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able-row" style:name="ro549">
      <style:table-row-properties style:row-height="12.8pt" style:use-optimal-row-height="false" fo:break-before="auto"/>
    </style:style>
    <style:style style:family="text" style:name="T1359">
      <style:text-properties fo:font-family="Liberation Sans" fo:font-size="10pt" style:text-underline-type="none"/>
    </style:style>
    <style:style style:family="text" style:name="T1360">
      <style:text-properties fo:font-family="Liberation Sans" fo:font-size="10pt" style:text-underline-type="none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able-row" style:name="ro550">
      <style:table-row-properties style:row-height="12.8pt" style:use-optimal-row-height="false" fo:break-before="auto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able-row" style:name="ro551">
      <style:table-row-properties style:row-height="12.8pt" style:use-optimal-row-height="false" fo:break-before="auto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able-row" style:name="ro552">
      <style:table-row-properties style:row-height="12.8pt" style:use-optimal-row-height="false" fo:break-before="auto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able-row" style:name="ro553">
      <style:table-row-properties style:row-height="12.8pt" style:use-optimal-row-height="false" fo:break-before="auto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able-row" style:name="ro554">
      <style:table-row-properties style:row-height="12.8pt" style:use-optimal-row-height="false" fo:break-before="auto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ext" style:name="T1384">
      <style:text-properties fo:font-family="Liberation Sans" fo:font-size="10pt" style:text-underline-type="none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able-row" style:name="ro555">
      <style:table-row-properties style:row-height="12.8pt" style:use-optimal-row-height="false" fo:break-before="auto"/>
    </style:style>
    <style:style style:family="text" style:name="T1387">
      <style:text-properties fo:font-family="Liberation Sans" fo:font-size="10pt" style:text-underline-type="none"/>
    </style:style>
    <style:style style:family="text" style:name="T1388">
      <style:text-properties fo:font-family="Liberation Sans" fo:font-size="10pt" style:text-underline-type="none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able-row" style:name="ro556">
      <style:table-row-properties style:row-height="12.8pt" style:use-optimal-row-height="false" fo:break-before="auto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able-row" style:name="ro557">
      <style:table-row-properties style:row-height="12.8pt" style:use-optimal-row-height="fals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88">
      <style:table-column-properties style:column-width="1.746cm" loext:column-width-sym="8.664" fo:break-before="auto"/>
    </style:style>
    <style:style style:family="table-row" style:name="ro563">
      <style:table-row-properties style:row-height="0.4498cm" fo:break-before="auto"/>
    </style:style>
    <style:style style:family="table-column" style:name="co89">
      <style:table-column-properties style:column-width="2.858cm" style:use-optimal-column-width="false" loext:column-width-sym="14.7" fo:break-before="auto"/>
    </style:style>
    <style:style style:family="table-column" style:name="co90">
      <style:table-column-properties style:column-width="3.096cm" style:use-optimal-column-width="false" loext:column-width-sym="15.9348" fo:break-before="auto"/>
    </style:style>
    <style:style style:family="table-column" style:name="co91">
      <style:table-column-properties style:column-width="2.117cm" style:use-optimal-column-width="false" loext:column-width-sym="10.6722" fo:break-before="auto"/>
    </style:style>
    <style:style style:family="table-row" style:name="ro564">
      <style:table-row-properties style:row-height="12.8pt" style:use-optimal-row-height="false" fo:break-before="auto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able-row" style:name="ro565">
      <style:table-row-properties style:row-height="12.8pt" style:use-optimal-row-height="false" fo:break-before="auto"/>
    </style:style>
    <style:style style:family="text" style:name="T1411">
      <style:text-properties fo:font-family="Liberation Sans" fo:font-size="10pt" style:text-underline-type="none"/>
    </style:style>
    <style:style style:family="text" style:name="T1412">
      <style:text-properties fo:font-family="Liberation Sans" fo:font-size="10pt" style:text-underline-type="none"/>
    </style:style>
    <style:style style:family="table-row" style:name="ro566">
      <style:table-row-properties style:row-height="12.8pt" style:use-optimal-row-height="false" fo:break-before="auto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able-row" style:name="ro567">
      <style:table-row-properties style:row-height="12.8pt" style:use-optimal-row-height="false" fo:break-before="auto"/>
    </style:style>
    <style:style style:family="text" style:name="T1415">
      <style:text-properties fo:font-family="Liberation Sans" fo:font-size="10pt" style:text-underline-type="none"/>
    </style:style>
    <style:style style:family="text" style:name="T1416">
      <style:text-properties fo:font-family="Liberation Sans" fo:font-size="10pt" style:text-underline-type="none"/>
    </style:style>
    <style:style style:family="table-row" style:name="ro568">
      <style:table-row-properties style:row-height="12.8pt" style:use-optimal-row-height="false" fo:break-before="auto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able-row" style:name="ro569">
      <style:table-row-properties style:row-height="12.8pt" style:use-optimal-row-height="false" fo:break-before="auto"/>
    </style:style>
    <style:style style:family="text" style:name="T1419">
      <style:text-properties fo:font-family="Liberation Sans" fo:font-size="10pt" style:text-underline-type="none"/>
    </style:style>
    <style:style style:family="text" style:name="T1420">
      <style:text-properties fo:font-family="Liberation Sans" fo:font-size="10pt" style:text-underline-type="none"/>
    </style:style>
    <style:style style:family="table-row" style:name="ro570">
      <style:table-row-properties style:row-height="12.8pt" style:use-optimal-row-height="false" fo:break-before="auto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able-row" style:name="ro571">
      <style:table-row-properties style:row-height="12.8pt" style:use-optimal-row-height="false" fo:break-before="auto"/>
    </style:style>
    <style:style style:family="text" style:name="T1423">
      <style:text-properties fo:font-family="Liberation Sans" fo:font-size="10pt" style:text-underline-type="none"/>
    </style:style>
    <style:style style:family="text" style:name="T1424">
      <style:text-properties fo:font-family="Liberation Sans" fo:font-size="10pt" style:text-underline-type="none"/>
    </style:style>
    <style:style style:family="table-row" style:name="ro572">
      <style:table-row-properties style:row-height="12.8pt" style:use-optimal-row-height="false" fo:break-before="auto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able-row" style:name="ro573">
      <style:table-row-properties style:row-height="12.8pt" style:use-optimal-row-height="false" fo:break-before="auto"/>
    </style:style>
    <style:style style:family="text" style:name="T1427">
      <style:text-properties fo:font-family="Liberation Sans" fo:font-size="10pt" style:text-underline-type="none"/>
    </style:style>
    <style:style style:family="text" style:name="T1428">
      <style:text-properties fo:font-family="Liberation Sans" fo:font-size="10pt" style:text-underline-type="none"/>
    </style:style>
    <style:style style:family="table-row" style:name="ro574">
      <style:table-row-properties style:row-height="12.8pt" style:use-optimal-row-height="false" fo:break-before="auto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able-row" style:name="ro575">
      <style:table-row-properties style:row-height="12.8pt" style:use-optimal-row-height="false" fo:break-before="auto"/>
    </style:style>
    <style:style style:family="text" style:name="T1431">
      <style:text-properties fo:font-family="Liberation Sans" fo:font-size="10pt" style:text-underline-type="none"/>
    </style:style>
    <style:style style:family="text" style:name="T1432">
      <style:text-properties fo:font-family="Liberation Sans" fo:font-size="10pt" style:text-underline-type="none"/>
    </style:style>
    <style:style style:family="table-row" style:name="ro576">
      <style:table-row-properties style:row-height="12.8pt" style:use-optimal-row-height="false" fo:break-before="auto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able-row" style:name="ro577">
      <style:table-row-properties style:row-height="12.8pt" style:use-optimal-row-height="false" fo:break-before="auto"/>
    </style:style>
    <style:style style:family="text" style:name="T1435">
      <style:text-properties fo:font-family="Liberation Sans" fo:font-size="10pt" style:text-underline-type="none"/>
    </style:style>
    <style:style style:family="text" style:name="T1436">
      <style:text-properties fo:font-family="Liberation Sans" fo:font-size="10pt" style:text-underline-type="none"/>
    </style:style>
    <style:style style:family="table-row" style:name="ro578">
      <style:table-row-properties style:row-height="12.8pt" style:use-optimal-row-height="false" fo:break-before="auto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able-row" style:name="ro579">
      <style:table-row-properties style:row-height="12.8pt" style:use-optimal-row-height="false" fo:break-before="auto"/>
    </style:style>
    <style:style style:family="text" style:name="T1439">
      <style:text-properties fo:font-family="Liberation Sans" fo:font-size="10pt" style:text-underline-type="none"/>
    </style:style>
    <style:style style:family="text" style:name="T1440">
      <style:text-properties fo:font-family="Liberation Sans" fo:font-size="10pt" style:text-underline-type="none"/>
    </style:style>
    <style:style style:family="table-row" style:name="ro580">
      <style:table-row-properties style:row-height="12.8pt" style:use-optimal-row-height="false" fo:break-before="auto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able-row" style:name="ro581">
      <style:table-row-properties style:row-height="12.8pt" style:use-optimal-row-height="false" fo:break-before="auto"/>
    </style:style>
    <style:style style:family="text" style:name="T1443">
      <style:text-properties fo:font-family="Liberation Sans" fo:font-size="10pt" style:text-underline-type="none"/>
    </style:style>
    <style:style style:family="text" style:name="T1444">
      <style:text-properties fo:font-family="Liberation Sans" fo:font-size="10pt" style:text-underline-type="none"/>
    </style:style>
    <style:style style:family="table-row" style:name="ro582">
      <style:table-row-properties style:row-height="12.8pt" style:use-optimal-row-height="false" fo:break-before="auto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able-row" style:name="ro583">
      <style:table-row-properties style:row-height="12.8pt" style:use-optimal-row-height="false" fo:break-before="auto"/>
    </style:style>
    <style:style style:family="text" style:name="T1447">
      <style:text-properties fo:font-family="Liberation Sans" fo:font-size="10pt" style:text-underline-type="none"/>
    </style:style>
    <style:style style:family="text" style:name="T1448">
      <style:text-properties fo:font-family="Liberation Sans" fo:font-size="10pt" style:text-underline-type="none"/>
    </style:style>
    <style:style style:family="table-row" style:name="ro584">
      <style:table-row-properties style:row-height="12.8pt" style:use-optimal-row-height="false" fo:break-before="auto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able-row" style:name="ro585">
      <style:table-row-properties style:row-height="12.8pt" style:use-optimal-row-height="false" fo:break-before="auto"/>
    </style:style>
    <style:style style:family="text" style:name="T1451">
      <style:text-properties fo:font-family="Liberation Sans" fo:font-size="10pt" style:text-underline-type="none"/>
    </style:style>
    <style:style style:family="text" style:name="T1452">
      <style:text-properties fo:font-family="Liberation Sans" fo:font-size="10pt" style:text-underline-type="none"/>
    </style:style>
    <style:style style:family="table-row" style:name="ro586">
      <style:table-row-properties style:row-height="12.8pt" style:use-optimal-row-height="false" fo:break-before="auto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able-row" style:name="ro587">
      <style:table-row-properties style:row-height="12.8pt" style:use-optimal-row-height="false" fo:break-before="auto"/>
    </style:style>
    <style:style style:family="text" style:name="T1455">
      <style:text-properties fo:font-family="Liberation Sans" fo:font-size="10pt" style:text-underline-type="none"/>
    </style:style>
    <style:style style:family="text" style:name="T1456">
      <style:text-properties fo:font-family="Liberation Sans" fo:font-size="10pt" style:text-underline-type="none"/>
    </style:style>
    <style:style style:family="table-row" style:name="ro588">
      <style:table-row-properties style:row-height="12.8pt" style:use-optimal-row-height="false" fo:break-before="auto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able-row" style:name="ro589">
      <style:table-row-properties style:row-height="12.8pt" style:use-optimal-row-height="false" fo:break-before="auto"/>
    </style:style>
    <style:style style:family="text" style:name="T1459">
      <style:text-properties fo:font-family="Liberation Sans" fo:font-size="10pt" style:text-underline-type="none"/>
    </style:style>
    <style:style style:family="text" style:name="T1460">
      <style:text-properties fo:font-family="Liberation Sans" fo:font-size="10pt" style:text-underline-type="none"/>
    </style:style>
    <style:style style:family="table-row" style:name="ro590">
      <style:table-row-properties style:row-height="12.8pt" style:use-optimal-row-height="false" fo:break-before="auto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able-row" style:name="ro591">
      <style:table-row-properties style:row-height="12.8pt" style:use-optimal-row-height="false" fo:break-before="auto"/>
    </style:style>
    <style:style style:family="text" style:name="T1463">
      <style:text-properties fo:font-family="Liberation Sans" fo:font-size="10pt" style:text-underline-type="none"/>
    </style:style>
    <style:style style:family="text" style:name="T1464">
      <style:text-properties fo:font-family="Liberation Sans" fo:font-size="10pt" style:text-underline-type="none"/>
    </style:style>
    <style:style style:family="table-row" style:name="ro592">
      <style:table-row-properties style:row-height="12.8pt" style:use-optimal-row-height="false" fo:break-before="auto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able-row" style:name="ro593">
      <style:table-row-properties style:row-height="12.8pt" style:use-optimal-row-height="false" fo:break-before="auto"/>
    </style:style>
    <style:style style:family="text" style:name="T1467">
      <style:text-properties fo:font-family="Liberation Sans" fo:font-size="10pt" style:text-underline-type="none"/>
    </style:style>
    <style:style style:family="text" style:name="T1468">
      <style:text-properties fo:font-family="Liberation Sans" fo:font-size="10pt" style:text-underline-type="none"/>
    </style:style>
    <style:style style:family="table-row" style:name="ro594">
      <style:table-row-properties style:row-height="12.8pt" style:use-optimal-row-height="false" fo:break-before="auto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able-row" style:name="ro595">
      <style:table-row-properties style:row-height="12.8pt" style:use-optimal-row-height="false" fo:break-before="auto"/>
    </style:style>
    <style:style style:family="text" style:name="T1471">
      <style:text-properties fo:font-family="Liberation Sans" fo:font-size="10pt" style:text-underline-type="none"/>
    </style:style>
    <style:style style:family="text" style:name="T1472">
      <style:text-properties fo:font-family="Liberation Sans" fo:font-size="10pt" style:text-underline-type="none"/>
    </style:style>
    <style:style style:family="table-row" style:name="ro596">
      <style:table-row-properties style:row-height="12.8pt" style:use-optimal-row-height="false" fo:break-before="auto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able-row" style:name="ro597">
      <style:table-row-properties style:row-height="12.8pt" style:use-optimal-row-height="false" fo:break-before="auto"/>
    </style:style>
    <style:style style:family="text" style:name="T1475">
      <style:text-properties fo:font-family="Liberation Sans" fo:font-size="10pt" style:text-underline-type="none"/>
    </style:style>
    <style:style style:family="text" style:name="T1476">
      <style:text-properties fo:font-family="Liberation Sans" fo:font-size="10pt" style:text-underline-type="none"/>
    </style:style>
    <style:style style:family="table-row" style:name="ro598">
      <style:table-row-properties style:row-height="12.8pt" style:use-optimal-row-height="false" fo:break-before="auto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able-row" style:name="ro599">
      <style:table-row-properties style:row-height="12.8pt" style:use-optimal-row-height="false" fo:break-before="auto"/>
    </style:style>
    <style:style style:family="text" style:name="T1479">
      <style:text-properties fo:font-family="Liberation Sans" fo:font-size="10pt" style:text-underline-type="none"/>
    </style:style>
    <style:style style:family="text" style:name="T1480">
      <style:text-properties fo:font-family="Liberation Sans" fo:font-size="10pt" style:text-underline-type="none"/>
    </style:style>
    <style:style style:family="table-row" style:name="ro600">
      <style:table-row-properties style:row-height="12.8pt" style:use-optimal-row-height="false" fo:break-before="auto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able-row" style:name="ro601">
      <style:table-row-properties style:row-height="12.8pt" style:use-optimal-row-height="false" fo:break-before="auto"/>
    </style:style>
    <style:style style:family="text" style:name="T1483">
      <style:text-properties fo:font-family="Liberation Sans" fo:font-size="10pt" style:text-underline-type="none"/>
    </style:style>
    <style:style style:family="text" style:name="T1484">
      <style:text-properties fo:font-family="Liberation Sans" fo:font-size="10pt" style:text-underline-type="none"/>
    </style:style>
    <style:style style:family="table-row" style:name="ro602">
      <style:table-row-properties style:row-height="12.8pt" style:use-optimal-row-height="false" fo:break-before="auto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able-row" style:name="ro603">
      <style:table-row-properties style:row-height="12.8pt" style:use-optimal-row-height="false" fo:break-before="auto"/>
    </style:style>
    <style:style style:family="text" style:name="T1487">
      <style:text-properties fo:font-family="Liberation Sans" fo:font-size="10pt" style:text-underline-type="none"/>
    </style:style>
    <style:style style:family="text" style:name="T1488">
      <style:text-properties fo:font-family="Liberation Sans" fo:font-size="10pt" style:text-underline-type="none"/>
    </style:style>
    <style:style style:family="table-row" style:name="ro604">
      <style:table-row-properties style:row-height="12.8pt" style:use-optimal-row-height="false" fo:break-before="auto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able-row" style:name="ro605">
      <style:table-row-properties style:row-height="12.8pt" style:use-optimal-row-height="false" fo:break-before="auto"/>
    </style:style>
    <style:style style:family="text" style:name="T1491">
      <style:text-properties fo:font-family="Liberation Sans" fo:font-size="10pt" style:text-underline-type="none"/>
    </style:style>
    <style:style style:family="text" style:name="T1492">
      <style:text-properties fo:font-family="Liberation Sans" fo:font-size="10pt" style:text-underline-type="none"/>
    </style:style>
    <style:style style:family="table-row" style:name="ro606">
      <style:table-row-properties style:row-height="12.8pt" style:use-optimal-row-height="false" fo:break-before="auto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able-row" style:name="ro607">
      <style:table-row-properties style:row-height="12.8pt" style:use-optimal-row-height="false" fo:break-before="auto"/>
    </style:style>
    <style:style style:family="text" style:name="T1495">
      <style:text-properties fo:font-family="Liberation Sans" fo:font-size="10pt" style:text-underline-type="none"/>
    </style:style>
    <style:style style:family="text" style:name="T1496">
      <style:text-properties fo:font-family="Liberation Sans" fo:font-size="10pt" style:text-underline-type="none"/>
    </style:style>
    <style:style style:family="table-row" style:name="ro608">
      <style:table-row-properties style:row-height="12.8pt" style:use-optimal-row-height="false" fo:break-before="auto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able-row" style:name="ro609">
      <style:table-row-properties style:row-height="12.8pt" style:use-optimal-row-height="false" fo:break-before="auto"/>
    </style:style>
    <style:style style:family="text" style:name="T1499">
      <style:text-properties fo:font-family="Liberation Sans" fo:font-size="10pt" style:text-underline-type="none"/>
    </style:style>
    <style:style style:family="text" style:name="T1500">
      <style:text-properties fo:font-family="Liberation Sans" fo:font-size="10pt" style:text-underline-type="none"/>
    </style:style>
    <style:style style:family="table-row" style:name="ro610">
      <style:table-row-properties style:row-height="12.8pt" style:use-optimal-row-height="false" fo:break-before="auto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able-row" style:name="ro611">
      <style:table-row-properties style:row-height="12.8pt" style:use-optimal-row-height="false" fo:break-before="auto"/>
    </style:style>
    <style:style style:family="text" style:name="T1503">
      <style:text-properties fo:font-family="Liberation Sans" fo:font-size="10pt" style:text-underline-type="none"/>
    </style:style>
    <style:style style:family="text" style:name="T1504">
      <style:text-properties fo:font-family="Liberation Sans" fo:font-size="10pt" style:text-underline-type="none"/>
    </style:style>
    <style:style style:family="table-row" style:name="ro612">
      <style:table-row-properties style:row-height="12.8pt" style:use-optimal-row-height="false" fo:break-before="auto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able-row" style:name="ro613">
      <style:table-row-properties style:row-height="12.8pt" style:use-optimal-row-height="false" fo:break-before="auto"/>
    </style:style>
    <style:style style:family="text" style:name="T1507">
      <style:text-properties fo:font-family="Liberation Sans" fo:font-size="10pt" style:text-underline-type="none"/>
    </style:style>
    <style:style style:family="text" style:name="T1508">
      <style:text-properties fo:font-family="Liberation Sans" fo:font-size="10pt" style:text-underline-type="none"/>
    </style:style>
    <style:style style:family="table-row" style:name="ro614">
      <style:table-row-properties style:row-height="12.8pt" style:use-optimal-row-height="false" fo:break-before="auto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able-row" style:name="ro615">
      <style:table-row-properties style:row-height="12.8pt" style:use-optimal-row-height="false" fo:break-before="auto"/>
    </style:style>
    <style:style style:family="text" style:name="T1511">
      <style:text-properties fo:font-family="Liberation Sans" fo:font-size="10pt" style:text-underline-type="none"/>
    </style:style>
    <style:style style:family="text" style:name="T1512">
      <style:text-properties fo:font-family="Liberation Sans" fo:font-size="10pt" style:text-underline-type="none"/>
    </style:style>
    <style:style style:family="table-row" style:name="ro616">
      <style:table-row-properties style:row-height="12.75pt" style:use-optimal-row-height="true" fo:break-before="auto"/>
    </style:style>
    <style:style style:family="text" style:name="T1513">
      <style:text-properties fo:font-family="Liberation Sans" fo:font-size="10pt" style:text-underline-type="none"/>
    </style:style>
    <style:style style:family="table-row" style:name="ro617">
      <style:table-row-properties style:row-height="12.75pt" style:use-optimal-row-height="true" fo:break-before="auto"/>
    </style:style>
    <style:style style:family="text" style:name="T1514">
      <style:text-properties fo:font-family="Liberation Sans" fo:font-size="10pt" style:text-underline-type="none"/>
    </style:style>
    <style:style style:family="table-row" style:name="ro618">
      <style:table-row-properties style:row-height="12.75pt" style:use-optimal-row-height="true" fo:break-before="auto"/>
    </style:style>
    <style:style style:family="text" style:name="T1515">
      <style:text-properties fo:font-family="Liberation Sans" fo:font-size="10pt" style:text-underline-type="none"/>
    </style:style>
    <style:style style:family="table-row" style:name="ro619">
      <style:table-row-properties style:row-height="12.75pt" style:use-optimal-row-height="true" fo:break-before="auto"/>
    </style:style>
    <style:style style:family="text" style:name="T1516">
      <style:text-properties fo:font-family="Liberation Sans" fo:font-size="10pt" style:text-underline-type="none"/>
    </style:style>
    <style:style style:family="table-row" style:name="ro620">
      <style:table-row-properties style:row-height="12.75pt" style:use-optimal-row-height="true" fo:break-before="auto"/>
    </style:style>
    <style:style style:family="text" style:name="T1517">
      <style:text-properties fo:font-family="Liberation Sans" fo:font-size="10pt" style:text-underline-type="none"/>
    </style:style>
    <style:style style:family="table-row" style:name="ro621">
      <style:table-row-properties style:row-height="12.75pt" style:use-optimal-row-height="true" fo:break-before="auto"/>
    </style:style>
    <style:style style:family="text" style:name="T1518">
      <style:text-properties fo:font-family="Liberation Sans" fo:font-size="10pt" style:text-underline-type="none"/>
    </style:style>
    <style:style style:family="table-row" style:name="ro622">
      <style:table-row-properties style:row-height="12.75pt" style:use-optimal-row-height="true" fo:break-before="auto"/>
    </style:style>
    <style:style style:family="text" style:name="T1519">
      <style:text-properties fo:font-family="Liberation Sans" fo:font-size="10pt" style:text-underline-type="none"/>
    </style:style>
    <style:style style:family="table-row" style:name="ro623">
      <style:table-row-properties style:row-height="12.75pt" style:use-optimal-row-height="true" fo:break-before="auto"/>
    </style:style>
    <style:style style:family="text" style:name="T1520">
      <style:text-properties fo:font-family="Liberation Sans" fo:font-size="10pt" style:text-underline-type="none"/>
    </style:style>
    <style:style style:family="table-row" style:name="ro624">
      <style:table-row-properties style:row-height="12.75pt" style:use-optimal-row-height="true" fo:break-before="auto"/>
    </style:style>
    <style:style style:family="text" style:name="T1521">
      <style:text-properties fo:font-family="Liberation Sans" fo:font-size="10pt" style:text-underline-type="none"/>
    </style:style>
    <style:style style:family="table-row" style:name="ro625">
      <style:table-row-properties style:row-height="12.75pt" style:use-optimal-row-height="true" fo:break-before="auto"/>
    </style:style>
    <style:style style:family="text" style:name="T1522">
      <style:text-properties fo:font-family="Liberation Sans" fo:font-size="10pt" style:text-underline-type="none"/>
    </style:style>
    <style:style style:family="table-row" style:name="ro626">
      <style:table-row-properties style:row-height="12.75pt" style:use-optimal-row-height="true" fo:break-before="auto"/>
    </style:style>
    <style:style style:family="text" style:name="T1523">
      <style:text-properties fo:font-family="Liberation Sans" fo:font-size="10pt" style:text-underline-type="none"/>
    </style:style>
    <style:style style:family="table-row" style:name="ro627">
      <style:table-row-properties style:row-height="12.75pt" style:use-optimal-row-height="true" fo:break-before="auto"/>
    </style:style>
    <style:style style:family="text" style:name="T1524">
      <style:text-properties fo:font-family="Liberation Sans" fo:font-size="10pt" style:text-underline-type="none"/>
    </style:style>
    <style:style style:family="table-row" style:name="ro628">
      <style:table-row-properties style:row-height="12.75pt" style:use-optimal-row-height="true" fo:break-before="auto"/>
    </style:style>
    <style:style style:family="text" style:name="T1525">
      <style:text-properties fo:font-family="Liberation Sans" fo:font-size="10pt" style:text-underline-type="none"/>
    </style:style>
    <style:style style:family="table-row" style:name="ro629">
      <style:table-row-properties style:row-height="12.75pt" style:use-optimal-row-height="true" fo:break-before="auto"/>
    </style:style>
    <style:style style:family="text" style:name="T1526">
      <style:text-properties fo:font-family="Liberation Sans" fo:font-size="10pt" style:text-underline-type="none"/>
    </style:style>
    <style:style style:family="table-row" style:name="ro630">
      <style:table-row-properties style:row-height="12.75pt" style:use-optimal-row-height="true" fo:break-before="auto"/>
    </style:style>
    <style:style style:family="text" style:name="T1527">
      <style:text-properties fo:font-family="Liberation Sans" fo:font-size="10pt" style:text-underline-type="none"/>
    </style:style>
    <style:style style:family="table-row" style:name="ro631">
      <style:table-row-properties style:row-height="12.75pt" style:use-optimal-row-height="true" fo:break-before="auto"/>
    </style:style>
    <style:style style:family="text" style:name="T1528">
      <style:text-properties fo:font-family="Liberation Sans" fo:font-size="10pt" style:text-underline-type="none"/>
    </style:style>
    <style:style style:family="table-row" style:name="ro632">
      <style:table-row-properties style:row-height="12.75pt" style:use-optimal-row-height="true" fo:break-before="auto"/>
    </style:style>
    <style:style style:family="text" style:name="T1529">
      <style:text-properties fo:font-family="Liberation Sans" fo:font-size="10pt" style:text-underline-type="none"/>
    </style:style>
    <style:style style:family="table-row" style:name="ro633">
      <style:table-row-properties style:row-height="12.75pt" style:use-optimal-row-height="true" fo:break-before="auto"/>
    </style:style>
    <style:style style:family="text" style:name="T1530">
      <style:text-properties fo:font-family="Liberation Sans" fo:font-size="10pt" style:text-underline-type="none"/>
    </style:style>
    <style:style style:family="table-row" style:name="ro634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2">
      <style:table-column-properties style:column-width="1.746cm" loext:column-width-sym="8.664" fo:break-before="auto"/>
    </style:style>
    <style:style style:family="table-row" style:name="ro635">
      <style:table-row-properties style:row-height="0.4498cm" fo:break-before="auto"/>
    </style:style>
    <style:style style:family="table-column" style:name="co93">
      <style:table-column-properties style:column-width="3.678cm" style:use-optimal-column-width="false" loext:column-width-sym="19.1002" fo:break-before="auto"/>
    </style:style>
    <style:style style:family="table-column" style:name="co94">
      <style:table-column-properties style:column-width="3.916cm" style:use-optimal-column-width="false" loext:column-width-sym="20.4722" fo:break-before="auto"/>
    </style:style>
    <style:style style:family="table-column" style:name="co95">
      <style:table-column-properties style:column-width="2.805cm" style:use-optimal-column-width="false" loext:column-width-sym="14.406" fo:break-before="auto"/>
    </style:style>
    <style:style style:family="table-column" style:name="co96">
      <style:table-column-properties style:column-width="2.117cm" style:use-optimal-column-width="false" loext:column-width-sym="10.6722" fo:break-before="auto"/>
    </style:style>
    <style:style style:family="table-row" style:name="ro636">
      <style:table-row-properties style:row-height="12.8pt" style:use-optimal-row-height="false" fo:break-before="auto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ext" style:name="T1536">
      <style:text-properties fo:font-family="Liberation Sans" fo:font-size="10pt" style:text-underline-type="none"/>
    </style:style>
    <style:style style:family="text" style:name="T1537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ext" style:name="T1540">
      <style:text-properties fo:font-family="Liberation Sans" fo:font-size="10pt" style:text-underline-type="none"/>
    </style:style>
    <style:style style:family="text" style:name="T1541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ext" style:name="T1552">
      <style:text-properties fo:font-family="Liberation Sans" fo:font-size="10pt" style:text-underline-type="none"/>
    </style:style>
    <style:style style:family="text" style:name="T1553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ext" style:name="T1556">
      <style:text-properties fo:font-family="Liberation Sans" fo:font-size="10pt" style:text-underline-type="none"/>
    </style:style>
    <style:style style:family="text" style:name="T1557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able-row" style:name="ro646">
      <style:table-row-properties style:row-height="12.8pt" style:use-optimal-row-height="false" fo:break-before="auto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able-row" style:name="ro647">
      <style:table-row-properties style:row-height="12.8pt" style:use-optimal-row-height="false" fo:break-before="auto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ext" style:name="T1580">
      <style:text-properties fo:font-family="Liberation Sans" fo:font-size="10pt" style:text-underline-type="none"/>
    </style:style>
    <style:style style:family="text" style:name="T1581">
      <style:text-properties fo:font-family="Liberation Sans" fo:font-size="10pt" style:text-underline-type="none"/>
    </style:style>
    <style:style style:family="table-row" style:name="ro648">
      <style:table-row-properties style:row-height="12.8pt" style:use-optimal-row-height="false" fo:break-before="auto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ext" style:name="T1584">
      <style:text-properties fo:font-family="Liberation Sans" fo:font-size="10pt" style:text-underline-type="none"/>
    </style:style>
    <style:style style:family="text" style:name="T1585">
      <style:text-properties fo:font-family="Liberation Sans" fo:font-size="10pt" style:text-underline-type="none"/>
    </style:style>
    <style:style style:family="table-row" style:name="ro649">
      <style:table-row-properties style:row-height="12.8pt" style:use-optimal-row-height="false" fo:break-before="auto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ext" style:name="T1588">
      <style:text-properties fo:font-family="Liberation Sans" fo:font-size="10pt" style:text-underline-type="none"/>
    </style:style>
    <style:style style:family="text" style:name="T1589">
      <style:text-properties fo:font-family="Liberation Sans" fo:font-size="10pt" style:text-underline-type="none"/>
    </style:style>
    <style:style style:family="table-row" style:name="ro650">
      <style:table-row-properties style:row-height="12.8pt" style:use-optimal-row-height="false" fo:break-before="auto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ext" style:name="T1592">
      <style:text-properties fo:font-family="Liberation Sans" fo:font-size="10pt" style:text-underline-type="none"/>
    </style:style>
    <style:style style:family="text" style:name="T1593">
      <style:text-properties fo:font-family="Liberation Sans" fo:font-size="10pt" style:text-underline-type="none"/>
    </style:style>
    <style:style style:family="table-row" style:name="ro651">
      <style:table-row-properties style:row-height="12.8pt" style:use-optimal-row-height="false" fo:break-before="auto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ext" style:name="T1596">
      <style:text-properties fo:font-family="Liberation Sans" fo:font-size="10pt" style:text-underline-type="none"/>
    </style:style>
    <style:style style:family="text" style:name="T1597">
      <style:text-properties fo:font-family="Liberation Sans" fo:font-size="10pt" style:text-underline-type="none"/>
    </style:style>
    <style:style style:family="table-row" style:name="ro652">
      <style:table-row-properties style:row-height="12.8pt" style:use-optimal-row-height="false" fo:break-before="auto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ext" style:name="T1600">
      <style:text-properties fo:font-family="Liberation Sans" fo:font-size="10pt" style:text-underline-type="none"/>
    </style:style>
    <style:style style:family="text" style:name="T1601">
      <style:text-properties fo:font-family="Liberation Sans" fo:font-size="10pt" style:text-underline-type="none"/>
    </style:style>
    <style:style style:family="table-row" style:name="ro653">
      <style:table-row-properties style:row-height="12.8pt" style:use-optimal-row-height="false" fo:break-before="auto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ext" style:name="T1604">
      <style:text-properties fo:font-family="Liberation Sans" fo:font-size="10pt" style:text-underline-type="none"/>
    </style:style>
    <style:style style:family="text" style:name="T1605">
      <style:text-properties fo:font-family="Liberation Sans" fo:font-size="10pt" style:text-underline-type="none"/>
    </style:style>
    <style:style style:family="table-row" style:name="ro654">
      <style:table-row-properties style:row-height="12.8pt" style:use-optimal-row-height="false" fo:break-before="auto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ext" style:name="T1608">
      <style:text-properties fo:font-family="Liberation Sans" fo:font-size="10pt" style:text-underline-type="none"/>
    </style:style>
    <style:style style:family="text" style:name="T1609">
      <style:text-properties fo:font-family="Liberation Sans" fo:font-size="10pt" style:text-underline-type="none"/>
    </style:style>
    <style:style style:family="table-row" style:name="ro655">
      <style:table-row-properties style:row-height="12.8pt" style:use-optimal-row-height="false" fo:break-before="auto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ext" style:name="T1612">
      <style:text-properties fo:font-family="Liberation Sans" fo:font-size="10pt" style:text-underline-type="none"/>
    </style:style>
    <style:style style:family="text" style:name="T1613">
      <style:text-properties fo:font-family="Liberation Sans" fo:font-size="10pt" style:text-underline-type="none"/>
    </style:style>
    <style:style style:family="table-row" style:name="ro656">
      <style:table-row-properties style:row-height="12.8pt" style:use-optimal-row-height="false" fo:break-before="auto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ext" style:name="T1616">
      <style:text-properties fo:font-family="Liberation Sans" fo:font-size="10pt" style:text-underline-type="none"/>
    </style:style>
    <style:style style:family="text" style:name="T1617">
      <style:text-properties fo:font-family="Liberation Sans" fo:font-size="10pt" style:text-underline-type="none"/>
    </style:style>
    <style:style style:family="table-row" style:name="ro657">
      <style:table-row-properties style:row-height="12.8pt" style:use-optimal-row-height="false" fo:break-before="auto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ext" style:name="T1620">
      <style:text-properties fo:font-family="Liberation Sans" fo:font-size="10pt" style:text-underline-type="none"/>
    </style:style>
    <style:style style:family="text" style:name="T1621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ext" style:name="T1624">
      <style:text-properties fo:font-family="Liberation Sans" fo:font-size="10pt" style:text-underline-type="none"/>
    </style:style>
    <style:style style:family="text" style:name="T1625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ext" style:name="T1628">
      <style:text-properties fo:font-family="Liberation Sans" fo:font-size="10pt" style:text-underline-type="none"/>
    </style:style>
    <style:style style:family="text" style:name="T1629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ext" style:name="T1632">
      <style:text-properties fo:font-family="Liberation Sans" fo:font-size="10pt" style:text-underline-type="none"/>
    </style:style>
    <style:style style:family="text" style:name="T1633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ext" style:name="T1636">
      <style:text-properties fo:font-family="Liberation Sans" fo:font-size="10pt" style:text-underline-type="none"/>
    </style:style>
    <style:style style:family="text" style:name="T1637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ext" style:name="T1640">
      <style:text-properties fo:font-family="Liberation Sans" fo:font-size="10pt" style:text-underline-type="none"/>
    </style:style>
    <style:style style:family="text" style:name="T1641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ext" style:name="T1644">
      <style:text-properties fo:font-family="Liberation Sans" fo:font-size="10pt" style:text-underline-type="none"/>
    </style:style>
    <style:style style:family="text" style:name="T1645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ext" style:name="T1648">
      <style:text-properties fo:font-family="Liberation Sans" fo:font-size="10pt" style:text-underline-type="none"/>
    </style:style>
    <style:style style:family="text" style:name="T1649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ext" style:name="T1652">
      <style:text-properties fo:font-family="Liberation Sans" fo:font-size="10pt" style:text-underline-type="none"/>
    </style:style>
    <style:style style:family="text" style:name="T1653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ext" style:name="T1656">
      <style:text-properties fo:font-family="Liberation Sans" fo:font-size="10pt" style:text-underline-type="none"/>
    </style:style>
    <style:style style:family="text" style:name="T1657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able-row" style:name="ro668">
      <style:table-row-properties style:row-height="12.8pt" style:use-optimal-row-height="false" fo:break-before="auto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able-row" style:name="ro669">
      <style:table-row-properties style:row-height="12.8pt" style:use-optimal-row-height="false" fo:break-before="auto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ext" style:name="T1680">
      <style:text-properties fo:font-family="Liberation Sans" fo:font-size="10pt" style:text-underline-type="none"/>
    </style:style>
    <style:style style:family="text" style:name="T1681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ext" style:name="T1704">
      <style:text-properties fo:font-family="Liberation Sans" fo:font-size="10pt" style:text-underline-type="none"/>
    </style:style>
    <style:style style:family="text" style:name="T1705">
      <style:text-properties fo:font-family="Liberation Sans" fo:font-size="10pt" style:text-underline-type="none"/>
    </style:style>
    <style:style style:family="table-row" style:name="ro679">
      <style:table-row-properties style:row-height="12.8pt" style:use-optimal-row-height="false" fo:break-before="auto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ext" style:name="T1708">
      <style:text-properties fo:font-family="Liberation Sans" fo:font-size="10pt" style:text-underline-type="none"/>
    </style:style>
    <style:style style:family="text" style:name="T1709">
      <style:text-properties fo:font-family="Liberation Sans" fo:font-size="10pt" style:text-underline-type="none"/>
    </style:style>
    <style:style style:family="table-row" style:name="ro680">
      <style:table-row-properties style:row-height="12.8pt" style:use-optimal-row-height="false" fo:break-before="auto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able-row" style:name="ro681">
      <style:table-row-properties style:row-height="12.8pt" style:use-optimal-row-height="false" fo:break-before="auto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able-row" style:name="ro682">
      <style:table-row-properties style:row-height="12.8pt" style:use-optimal-row-height="false" fo:break-before="auto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ext" style:name="T1720">
      <style:text-properties fo:font-family="Liberation Sans" fo:font-size="10pt" style:text-underline-type="none"/>
    </style:style>
    <style:style style:family="text" style:name="T1721">
      <style:text-properties fo:font-family="Liberation Sans" fo:font-size="10pt" style:text-underline-type="none"/>
    </style:style>
    <style:style style:family="table-row" style:name="ro683">
      <style:table-row-properties style:row-height="12.8pt" style:use-optimal-row-height="false" fo:break-before="auto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able-row" style:name="ro684">
      <style:table-row-properties style:row-height="12.8pt" style:use-optimal-row-height="false" fo:break-before="auto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ext" style:name="T1728">
      <style:text-properties fo:font-family="Liberation Sans" fo:font-size="10pt" style:text-underline-type="none"/>
    </style:style>
    <style:style style:family="text" style:name="T1729">
      <style:text-properties fo:font-family="Liberation Sans" fo:font-size="10pt" style:text-underline-type="none"/>
    </style:style>
    <style:style style:family="table-row" style:name="ro685">
      <style:table-row-properties style:row-height="12.8pt" style:use-optimal-row-height="false" fo:break-before="auto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ext" style:name="T1732">
      <style:text-properties fo:font-family="Liberation Sans" fo:font-size="10pt" style:text-underline-type="none"/>
    </style:style>
    <style:style style:family="text" style:name="T1733">
      <style:text-properties fo:font-family="Liberation Sans" fo:font-size="10pt" style:text-underline-type="none"/>
    </style:style>
    <style:style style:family="table-row" style:name="ro686">
      <style:table-row-properties style:row-height="12.8pt" style:use-optimal-row-height="false" fo:break-before="auto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ext" style:name="T1736">
      <style:text-properties fo:font-family="Liberation Sans" fo:font-size="10pt" style:text-underline-type="none"/>
    </style:style>
    <style:style style:family="text" style:name="T1737">
      <style:text-properties fo:font-family="Liberation Sans" fo:font-size="10pt" style:text-underline-type="none"/>
    </style:style>
    <style:style style:family="table-row" style:name="ro687">
      <style:table-row-properties style:row-height="12.8pt" style:use-optimal-row-height="false" fo:break-before="auto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able-row" style:name="ro688">
      <style:table-row-properties style:row-height="12.8pt" style:use-optimal-row-height="false" fo:break-before="auto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able-row" style:name="ro689">
      <style:table-row-properties style:row-height="12.8pt" style:use-optimal-row-height="false" fo:break-before="auto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able-row" style:name="ro690">
      <style:table-row-properties style:row-height="12.8pt" style:use-optimal-row-height="false" fo:break-before="auto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able-row" style:name="ro691">
      <style:table-row-properties style:row-height="12.8pt" style:use-optimal-row-height="false" fo:break-before="auto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able-row" style:name="ro692">
      <style:table-row-properties style:row-height="12.8pt" style:use-optimal-row-height="false" fo:break-before="auto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ext" style:name="T1760">
      <style:text-properties fo:font-family="Liberation Sans" fo:font-size="10pt" style:text-underline-type="none"/>
    </style:style>
    <style:style style:family="text" style:name="T1761">
      <style:text-properties fo:font-family="Liberation Sans" fo:font-size="10pt" style:text-underline-type="none"/>
    </style:style>
    <style:style style:family="table-row" style:name="ro693">
      <style:table-row-properties style:row-height="12.8pt" style:use-optimal-row-height="false" fo:break-before="auto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ext" style:name="T1764">
      <style:text-properties fo:font-family="Liberation Sans" fo:font-size="10pt" style:text-underline-type="none"/>
    </style:style>
    <style:style style:family="text" style:name="T1765">
      <style:text-properties fo:font-family="Liberation Sans" fo:font-size="10pt" style:text-underline-type="none"/>
    </style:style>
    <style:style style:family="table-row" style:name="ro694">
      <style:table-row-properties style:row-height="12.8pt" style:use-optimal-row-height="false" fo:break-before="auto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able-row" style:name="ro695">
      <style:table-row-properties style:row-height="12.8pt" style:use-optimal-row-height="false" fo:break-before="auto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able-row" style:name="ro696">
      <style:table-row-properties style:row-height="12.8pt" style:use-optimal-row-height="false" fo:break-before="auto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able-row" style:name="ro697">
      <style:table-row-properties style:row-height="12.8pt" style:use-optimal-row-height="false" fo:break-before="auto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able-row" style:name="ro698">
      <style:table-row-properties style:row-height="12.8pt" style:use-optimal-row-height="false" fo:break-before="auto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ext" style:name="T1784">
      <style:text-properties fo:font-family="Liberation Sans" fo:font-size="10pt" style:text-underline-type="none"/>
    </style:style>
    <style:style style:family="text" style:name="T1785">
      <style:text-properties fo:font-family="Liberation Sans" fo:font-size="10pt" style:text-underline-type="none"/>
    </style:style>
    <style:style style:family="table-row" style:name="ro699">
      <style:table-row-properties style:row-height="12.8pt" style:use-optimal-row-height="false" fo:break-before="auto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ext" style:name="T1788">
      <style:text-properties fo:font-family="Liberation Sans" fo:font-size="10pt" style:text-underline-type="none"/>
    </style:style>
    <style:style style:family="text" style:name="T1789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ext" style:name="T1792">
      <style:text-properties fo:font-family="Liberation Sans" fo:font-size="10pt" style:text-underline-type="none"/>
    </style:style>
    <style:style style:family="text" style:name="T1793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ext" style:name="T1796">
      <style:text-properties fo:font-family="Liberation Sans" fo:font-size="10pt" style:text-underline-type="none"/>
    </style:style>
    <style:style style:family="text" style:name="T1797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ext" style:name="T1800">
      <style:text-properties fo:font-family="Liberation Sans" fo:font-size="10pt" style:text-underline-type="none"/>
    </style:style>
    <style:style style:family="text" style:name="T1801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ext" style:name="T1804">
      <style:text-properties fo:font-family="Liberation Sans" fo:font-size="10pt" style:text-underline-type="none"/>
    </style:style>
    <style:style style:family="text" style:name="T1805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806">
      <style:text-properties fo:font-family="Liberation Sans" fo:font-size="10pt" style:text-underline-type="none"/>
    </style:style>
    <style:style style:family="text" style:name="T1807">
      <style:text-properties fo:font-family="Liberation Sans" fo:font-size="10pt" style:text-underline-type="none"/>
    </style:style>
    <style:style style:family="text" style:name="T1808">
      <style:text-properties fo:font-family="Liberation Sans" fo:font-size="10pt" style:text-underline-type="none"/>
    </style:style>
    <style:style style:family="text" style:name="T1809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810">
      <style:text-properties fo:font-family="Liberation Sans" fo:font-size="10pt" style:text-underline-type="none"/>
    </style:style>
    <style:style style:family="text" style:name="T1811">
      <style:text-properties fo:font-family="Liberation Sans" fo:font-size="10pt" style:text-underline-type="none"/>
    </style:style>
    <style:style style:family="text" style:name="T1812">
      <style:text-properties fo:font-family="Liberation Sans" fo:font-size="10pt" style:text-underline-type="none"/>
    </style:style>
    <style:style style:family="text" style:name="T1813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814">
      <style:text-properties fo:font-family="Liberation Sans" fo:font-size="10pt" style:text-underline-type="none"/>
    </style:style>
    <style:style style:family="text" style:name="T1815">
      <style:text-properties fo:font-family="Liberation Sans" fo:font-size="10pt" style:text-underline-type="none"/>
    </style:style>
    <style:style style:family="text" style:name="T1816">
      <style:text-properties fo:font-family="Liberation Sans" fo:font-size="10pt" style:text-underline-type="none"/>
    </style:style>
    <style:style style:family="text" style:name="T1817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818">
      <style:text-properties fo:font-family="Liberation Sans" fo:font-size="10pt" style:text-underline-type="none"/>
    </style:style>
    <style:style style:family="text" style:name="T1819">
      <style:text-properties fo:font-family="Liberation Sans" fo:font-size="10pt" style:text-underline-type="none"/>
    </style:style>
    <style:style style:family="text" style:name="T1820">
      <style:text-properties fo:font-family="Liberation Sans" fo:font-size="10pt" style:text-underline-type="none"/>
    </style:style>
    <style:style style:family="text" style:name="T1821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822">
      <style:text-properties fo:font-family="Liberation Sans" fo:font-size="10pt" style:text-underline-type="none"/>
    </style:style>
    <style:style style:family="text" style:name="T1823">
      <style:text-properties fo:font-family="Liberation Sans" fo:font-size="10pt" style:text-underline-type="none"/>
    </style:style>
    <style:style style:family="text" style:name="T1824">
      <style:text-properties fo:font-family="Liberation Sans" fo:font-size="10pt" style:text-underline-type="none"/>
    </style:style>
    <style:style style:family="text" style:name="T1825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826">
      <style:text-properties fo:font-family="Liberation Sans" fo:font-size="10pt" style:text-underline-type="none"/>
    </style:style>
    <style:style style:family="text" style:name="T1827">
      <style:text-properties fo:font-family="Liberation Sans" fo:font-size="10pt" style:text-underline-type="none"/>
    </style:style>
    <style:style style:family="text" style:name="T1828">
      <style:text-properties fo:font-family="Liberation Sans" fo:font-size="10pt" style:text-underline-type="none"/>
    </style:style>
    <style:style style:family="text" style:name="T1829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830">
      <style:text-properties fo:font-family="Liberation Sans" fo:font-size="10pt" style:text-underline-type="none"/>
    </style:style>
    <style:style style:family="text" style:name="T1831">
      <style:text-properties fo:font-family="Liberation Sans" fo:font-size="10pt" style:text-underline-type="none"/>
    </style:style>
    <style:style style:family="text" style:name="T1832">
      <style:text-properties fo:font-family="Liberation Sans" fo:font-size="10pt" style:text-underline-type="none"/>
    </style:style>
    <style:style style:family="text" style:name="T1833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834">
      <style:text-properties fo:font-family="Liberation Sans" fo:font-size="10pt" style:text-underline-type="none"/>
    </style:style>
    <style:style style:family="text" style:name="T1835">
      <style:text-properties fo:font-family="Liberation Sans" fo:font-size="10pt" style:text-underline-type="none"/>
    </style:style>
    <style:style style:family="text" style:name="T1836">
      <style:text-properties fo:font-family="Liberation Sans" fo:font-size="10pt" style:text-underline-type="none"/>
    </style:style>
    <style:style style:family="text" style:name="T1837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838">
      <style:text-properties fo:font-family="Liberation Sans" fo:font-size="10pt" style:text-underline-type="none"/>
    </style:style>
    <style:style style:family="text" style:name="T1839">
      <style:text-properties fo:font-family="Liberation Sans" fo:font-size="10pt" style:text-underline-type="none"/>
    </style:style>
    <style:style style:family="text" style:name="T1840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841">
      <style:text-properties fo:font-family="Liberation Sans" fo:font-size="10pt" style:text-underline-type="none"/>
    </style:style>
    <style:style style:family="text" style:name="T1842">
      <style:text-properties fo:font-family="Liberation Sans" fo:font-size="10pt" style:text-underline-type="none"/>
    </style:style>
    <style:style style:family="text" style:name="T1843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844">
      <style:text-properties fo:font-family="Liberation Sans" fo:font-size="10pt" style:text-underline-type="none"/>
    </style:style>
    <style:style style:family="text" style:name="T1845">
      <style:text-properties fo:font-family="Liberation Sans" fo:font-size="10pt" style:text-underline-type="none"/>
    </style:style>
    <style:style style:family="text" style:name="T1846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847">
      <style:text-properties fo:font-family="Liberation Sans" fo:font-size="10pt" style:text-underline-type="none"/>
    </style:style>
    <style:style style:family="text" style:name="T1848">
      <style:text-properties fo:font-family="Liberation Sans" fo:font-size="10pt" style:text-underline-type="none"/>
    </style:style>
    <style:style style:family="text" style:name="T1849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850">
      <style:text-properties fo:font-family="Liberation Sans" fo:font-size="10pt" style:text-underline-type="none"/>
    </style:style>
    <style:style style:family="text" style:name="T1851">
      <style:text-properties fo:font-family="Liberation Sans" fo:font-size="10pt" style:text-underline-type="none"/>
    </style:style>
    <style:style style:family="text" style:name="T1852">
      <style:text-properties fo:font-family="Liberation Sans" fo:font-size="10pt" style:text-underline-type="none"/>
    </style:style>
    <style:style style:family="text" style:name="T1853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854">
      <style:text-properties fo:font-family="Liberation Sans" fo:font-size="10pt" style:text-underline-type="none"/>
    </style:style>
    <style:style style:family="text" style:name="T1855">
      <style:text-properties fo:font-family="Liberation Sans" fo:font-size="10pt" style:text-underline-type="none"/>
    </style:style>
    <style:style style:family="text" style:name="T1856">
      <style:text-properties fo:font-family="Liberation Sans" fo:font-size="10pt" style:text-underline-type="none"/>
    </style:style>
    <style:style style:family="text" style:name="T1857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858">
      <style:text-properties fo:font-family="Liberation Sans" fo:font-size="10pt" style:text-underline-type="none"/>
    </style:style>
    <style:style style:family="text" style:name="T1859">
      <style:text-properties fo:font-family="Liberation Sans" fo:font-size="10pt" style:text-underline-type="none"/>
    </style:style>
    <style:style style:family="text" style:name="T1860">
      <style:text-properties fo:font-family="Liberation Sans" fo:font-size="10pt" style:text-underline-type="none"/>
    </style:style>
    <style:style style:family="text" style:name="T1861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862">
      <style:text-properties fo:font-family="Liberation Sans" fo:font-size="10pt" style:text-underline-type="none"/>
    </style:style>
    <style:style style:family="text" style:name="T1863">
      <style:text-properties fo:font-family="Liberation Sans" fo:font-size="10pt" style:text-underline-type="none"/>
    </style:style>
    <style:style style:family="text" style:name="T1864">
      <style:text-properties fo:font-family="Liberation Sans" fo:font-size="10pt" style:text-underline-type="none"/>
    </style:style>
    <style:style style:family="text" style:name="T1865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ext" style:name="T1866">
      <style:text-properties fo:font-family="Liberation Sans" fo:font-size="10pt" style:text-underline-type="none"/>
    </style:style>
    <style:style style:family="text" style:name="T1867">
      <style:text-properties fo:font-family="Liberation Sans" fo:font-size="10pt" style:text-underline-type="none"/>
    </style:style>
    <style:style style:family="text" style:name="T1868">
      <style:text-properties fo:font-family="Liberation Sans" fo:font-size="10pt" style:text-underline-type="none"/>
    </style:style>
    <style:style style:family="text" style:name="T1869">
      <style:text-properties fo:font-family="Liberation Sans" fo:font-size="10pt" style:text-underline-type="none"/>
    </style:style>
    <style:style style:family="table-row" style:name="ro721">
      <style:table-row-properties style:row-height="12.8pt" style:use-optimal-row-height="false" fo:break-before="auto"/>
    </style:style>
    <style:style style:family="text" style:name="T1870">
      <style:text-properties fo:font-family="Liberation Sans" fo:font-size="10pt" style:text-underline-type="none"/>
    </style:style>
    <style:style style:family="text" style:name="T1871">
      <style:text-properties fo:font-family="Liberation Sans" fo:font-size="10pt" style:text-underline-type="none"/>
    </style:style>
    <style:style style:family="text" style:name="T1872">
      <style:text-properties fo:font-family="Liberation Sans" fo:font-size="10pt" style:text-underline-type="none"/>
    </style:style>
    <style:style style:family="text" style:name="T1873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874">
      <style:text-properties fo:font-family="Liberation Sans" fo:font-size="10pt" style:text-underline-type="none"/>
    </style:style>
    <style:style style:family="text" style:name="T1875">
      <style:text-properties fo:font-family="Liberation Sans" fo:font-size="10pt" style:text-underline-type="none"/>
    </style:style>
    <style:style style:family="text" style:name="T1876">
      <style:text-properties fo:font-family="Liberation Sans" fo:font-size="10pt" style:text-underline-type="none"/>
    </style:style>
    <style:style style:family="text" style:name="T1877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878">
      <style:text-properties fo:font-family="Liberation Sans" fo:font-size="10pt" style:text-underline-type="none"/>
    </style:style>
    <style:style style:family="text" style:name="T1879">
      <style:text-properties fo:font-family="Liberation Sans" fo:font-size="10pt" style:text-underline-type="none"/>
    </style:style>
    <style:style style:family="text" style:name="T1880">
      <style:text-properties fo:font-family="Liberation Sans" fo:font-size="10pt" style:text-underline-type="none"/>
    </style:style>
    <style:style style:family="text" style:name="T1881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882">
      <style:text-properties fo:font-family="Liberation Sans" fo:font-size="10pt" style:text-underline-type="none"/>
    </style:style>
    <style:style style:family="text" style:name="T1883">
      <style:text-properties fo:font-family="Liberation Sans" fo:font-size="10pt" style:text-underline-type="none"/>
    </style:style>
    <style:style style:family="text" style:name="T1884">
      <style:text-properties fo:font-family="Liberation Sans" fo:font-size="10pt" style:text-underline-type="none"/>
    </style:style>
    <style:style style:family="text" style:name="T1885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886">
      <style:text-properties fo:font-family="Liberation Sans" fo:font-size="10pt" style:text-underline-type="none"/>
    </style:style>
    <style:style style:family="text" style:name="T1887">
      <style:text-properties fo:font-family="Liberation Sans" fo:font-size="10pt" style:text-underline-type="none"/>
    </style:style>
    <style:style style:family="text" style:name="T1888">
      <style:text-properties fo:font-family="Liberation Sans" fo:font-size="10pt" style:text-underline-type="none"/>
    </style:style>
    <style:style style:family="text" style:name="T1889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890">
      <style:text-properties fo:font-family="Liberation Sans" fo:font-size="10pt" style:text-underline-type="none"/>
    </style:style>
    <style:style style:family="text" style:name="T1891">
      <style:text-properties fo:font-family="Liberation Sans" fo:font-size="10pt" style:text-underline-type="none"/>
    </style:style>
    <style:style style:family="text" style:name="T1892">
      <style:text-properties fo:font-family="Liberation Sans" fo:font-size="10pt" style:text-underline-type="none"/>
    </style:style>
    <style:style style:family="text" style:name="T1893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ext" style:name="T1894">
      <style:text-properties fo:font-family="Liberation Sans" fo:font-size="10pt" style:text-underline-type="none"/>
    </style:style>
    <style:style style:family="text" style:name="T1895">
      <style:text-properties fo:font-family="Liberation Sans" fo:font-size="10pt" style:text-underline-type="none"/>
    </style:style>
    <style:style style:family="text" style:name="T1896">
      <style:text-properties fo:font-family="Liberation Sans" fo:font-size="10pt" style:text-underline-type="none"/>
    </style:style>
    <style:style style:family="text" style:name="T1897">
      <style:text-properties fo:font-family="Liberation Sans" fo:font-size="10pt" style:text-underline-type="none"/>
    </style:style>
    <style:style style:family="table-row" style:name="ro728">
      <style:table-row-properties style:row-height="12.8pt" style:use-optimal-row-height="false" fo:break-before="auto"/>
    </style:style>
    <style:style style:family="text" style:name="T1898">
      <style:text-properties fo:font-family="Liberation Sans" fo:font-size="10pt" style:text-underline-type="none"/>
    </style:style>
    <style:style style:family="text" style:name="T1899">
      <style:text-properties fo:font-family="Liberation Sans" fo:font-size="10pt" style:text-underline-type="none"/>
    </style:style>
    <style:style style:family="text" style:name="T1900">
      <style:text-properties fo:font-family="Liberation Sans" fo:font-size="10pt" style:text-underline-type="none"/>
    </style:style>
    <style:style style:family="text" style:name="T1901">
      <style:text-properties fo:font-family="Liberation Sans" fo:font-size="10pt" style:text-underline-type="none"/>
    </style:style>
    <style:style style:family="table-row" style:name="ro729">
      <style:table-row-properties style:row-height="12.8pt" style:use-optimal-row-height="false" fo:break-before="auto"/>
    </style:style>
    <style:style style:family="text" style:name="T1902">
      <style:text-properties fo:font-family="Liberation Sans" fo:font-size="10pt" style:text-underline-type="none"/>
    </style:style>
    <style:style style:family="text" style:name="T1903">
      <style:text-properties fo:font-family="Liberation Sans" fo:font-size="10pt" style:text-underline-type="none"/>
    </style:style>
    <style:style style:family="text" style:name="T1904">
      <style:text-properties fo:font-family="Liberation Sans" fo:font-size="10pt" style:text-underline-type="none"/>
    </style:style>
    <style:style style:family="text" style:name="T1905">
      <style:text-properties fo:font-family="Liberation Sans" fo:font-size="10pt" style:text-underline-type="none"/>
    </style:style>
    <style:style style:family="table-row" style:name="ro730">
      <style:table-row-properties style:row-height="12.8pt" style:use-optimal-row-height="false" fo:break-before="auto"/>
    </style:style>
    <style:style style:family="text" style:name="T1906">
      <style:text-properties fo:font-family="Liberation Sans" fo:font-size="10pt" style:text-underline-type="none"/>
    </style:style>
    <style:style style:family="text" style:name="T1907">
      <style:text-properties fo:font-family="Liberation Sans" fo:font-size="10pt" style:text-underline-type="none"/>
    </style:style>
    <style:style style:family="text" style:name="T1908">
      <style:text-properties fo:font-family="Liberation Sans" fo:font-size="10pt" style:text-underline-type="none"/>
    </style:style>
    <style:style style:family="text" style:name="T1909">
      <style:text-properties fo:font-family="Liberation Sans" fo:font-size="10pt" style:text-underline-type="none"/>
    </style:style>
    <style:style style:family="table-row" style:name="ro731">
      <style:table-row-properties style:row-height="12.8pt" style:use-optimal-row-height="false" fo:break-before="auto"/>
    </style:style>
    <style:style style:family="text" style:name="T1910">
      <style:text-properties fo:font-family="Liberation Sans" fo:font-size="10pt" style:text-underline-type="none"/>
    </style:style>
    <style:style style:family="text" style:name="T1911">
      <style:text-properties fo:font-family="Liberation Sans" fo:font-size="10pt" style:text-underline-type="none"/>
    </style:style>
    <style:style style:family="text" style:name="T1912">
      <style:text-properties fo:font-family="Liberation Sans" fo:font-size="10pt" style:text-underline-type="none"/>
    </style:style>
    <style:style style:family="text" style:name="T1913">
      <style:text-properties fo:font-family="Liberation Sans" fo:font-size="10pt" style:text-underline-type="none"/>
    </style:style>
    <style:style style:family="table-row" style:name="ro732">
      <style:table-row-properties style:row-height="12.8pt" style:use-optimal-row-height="false" fo:break-before="auto"/>
    </style:style>
    <style:style style:family="text" style:name="T1914">
      <style:text-properties fo:font-family="Liberation Sans" fo:font-size="10pt" style:text-underline-type="none"/>
    </style:style>
    <style:style style:family="text" style:name="T1915">
      <style:text-properties fo:font-family="Liberation Sans" fo:font-size="10pt" style:text-underline-type="none"/>
    </style:style>
    <style:style style:family="text" style:name="T1916">
      <style:text-properties fo:font-family="Liberation Sans" fo:font-size="10pt" style:text-underline-type="none"/>
    </style:style>
    <style:style style:family="text" style:name="T1917">
      <style:text-properties fo:font-family="Liberation Sans" fo:font-size="10pt" style:text-underline-type="none"/>
    </style:style>
    <style:style style:family="table-row" style:name="ro733">
      <style:table-row-properties style:row-height="12.8pt" style:use-optimal-row-height="false" fo:break-before="auto"/>
    </style:style>
    <style:style style:family="text" style:name="T1918">
      <style:text-properties fo:font-family="Liberation Sans" fo:font-size="10pt" style:text-underline-type="none"/>
    </style:style>
    <style:style style:family="text" style:name="T1919">
      <style:text-properties fo:font-family="Liberation Sans" fo:font-size="10pt" style:text-underline-type="none"/>
    </style:style>
    <style:style style:family="text" style:name="T1920">
      <style:text-properties fo:font-family="Liberation Sans" fo:font-size="10pt" style:text-underline-type="none"/>
    </style:style>
    <style:style style:family="text" style:name="T1921">
      <style:text-properties fo:font-family="Liberation Sans" fo:font-size="10pt" style:text-underline-type="none"/>
    </style:style>
    <style:style style:family="table-row" style:name="ro734">
      <style:table-row-properties style:row-height="12.8pt" style:use-optimal-row-height="false" fo:break-before="auto"/>
    </style:style>
    <style:style style:family="text" style:name="T1922">
      <style:text-properties fo:font-family="Liberation Sans" fo:font-size="10pt" style:text-underline-type="none"/>
    </style:style>
    <style:style style:family="text" style:name="T1923">
      <style:text-properties fo:font-family="Liberation Sans" fo:font-size="10pt" style:text-underline-type="none"/>
    </style:style>
    <style:style style:family="text" style:name="T1924">
      <style:text-properties fo:font-family="Liberation Sans" fo:font-size="10pt" style:text-underline-type="none"/>
    </style:style>
    <style:style style:family="text" style:name="T1925">
      <style:text-properties fo:font-family="Liberation Sans" fo:font-size="10pt" style:text-underline-type="none"/>
    </style:style>
    <style:style style:family="table-row" style:name="ro735">
      <style:table-row-properties style:row-height="12.8pt" style:use-optimal-row-height="false" fo:break-before="auto"/>
    </style:style>
    <style:style style:family="text" style:name="T1926">
      <style:text-properties fo:font-family="Liberation Sans" fo:font-size="10pt" style:text-underline-type="none"/>
    </style:style>
    <style:style style:family="text" style:name="T1927">
      <style:text-properties fo:font-family="Liberation Sans" fo:font-size="10pt" style:text-underline-type="none"/>
    </style:style>
    <style:style style:family="text" style:name="T1928">
      <style:text-properties fo:font-family="Liberation Sans" fo:font-size="10pt" style:text-underline-type="none"/>
    </style:style>
    <style:style style:family="text" style:name="T1929">
      <style:text-properties fo:font-family="Liberation Sans" fo:font-size="10pt" style:text-underline-type="none"/>
    </style:style>
    <style:style style:family="table-row" style:name="ro736">
      <style:table-row-properties style:row-height="12.8pt" style:use-optimal-row-height="false" fo:break-before="auto"/>
    </style:style>
    <style:style style:family="text" style:name="T1930">
      <style:text-properties fo:font-family="Liberation Sans" fo:font-size="10pt" style:text-underline-type="none"/>
    </style:style>
    <style:style style:family="text" style:name="T1931">
      <style:text-properties fo:font-family="Liberation Sans" fo:font-size="10pt" style:text-underline-type="none"/>
    </style:style>
    <style:style style:family="text" style:name="T1932">
      <style:text-properties fo:font-family="Liberation Sans" fo:font-size="10pt" style:text-underline-type="none"/>
    </style:style>
    <style:style style:family="text" style:name="T1933">
      <style:text-properties fo:font-family="Liberation Sans" fo:font-size="10pt" style:text-underline-type="none"/>
    </style:style>
    <style:style style:family="table-row" style:name="ro737">
      <style:table-row-properties style:row-height="12.8pt" style:use-optimal-row-height="false" fo:break-before="auto"/>
    </style:style>
    <style:style style:family="text" style:name="T1934">
      <style:text-properties fo:font-family="Liberation Sans" fo:font-size="10pt" style:text-underline-type="none"/>
    </style:style>
    <style:style style:family="text" style:name="T1935">
      <style:text-properties fo:font-family="Liberation Sans" fo:font-size="10pt" style:text-underline-type="none"/>
    </style:style>
    <style:style style:family="text" style:name="T1936">
      <style:text-properties fo:font-family="Liberation Sans" fo:font-size="10pt" style:text-underline-type="none"/>
    </style:style>
    <style:style style:family="text" style:name="T1937">
      <style:text-properties fo:font-family="Liberation Sans" fo:font-size="10pt" style:text-underline-type="none"/>
    </style:style>
    <style:style style:family="table-row" style:name="ro738">
      <style:table-row-properties style:row-height="12.8pt" style:use-optimal-row-height="false" fo:break-before="auto"/>
    </style:style>
    <style:style style:family="text" style:name="T1938">
      <style:text-properties fo:font-family="Liberation Sans" fo:font-size="10pt" style:text-underline-type="none"/>
    </style:style>
    <style:style style:family="text" style:name="T1939">
      <style:text-properties fo:font-family="Liberation Sans" fo:font-size="10pt" style:text-underline-type="none"/>
    </style:style>
    <style:style style:family="text" style:name="T1940">
      <style:text-properties fo:font-family="Liberation Sans" fo:font-size="10pt" style:text-underline-type="none"/>
    </style:style>
    <style:style style:family="text" style:name="T1941">
      <style:text-properties fo:font-family="Liberation Sans" fo:font-size="10pt" style:text-underline-type="none"/>
    </style:style>
    <style:style style:family="table-row" style:name="ro739">
      <style:table-row-properties style:row-height="12.8pt" style:use-optimal-row-height="false" fo:break-before="auto"/>
    </style:style>
    <style:style style:family="text" style:name="T1942">
      <style:text-properties fo:font-family="Liberation Sans" fo:font-size="10pt" style:text-underline-type="none"/>
    </style:style>
    <style:style style:family="text" style:name="T1943">
      <style:text-properties fo:font-family="Liberation Sans" fo:font-size="10pt" style:text-underline-type="none"/>
    </style:style>
    <style:style style:family="text" style:name="T1944">
      <style:text-properties fo:font-family="Liberation Sans" fo:font-size="10pt" style:text-underline-type="none"/>
    </style:style>
    <style:style style:family="text" style:name="T1945">
      <style:text-properties fo:font-family="Liberation Sans" fo:font-size="10pt" style:text-underline-type="none"/>
    </style:style>
    <style:style style:family="table-row" style:name="ro740">
      <style:table-row-properties style:row-height="12.8pt" style:use-optimal-row-height="false" fo:break-before="auto"/>
    </style:style>
    <style:style style:family="text" style:name="T1946">
      <style:text-properties fo:font-family="Liberation Sans" fo:font-size="10pt" style:text-underline-type="none"/>
    </style:style>
    <style:style style:family="text" style:name="T1947">
      <style:text-properties fo:font-family="Liberation Sans" fo:font-size="10pt" style:text-underline-type="none"/>
    </style:style>
    <style:style style:family="text" style:name="T1948">
      <style:text-properties fo:font-family="Liberation Sans" fo:font-size="10pt" style:text-underline-type="none"/>
    </style:style>
    <style:style style:family="text" style:name="T1949">
      <style:text-properties fo:font-family="Liberation Sans" fo:font-size="10pt" style:text-underline-type="none"/>
    </style:style>
    <style:style style:family="table-row" style:name="ro741">
      <style:table-row-properties style:row-height="12.8pt" style:use-optimal-row-height="false" fo:break-before="auto"/>
    </style:style>
    <style:style style:family="text" style:name="T1950">
      <style:text-properties fo:font-family="Liberation Sans" fo:font-size="10pt" style:text-underline-type="none"/>
    </style:style>
    <style:style style:family="text" style:name="T1951">
      <style:text-properties fo:font-family="Liberation Sans" fo:font-size="10pt" style:text-underline-type="none"/>
    </style:style>
    <style:style style:family="text" style:name="T1952">
      <style:text-properties fo:font-family="Liberation Sans" fo:font-size="10pt" style:text-underline-type="none"/>
    </style:style>
    <style:style style:family="text" style:name="T1953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954">
      <style:text-properties fo:font-family="Liberation Sans" fo:font-size="10pt" style:text-underline-type="none"/>
    </style:style>
    <style:style style:family="text" style:name="T1955">
      <style:text-properties fo:font-family="Liberation Sans" fo:font-size="10pt" style:text-underline-type="none"/>
    </style:style>
    <style:style style:family="text" style:name="T1956">
      <style:text-properties fo:font-family="Liberation Sans" fo:font-size="10pt" style:text-underline-type="none"/>
    </style:style>
    <style:style style:family="text" style:name="T1957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958">
      <style:text-properties fo:font-family="Liberation Sans" fo:font-size="10pt" style:text-underline-type="none"/>
    </style:style>
    <style:style style:family="text" style:name="T1959">
      <style:text-properties fo:font-family="Liberation Sans" fo:font-size="10pt" style:text-underline-type="none"/>
    </style:style>
    <style:style style:family="text" style:name="T1960">
      <style:text-properties fo:font-family="Liberation Sans" fo:font-size="10pt" style:text-underline-type="none"/>
    </style:style>
    <style:style style:family="text" style:name="T1961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962">
      <style:text-properties fo:font-family="Liberation Sans" fo:font-size="10pt" style:text-underline-type="none"/>
    </style:style>
    <style:style style:family="text" style:name="T1963">
      <style:text-properties fo:font-family="Liberation Sans" fo:font-size="10pt" style:text-underline-type="none"/>
    </style:style>
    <style:style style:family="text" style:name="T1964">
      <style:text-properties fo:font-family="Liberation Sans" fo:font-size="10pt" style:text-underline-type="none"/>
    </style:style>
    <style:style style:family="text" style:name="T1965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966">
      <style:text-properties fo:font-family="Liberation Sans" fo:font-size="10pt" style:text-underline-type="none"/>
    </style:style>
    <style:style style:family="text" style:name="T1967">
      <style:text-properties fo:font-family="Liberation Sans" fo:font-size="10pt" style:text-underline-type="none"/>
    </style:style>
    <style:style style:family="text" style:name="T1968">
      <style:text-properties fo:font-family="Liberation Sans" fo:font-size="10pt" style:text-underline-type="none"/>
    </style:style>
    <style:style style:family="text" style:name="T1969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970">
      <style:text-properties fo:font-family="Liberation Sans" fo:font-size="10pt" style:text-underline-type="none"/>
    </style:style>
    <style:style style:family="text" style:name="T1971">
      <style:text-properties fo:font-family="Liberation Sans" fo:font-size="10pt" style:text-underline-type="none"/>
    </style:style>
    <style:style style:family="text" style:name="T1972">
      <style:text-properties fo:font-family="Liberation Sans" fo:font-size="10pt" style:text-underline-type="none"/>
    </style:style>
    <style:style style:family="text" style:name="T1973">
      <style:text-properties fo:font-family="Liberation Sans" fo:font-size="10pt" style:text-underline-type="none"/>
    </style:style>
    <style:style style:family="table-row" style:name="ro747">
      <style:table-row-properties style:row-height="12.75pt" style:use-optimal-row-height="true" fo:break-before="auto"/>
    </style:style>
    <style:style style:family="text" style:name="T1974">
      <style:text-properties fo:font-family="Liberation Sans" fo:font-size="10pt" style:text-underline-type="none"/>
    </style:style>
    <style:style style:family="table-row" style:name="ro748">
      <style:table-row-properties style:row-height="12.75pt" style:use-optimal-row-height="true" fo:break-before="auto"/>
    </style:style>
    <style:style style:family="text" style:name="T1975">
      <style:text-properties fo:font-family="Liberation Sans" fo:font-size="10pt" style:text-underline-type="none"/>
    </style:style>
    <style:style style:family="table-row" style:name="ro749">
      <style:table-row-properties style:row-height="12.75pt" style:use-optimal-row-height="true" fo:break-before="auto"/>
    </style:style>
    <style:style style:family="text" style:name="T1976">
      <style:text-properties fo:font-family="Liberation Sans" fo:font-size="10pt" style:text-underline-type="none"/>
    </style:style>
    <style:style style:family="table-row" style:name="ro750">
      <style:table-row-properties style:row-height="12.75pt" style:use-optimal-row-height="true" fo:break-before="auto"/>
    </style:style>
    <style:style style:family="text" style:name="T1977">
      <style:text-properties fo:font-family="Liberation Sans" fo:font-size="10pt" style:text-underline-type="none"/>
    </style:style>
    <style:style style:family="table-row" style:name="ro751">
      <style:table-row-properties style:row-height="12.75pt" style:use-optimal-row-height="true" fo:break-before="auto"/>
    </style:style>
    <style:style style:family="text" style:name="T1978">
      <style:text-properties fo:font-family="Liberation Sans" fo:font-size="10pt" style:text-underline-type="none"/>
    </style:style>
    <style:style style:family="table-row" style:name="ro752">
      <style:table-row-properties style:row-height="12.75pt" style:use-optimal-row-height="true" fo:break-before="auto"/>
    </style:style>
    <style:style style:family="text" style:name="T1979">
      <style:text-properties fo:font-family="Liberation Sans" fo:font-size="10pt" style:text-underline-type="none"/>
    </style:style>
    <style:style style:family="table-row" style:name="ro753">
      <style:table-row-properties style:row-height="12.75pt" style:use-optimal-row-height="true" fo:break-before="auto"/>
    </style:style>
    <style:style style:family="text" style:name="T1980">
      <style:text-properties fo:font-family="Liberation Sans" fo:font-size="10pt" style:text-underline-type="none"/>
    </style:style>
    <style:style style:family="table-row" style:name="ro754">
      <style:table-row-properties style:row-height="12.75pt" style:use-optimal-row-height="true" fo:break-before="auto"/>
    </style:style>
    <style:style style:family="text" style:name="T1981">
      <style:text-properties fo:font-family="Liberation Sans" fo:font-size="10pt" style:text-underline-type="none"/>
    </style:style>
    <style:style style:family="table-row" style:name="ro755">
      <style:table-row-properties style:row-height="12.75pt" style:use-optimal-row-height="true" fo:break-before="auto"/>
    </style:style>
    <style:style style:family="text" style:name="T1982">
      <style:text-properties fo:font-family="Liberation Sans" fo:font-size="10pt" style:text-underline-type="none"/>
    </style:style>
    <style:style style:family="table-row" style:name="ro756">
      <style:table-row-properties style:row-height="12.75pt" style:use-optimal-row-height="true" fo:break-before="auto"/>
    </style:style>
    <style:style style:family="text" style:name="T1983">
      <style:text-properties fo:font-family="Liberation Sans" fo:font-size="10pt" style:text-underline-type="none"/>
    </style:style>
    <style:style style:family="table-row" style:name="ro757">
      <style:table-row-properties style:row-height="12.75pt" style:use-optimal-row-height="true" fo:break-before="auto"/>
    </style:style>
    <style:style style:family="text" style:name="T1984">
      <style:text-properties fo:font-family="Liberation Sans" fo:font-size="10pt" style:text-underline-type="none"/>
    </style:style>
    <style:style style:family="table-row" style:name="ro758">
      <style:table-row-properties style:row-height="12.75pt" style:use-optimal-row-height="true" fo:break-before="auto"/>
    </style:style>
    <style:style style:family="text" style:name="T1985">
      <style:text-properties fo:font-family="Liberation Sans" fo:font-size="10pt" style:text-underline-type="none"/>
    </style:style>
    <style:style style:family="table-row" style:name="ro759">
      <style:table-row-properties style:row-height="12.75pt" style:use-optimal-row-height="true" fo:break-before="auto"/>
    </style:style>
    <style:style style:family="text" style:name="T1986">
      <style:text-properties fo:font-family="Liberation Sans" fo:font-size="10pt" style:text-underline-type="none"/>
    </style:style>
    <style:style style:family="table-row" style:name="ro760">
      <style:table-row-properties style:row-height="12.75pt" style:use-optimal-row-height="true" fo:break-before="auto"/>
    </style:style>
    <style:style style:family="text" style:name="T1987">
      <style:text-properties fo:font-family="Liberation Sans" fo:font-size="10pt" style:text-underline-type="none"/>
    </style:style>
    <style:style style:family="table-row" style:name="ro761">
      <style:table-row-properties style:row-height="12.75pt" style:use-optimal-row-height="true" fo:break-before="auto"/>
    </style:style>
    <style:style style:family="text" style:name="T1988">
      <style:text-properties fo:font-family="Liberation Sans" fo:font-size="10pt" style:text-underline-type="none"/>
    </style:style>
    <style:style style:family="table-row" style:name="ro762">
      <style:table-row-properties style:row-height="12.75pt" style:use-optimal-row-height="true" fo:break-before="auto"/>
    </style:style>
    <style:style style:family="text" style:name="T1989">
      <style:text-properties fo:font-family="Liberation Sans" fo:font-size="10pt" style:text-underline-type="none"/>
    </style:style>
    <style:style style:family="table-row" style:name="ro763">
      <style:table-row-properties style:row-height="12.75pt" style:use-optimal-row-height="true" fo:break-before="auto"/>
    </style:style>
    <style:style style:family="text" style:name="T1990">
      <style:text-properties fo:font-family="Liberation Sans" fo:font-size="10pt" style:text-underline-type="none"/>
    </style:style>
    <style:style style:family="table-row" style:name="ro764">
      <style:table-row-properties style:row-height="12.75pt" style:use-optimal-row-height="true" fo:break-before="auto"/>
    </style:style>
    <style:style style:family="text" style:name="T1991">
      <style:text-properties fo:font-family="Liberation Sans" fo:font-size="10pt" style:text-underline-type="none"/>
    </style:style>
    <style:style style:family="table-row" style:name="ro765">
      <style:table-row-properties style:row-height="12.75pt" style:use-optimal-row-height="true" fo:break-before="auto"/>
    </style:style>
    <style:style style:family="text" style:name="T1992">
      <style:text-properties fo:font-family="Liberation Sans" fo:font-size="10pt" style:text-underline-type="none"/>
    </style:style>
    <style:style style:family="table-row" style:name="ro766">
      <style:table-row-properties style:row-height="12.75pt" style:use-optimal-row-height="true" fo:break-before="auto"/>
    </style:style>
    <style:style style:family="table-row" style:name="ro767">
      <style:table-row-properties style:row-height="12.75pt" style:use-optimal-row-height="true" fo:break-before="auto"/>
    </style:style>
    <style:style style:family="table-row" style:name="ro768">
      <style:table-row-properties style:row-height="12.75pt" style:use-optimal-row-height="true" fo:break-before="auto"/>
    </style:style>
    <style:style style:family="table-row" style:name="ro769">
      <style:table-row-properties style:row-height="12.75pt" style:use-optimal-row-height="true" fo:break-before="auto"/>
    </style:style>
    <style:style style:family="table-row" style:name="ro770">
      <style:table-row-properties style:row-height="12.75pt" style:use-optimal-row-height="true" fo:break-before="auto"/>
    </style:style>
    <style:style style:family="table-row" style:name="ro771">
      <style:table-row-properties style:row-height="12.75pt" style:use-optimal-row-height="true" fo:break-before="auto"/>
    </style:style>
    <style:style style:family="table-row" style:name="ro772">
      <style:table-row-properties style:row-height="12.75pt" style:use-optimal-row-height="true" fo:break-before="auto"/>
    </style:style>
    <style:style style:family="table-row" style:name="ro773">
      <style:table-row-properties style:row-height="12.75pt" style:use-optimal-row-height="true" fo:break-before="auto"/>
    </style:style>
    <style:style style:family="table-row" style:name="ro774">
      <style:table-row-properties style:row-height="12.75pt" style:use-optimal-row-height="true" fo:break-before="auto"/>
    </style:style>
    <style:style style:family="table-row" style:name="ro775">
      <style:table-row-properties style:row-height="12.75pt" style:use-optimal-row-height="true" fo:break-before="auto"/>
    </style:style>
    <style:style style:family="table-row" style:name="ro776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6.315cm" svg:height="3.816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$1:$items_equipment.$A$1048576])-1" office:value-type="float" calcext:value-type="float" office:value="81">
            <text:p>81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$1:$items_misc.$A$1048576])-1" office:value-type="float" calcext:value-type="float" office:value="4">
            <text:p>4</text:p>
          </table:table-cell>
          <table:table-cell table:style-name="ce10" table:formula="of:=SUM([.A3:.C3])" office:value-type="float" calcext:value-type="float" office:value="88">
            <text:p>88</text:p>
          </table:table-cell>
          <table:table-cell table:style-name="ce11" table:formula="of:=COUNTA([$enemies.$A$1:$enemies.$A$1048576])-1" office:value-type="float" calcext:value-type="float" office:value="20">
            <text:p>20</text:p>
          </table:table-cell>
          <table:table-cell table:style-name="ce12" table:formula="of:=COUNTA([$skills.$A:$skills.$A])-1" office:value-type="float" calcext:value-type="float" office:value="15">
            <text:p>15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60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7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8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9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0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1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6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27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4">
              <text:p>4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4">
              <text:p>4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4">
              <text:p>4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4">
              <text:p>4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6">
            <table:table-cell table:number-columns-repeated="1024"/>
          </table:table-row>
        </table:table-rows>
        <calcext:conditional-formats>
          <calcext:conditional-format calcext:target-range-address="A:S U:U W:W">
            <calcext:condition calcext:base-cell-address="items_equipment.A1" calcext:value="formula-is( ISEVEN(ROW()))"/>
          </calcext:conditional-format>
          <calcext:conditional-format calcext:target-range-address="W:AMJ A:U">
            <calcext:condition calcext:base-cell-address="items_equipment.W1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90">
          <table:table-cell office:value-type="string" calcext:value-type="string">
            <text:p><text:span text:style-name="T366">premade_id</text:span></text:p>
          </table:table-cell>
          <table:table-cell office:value-type="string" calcext:value-type="string">
            <text:p><text:span text:style-name="T367">name</text:span></text:p>
          </table:table-cell>
          <table:table-cell office:value-type="string" calcext:value-type="string">
            <text:p><text:span text:style-name="T368">skill</text:span></text:p>
          </table:table-cell>
          <table:table-cell table:style-name="ce7" office:value-type="string" calcext:value-type="string">
            <text:p><text:span text:style-name="T369">FOUND</text:span></text:p>
          </table:table-cell>
          <table:table-cell office:value-type="string" calcext:value-type="string">
            <text:p><text:span text:style-name="T370">use_perspectives</text:span></text:p>
          </table:table-cell>
          <table:table-cell table:style-name="ce7" office:value-type="string" calcext:value-type="string">
            <text:p><text:span text:style-name="T371">FOUND</text:span></text:p>
          </table:table-cell>
          <table:table-cell table:style-name="ce13" office:value-type="string" calcext:value-type="string">
            <text:p><text:span text:style-name="T372">DROPPED</text:span><text:span text:style-name="T373">
</text:span><text:span text:style-name="T374">BY X </text:span><text:span text:style-name="T375">
</text:span><text:span text:style-name="T376">MOBS</text:span></text:p>
          </table:table-cell>
          <table:table-cell office:value-type="string" calcext:value-type="string">
            <text:p><text:span text:style-name="T377">description</text:span></text:p>
          </table:table-cell>
          <table:table-cell table:number-columns-repeated="1024"/>
        </table:table-row>
        <table:table-row table:style-name="ro91">
          <table:table-cell office:value-type="string" calcext:value-type="string">
            <text:p><text:span text:style-name="T378">red potion</text:span></text:p>
          </table:table-cell>
          <table:table-cell office:value-type="string" calcext:value-type="string">
            <text:p><text:span text:style-name="T379">Red potion</text:span></text:p>
          </table:table-cell>
          <table:table-cell office:value-type="string" calcext:value-type="string">
            <text:p><text:span text:style-name="T380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1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19">
            <text:p>19</text:p>
          </table:table-cell>
          <table:table-cell office:value-type="string" calcext:value-type="string">
            <text:p><text:span text:style-name="T382">Just a bottle of cold tomato soup.</text:span></text:p>
          </table:table-cell>
          <table:table-cell table:number-columns-repeated="1024"/>
        </table:table-row>
        <table:table-row table:style-name="ro92">
          <table:table-cell office:value-type="string" calcext:value-type="string">
            <text:p><text:span text:style-name="T383">blue potion</text:span></text:p>
          </table:table-cell>
          <table:table-cell office:value-type="string" calcext:value-type="string">
            <text:p><text:span text:style-name="T384">Blue potion</text:span></text:p>
          </table:table-cell>
          <table:table-cell office:value-type="string" calcext:value-type="string">
            <text:p><text:span text:style-name="T385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86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19">
            <text:p>19</text:p>
          </table:table-cell>
          <table:table-cell office:value-type="string" calcext:value-type="string">
            <text:p><text:span text:style-name="T387">Just a bottle of REALLY cold tomato soup.</text:span></text:p>
          </table:table-cell>
          <table:table-cell table:number-columns-repeated="1024"/>
        </table:table-row>
        <table:table-row table:style-name="ro93">
          <table:table-cell office:value-type="string" calcext:value-type="string">
            <text:p><text:span text:style-name="T388">translucent scroll</text:span></text:p>
          </table:table-cell>
          <table:table-cell office:value-type="string" calcext:value-type="string">
            <text:p><text:span text:style-name="T389">Translucent Scroll</text:span></text:p>
          </table:table-cell>
          <table:table-cell office:value-type="string" calcext:value-type="string">
            <text:p><text:span text:style-name="T390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1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2">Its so hard to read this…</text:span></text:p>
          </table:table-cell>
          <table:table-cell table:number-columns-repeated="1024"/>
        </table:table-row>
        <table:table-row table:style-name="ro94">
          <table:table-cell table:number-columns-repeated="3"/>
          <table:table-cell table:style-name="ce7"/>
          <table:table-cell table:number-columns-repeated="1024"/>
        </table:table-row>
        <table:table-row table:style-name="ro95">
          <table:table-cell table:number-columns-repeated="3"/>
          <table:table-cell table:style-name="ce7"/>
          <table:table-cell table:number-columns-repeated="1024"/>
        </table:table-row>
        <table:table-row table:style-name="ro96">
          <table:table-cell table:number-columns-repeated="3"/>
          <table:table-cell table:style-name="ce7"/>
          <table:table-cell table:number-columns-repeated="1024"/>
        </table:table-row>
        <table:table-row table:style-name="ro97">
          <table:table-cell table:number-columns-repeated="3"/>
          <table:table-cell table:style-name="ce7"/>
          <table:table-cell table:number-columns-repeated="1024"/>
        </table:table-row>
        <table:table-row table:style-name="ro98">
          <table:table-cell table:number-columns-repeated="3"/>
          <table:table-cell table:style-name="ce7"/>
          <table:table-cell table:number-columns-repeated="1024"/>
        </table:table-row>
        <table:table-row table:style-name="ro99">
          <table:table-cell table:number-columns-repeated="3"/>
          <table:table-cell table:style-name="ce7"/>
          <table:table-cell table:number-columns-repeated="1024"/>
        </table:table-row>
        <table:table-row table:style-name="ro100">
          <table:table-cell table:number-columns-repeated="3"/>
          <table:table-cell table:style-name="ce7"/>
          <table:table-cell table:number-columns-repeated="1024"/>
        </table:table-row>
        <table:table-row table:style-name="ro101">
          <table:table-cell table:number-columns-repeated="3"/>
          <table:table-cell table:style-name="ce7"/>
          <table:table-cell table:number-columns-repeated="1024"/>
        </table:table-row>
        <table:table-row table:style-name="ro102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89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04">
          <table:table-cell office:value-type="string" calcext:value-type="string">
            <text:p><text:span text:style-name="T396">premade_id</text:span></text:p>
          </table:table-cell>
          <table:table-cell office:value-type="string" calcext:value-type="string">
            <text:p><text:span text:style-name="T397">name</text:span></text:p>
          </table:table-cell>
          <table:table-cell table:style-name="ce13" office:value-type="string" calcext:value-type="string">
            <text:p><text:span text:style-name="T398">DROPPED</text:span><text:span text:style-name="T399">
</text:span><text:span text:style-name="T400">BY X </text:span><text:span text:style-name="T401">
</text:span><text:span text:style-name="T402">MOBS</text:span></text:p>
          </table:table-cell>
          <table:table-cell office:value-type="string" calcext:value-type="string">
            <text:p><text:span text:style-name="T403">description</text:span></text:p>
          </table:table-cell>
          <table:table-cell table:number-columns-repeated="1024"/>
        </table:table-row>
        <table:table-row table:style-name="ro105">
          <table:table-cell office:value-type="string" calcext:value-type="string">
            <text:p><text:span text:style-name="T404">rock</text:span></text:p>
          </table:table-cell>
          <table:table-cell office:value-type="string" calcext:value-type="string">
            <text:p><text:span text:style-name="T405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06">Just a rock</text:span></text:p>
          </table:table-cell>
          <table:table-cell table:number-columns-repeated="1024"/>
        </table:table-row>
        <table:table-row table:style-name="ro106">
          <table:table-cell office:value-type="string" calcext:value-type="string">
            <text:p><text:span text:style-name="T407">tutorial_paper_1</text:span></text:p>
          </table:table-cell>
          <table:table-cell office:value-type="string" calcext:value-type="string">
            <text:p><text:span text:style-name="T408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5" office:value-type="string" calcext:value-type="string">
            <text:p><text:span text:style-name="T409">This little note reads</text:span><text:span text:style-name="T410">
</text:span><text:span text:style-name="T411">"not all exits are obvious, some are hidden, go north to proceed"</text:span></text:p>
          </table:table-cell>
          <table:table-cell table:number-columns-repeated="1024"/>
        </table:table-row>
        <table:table-row table:style-name="ro107">
          <table:table-cell office:value-type="string" calcext:value-type="string">
            <text:p><text:span text:style-name="T412">tutorial_paper_2</text:span></text:p>
          </table:table-cell>
          <table:table-cell office:value-type="string" calcext:value-type="string">
            <text:p><text:span text:style-name="T413">Another piece of paper</text:span></text:p>
          </table:table-cell>
          <table:table-cell table:style-name="ce7" table:formula="of:=COUNTIF([loot.A:loot.A];[.A4])" office:value-type="float" calcext:value-type="float" office:value="1">
            <text:p>1</text:p>
          </table:table-cell>
          <table:table-cell table:style-name="ce15" office:value-type="string" calcext:value-type="string">
            <text:p><text:span text:style-name="T414">This little note reads</text:span><text:span text:style-name="T415">
</text:span><text:span text:style-name="T416">“You probably already figured it out, but loot dropped from enemies goes</text:span><text:span text:style-name="T417">
</text:span><text:span text:style-name="T418">directly into your inventory, you also got a weapon!</text:span><text:span text:style-name="T419">
</text:span><text:span text:style-name="T420">Identify it and equip it with “equip [item name]” then proceed north"</text:span></text:p>
          </table:table-cell>
          <table:table-cell table:number-columns-repeated="1024"/>
        </table:table-row>
        <table:table-row table:style-name="ro108">
          <table:table-cell office:value-type="string" calcext:value-type="string">
            <text:p><text:span text:style-name="T421">corpse</text:span></text:p>
          </table:table-cell>
          <table:table-cell office:value-type="string" calcext:value-type="string">
            <text:p><text:span text:style-name="T422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3">This corpse has rotted beyond recognition.</text:span></text:p>
          </table:table-cell>
          <table:table-cell table:number-columns-repeated="1024"/>
        </table:table-row>
        <table:table-row table:number-rows-repeated="59" table:style-name="ro103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116">=IFERROR(<text:s text:c="2"/>IFERROR(<text:s text:c="3"/>VLOOKUP(</text:span><text:span text:style-name="T1117">A2</text:span><text:span text:style-name="T1118">, </text:span><text:span text:style-name="T1119">items_equipment.A:B</text:span><text:span text:style-name="T1120">, 2, 0),<text:s text:c="3"/>VLOOKUP(</text:span><text:span text:style-name="T1121">A2</text:span><text:span text:style-name="T1122">, </text:span><text:span text:style-name="T1123">items_misc.A:B</text:span><text:span text:style-name="T1124">, 2, 0)<text:s text:c="3"/>),<text:s text:c="2"/>VLOOKUP(</text:span><text:span text:style-name="T1125">A2</text:span><text:span text:style-name="T1126">, </text:span><text:span text:style-name="T1127">items_consumable.A:B</text:span><text:span text:style-name="T112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10">
            <table:table-cell table:style-name="ce16" office:value-type="string" calcext:value-type="string">
              <text:p><text:span text:style-name="T427">item_id</text:span></text:p>
            </table:table-cell>
            <table:table-cell table:style-name="ce16" office:value-type="string" calcext:value-type="string">
              <text:p><text:span text:style-name="T428">FOUND</text:span></text:p>
            </table:table-cell>
            <table:table-cell table:style-name="ce16" office:value-type="string" calcext:value-type="string">
              <text:p><text:span text:style-name="T429">enemy_id</text:span></text:p>
            </table:table-cell>
            <table:table-cell table:style-name="ce16" office:value-type="string" calcext:value-type="string">
              <text:p><text:span text:style-name="T430">FOUND</text:span></text:p>
            </table:table-cell>
            <table:table-cell table:style-name="ce16" office:value-type="string" calcext:value-type="string">
              <text:p><text:span text:style-name="T431">drop_rate</text:span></text:p>
            </table:table-cell>
            <table:table-cell table:style-name="ce7" office:value-type="string" calcext:value-type="string">
              <text:p><text:span text:style-name="T432">ENEMY LVL</text:span></text:p>
            </table:table-cell>
            <table:table-cell table:number-columns-repeated="1024"/>
          </table:table-row>
        </table:table-header-rows>
        <table:table-rows>
          <table:table-row table:style-name="ro111">
            <table:table-cell table:style-name="ce16" office:value-type="string" calcext:value-type="string">
              <text:p><text:span text:style-name="T433">tutorial_paper_2</text:span></text:p>
            </table:table-cell>
            <table:table-cell table:style-name="ce16" table:formula="of:=IFERROR(IFERROR(VLOOKUP([.A2];[items_equipment.A:items_equipment.B];2;0);VLOOKUP([.A2];[items_misc.A:items_misc.B];2;0));VLOOKUP([.A2];[items_consumable.A:items_consumable.B];2;0))" office:value-type="string" calcext:value-type="string" office:string-value="Another piece of paper">
              <text:p>Another piece of paper</text:p>
            </table:table-cell>
            <table:table-cell table:style-name="ce16" office:value-type="string" calcext:value-type="string">
              <text:p><text:span text:style-name="T434">tutorial_enemy_1</text:span></text:p>
            </table:table-cell>
            <table:table-cell table:style-name="ce16" table:formula="of:=VLOOKUP([.C2];[enemies.A:enemies.B];2;0)" office:value-type="string" calcext:value-type="string" office:string-value="Tiny shroom">
              <text:p>Tiny shroom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/>
            <table:table-cell table:style-name="ce19"/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<text:span text:style-name="T435">blue potion</text:span></text:p>
            </table:table-cell>
            <table:table-cell table:style-name="ce16" table:formula="of:=IFERROR(IFERROR(VLOOKUP([.A3];[items_equipment.A:items_equipment.B];2;0);VLOOKUP([.A3];[items_misc.A:items_misc.B];2;0));VLOOKUP([.A3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436">rat</text:span></text:p>
            </table:table-cell>
            <table:table-cell table:style-name="ce16" table:formula="of:=VLOOKUP([.C3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<text:span text:style-name="T437">flow body 1</text:span></text:p>
            </table:table-cell>
            <table:table-cell table:style-name="ce16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438">rat</text:span></text:p>
            </table:table-cell>
            <table:table-cell table:style-name="ce16" table:formula="of:=VLOOKUP([.C4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4">
            <table:table-cell table:style-name="ce16" office:value-type="string" calcext:value-type="string">
              <text:p><text:span text:style-name="T439">flow head 1</text:span></text:p>
            </table:table-cell>
            <table:table-cell table:style-name="ce16" table:formula="of:=IFERROR(IFERROR(VLOOKUP([.A5];[items_equipment.A:items_equipment.B];2;0);VLOOKUP([.A5];[items_misc.A:items_misc.B];2;0));VLOOKUP([.A5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440">rat</text:span></text:p>
            </table:table-cell>
            <table:table-cell table:style-name="ce16" table:formula="of:=VLOOKUP([.C5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5">
            <table:table-cell table:style-name="ce16" office:value-type="string" calcext:value-type="string">
              <text:p><text:span text:style-name="T441">flow trinket 1</text:span></text:p>
            </table:table-cell>
            <table:table-cell table:style-name="ce16" table:formula="of:=IFERROR(IFERROR(VLOOKUP([.A6];[items_equipment.A:items_equipment.B];2;0);VLOOKUP([.A6];[items_misc.A:items_misc.B];2;0));VLOOKUP([.A6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442">rat</text:span></text:p>
            </table:table-cell>
            <table:table-cell table:style-name="ce16" table:formula="of:=VLOOKUP([.C6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<text:span text:style-name="T443">flow weapon 1</text:span></text:p>
            </table:table-cell>
            <table:table-cell table:style-name="ce16" table:formula="of:=IFERROR(IFERROR(VLOOKUP([.A7];[items_equipment.A:items_equipment.B];2;0);VLOOKUP([.A7];[items_misc.A:items_misc.B];2;0));VLOOKUP([.A7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444">rat</text:span></text:p>
            </table:table-cell>
            <table:table-cell table:style-name="ce16" table:formula="of:=VLOOKUP([.C7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<text:span text:style-name="T445">grit body 1</text:span></text:p>
            </table:table-cell>
            <table:table-cell table:style-name="ce16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446">rat</text:span></text:p>
            </table:table-cell>
            <table:table-cell table:style-name="ce16" table:formula="of:=VLOOKUP([.C8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8">
            <table:table-cell table:style-name="ce16" office:value-type="string" calcext:value-type="string">
              <text:p><text:span text:style-name="T447">grit head 1</text:span></text:p>
            </table:table-cell>
            <table:table-cell table:style-name="ce16" table:formula="of:=IFERROR(IFERROR(VLOOKUP([.A9];[items_equipment.A:items_equipment.B];2;0);VLOOKUP([.A9];[items_misc.A:items_misc.B];2;0));VLOOKUP([.A9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448">rat</text:span></text:p>
            </table:table-cell>
            <table:table-cell table:style-name="ce16" table:formula="of:=VLOOKUP([.C9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19">
            <table:table-cell table:style-name="ce16" office:value-type="string" calcext:value-type="string">
              <text:p><text:span text:style-name="T449">grit trinket 1</text:span></text:p>
            </table:table-cell>
            <table:table-cell table:style-name="ce16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450">rat</text:span></text:p>
            </table:table-cell>
            <table:table-cell table:style-name="ce16" table:formula="of:=VLOOKUP([.C10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<text:span text:style-name="T451">grit weapon 1</text:span></text:p>
            </table:table-cell>
            <table:table-cell table:style-name="ce16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452">rat</text:span></text:p>
            </table:table-cell>
            <table:table-cell table:style-name="ce16" table:formula="of:=VLOOKUP([.C11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1">
            <table:table-cell table:style-name="ce16" office:value-type="string" calcext:value-type="string">
              <text:p><text:span text:style-name="T453">mind body 1</text:span></text:p>
            </table:table-cell>
            <table:table-cell table:style-name="ce16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454">rat</text:span></text:p>
            </table:table-cell>
            <table:table-cell table:style-name="ce16" table:formula="of:=VLOOKUP([.C12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2">
            <table:table-cell table:style-name="ce16" office:value-type="string" calcext:value-type="string">
              <text:p><text:span text:style-name="T455">mind head 1</text:span></text:p>
            </table:table-cell>
            <table:table-cell table:style-name="ce16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456">rat</text:span></text:p>
            </table:table-cell>
            <table:table-cell table:style-name="ce16" table:formula="of:=VLOOKUP([.C13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3">
            <table:table-cell table:style-name="ce16" office:value-type="string" calcext:value-type="string">
              <text:p><text:span text:style-name="T457">mind trinket 1</text:span></text:p>
            </table:table-cell>
            <table:table-cell table:style-name="ce16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458">rat</text:span></text:p>
            </table:table-cell>
            <table:table-cell table:style-name="ce16" table:formula="of:=VLOOKUP([.C14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4">
            <table:table-cell table:style-name="ce16" office:value-type="string" calcext:value-type="string">
              <text:p><text:span text:style-name="T459">mind weapon 1</text:span></text:p>
            </table:table-cell>
            <table:table-cell table:style-name="ce16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460">rat</text:span></text:p>
            </table:table-cell>
            <table:table-cell table:style-name="ce16" table:formula="of:=VLOOKUP([.C15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5">
            <table:table-cell table:style-name="ce16" office:value-type="string" calcext:value-type="string">
              <text:p><text:span text:style-name="T461">red potion</text:span></text:p>
            </table:table-cell>
            <table:table-cell table:style-name="ce16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462">rat</text:span></text:p>
            </table:table-cell>
            <table:table-cell table:style-name="ce16" table:formula="of:=VLOOKUP([.C16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6">
            <table:table-cell table:style-name="ce16" office:value-type="string" calcext:value-type="string">
              <text:p><text:span text:style-name="T463">soul body 1</text:span></text:p>
            </table:table-cell>
            <table:table-cell table:style-name="ce16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464">rat</text:span></text:p>
            </table:table-cell>
            <table:table-cell table:style-name="ce16" table:formula="of:=VLOOKUP([.C17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7">
            <table:table-cell table:style-name="ce16" office:value-type="string" calcext:value-type="string">
              <text:p><text:span text:style-name="T465">soul head 1</text:span></text:p>
            </table:table-cell>
            <table:table-cell table:style-name="ce16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466">rat</text:span></text:p>
            </table:table-cell>
            <table:table-cell table:style-name="ce16" table:formula="of:=VLOOKUP([.C18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8">
            <table:table-cell table:style-name="ce16" office:value-type="string" calcext:value-type="string">
              <text:p><text:span text:style-name="T467">soul trinket 1</text:span></text:p>
            </table:table-cell>
            <table:table-cell table:style-name="ce16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468">rat</text:span></text:p>
            </table:table-cell>
            <table:table-cell table:style-name="ce16" table:formula="of:=VLOOKUP([.C19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29">
            <table:table-cell table:style-name="ce16" office:value-type="string" calcext:value-type="string">
              <text:p><text:span text:style-name="T469">soul weapon 1</text:span></text:p>
            </table:table-cell>
            <table:table-cell table:style-name="ce16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470">rat</text:span></text:p>
            </table:table-cell>
            <table:table-cell table:style-name="ce16" table:formula="of:=VLOOKUP([.C20];[enemies.A:enemies.B];2;0)" office:value-type="string" calcext:value-type="string" office:string-value="Rat">
              <text:p>Rat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0">
            <table:table-cell table:style-name="ce16" office:value-type="string" calcext:value-type="string">
              <text:p><text:span text:style-name="T471">blue potion</text:span></text:p>
            </table:table-cell>
            <table:table-cell table:style-name="ce16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472">shroom</text:span></text:p>
            </table:table-cell>
            <table:table-cell table:style-name="ce16" table:formula="of:=VLOOKUP([.C21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1">
            <table:table-cell table:style-name="ce16" office:value-type="string" calcext:value-type="string">
              <text:p><text:span text:style-name="T473">flow body 1</text:span></text:p>
            </table:table-cell>
            <table:table-cell table:style-name="ce16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474">shroom</text:span></text:p>
            </table:table-cell>
            <table:table-cell table:style-name="ce16" table:formula="of:=VLOOKUP([.C22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2">
            <table:table-cell table:style-name="ce16" office:value-type="string" calcext:value-type="string">
              <text:p><text:span text:style-name="T475">flow head 1</text:span></text:p>
            </table:table-cell>
            <table:table-cell table:style-name="ce16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476">shroom</text:span></text:p>
            </table:table-cell>
            <table:table-cell table:style-name="ce16" table:formula="of:=VLOOKUP([.C23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3">
            <table:table-cell table:style-name="ce16" office:value-type="string" calcext:value-type="string">
              <text:p><text:span text:style-name="T477">flow trinket 1</text:span></text:p>
            </table:table-cell>
            <table:table-cell table:style-name="ce16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478">shroom</text:span></text:p>
            </table:table-cell>
            <table:table-cell table:style-name="ce16" table:formula="of:=VLOOKUP([.C24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4">
            <table:table-cell table:style-name="ce16" office:value-type="string" calcext:value-type="string">
              <text:p><text:span text:style-name="T479">flow weapon 1</text:span></text:p>
            </table:table-cell>
            <table:table-cell table:style-name="ce16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480">shroom</text:span></text:p>
            </table:table-cell>
            <table:table-cell table:style-name="ce16" table:formula="of:=VLOOKUP([.C25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5">
            <table:table-cell table:style-name="ce16" office:value-type="string" calcext:value-type="string">
              <text:p><text:span text:style-name="T481">grit body 1</text:span></text:p>
            </table:table-cell>
            <table:table-cell table:style-name="ce16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482">shroom</text:span></text:p>
            </table:table-cell>
            <table:table-cell table:style-name="ce16" table:formula="of:=VLOOKUP([.C26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6">
            <table:table-cell table:style-name="ce16" office:value-type="string" calcext:value-type="string">
              <text:p><text:span text:style-name="T483">grit head 1</text:span></text:p>
            </table:table-cell>
            <table:table-cell table:style-name="ce16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484">shroom</text:span></text:p>
            </table:table-cell>
            <table:table-cell table:style-name="ce16" table:formula="of:=VLOOKUP([.C27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7">
            <table:table-cell table:style-name="ce16" office:value-type="string" calcext:value-type="string">
              <text:p><text:span text:style-name="T485">grit trinket 1</text:span></text:p>
            </table:table-cell>
            <table:table-cell table:style-name="ce16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486">shroom</text:span></text:p>
            </table:table-cell>
            <table:table-cell table:style-name="ce16" table:formula="of:=VLOOKUP([.C28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8">
            <table:table-cell table:style-name="ce16" office:value-type="string" calcext:value-type="string">
              <text:p><text:span text:style-name="T487">grit weapon 1</text:span></text:p>
            </table:table-cell>
            <table:table-cell table:style-name="ce16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488">shroom</text:span></text:p>
            </table:table-cell>
            <table:table-cell table:style-name="ce16" table:formula="of:=VLOOKUP([.C29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39">
            <table:table-cell table:style-name="ce16" office:value-type="string" calcext:value-type="string">
              <text:p><text:span text:style-name="T489">mind body 1</text:span></text:p>
            </table:table-cell>
            <table:table-cell table:style-name="ce16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490">shroom</text:span></text:p>
            </table:table-cell>
            <table:table-cell table:style-name="ce16" table:formula="of:=VLOOKUP([.C30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0">
            <table:table-cell table:style-name="ce16" office:value-type="string" calcext:value-type="string">
              <text:p><text:span text:style-name="T491">mind head 1</text:span></text:p>
            </table:table-cell>
            <table:table-cell table:style-name="ce16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492">shroom</text:span></text:p>
            </table:table-cell>
            <table:table-cell table:style-name="ce16" table:formula="of:=VLOOKUP([.C31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1">
            <table:table-cell table:style-name="ce16" office:value-type="string" calcext:value-type="string">
              <text:p><text:span text:style-name="T493">mind trinket 1</text:span></text:p>
            </table:table-cell>
            <table:table-cell table:style-name="ce16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494">shroom</text:span></text:p>
            </table:table-cell>
            <table:table-cell table:style-name="ce16" table:formula="of:=VLOOKUP([.C32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2">
            <table:table-cell table:style-name="ce16" office:value-type="string" calcext:value-type="string">
              <text:p><text:span text:style-name="T495">mind weapon 1</text:span></text:p>
            </table:table-cell>
            <table:table-cell table:style-name="ce16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496">shroom</text:span></text:p>
            </table:table-cell>
            <table:table-cell table:style-name="ce16" table:formula="of:=VLOOKUP([.C33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3">
            <table:table-cell table:style-name="ce16" office:value-type="string" calcext:value-type="string">
              <text:p><text:span text:style-name="T497">red potion</text:span></text:p>
            </table:table-cell>
            <table:table-cell table:style-name="ce16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498">shroom</text:span></text:p>
            </table:table-cell>
            <table:table-cell table:style-name="ce16" table:formula="of:=VLOOKUP([.C34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4">
            <table:table-cell table:style-name="ce16" office:value-type="string" calcext:value-type="string">
              <text:p><text:span text:style-name="T499">soul body 1</text:span></text:p>
            </table:table-cell>
            <table:table-cell table:style-name="ce16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500">shroom</text:span></text:p>
            </table:table-cell>
            <table:table-cell table:style-name="ce16" table:formula="of:=VLOOKUP([.C35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5">
            <table:table-cell table:style-name="ce16" office:value-type="string" calcext:value-type="string">
              <text:p><text:span text:style-name="T501">soul head 1</text:span></text:p>
            </table:table-cell>
            <table:table-cell table:style-name="ce16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502">shroom</text:span></text:p>
            </table:table-cell>
            <table:table-cell table:style-name="ce16" table:formula="of:=VLOOKUP([.C36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6">
            <table:table-cell table:style-name="ce16" office:value-type="string" calcext:value-type="string">
              <text:p><text:span text:style-name="T503">soul trinket 1</text:span></text:p>
            </table:table-cell>
            <table:table-cell table:style-name="ce16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504">shroom</text:span></text:p>
            </table:table-cell>
            <table:table-cell table:style-name="ce16" table:formula="of:=VLOOKUP([.C37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7">
            <table:table-cell table:style-name="ce16" office:value-type="string" calcext:value-type="string">
              <text:p><text:span text:style-name="T505">soul weapon 1</text:span></text:p>
            </table:table-cell>
            <table:table-cell table:style-name="ce16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506">shroom</text:span></text:p>
            </table:table-cell>
            <table:table-cell table:style-name="ce16" table:formula="of:=VLOOKUP([.C38];[enemies.A:enemies.B];2;0)" office:value-type="string" calcext:value-type="string" office:string-value="Shroom">
              <text:p>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/>
            <table:table-cell table:style-name="ce16"/>
            <table:table-cell table:number-columns-repeated="4"/>
            <table:table-cell table:style-name="ce7"/>
            <table:table-cell table:number-columns-repeated="1024"/>
          </table:table-row>
          <table:table-row table:style-name="ro148">
            <table:table-cell table:style-name="ce16" office:value-type="string" calcext:value-type="string">
              <text:p><text:span text:style-name="T507">blue potion</text:span></text:p>
            </table:table-cell>
            <table:table-cell table:style-name="ce16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508">snail</text:span></text:p>
            </table:table-cell>
            <table:table-cell table:style-name="ce16" table:formula="of:=VLOOKUP([.C39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49">
            <table:table-cell table:style-name="ce16" office:value-type="string" calcext:value-type="string">
              <text:p><text:span text:style-name="T509">flow body 1</text:span></text:p>
            </table:table-cell>
            <table:table-cell table:style-name="ce16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510">snail</text:span></text:p>
            </table:table-cell>
            <table:table-cell table:style-name="ce16" table:formula="of:=VLOOKUP([.C40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0">
            <table:table-cell table:style-name="ce16" office:value-type="string" calcext:value-type="string">
              <text:p><text:span text:style-name="T511">flow head 1</text:span></text:p>
            </table:table-cell>
            <table:table-cell table:style-name="ce16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512">snail</text:span></text:p>
            </table:table-cell>
            <table:table-cell table:style-name="ce16" table:formula="of:=VLOOKUP([.C41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1">
            <table:table-cell table:style-name="ce16" office:value-type="string" calcext:value-type="string">
              <text:p><text:span text:style-name="T513">flow trinket 1</text:span></text:p>
            </table:table-cell>
            <table:table-cell table:style-name="ce16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514">snail</text:span></text:p>
            </table:table-cell>
            <table:table-cell table:style-name="ce16" table:formula="of:=VLOOKUP([.C42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2">
            <table:table-cell table:style-name="ce16" office:value-type="string" calcext:value-type="string">
              <text:p><text:span text:style-name="T515">flow weapon 1</text:span></text:p>
            </table:table-cell>
            <table:table-cell table:style-name="ce16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516">snail</text:span></text:p>
            </table:table-cell>
            <table:table-cell table:style-name="ce16" table:formula="of:=VLOOKUP([.C43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3">
            <table:table-cell table:style-name="ce16" office:value-type="string" calcext:value-type="string">
              <text:p><text:span text:style-name="T517">grit body 1</text:span></text:p>
            </table:table-cell>
            <table:table-cell table:style-name="ce16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518">snail</text:span></text:p>
            </table:table-cell>
            <table:table-cell table:style-name="ce16" table:formula="of:=VLOOKUP([.C44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4">
            <table:table-cell table:style-name="ce16" office:value-type="string" calcext:value-type="string">
              <text:p><text:span text:style-name="T519">grit head 1</text:span></text:p>
            </table:table-cell>
            <table:table-cell table:style-name="ce16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520">snail</text:span></text:p>
            </table:table-cell>
            <table:table-cell table:style-name="ce16" table:formula="of:=VLOOKUP([.C45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5">
            <table:table-cell table:style-name="ce16" office:value-type="string" calcext:value-type="string">
              <text:p><text:span text:style-name="T521">grit trinket 1</text:span></text:p>
            </table:table-cell>
            <table:table-cell table:style-name="ce16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522">snail</text:span></text:p>
            </table:table-cell>
            <table:table-cell table:style-name="ce16" table:formula="of:=VLOOKUP([.C46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6">
            <table:table-cell table:style-name="ce16" office:value-type="string" calcext:value-type="string">
              <text:p><text:span text:style-name="T523">grit weapon 1</text:span></text:p>
            </table:table-cell>
            <table:table-cell table:style-name="ce16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524">snail</text:span></text:p>
            </table:table-cell>
            <table:table-cell table:style-name="ce16" table:formula="of:=VLOOKUP([.C47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7">
            <table:table-cell table:style-name="ce16" office:value-type="string" calcext:value-type="string">
              <text:p><text:span text:style-name="T525">mind body 1</text:span></text:p>
            </table:table-cell>
            <table:table-cell table:style-name="ce16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526">snail</text:span></text:p>
            </table:table-cell>
            <table:table-cell table:style-name="ce16" table:formula="of:=VLOOKUP([.C48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8">
            <table:table-cell table:style-name="ce16" office:value-type="string" calcext:value-type="string">
              <text:p><text:span text:style-name="T527">mind head 1</text:span></text:p>
            </table:table-cell>
            <table:table-cell table:style-name="ce16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528">snail</text:span></text:p>
            </table:table-cell>
            <table:table-cell table:style-name="ce16" table:formula="of:=VLOOKUP([.C49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59">
            <table:table-cell table:style-name="ce16" office:value-type="string" calcext:value-type="string">
              <text:p><text:span text:style-name="T529">mind trinket 1</text:span></text:p>
            </table:table-cell>
            <table:table-cell table:style-name="ce16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530">snail</text:span></text:p>
            </table:table-cell>
            <table:table-cell table:style-name="ce16" table:formula="of:=VLOOKUP([.C50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0">
            <table:table-cell table:style-name="ce16" office:value-type="string" calcext:value-type="string">
              <text:p><text:span text:style-name="T531">mind weapon 1</text:span></text:p>
            </table:table-cell>
            <table:table-cell table:style-name="ce16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532">snail</text:span></text:p>
            </table:table-cell>
            <table:table-cell table:style-name="ce16" table:formula="of:=VLOOKUP([.C51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1">
            <table:table-cell table:style-name="ce16" office:value-type="string" calcext:value-type="string">
              <text:p><text:span text:style-name="T533">red potion</text:span></text:p>
            </table:table-cell>
            <table:table-cell table:style-name="ce16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534">snail</text:span></text:p>
            </table:table-cell>
            <table:table-cell table:style-name="ce16" table:formula="of:=VLOOKUP([.C52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2">
            <table:table-cell table:style-name="ce16" office:value-type="string" calcext:value-type="string">
              <text:p><text:span text:style-name="T535">soul body 1</text:span></text:p>
            </table:table-cell>
            <table:table-cell table:style-name="ce16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536">snail</text:span></text:p>
            </table:table-cell>
            <table:table-cell table:style-name="ce16" table:formula="of:=VLOOKUP([.C53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3">
            <table:table-cell table:style-name="ce16" office:value-type="string" calcext:value-type="string">
              <text:p><text:span text:style-name="T537">soul head 1</text:span></text:p>
            </table:table-cell>
            <table:table-cell table:style-name="ce16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538">snail</text:span></text:p>
            </table:table-cell>
            <table:table-cell table:style-name="ce16" table:formula="of:=VLOOKUP([.C54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4">
            <table:table-cell table:style-name="ce16" office:value-type="string" calcext:value-type="string">
              <text:p><text:span text:style-name="T539">soul trinket 1</text:span></text:p>
            </table:table-cell>
            <table:table-cell table:style-name="ce16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540">snail</text:span></text:p>
            </table:table-cell>
            <table:table-cell table:style-name="ce16" table:formula="of:=VLOOKUP([.C55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5">
            <table:table-cell table:style-name="ce16" office:value-type="string" calcext:value-type="string">
              <text:p><text:span text:style-name="T541">soul weapon 1</text:span></text:p>
            </table:table-cell>
            <table:table-cell table:style-name="ce16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542">snail</text:span></text:p>
            </table:table-cell>
            <table:table-cell table:style-name="ce16" table:formula="of:=VLOOKUP([.C56];[enemies.A:enemies.B];2;0)" office:value-type="string" calcext:value-type="string" office:string-value="Snail">
              <text:p>Snail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6">
            <table:table-cell table:style-name="ce16" office:value-type="string" calcext:value-type="string">
              <text:p><text:span text:style-name="T543">soul head 1</text:span></text:p>
            </table:table-cell>
            <table:table-cell table:style-name="ce16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544">spore</text:span></text:p>
            </table:table-cell>
            <table:table-cell table:style-name="ce16" table:formula="of:=VLOOKUP([.C57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7">
            <table:table-cell table:style-name="ce16" office:value-type="string" calcext:value-type="string">
              <text:p><text:span text:style-name="T545">soul trinket 1</text:span></text:p>
            </table:table-cell>
            <table:table-cell table:style-name="ce16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546">spore</text:span></text:p>
            </table:table-cell>
            <table:table-cell table:style-name="ce16" table:formula="of:=VLOOKUP([.C58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8">
            <table:table-cell table:style-name="ce16" office:value-type="string" calcext:value-type="string">
              <text:p><text:span text:style-name="T547">soul weapon 1</text:span></text:p>
            </table:table-cell>
            <table:table-cell table:style-name="ce16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548">spore</text:span></text:p>
            </table:table-cell>
            <table:table-cell table:style-name="ce16" table:formula="of:=VLOOKUP([.C59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69">
            <table:table-cell table:style-name="ce16" office:value-type="string" calcext:value-type="string">
              <text:p><text:span text:style-name="T549">blue potion</text:span></text:p>
            </table:table-cell>
            <table:table-cell table:style-name="ce16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550">spore</text:span></text:p>
            </table:table-cell>
            <table:table-cell table:style-name="ce16" table:formula="of:=VLOOKUP([.C60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0">
            <table:table-cell table:style-name="ce16" office:value-type="string" calcext:value-type="string">
              <text:p><text:span text:style-name="T551">flow body 1</text:span></text:p>
            </table:table-cell>
            <table:table-cell table:style-name="ce16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552">spore</text:span></text:p>
            </table:table-cell>
            <table:table-cell table:style-name="ce16" table:formula="of:=VLOOKUP([.C61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1">
            <table:table-cell table:style-name="ce16" office:value-type="string" calcext:value-type="string">
              <text:p><text:span text:style-name="T553">flow head 1</text:span></text:p>
            </table:table-cell>
            <table:table-cell table:style-name="ce16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554">spore</text:span></text:p>
            </table:table-cell>
            <table:table-cell table:style-name="ce16" table:formula="of:=VLOOKUP([.C62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2">
            <table:table-cell table:style-name="ce16" office:value-type="string" calcext:value-type="string">
              <text:p><text:span text:style-name="T555">flow trinket 1</text:span></text:p>
            </table:table-cell>
            <table:table-cell table:style-name="ce16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556">spore</text:span></text:p>
            </table:table-cell>
            <table:table-cell table:style-name="ce16" table:formula="of:=VLOOKUP([.C63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3">
            <table:table-cell table:style-name="ce16" office:value-type="string" calcext:value-type="string">
              <text:p><text:span text:style-name="T557">flow weapon 1</text:span></text:p>
            </table:table-cell>
            <table:table-cell table:style-name="ce16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558">spore</text:span></text:p>
            </table:table-cell>
            <table:table-cell table:style-name="ce16" table:formula="of:=VLOOKUP([.C64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4">
            <table:table-cell table:style-name="ce16" office:value-type="string" calcext:value-type="string">
              <text:p><text:span text:style-name="T559">grit body 1</text:span></text:p>
            </table:table-cell>
            <table:table-cell table:style-name="ce16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560">spore</text:span></text:p>
            </table:table-cell>
            <table:table-cell table:style-name="ce16" table:formula="of:=VLOOKUP([.C65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5">
            <table:table-cell table:style-name="ce16" office:value-type="string" calcext:value-type="string">
              <text:p><text:span text:style-name="T561">grit head 1</text:span></text:p>
            </table:table-cell>
            <table:table-cell table:style-name="ce16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562">spore</text:span></text:p>
            </table:table-cell>
            <table:table-cell table:style-name="ce16" table:formula="of:=VLOOKUP([.C66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6">
            <table:table-cell table:style-name="ce16" office:value-type="string" calcext:value-type="string">
              <text:p><text:span text:style-name="T563">grit trinket 1</text:span></text:p>
            </table:table-cell>
            <table:table-cell table:style-name="ce16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564">spore</text:span></text:p>
            </table:table-cell>
            <table:table-cell table:style-name="ce16" table:formula="of:=VLOOKUP([.C67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7">
            <table:table-cell table:style-name="ce16" office:value-type="string" calcext:value-type="string">
              <text:p><text:span text:style-name="T565">grit weapon 1</text:span></text:p>
            </table:table-cell>
            <table:table-cell table:style-name="ce16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566">spore</text:span></text:p>
            </table:table-cell>
            <table:table-cell table:style-name="ce16" table:formula="of:=VLOOKUP([.C68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8">
            <table:table-cell table:style-name="ce16" office:value-type="string" calcext:value-type="string">
              <text:p><text:span text:style-name="T567">mind body 1</text:span></text:p>
            </table:table-cell>
            <table:table-cell table:style-name="ce16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568">spore</text:span></text:p>
            </table:table-cell>
            <table:table-cell table:style-name="ce16" table:formula="of:=VLOOKUP([.C69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79">
            <table:table-cell table:style-name="ce16" office:value-type="string" calcext:value-type="string">
              <text:p><text:span text:style-name="T569">mind head 1</text:span></text:p>
            </table:table-cell>
            <table:table-cell table:style-name="ce16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570">spore</text:span></text:p>
            </table:table-cell>
            <table:table-cell table:style-name="ce16" table:formula="of:=VLOOKUP([.C70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0">
            <table:table-cell table:style-name="ce16" office:value-type="string" calcext:value-type="string">
              <text:p><text:span text:style-name="T571">mind trinket 1</text:span></text:p>
            </table:table-cell>
            <table:table-cell table:style-name="ce16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572">spore</text:span></text:p>
            </table:table-cell>
            <table:table-cell table:style-name="ce16" table:formula="of:=VLOOKUP([.C71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1">
            <table:table-cell table:style-name="ce16" office:value-type="string" calcext:value-type="string">
              <text:p><text:span text:style-name="T573">mind weapon 1</text:span></text:p>
            </table:table-cell>
            <table:table-cell table:style-name="ce16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574">spore</text:span></text:p>
            </table:table-cell>
            <table:table-cell table:style-name="ce16" table:formula="of:=VLOOKUP([.C72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2">
            <table:table-cell table:style-name="ce16" office:value-type="string" calcext:value-type="string">
              <text:p><text:span text:style-name="T575">red potion</text:span></text:p>
            </table:table-cell>
            <table:table-cell table:style-name="ce16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576">spore</text:span></text:p>
            </table:table-cell>
            <table:table-cell table:style-name="ce16" table:formula="of:=VLOOKUP([.C73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3">
            <table:table-cell table:style-name="ce16" office:value-type="string" calcext:value-type="string">
              <text:p><text:span text:style-name="T577">soul body 1</text:span></text:p>
            </table:table-cell>
            <table:table-cell table:style-name="ce16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578">spore</text:span></text:p>
            </table:table-cell>
            <table:table-cell table:style-name="ce16" table:formula="of:=VLOOKUP([.C74];[enemies.A:enemies.B];2;0)" office:value-type="string" calcext:value-type="string" office:string-value="Spore">
              <text:p>Spor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4">
            <table:table-cell table:style-name="ce16" office:value-type="string" calcext:value-type="string">
              <text:p><text:span text:style-name="T579">blue potion</text:span></text:p>
            </table:table-cell>
            <table:table-cell table:style-name="ce16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580">wood_stump</text:span></text:p>
            </table:table-cell>
            <table:table-cell table:style-name="ce16" table:formula="of:=VLOOKUP([.C75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5">
            <table:table-cell table:style-name="ce16" office:value-type="string" calcext:value-type="string">
              <text:p><text:span text:style-name="T581">flow body 1</text:span></text:p>
            </table:table-cell>
            <table:table-cell table:style-name="ce16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shirt">
              <text:p>Ragged shirt</text:p>
            </table:table-cell>
            <table:table-cell table:style-name="ce16" office:value-type="string" calcext:value-type="string">
              <text:p><text:span text:style-name="T582">wood_stump</text:span></text:p>
            </table:table-cell>
            <table:table-cell table:style-name="ce16" table:formula="of:=VLOOKUP([.C76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6">
            <table:table-cell table:style-name="ce16" office:value-type="string" calcext:value-type="string">
              <text:p><text:span text:style-name="T583">flow head 1</text:span></text:p>
            </table:table-cell>
            <table:table-cell table:style-name="ce16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Ragged hood">
              <text:p>Ragged hood</text:p>
            </table:table-cell>
            <table:table-cell table:style-name="ce16" office:value-type="string" calcext:value-type="string">
              <text:p><text:span text:style-name="T584">wood_stump</text:span></text:p>
            </table:table-cell>
            <table:table-cell table:style-name="ce16" table:formula="of:=VLOOKUP([.C77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7">
            <table:table-cell table:style-name="ce16" office:value-type="string" calcext:value-type="string">
              <text:p><text:span text:style-name="T585">flow trinket 1</text:span></text:p>
            </table:table-cell>
            <table:table-cell table:style-name="ce16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Pocket knife">
              <text:p>Pocket knife</text:p>
            </table:table-cell>
            <table:table-cell table:style-name="ce16" office:value-type="string" calcext:value-type="string">
              <text:p><text:span text:style-name="T586">wood_stump</text:span></text:p>
            </table:table-cell>
            <table:table-cell table:style-name="ce16" table:formula="of:=VLOOKUP([.C78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8">
            <table:table-cell table:style-name="ce16" office:value-type="string" calcext:value-type="string">
              <text:p><text:span text:style-name="T587">flow weapon 1</text:span></text:p>
            </table:table-cell>
            <table:table-cell table:style-name="ce16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Dirk">
              <text:p>Dirk</text:p>
            </table:table-cell>
            <table:table-cell table:style-name="ce16" office:value-type="string" calcext:value-type="string">
              <text:p><text:span text:style-name="T588">wood_stump</text:span></text:p>
            </table:table-cell>
            <table:table-cell table:style-name="ce16" table:formula="of:=VLOOKUP([.C79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89">
            <table:table-cell table:style-name="ce16" office:value-type="string" calcext:value-type="string">
              <text:p><text:span text:style-name="T589">grit body 1</text:span></text:p>
            </table:table-cell>
            <table:table-cell table:style-name="ce16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tunic">
              <text:p>Leather tunic</text:p>
            </table:table-cell>
            <table:table-cell table:style-name="ce16" office:value-type="string" calcext:value-type="string">
              <text:p><text:span text:style-name="T590">wood_stump</text:span></text:p>
            </table:table-cell>
            <table:table-cell table:style-name="ce16" table:formula="of:=VLOOKUP([.C80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0">
            <table:table-cell table:style-name="ce16" office:value-type="string" calcext:value-type="string">
              <text:p><text:span text:style-name="T591">grit head 1</text:span></text:p>
            </table:table-cell>
            <table:table-cell table:style-name="ce16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Leather hat">
              <text:p>Leather hat</text:p>
            </table:table-cell>
            <table:table-cell table:style-name="ce16" office:value-type="string" calcext:value-type="string">
              <text:p><text:span text:style-name="T592">wood_stump</text:span></text:p>
            </table:table-cell>
            <table:table-cell table:style-name="ce16" table:formula="of:=VLOOKUP([.C81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1">
            <table:table-cell table:style-name="ce16" office:value-type="string" calcext:value-type="string">
              <text:p><text:span text:style-name="T593">grit trinket 1</text:span></text:p>
            </table:table-cell>
            <table:table-cell table:style-name="ce16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Wood shield">
              <text:p>Wood shield</text:p>
            </table:table-cell>
            <table:table-cell table:style-name="ce16" office:value-type="string" calcext:value-type="string">
              <text:p><text:span text:style-name="T594">wood_stump</text:span></text:p>
            </table:table-cell>
            <table:table-cell table:style-name="ce16" table:formula="of:=VLOOKUP([.C82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2">
            <table:table-cell table:style-name="ce16" office:value-type="string" calcext:value-type="string">
              <text:p><text:span text:style-name="T595">grit weapon 1</text:span></text:p>
            </table:table-cell>
            <table:table-cell table:style-name="ce16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Pitchfork">
              <text:p>Pitchfork</text:p>
            </table:table-cell>
            <table:table-cell table:style-name="ce16" office:value-type="string" calcext:value-type="string">
              <text:p><text:span text:style-name="T596">wood_stump</text:span></text:p>
            </table:table-cell>
            <table:table-cell table:style-name="ce16" table:formula="of:=VLOOKUP([.C83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3">
            <table:table-cell table:style-name="ce16" office:value-type="string" calcext:value-type="string">
              <text:p><text:span text:style-name="T597">mind body 1</text:span></text:p>
            </table:table-cell>
            <table:table-cell table:style-name="ce16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Robe">
              <text:p>Robe</text:p>
            </table:table-cell>
            <table:table-cell table:style-name="ce16" office:value-type="string" calcext:value-type="string">
              <text:p><text:span text:style-name="T598">wood_stump</text:span></text:p>
            </table:table-cell>
            <table:table-cell table:style-name="ce16" table:formula="of:=VLOOKUP([.C84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4">
            <table:table-cell table:style-name="ce16" office:value-type="string" calcext:value-type="string">
              <text:p><text:span text:style-name="T599">mind head 1</text:span></text:p>
            </table:table-cell>
            <table:table-cell table:style-name="ce16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ointy hat">
              <text:p>Pointy hat</text:p>
            </table:table-cell>
            <table:table-cell table:style-name="ce16" office:value-type="string" calcext:value-type="string">
              <text:p><text:span text:style-name="T600">wood_stump</text:span></text:p>
            </table:table-cell>
            <table:table-cell table:style-name="ce16" table:formula="of:=VLOOKUP([.C85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5">
            <table:table-cell table:style-name="ce16" office:value-type="string" calcext:value-type="string">
              <text:p><text:span text:style-name="T601">mind trinket 1</text:span></text:p>
            </table:table-cell>
            <table:table-cell table:style-name="ce16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Piece of paper">
              <text:p>Piece of paper</text:p>
            </table:table-cell>
            <table:table-cell table:style-name="ce16" office:value-type="string" calcext:value-type="string">
              <text:p><text:span text:style-name="T602">wood_stump</text:span></text:p>
            </table:table-cell>
            <table:table-cell table:style-name="ce16" table:formula="of:=VLOOKUP([.C86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6" office:value-type="string" calcext:value-type="string">
              <text:p><text:span text:style-name="T603">mind weapon 1</text:span></text:p>
            </table:table-cell>
            <table:table-cell table:style-name="ce16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Stick">
              <text:p>Stick</text:p>
            </table:table-cell>
            <table:table-cell table:style-name="ce16" office:value-type="string" calcext:value-type="string">
              <text:p><text:span text:style-name="T604">wood_stump</text:span></text:p>
            </table:table-cell>
            <table:table-cell table:style-name="ce16" table:formula="of:=VLOOKUP([.C87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6" office:value-type="string" calcext:value-type="string">
              <text:p><text:span text:style-name="T605">red potion</text:span></text:p>
            </table:table-cell>
            <table:table-cell table:style-name="ce16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606">wood_stump</text:span></text:p>
            </table:table-cell>
            <table:table-cell table:style-name="ce16" table:formula="of:=VLOOKUP([.C88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6" office:value-type="string" calcext:value-type="string">
              <text:p><text:span text:style-name="T607">soul body 1</text:span></text:p>
            </table:table-cell>
            <table:table-cell table:style-name="ce16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rown monk robe">
              <text:p>Brown monk robe</text:p>
            </table:table-cell>
            <table:table-cell table:style-name="ce16" office:value-type="string" calcext:value-type="string">
              <text:p><text:span text:style-name="T608">wood_stump</text:span></text:p>
            </table:table-cell>
            <table:table-cell table:style-name="ce16" table:formula="of:=VLOOKUP([.C89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6" office:value-type="string" calcext:value-type="string">
              <text:p><text:span text:style-name="T609">soul head 1</text:span></text:p>
            </table:table-cell>
            <table:table-cell table:style-name="ce16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Bald cap">
              <text:p>Bald cap</text:p>
            </table:table-cell>
            <table:table-cell table:style-name="ce16" office:value-type="string" calcext:value-type="string">
              <text:p><text:span text:style-name="T610">wood_stump</text:span></text:p>
            </table:table-cell>
            <table:table-cell table:style-name="ce16" table:formula="of:=VLOOKUP([.C90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6" office:value-type="string" calcext:value-type="string">
              <text:p><text:span text:style-name="T611">soul trinket 1</text:span></text:p>
            </table:table-cell>
            <table:table-cell table:style-name="ce16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Tiny bell">
              <text:p>Tiny bell</text:p>
            </table:table-cell>
            <table:table-cell table:style-name="ce16" office:value-type="string" calcext:value-type="string">
              <text:p><text:span text:style-name="T612">wood_stump</text:span></text:p>
            </table:table-cell>
            <table:table-cell table:style-name="ce16" table:formula="of:=VLOOKUP([.C91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6" office:value-type="string" calcext:value-type="string">
              <text:p><text:span text:style-name="T613">soul weapon 1</text:span></text:p>
            </table:table-cell>
            <table:table-cell table:style-name="ce16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Prayer beads">
              <text:p>Prayer beads</text:p>
            </table:table-cell>
            <table:table-cell table:style-name="ce16" office:value-type="string" calcext:value-type="string">
              <text:p><text:span text:style-name="T614">wood_stump</text:span></text:p>
            </table:table-cell>
            <table:table-cell table:style-name="ce16" table:formula="of:=VLOOKUP([.C92];[enemies.A:enemies.B];2;0)" office:value-type="string" calcext:value-type="string" office:string-value="Wood Stump">
              <text:p>Wood Stum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6" office:value-type="string" calcext:value-type="string">
              <text:p><text:span text:style-name="T615">blue potion</text:span></text:p>
            </table:table-cell>
            <table:table-cell table:style-name="ce16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616">green_slime</text:span></text:p>
            </table:table-cell>
            <table:table-cell table:style-name="ce16" table:formula="of:=VLOOKUP([.C93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6" office:value-type="string" calcext:value-type="string">
              <text:p><text:span text:style-name="T617">flow body 3</text:span></text:p>
            </table:table-cell>
            <table:table-cell table:style-name="ce16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618">green_slime</text:span></text:p>
            </table:table-cell>
            <table:table-cell table:style-name="ce16" table:formula="of:=VLOOKUP([.C94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6" office:value-type="string" calcext:value-type="string">
              <text:p><text:span text:style-name="T619">flow head 3</text:span></text:p>
            </table:table-cell>
            <table:table-cell table:style-name="ce16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620">green_slime</text:span></text:p>
            </table:table-cell>
            <table:table-cell table:style-name="ce16" table:formula="of:=VLOOKUP([.C95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6" office:value-type="string" calcext:value-type="string">
              <text:p><text:span text:style-name="T621">flow trinket 3</text:span></text:p>
            </table:table-cell>
            <table:table-cell table:style-name="ce16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622">green_slime</text:span></text:p>
            </table:table-cell>
            <table:table-cell table:style-name="ce16" table:formula="of:=VLOOKUP([.C96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6" office:value-type="string" calcext:value-type="string">
              <text:p><text:span text:style-name="T623">flow weapon 3</text:span></text:p>
            </table:table-cell>
            <table:table-cell table:style-name="ce16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624">green_slime</text:span></text:p>
            </table:table-cell>
            <table:table-cell table:style-name="ce16" table:formula="of:=VLOOKUP([.C97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6" office:value-type="string" calcext:value-type="string">
              <text:p><text:span text:style-name="T625">grit body 3</text:span></text:p>
            </table:table-cell>
            <table:table-cell table:style-name="ce16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626">green_slime</text:span></text:p>
            </table:table-cell>
            <table:table-cell table:style-name="ce16" table:formula="of:=VLOOKUP([.C98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6" office:value-type="string" calcext:value-type="string">
              <text:p><text:span text:style-name="T627">grit head 3</text:span></text:p>
            </table:table-cell>
            <table:table-cell table:style-name="ce16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628">green_slime</text:span></text:p>
            </table:table-cell>
            <table:table-cell table:style-name="ce16" table:formula="of:=VLOOKUP([.C99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6" office:value-type="string" calcext:value-type="string">
              <text:p><text:span text:style-name="T629">grit trinket 3</text:span></text:p>
            </table:table-cell>
            <table:table-cell table:style-name="ce16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630">green_slime</text:span></text:p>
            </table:table-cell>
            <table:table-cell table:style-name="ce16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6" office:value-type="string" calcext:value-type="string">
              <text:p><text:span text:style-name="T631">grit weapon 3</text:span></text:p>
            </table:table-cell>
            <table:table-cell table:style-name="ce16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632">green_slime</text:span></text:p>
            </table:table-cell>
            <table:table-cell table:style-name="ce16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1">
            <table:table-cell table:style-name="ce16" office:value-type="string" calcext:value-type="string">
              <text:p><text:span text:style-name="T633">mind body 3</text:span></text:p>
            </table:table-cell>
            <table:table-cell table:style-name="ce16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634">green_slime</text:span></text:p>
            </table:table-cell>
            <table:table-cell table:style-name="ce16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2">
            <table:table-cell table:style-name="ce16" office:value-type="string" calcext:value-type="string">
              <text:p><text:span text:style-name="T635">mind head 3</text:span></text:p>
            </table:table-cell>
            <table:table-cell table:style-name="ce16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636">green_slime</text:span></text:p>
            </table:table-cell>
            <table:table-cell table:style-name="ce16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3">
            <table:table-cell table:style-name="ce16" office:value-type="string" calcext:value-type="string">
              <text:p><text:span text:style-name="T637">mind trinket 3</text:span></text:p>
            </table:table-cell>
            <table:table-cell table:style-name="ce16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638">green_slime</text:span></text:p>
            </table:table-cell>
            <table:table-cell table:style-name="ce16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4">
            <table:table-cell table:style-name="ce16" office:value-type="string" calcext:value-type="string">
              <text:p><text:span text:style-name="T639">mind weapon 3</text:span></text:p>
            </table:table-cell>
            <table:table-cell table:style-name="ce16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640">green_slime</text:span></text:p>
            </table:table-cell>
            <table:table-cell table:style-name="ce16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5">
            <table:table-cell table:style-name="ce16" office:value-type="string" calcext:value-type="string">
              <text:p><text:span text:style-name="T641">red potion</text:span></text:p>
            </table:table-cell>
            <table:table-cell table:style-name="ce16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642">green_slime</text:span></text:p>
            </table:table-cell>
            <table:table-cell table:style-name="ce16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6">
            <table:table-cell table:style-name="ce16" office:value-type="string" calcext:value-type="string">
              <text:p><text:span text:style-name="T643">soul body 3</text:span></text:p>
            </table:table-cell>
            <table:table-cell table:style-name="ce16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644">green_slime</text:span></text:p>
            </table:table-cell>
            <table:table-cell table:style-name="ce16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7">
            <table:table-cell table:style-name="ce16" office:value-type="string" calcext:value-type="string">
              <text:p><text:span text:style-name="T645">soul head 3</text:span></text:p>
            </table:table-cell>
            <table:table-cell table:style-name="ce16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646">green_slime</text:span></text:p>
            </table:table-cell>
            <table:table-cell table:style-name="ce16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8">
            <table:table-cell table:style-name="ce16" office:value-type="string" calcext:value-type="string">
              <text:p><text:span text:style-name="T647">soul trinket 3</text:span></text:p>
            </table:table-cell>
            <table:table-cell table:style-name="ce16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648">green_slime</text:span></text:p>
            </table:table-cell>
            <table:table-cell table:style-name="ce16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19">
            <table:table-cell table:style-name="ce16" office:value-type="string" calcext:value-type="string">
              <text:p><text:span text:style-name="T649">soul weapon 3</text:span></text:p>
            </table:table-cell>
            <table:table-cell table:style-name="ce16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650">green_slime</text:span></text:p>
            </table:table-cell>
            <table:table-cell table:style-name="ce16" table:formula="of:=VLOOKUP([.C110];[enemies.A:enemies.B];2;0)" office:value-type="string" calcext:value-type="string" office:string-value="Green Slime">
              <text:p>Green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0">
            <table:table-cell table:style-name="ce16" office:value-type="string" calcext:value-type="string">
              <text:p><text:span text:style-name="T651">blue potion</text:span></text:p>
            </table:table-cell>
            <table:table-cell table:style-name="ce16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652">orange mushroom</text:span></text:p>
            </table:table-cell>
            <table:table-cell table:style-name="ce16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1">
            <table:table-cell table:style-name="ce16" office:value-type="string" calcext:value-type="string">
              <text:p><text:span text:style-name="T653">flow body 3</text:span></text:p>
            </table:table-cell>
            <table:table-cell table:style-name="ce16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654">orange mushroom</text:span></text:p>
            </table:table-cell>
            <table:table-cell table:style-name="ce16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2">
            <table:table-cell table:style-name="ce16" office:value-type="string" calcext:value-type="string">
              <text:p><text:span text:style-name="T655">flow head 3</text:span></text:p>
            </table:table-cell>
            <table:table-cell table:style-name="ce16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656">orange mushroom</text:span></text:p>
            </table:table-cell>
            <table:table-cell table:style-name="ce16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3">
            <table:table-cell table:style-name="ce16" office:value-type="string" calcext:value-type="string">
              <text:p><text:span text:style-name="T657">flow trinket 3</text:span></text:p>
            </table:table-cell>
            <table:table-cell table:style-name="ce16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658">orange mushroom</text:span></text:p>
            </table:table-cell>
            <table:table-cell table:style-name="ce16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4">
            <table:table-cell table:style-name="ce16" office:value-type="string" calcext:value-type="string">
              <text:p><text:span text:style-name="T659">flow weapon 3</text:span></text:p>
            </table:table-cell>
            <table:table-cell table:style-name="ce16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660">orange mushroom</text:span></text:p>
            </table:table-cell>
            <table:table-cell table:style-name="ce16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5">
            <table:table-cell table:style-name="ce16" office:value-type="string" calcext:value-type="string">
              <text:p><text:span text:style-name="T661">grit body 3</text:span></text:p>
            </table:table-cell>
            <table:table-cell table:style-name="ce16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662">orange mushroom</text:span></text:p>
            </table:table-cell>
            <table:table-cell table:style-name="ce16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6">
            <table:table-cell table:style-name="ce16" office:value-type="string" calcext:value-type="string">
              <text:p><text:span text:style-name="T663">grit head 3</text:span></text:p>
            </table:table-cell>
            <table:table-cell table:style-name="ce16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664">orange mushroom</text:span></text:p>
            </table:table-cell>
            <table:table-cell table:style-name="ce16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7">
            <table:table-cell table:style-name="ce16" office:value-type="string" calcext:value-type="string">
              <text:p><text:span text:style-name="T665">grit trinket 3</text:span></text:p>
            </table:table-cell>
            <table:table-cell table:style-name="ce16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666">orange mushroom</text:span></text:p>
            </table:table-cell>
            <table:table-cell table:style-name="ce16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8">
            <table:table-cell table:style-name="ce16" office:value-type="string" calcext:value-type="string">
              <text:p><text:span text:style-name="T667">grit weapon 3</text:span></text:p>
            </table:table-cell>
            <table:table-cell table:style-name="ce16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668">orange mushroom</text:span></text:p>
            </table:table-cell>
            <table:table-cell table:style-name="ce16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29">
            <table:table-cell table:style-name="ce16" office:value-type="string" calcext:value-type="string">
              <text:p><text:span text:style-name="T669">mind body 3</text:span></text:p>
            </table:table-cell>
            <table:table-cell table:style-name="ce16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670">orange mushroom</text:span></text:p>
            </table:table-cell>
            <table:table-cell table:style-name="ce16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0">
            <table:table-cell table:style-name="ce16" office:value-type="string" calcext:value-type="string">
              <text:p><text:span text:style-name="T671">mind head 3</text:span></text:p>
            </table:table-cell>
            <table:table-cell table:style-name="ce16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672">orange mushroom</text:span></text:p>
            </table:table-cell>
            <table:table-cell table:style-name="ce16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1">
            <table:table-cell table:style-name="ce16" office:value-type="string" calcext:value-type="string">
              <text:p><text:span text:style-name="T673">mind trinket 3</text:span></text:p>
            </table:table-cell>
            <table:table-cell table:style-name="ce16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674">orange mushroom</text:span></text:p>
            </table:table-cell>
            <table:table-cell table:style-name="ce16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2">
            <table:table-cell table:style-name="ce16" office:value-type="string" calcext:value-type="string">
              <text:p><text:span text:style-name="T675">mind weapon 3</text:span></text:p>
            </table:table-cell>
            <table:table-cell table:style-name="ce16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676">orange mushroom</text:span></text:p>
            </table:table-cell>
            <table:table-cell table:style-name="ce16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3">
            <table:table-cell table:style-name="ce16" office:value-type="string" calcext:value-type="string">
              <text:p><text:span text:style-name="T677">red potion</text:span></text:p>
            </table:table-cell>
            <table:table-cell table:style-name="ce16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678">orange mushroom</text:span></text:p>
            </table:table-cell>
            <table:table-cell table:style-name="ce16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4">
            <table:table-cell table:style-name="ce16" office:value-type="string" calcext:value-type="string">
              <text:p><text:span text:style-name="T679">soul body 3</text:span></text:p>
            </table:table-cell>
            <table:table-cell table:style-name="ce16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680">orange mushroom</text:span></text:p>
            </table:table-cell>
            <table:table-cell table:style-name="ce16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5">
            <table:table-cell table:style-name="ce16" office:value-type="string" calcext:value-type="string">
              <text:p><text:span text:style-name="T681">soul head 3</text:span></text:p>
            </table:table-cell>
            <table:table-cell table:style-name="ce16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682">orange mushroom</text:span></text:p>
            </table:table-cell>
            <table:table-cell table:style-name="ce16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6">
            <table:table-cell table:style-name="ce16" office:value-type="string" calcext:value-type="string">
              <text:p><text:span text:style-name="T683">soul trinket 3</text:span></text:p>
            </table:table-cell>
            <table:table-cell table:style-name="ce16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684">orange mushroom</text:span></text:p>
            </table:table-cell>
            <table:table-cell table:style-name="ce16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7">
            <table:table-cell table:style-name="ce16" office:value-type="string" calcext:value-type="string">
              <text:p><text:span text:style-name="T685">soul weapon 3</text:span></text:p>
            </table:table-cell>
            <table:table-cell table:style-name="ce16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686">orange mushroom</text:span></text:p>
            </table:table-cell>
            <table:table-cell table:style-name="ce16" table:formula="of:=VLOOKUP([.C128];[enemies.A:enemies.B];2;0)" office:value-type="string" calcext:value-type="string" office:string-value="Orange Mushroom">
              <text:p>Orang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8">
            <table:table-cell table:style-name="ce16" office:value-type="string" calcext:value-type="string">
              <text:p><text:span text:style-name="T687">blue potion</text:span></text:p>
            </table:table-cell>
            <table:table-cell table:style-name="ce16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688">pig</text:span></text:p>
            </table:table-cell>
            <table:table-cell table:style-name="ce16" table:formula="of:=VLOOKUP([.C129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39">
            <table:table-cell table:style-name="ce16" office:value-type="string" calcext:value-type="string">
              <text:p><text:span text:style-name="T689">flow body 3</text:span></text:p>
            </table:table-cell>
            <table:table-cell table:style-name="ce16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690">pig</text:span></text:p>
            </table:table-cell>
            <table:table-cell table:style-name="ce16" table:formula="of:=VLOOKUP([.C130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0">
            <table:table-cell table:style-name="ce16" office:value-type="string" calcext:value-type="string">
              <text:p><text:span text:style-name="T691">flow head 3</text:span></text:p>
            </table:table-cell>
            <table:table-cell table:style-name="ce16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692">pig</text:span></text:p>
            </table:table-cell>
            <table:table-cell table:style-name="ce16" table:formula="of:=VLOOKUP([.C131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1">
            <table:table-cell table:style-name="ce16" office:value-type="string" calcext:value-type="string">
              <text:p><text:span text:style-name="T693">flow trinket 3</text:span></text:p>
            </table:table-cell>
            <table:table-cell table:style-name="ce16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694">pig</text:span></text:p>
            </table:table-cell>
            <table:table-cell table:style-name="ce16" table:formula="of:=VLOOKUP([.C132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2">
            <table:table-cell table:style-name="ce16" office:value-type="string" calcext:value-type="string">
              <text:p><text:span text:style-name="T695">flow weapon 3</text:span></text:p>
            </table:table-cell>
            <table:table-cell table:style-name="ce16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696">pig</text:span></text:p>
            </table:table-cell>
            <table:table-cell table:style-name="ce16" table:formula="of:=VLOOKUP([.C133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3">
            <table:table-cell table:style-name="ce16" office:value-type="string" calcext:value-type="string">
              <text:p><text:span text:style-name="T697">grit body 3</text:span></text:p>
            </table:table-cell>
            <table:table-cell table:style-name="ce16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698">pig</text:span></text:p>
            </table:table-cell>
            <table:table-cell table:style-name="ce16" table:formula="of:=VLOOKUP([.C134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4">
            <table:table-cell table:style-name="ce16" office:value-type="string" calcext:value-type="string">
              <text:p><text:span text:style-name="T699">grit head 3</text:span></text:p>
            </table:table-cell>
            <table:table-cell table:style-name="ce16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700">pig</text:span></text:p>
            </table:table-cell>
            <table:table-cell table:style-name="ce16" table:formula="of:=VLOOKUP([.C135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5">
            <table:table-cell table:style-name="ce16" office:value-type="string" calcext:value-type="string">
              <text:p><text:span text:style-name="T701">grit trinket 3</text:span></text:p>
            </table:table-cell>
            <table:table-cell table:style-name="ce16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702">pig</text:span></text:p>
            </table:table-cell>
            <table:table-cell table:style-name="ce16" table:formula="of:=VLOOKUP([.C136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6">
            <table:table-cell table:style-name="ce16" office:value-type="string" calcext:value-type="string">
              <text:p><text:span text:style-name="T703">grit weapon 3</text:span></text:p>
            </table:table-cell>
            <table:table-cell table:style-name="ce16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704">pig</text:span></text:p>
            </table:table-cell>
            <table:table-cell table:style-name="ce16" table:formula="of:=VLOOKUP([.C137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7">
            <table:table-cell table:style-name="ce16" office:value-type="string" calcext:value-type="string">
              <text:p><text:span text:style-name="T705">mind body 3</text:span></text:p>
            </table:table-cell>
            <table:table-cell table:style-name="ce16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706">pig</text:span></text:p>
            </table:table-cell>
            <table:table-cell table:style-name="ce16" table:formula="of:=VLOOKUP([.C138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8">
            <table:table-cell table:style-name="ce16" office:value-type="string" calcext:value-type="string">
              <text:p><text:span text:style-name="T707">mind head 3</text:span></text:p>
            </table:table-cell>
            <table:table-cell table:style-name="ce16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708">pig</text:span></text:p>
            </table:table-cell>
            <table:table-cell table:style-name="ce16" table:formula="of:=VLOOKUP([.C139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49">
            <table:table-cell table:style-name="ce16" office:value-type="string" calcext:value-type="string">
              <text:p><text:span text:style-name="T709">mind trinket 3</text:span></text:p>
            </table:table-cell>
            <table:table-cell table:style-name="ce16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710">pig</text:span></text:p>
            </table:table-cell>
            <table:table-cell table:style-name="ce16" table:formula="of:=VLOOKUP([.C140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0">
            <table:table-cell table:style-name="ce16" office:value-type="string" calcext:value-type="string">
              <text:p><text:span text:style-name="T711">mind weapon 3</text:span></text:p>
            </table:table-cell>
            <table:table-cell table:style-name="ce16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712">pig</text:span></text:p>
            </table:table-cell>
            <table:table-cell table:style-name="ce16" table:formula="of:=VLOOKUP([.C141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1">
            <table:table-cell table:style-name="ce16" office:value-type="string" calcext:value-type="string">
              <text:p><text:span text:style-name="T713">red potion</text:span></text:p>
            </table:table-cell>
            <table:table-cell table:style-name="ce16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714">pig</text:span></text:p>
            </table:table-cell>
            <table:table-cell table:style-name="ce16" table:formula="of:=VLOOKUP([.C142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2">
            <table:table-cell table:style-name="ce16" office:value-type="string" calcext:value-type="string">
              <text:p><text:span text:style-name="T715">soul body 3</text:span></text:p>
            </table:table-cell>
            <table:table-cell table:style-name="ce16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716">pig</text:span></text:p>
            </table:table-cell>
            <table:table-cell table:style-name="ce16" table:formula="of:=VLOOKUP([.C143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3">
            <table:table-cell table:style-name="ce16" office:value-type="string" calcext:value-type="string">
              <text:p><text:span text:style-name="T717">soul head 3</text:span></text:p>
            </table:table-cell>
            <table:table-cell table:style-name="ce16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718">pig</text:span></text:p>
            </table:table-cell>
            <table:table-cell table:style-name="ce16" table:formula="of:=VLOOKUP([.C144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4">
            <table:table-cell table:style-name="ce16" office:value-type="string" calcext:value-type="string">
              <text:p><text:span text:style-name="T719">soul trinket 3</text:span></text:p>
            </table:table-cell>
            <table:table-cell table:style-name="ce16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720">pig</text:span></text:p>
            </table:table-cell>
            <table:table-cell table:style-name="ce16" table:formula="of:=VLOOKUP([.C145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5">
            <table:table-cell table:style-name="ce16" office:value-type="string" calcext:value-type="string">
              <text:p><text:span text:style-name="T721">soul weapon 3</text:span></text:p>
            </table:table-cell>
            <table:table-cell table:style-name="ce16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722">pig</text:span></text:p>
            </table:table-cell>
            <table:table-cell table:style-name="ce16" table:formula="of:=VLOOKUP([.C146];[enemies.A:enemies.B];2;0)" office:value-type="string" calcext:value-type="string" office:string-value="Pig">
              <text:p>Pig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6">
            <table:table-cell table:style-name="ce16" office:value-type="string" calcext:value-type="string">
              <text:p><text:span text:style-name="T723">soul head 3</text:span></text:p>
            </table:table-cell>
            <table:table-cell table:style-name="ce16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724">spider</text:span></text:p>
            </table:table-cell>
            <table:table-cell table:style-name="ce16" table:formula="of:=VLOOKUP([.C147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7">
            <table:table-cell table:style-name="ce16" office:value-type="string" calcext:value-type="string">
              <text:p><text:span text:style-name="T725">soul trinket 3</text:span></text:p>
            </table:table-cell>
            <table:table-cell table:style-name="ce16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726">spider</text:span></text:p>
            </table:table-cell>
            <table:table-cell table:style-name="ce16" table:formula="of:=VLOOKUP([.C148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8">
            <table:table-cell table:style-name="ce16" office:value-type="string" calcext:value-type="string">
              <text:p><text:span text:style-name="T727">soul weapon 3</text:span></text:p>
            </table:table-cell>
            <table:table-cell table:style-name="ce16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728">spider</text:span></text:p>
            </table:table-cell>
            <table:table-cell table:style-name="ce16" table:formula="of:=VLOOKUP([.C149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59">
            <table:table-cell table:style-name="ce16" office:value-type="string" calcext:value-type="string">
              <text:p><text:span text:style-name="T729">blue potion</text:span></text:p>
            </table:table-cell>
            <table:table-cell table:style-name="ce16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730">spider</text:span></text:p>
            </table:table-cell>
            <table:table-cell table:style-name="ce16" table:formula="of:=VLOOKUP([.C150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0">
            <table:table-cell table:style-name="ce16" office:value-type="string" calcext:value-type="string">
              <text:p><text:span text:style-name="T731">flow body 3</text:span></text:p>
            </table:table-cell>
            <table:table-cell table:style-name="ce16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732">spider</text:span></text:p>
            </table:table-cell>
            <table:table-cell table:style-name="ce16" table:formula="of:=VLOOKUP([.C151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1">
            <table:table-cell table:style-name="ce16" office:value-type="string" calcext:value-type="string">
              <text:p><text:span text:style-name="T733">flow head 3</text:span></text:p>
            </table:table-cell>
            <table:table-cell table:style-name="ce16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734">spider</text:span></text:p>
            </table:table-cell>
            <table:table-cell table:style-name="ce16" table:formula="of:=VLOOKUP([.C152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2">
            <table:table-cell table:style-name="ce16" office:value-type="string" calcext:value-type="string">
              <text:p><text:span text:style-name="T735">flow trinket 3</text:span></text:p>
            </table:table-cell>
            <table:table-cell table:style-name="ce16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736">spider</text:span></text:p>
            </table:table-cell>
            <table:table-cell table:style-name="ce16" table:formula="of:=VLOOKUP([.C153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3">
            <table:table-cell table:style-name="ce16" office:value-type="string" calcext:value-type="string">
              <text:p><text:span text:style-name="T737">flow weapon 3</text:span></text:p>
            </table:table-cell>
            <table:table-cell table:style-name="ce16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738">spider</text:span></text:p>
            </table:table-cell>
            <table:table-cell table:style-name="ce16" table:formula="of:=VLOOKUP([.C154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4">
            <table:table-cell table:style-name="ce16" office:value-type="string" calcext:value-type="string">
              <text:p><text:span text:style-name="T739">grit body 3</text:span></text:p>
            </table:table-cell>
            <table:table-cell table:style-name="ce16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740">spider</text:span></text:p>
            </table:table-cell>
            <table:table-cell table:style-name="ce16" table:formula="of:=VLOOKUP([.C155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5">
            <table:table-cell table:style-name="ce16" office:value-type="string" calcext:value-type="string">
              <text:p><text:span text:style-name="T741">grit head 3</text:span></text:p>
            </table:table-cell>
            <table:table-cell table:style-name="ce16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742">spider</text:span></text:p>
            </table:table-cell>
            <table:table-cell table:style-name="ce16" table:formula="of:=VLOOKUP([.C156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6">
            <table:table-cell table:style-name="ce16" office:value-type="string" calcext:value-type="string">
              <text:p><text:span text:style-name="T743">grit trinket 3</text:span></text:p>
            </table:table-cell>
            <table:table-cell table:style-name="ce16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744">spider</text:span></text:p>
            </table:table-cell>
            <table:table-cell table:style-name="ce16" table:formula="of:=VLOOKUP([.C157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7">
            <table:table-cell table:style-name="ce16" office:value-type="string" calcext:value-type="string">
              <text:p><text:span text:style-name="T745">grit weapon 3</text:span></text:p>
            </table:table-cell>
            <table:table-cell table:style-name="ce16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746">spider</text:span></text:p>
            </table:table-cell>
            <table:table-cell table:style-name="ce16" table:formula="of:=VLOOKUP([.C158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8">
            <table:table-cell table:style-name="ce16" office:value-type="string" calcext:value-type="string">
              <text:p><text:span text:style-name="T747">mind body 3</text:span></text:p>
            </table:table-cell>
            <table:table-cell table:style-name="ce16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748">spider</text:span></text:p>
            </table:table-cell>
            <table:table-cell table:style-name="ce16" table:formula="of:=VLOOKUP([.C159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69">
            <table:table-cell table:style-name="ce16" office:value-type="string" calcext:value-type="string">
              <text:p><text:span text:style-name="T749">mind head 3</text:span></text:p>
            </table:table-cell>
            <table:table-cell table:style-name="ce16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750">spider</text:span></text:p>
            </table:table-cell>
            <table:table-cell table:style-name="ce16" table:formula="of:=VLOOKUP([.C160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0">
            <table:table-cell table:style-name="ce16" office:value-type="string" calcext:value-type="string">
              <text:p><text:span text:style-name="T751">mind trinket 3</text:span></text:p>
            </table:table-cell>
            <table:table-cell table:style-name="ce16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752">spider</text:span></text:p>
            </table:table-cell>
            <table:table-cell table:style-name="ce16" table:formula="of:=VLOOKUP([.C161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1">
            <table:table-cell table:style-name="ce16" office:value-type="string" calcext:value-type="string">
              <text:p><text:span text:style-name="T753">mind weapon 3</text:span></text:p>
            </table:table-cell>
            <table:table-cell table:style-name="ce16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754">spider</text:span></text:p>
            </table:table-cell>
            <table:table-cell table:style-name="ce16" table:formula="of:=VLOOKUP([.C162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2">
            <table:table-cell table:style-name="ce16" office:value-type="string" calcext:value-type="string">
              <text:p><text:span text:style-name="T755">red potion</text:span></text:p>
            </table:table-cell>
            <table:table-cell table:style-name="ce16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756">spider</text:span></text:p>
            </table:table-cell>
            <table:table-cell table:style-name="ce16" table:formula="of:=VLOOKUP([.C163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3">
            <table:table-cell table:style-name="ce16" office:value-type="string" calcext:value-type="string">
              <text:p><text:span text:style-name="T757">soul body 3</text:span></text:p>
            </table:table-cell>
            <table:table-cell table:style-name="ce16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758">spider</text:span></text:p>
            </table:table-cell>
            <table:table-cell table:style-name="ce16" table:formula="of:=VLOOKUP([.C164];[enemies.A:enemies.B];2;0)" office:value-type="string" calcext:value-type="string" office:string-value="Spider">
              <text:p>Spider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4">
            <table:table-cell table:style-name="ce16" office:value-type="string" calcext:value-type="string">
              <text:p><text:span text:style-name="T759">blue potion</text:span></text:p>
            </table:table-cell>
            <table:table-cell table:style-name="ce16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760">wandering_rock</text:span></text:p>
            </table:table-cell>
            <table:table-cell table:style-name="ce16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5">
            <table:table-cell table:style-name="ce16" office:value-type="string" calcext:value-type="string">
              <text:p><text:span text:style-name="T761">flow body 3</text:span></text:p>
            </table:table-cell>
            <table:table-cell table:style-name="ce16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<text:span text:style-name="T762">wandering_rock</text:span></text:p>
            </table:table-cell>
            <table:table-cell table:style-name="ce16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6">
            <table:table-cell table:style-name="ce16" office:value-type="string" calcext:value-type="string">
              <text:p><text:span text:style-name="T763">flow head 3</text:span></text:p>
            </table:table-cell>
            <table:table-cell table:style-name="ce16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<text:span text:style-name="T764">wandering_rock</text:span></text:p>
            </table:table-cell>
            <table:table-cell table:style-name="ce16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7">
            <table:table-cell table:style-name="ce16" office:value-type="string" calcext:value-type="string">
              <text:p><text:span text:style-name="T765">flow trinket 3</text:span></text:p>
            </table:table-cell>
            <table:table-cell table:style-name="ce16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<text:span text:style-name="T766">wandering_rock</text:span></text:p>
            </table:table-cell>
            <table:table-cell table:style-name="ce16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8">
            <table:table-cell table:style-name="ce16" office:value-type="string" calcext:value-type="string">
              <text:p><text:span text:style-name="T767">flow weapon 3</text:span></text:p>
            </table:table-cell>
            <table:table-cell table:style-name="ce16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<text:span text:style-name="T768">wandering_rock</text:span></text:p>
            </table:table-cell>
            <table:table-cell table:style-name="ce16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79">
            <table:table-cell table:style-name="ce16" office:value-type="string" calcext:value-type="string">
              <text:p><text:span text:style-name="T769">grit body 3</text:span></text:p>
            </table:table-cell>
            <table:table-cell table:style-name="ce16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<text:span text:style-name="T770">wandering_rock</text:span></text:p>
            </table:table-cell>
            <table:table-cell table:style-name="ce16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0">
            <table:table-cell table:style-name="ce16" office:value-type="string" calcext:value-type="string">
              <text:p><text:span text:style-name="T771">grit head 3</text:span></text:p>
            </table:table-cell>
            <table:table-cell table:style-name="ce16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<text:span text:style-name="T772">wandering_rock</text:span></text:p>
            </table:table-cell>
            <table:table-cell table:style-name="ce16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1">
            <table:table-cell table:style-name="ce16" office:value-type="string" calcext:value-type="string">
              <text:p><text:span text:style-name="T773">grit trinket 3</text:span></text:p>
            </table:table-cell>
            <table:table-cell table:style-name="ce16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<text:span text:style-name="T774">wandering_rock</text:span></text:p>
            </table:table-cell>
            <table:table-cell table:style-name="ce16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2">
            <table:table-cell table:style-name="ce16" office:value-type="string" calcext:value-type="string">
              <text:p><text:span text:style-name="T775">grit weapon 3</text:span></text:p>
            </table:table-cell>
            <table:table-cell table:style-name="ce16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<text:span text:style-name="T776">wandering_rock</text:span></text:p>
            </table:table-cell>
            <table:table-cell table:style-name="ce16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3">
            <table:table-cell table:style-name="ce16" office:value-type="string" calcext:value-type="string">
              <text:p><text:span text:style-name="T777">mind body 3</text:span></text:p>
            </table:table-cell>
            <table:table-cell table:style-name="ce16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<text:span text:style-name="T778">wandering_rock</text:span></text:p>
            </table:table-cell>
            <table:table-cell table:style-name="ce16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4">
            <table:table-cell table:style-name="ce16" office:value-type="string" calcext:value-type="string">
              <text:p><text:span text:style-name="T779">mind head 3</text:span></text:p>
            </table:table-cell>
            <table:table-cell table:style-name="ce16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<text:span text:style-name="T780">wandering_rock</text:span></text:p>
            </table:table-cell>
            <table:table-cell table:style-name="ce16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6" office:value-type="string" calcext:value-type="string">
              <text:p><text:span text:style-name="T781">mind trinket 3</text:span></text:p>
            </table:table-cell>
            <table:table-cell table:style-name="ce16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<text:span text:style-name="T782">wandering_rock</text:span></text:p>
            </table:table-cell>
            <table:table-cell table:style-name="ce16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6" office:value-type="string" calcext:value-type="string">
              <text:p><text:span text:style-name="T783">mind weapon 3</text:span></text:p>
            </table:table-cell>
            <table:table-cell table:style-name="ce16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<text:span text:style-name="T784">wandering_rock</text:span></text:p>
            </table:table-cell>
            <table:table-cell table:style-name="ce16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6" office:value-type="string" calcext:value-type="string">
              <text:p><text:span text:style-name="T785">red potion</text:span></text:p>
            </table:table-cell>
            <table:table-cell table:style-name="ce16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786">wandering_rock</text:span></text:p>
            </table:table-cell>
            <table:table-cell table:style-name="ce16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6" office:value-type="string" calcext:value-type="string">
              <text:p><text:span text:style-name="T787">soul body 3</text:span></text:p>
            </table:table-cell>
            <table:table-cell table:style-name="ce16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<text:span text:style-name="T788">wandering_rock</text:span></text:p>
            </table:table-cell>
            <table:table-cell table:style-name="ce16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6" office:value-type="string" calcext:value-type="string">
              <text:p><text:span text:style-name="T789">soul head 3</text:span></text:p>
            </table:table-cell>
            <table:table-cell table:style-name="ce16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<text:span text:style-name="T790">wandering_rock</text:span></text:p>
            </table:table-cell>
            <table:table-cell table:style-name="ce16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6" office:value-type="string" calcext:value-type="string">
              <text:p><text:span text:style-name="T791">soul trinket 3</text:span></text:p>
            </table:table-cell>
            <table:table-cell table:style-name="ce16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<text:span text:style-name="T792">wandering_rock</text:span></text:p>
            </table:table-cell>
            <table:table-cell table:style-name="ce16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6" office:value-type="string" calcext:value-type="string">
              <text:p><text:span text:style-name="T793">soul weapon 3</text:span></text:p>
            </table:table-cell>
            <table:table-cell table:style-name="ce16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<text:span text:style-name="T794">wandering_rock</text:span></text:p>
            </table:table-cell>
            <table:table-cell table:style-name="ce16" table:formula="of:=VLOOKUP([.C182];[enemies.A:enemies.B];2;0)" office:value-type="string" calcext:value-type="string" office:string-value="Wandering Rock">
              <text:p>Wandering Rock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6" office:value-type="string" calcext:value-type="string">
              <text:p><text:span text:style-name="T795">blue potion</text:span></text:p>
            </table:table-cell>
            <table:table-cell table:style-name="ce16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796">blue mushroom</text:span></text:p>
            </table:table-cell>
            <table:table-cell table:style-name="ce16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6" office:value-type="string" calcext:value-type="string">
              <text:p><text:span text:style-name="T797">flow body 6</text:span></text:p>
            </table:table-cell>
            <table:table-cell table:style-name="ce16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798">blue mushroom</text:span></text:p>
            </table:table-cell>
            <table:table-cell table:style-name="ce16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6" office:value-type="string" calcext:value-type="string">
              <text:p><text:span text:style-name="T799">flow head 6</text:span></text:p>
            </table:table-cell>
            <table:table-cell table:style-name="ce16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800">blue mushroom</text:span></text:p>
            </table:table-cell>
            <table:table-cell table:style-name="ce16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6" office:value-type="string" calcext:value-type="string">
              <text:p><text:span text:style-name="T801">flow trinket 6</text:span></text:p>
            </table:table-cell>
            <table:table-cell table:style-name="ce16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802">blue mushroom</text:span></text:p>
            </table:table-cell>
            <table:table-cell table:style-name="ce16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6" office:value-type="string" calcext:value-type="string">
              <text:p><text:span text:style-name="T803">flow weapon 6</text:span></text:p>
            </table:table-cell>
            <table:table-cell table:style-name="ce16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804">blue mushroom</text:span></text:p>
            </table:table-cell>
            <table:table-cell table:style-name="ce16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6" office:value-type="string" calcext:value-type="string">
              <text:p><text:span text:style-name="T805">grit body 6</text:span></text:p>
            </table:table-cell>
            <table:table-cell table:style-name="ce16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806">blue mushroom</text:span></text:p>
            </table:table-cell>
            <table:table-cell table:style-name="ce16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6" office:value-type="string" calcext:value-type="string">
              <text:p><text:span text:style-name="T807">grit head 6</text:span></text:p>
            </table:table-cell>
            <table:table-cell table:style-name="ce16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808">blue mushroom</text:span></text:p>
            </table:table-cell>
            <table:table-cell table:style-name="ce16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6" office:value-type="string" calcext:value-type="string">
              <text:p><text:span text:style-name="T809">grit trinket 6</text:span></text:p>
            </table:table-cell>
            <table:table-cell table:style-name="ce16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810">blue mushroom</text:span></text:p>
            </table:table-cell>
            <table:table-cell table:style-name="ce16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6" office:value-type="string" calcext:value-type="string">
              <text:p><text:span text:style-name="T811">grit weapon 6</text:span></text:p>
            </table:table-cell>
            <table:table-cell table:style-name="ce16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812">blue mushroom</text:span></text:p>
            </table:table-cell>
            <table:table-cell table:style-name="ce16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6" office:value-type="string" calcext:value-type="string">
              <text:p><text:span text:style-name="T813">mind body 6</text:span></text:p>
            </table:table-cell>
            <table:table-cell table:style-name="ce16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814">blue mushroom</text:span></text:p>
            </table:table-cell>
            <table:table-cell table:style-name="ce16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6" office:value-type="string" calcext:value-type="string">
              <text:p><text:span text:style-name="T815">mind head 6</text:span></text:p>
            </table:table-cell>
            <table:table-cell table:style-name="ce16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816">blue mushroom</text:span></text:p>
            </table:table-cell>
            <table:table-cell table:style-name="ce16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6" office:value-type="string" calcext:value-type="string">
              <text:p><text:span text:style-name="T817">mind trinket 6</text:span></text:p>
            </table:table-cell>
            <table:table-cell table:style-name="ce16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818">blue mushroom</text:span></text:p>
            </table:table-cell>
            <table:table-cell table:style-name="ce16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6" office:value-type="string" calcext:value-type="string">
              <text:p><text:span text:style-name="T819">mind weapon 6</text:span></text:p>
            </table:table-cell>
            <table:table-cell table:style-name="ce16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820">blue mushroom</text:span></text:p>
            </table:table-cell>
            <table:table-cell table:style-name="ce16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6" office:value-type="string" calcext:value-type="string">
              <text:p><text:span text:style-name="T821">red potion</text:span></text:p>
            </table:table-cell>
            <table:table-cell table:style-name="ce16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822">blue mushroom</text:span></text:p>
            </table:table-cell>
            <table:table-cell table:style-name="ce16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6" office:value-type="string" calcext:value-type="string">
              <text:p><text:span text:style-name="T823">soul body 6</text:span></text:p>
            </table:table-cell>
            <table:table-cell table:style-name="ce16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824">blue mushroom</text:span></text:p>
            </table:table-cell>
            <table:table-cell table:style-name="ce16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6" office:value-type="string" calcext:value-type="string">
              <text:p><text:span text:style-name="T825">soul head 6</text:span></text:p>
            </table:table-cell>
            <table:table-cell table:style-name="ce16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826">blue mushroom</text:span></text:p>
            </table:table-cell>
            <table:table-cell table:style-name="ce16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6" office:value-type="string" calcext:value-type="string">
              <text:p><text:span text:style-name="T827">soul trinket 6</text:span></text:p>
            </table:table-cell>
            <table:table-cell table:style-name="ce16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828">blue mushroom</text:span></text:p>
            </table:table-cell>
            <table:table-cell table:style-name="ce16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6" office:value-type="string" calcext:value-type="string">
              <text:p><text:span text:style-name="T829">soul weapon 6</text:span></text:p>
            </table:table-cell>
            <table:table-cell table:style-name="ce16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830">blue mushroom</text:span></text:p>
            </table:table-cell>
            <table:table-cell table:style-name="ce16" table:formula="of:=VLOOKUP([.C200];[enemies.A:enemies.B];2;0)" office:value-type="string" calcext:value-type="string" office:string-value="Blue Mushroom">
              <text:p>Blue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6" office:value-type="string" calcext:value-type="string">
              <text:p><text:span text:style-name="T831">blue potion</text:span></text:p>
            </table:table-cell>
            <table:table-cell table:style-name="ce16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832">blue_slime</text:span></text:p>
            </table:table-cell>
            <table:table-cell table:style-name="ce16" table:formula="of:=VLOOKUP([.C201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6" office:value-type="string" calcext:value-type="string">
              <text:p><text:span text:style-name="T833">flow body 6</text:span></text:p>
            </table:table-cell>
            <table:table-cell table:style-name="ce16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834">blue_slime</text:span></text:p>
            </table:table-cell>
            <table:table-cell table:style-name="ce16" table:formula="of:=VLOOKUP([.C202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6" office:value-type="string" calcext:value-type="string">
              <text:p><text:span text:style-name="T835">flow head 6</text:span></text:p>
            </table:table-cell>
            <table:table-cell table:style-name="ce16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836">blue_slime</text:span></text:p>
            </table:table-cell>
            <table:table-cell table:style-name="ce16" table:formula="of:=VLOOKUP([.C203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6" office:value-type="string" calcext:value-type="string">
              <text:p><text:span text:style-name="T837">flow trinket 6</text:span></text:p>
            </table:table-cell>
            <table:table-cell table:style-name="ce16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838">blue_slime</text:span></text:p>
            </table:table-cell>
            <table:table-cell table:style-name="ce16" table:formula="of:=VLOOKUP([.C204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6" office:value-type="string" calcext:value-type="string">
              <text:p><text:span text:style-name="T839">flow weapon 6</text:span></text:p>
            </table:table-cell>
            <table:table-cell table:style-name="ce16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840">blue_slime</text:span></text:p>
            </table:table-cell>
            <table:table-cell table:style-name="ce16" table:formula="of:=VLOOKUP([.C205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6" office:value-type="string" calcext:value-type="string">
              <text:p><text:span text:style-name="T841">grit body 6</text:span></text:p>
            </table:table-cell>
            <table:table-cell table:style-name="ce16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842">blue_slime</text:span></text:p>
            </table:table-cell>
            <table:table-cell table:style-name="ce16" table:formula="of:=VLOOKUP([.C206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6" office:value-type="string" calcext:value-type="string">
              <text:p><text:span text:style-name="T843">grit head 6</text:span></text:p>
            </table:table-cell>
            <table:table-cell table:style-name="ce16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844">blue_slime</text:span></text:p>
            </table:table-cell>
            <table:table-cell table:style-name="ce16" table:formula="of:=VLOOKUP([.C207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6" office:value-type="string" calcext:value-type="string">
              <text:p><text:span text:style-name="T845">grit trinket 6</text:span></text:p>
            </table:table-cell>
            <table:table-cell table:style-name="ce16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846">blue_slime</text:span></text:p>
            </table:table-cell>
            <table:table-cell table:style-name="ce16" table:formula="of:=VLOOKUP([.C208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6" office:value-type="string" calcext:value-type="string">
              <text:p><text:span text:style-name="T847">grit weapon 6</text:span></text:p>
            </table:table-cell>
            <table:table-cell table:style-name="ce16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848">blue_slime</text:span></text:p>
            </table:table-cell>
            <table:table-cell table:style-name="ce16" table:formula="of:=VLOOKUP([.C209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6" office:value-type="string" calcext:value-type="string">
              <text:p><text:span text:style-name="T849">mind body 6</text:span></text:p>
            </table:table-cell>
            <table:table-cell table:style-name="ce16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850">blue_slime</text:span></text:p>
            </table:table-cell>
            <table:table-cell table:style-name="ce16" table:formula="of:=VLOOKUP([.C210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6" office:value-type="string" calcext:value-type="string">
              <text:p><text:span text:style-name="T851">mind head 6</text:span></text:p>
            </table:table-cell>
            <table:table-cell table:style-name="ce16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852">blue_slime</text:span></text:p>
            </table:table-cell>
            <table:table-cell table:style-name="ce16" table:formula="of:=VLOOKUP([.C211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6" office:value-type="string" calcext:value-type="string">
              <text:p><text:span text:style-name="T853">mind trinket 6</text:span></text:p>
            </table:table-cell>
            <table:table-cell table:style-name="ce16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854">blue_slime</text:span></text:p>
            </table:table-cell>
            <table:table-cell table:style-name="ce16" table:formula="of:=VLOOKUP([.C212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6" office:value-type="string" calcext:value-type="string">
              <text:p><text:span text:style-name="T855">mind weapon 6</text:span></text:p>
            </table:table-cell>
            <table:table-cell table:style-name="ce16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856">blue_slime</text:span></text:p>
            </table:table-cell>
            <table:table-cell table:style-name="ce16" table:formula="of:=VLOOKUP([.C213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6" office:value-type="string" calcext:value-type="string">
              <text:p><text:span text:style-name="T857">red potion</text:span></text:p>
            </table:table-cell>
            <table:table-cell table:style-name="ce16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858">blue_slime</text:span></text:p>
            </table:table-cell>
            <table:table-cell table:style-name="ce16" table:formula="of:=VLOOKUP([.C214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6" office:value-type="string" calcext:value-type="string">
              <text:p><text:span text:style-name="T859">soul body 6</text:span></text:p>
            </table:table-cell>
            <table:table-cell table:style-name="ce16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860">blue_slime</text:span></text:p>
            </table:table-cell>
            <table:table-cell table:style-name="ce16" table:formula="of:=VLOOKUP([.C215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6" office:value-type="string" calcext:value-type="string">
              <text:p><text:span text:style-name="T861">soul head 6</text:span></text:p>
            </table:table-cell>
            <table:table-cell table:style-name="ce16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862">blue_slime</text:span></text:p>
            </table:table-cell>
            <table:table-cell table:style-name="ce16" table:formula="of:=VLOOKUP([.C216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6" office:value-type="string" calcext:value-type="string">
              <text:p><text:span text:style-name="T863">soul trinket 6</text:span></text:p>
            </table:table-cell>
            <table:table-cell table:style-name="ce16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864">blue_slime</text:span></text:p>
            </table:table-cell>
            <table:table-cell table:style-name="ce16" table:formula="of:=VLOOKUP([.C217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6" office:value-type="string" calcext:value-type="string">
              <text:p><text:span text:style-name="T865">soul weapon 6</text:span></text:p>
            </table:table-cell>
            <table:table-cell table:style-name="ce16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866">blue_slime</text:span></text:p>
            </table:table-cell>
            <table:table-cell table:style-name="ce16" table:formula="of:=VLOOKUP([.C218];[enemies.A:enemies.B];2;0)" office:value-type="string" calcext:value-type="string" office:string-value="Blue Slime">
              <text:p>Blue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6" office:value-type="string" calcext:value-type="string">
              <text:p><text:span text:style-name="T867">blue potion</text:span></text:p>
            </table:table-cell>
            <table:table-cell table:style-name="ce16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868">octopus</text:span></text:p>
            </table:table-cell>
            <table:table-cell table:style-name="ce16" table:formula="of:=VLOOKUP([.C219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6" office:value-type="string" calcext:value-type="string">
              <text:p><text:span text:style-name="T869">flow body 6</text:span></text:p>
            </table:table-cell>
            <table:table-cell table:style-name="ce16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870">octopus</text:span></text:p>
            </table:table-cell>
            <table:table-cell table:style-name="ce16" table:formula="of:=VLOOKUP([.C220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6" office:value-type="string" calcext:value-type="string">
              <text:p><text:span text:style-name="T871">flow head 6</text:span></text:p>
            </table:table-cell>
            <table:table-cell table:style-name="ce16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872">octopus</text:span></text:p>
            </table:table-cell>
            <table:table-cell table:style-name="ce16" table:formula="of:=VLOOKUP([.C221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6" office:value-type="string" calcext:value-type="string">
              <text:p><text:span text:style-name="T873">flow trinket 6</text:span></text:p>
            </table:table-cell>
            <table:table-cell table:style-name="ce16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874">octopus</text:span></text:p>
            </table:table-cell>
            <table:table-cell table:style-name="ce16" table:formula="of:=VLOOKUP([.C222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6" office:value-type="string" calcext:value-type="string">
              <text:p><text:span text:style-name="T875">flow weapon 6</text:span></text:p>
            </table:table-cell>
            <table:table-cell table:style-name="ce16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876">octopus</text:span></text:p>
            </table:table-cell>
            <table:table-cell table:style-name="ce16" table:formula="of:=VLOOKUP([.C223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6" office:value-type="string" calcext:value-type="string">
              <text:p><text:span text:style-name="T877">grit body 6</text:span></text:p>
            </table:table-cell>
            <table:table-cell table:style-name="ce16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878">octopus</text:span></text:p>
            </table:table-cell>
            <table:table-cell table:style-name="ce16" table:formula="of:=VLOOKUP([.C224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6" office:value-type="string" calcext:value-type="string">
              <text:p><text:span text:style-name="T879">grit head 6</text:span></text:p>
            </table:table-cell>
            <table:table-cell table:style-name="ce16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880">octopus</text:span></text:p>
            </table:table-cell>
            <table:table-cell table:style-name="ce16" table:formula="of:=VLOOKUP([.C225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6" office:value-type="string" calcext:value-type="string">
              <text:p><text:span text:style-name="T881">grit trinket 6</text:span></text:p>
            </table:table-cell>
            <table:table-cell table:style-name="ce16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882">octopus</text:span></text:p>
            </table:table-cell>
            <table:table-cell table:style-name="ce16" table:formula="of:=VLOOKUP([.C226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6" office:value-type="string" calcext:value-type="string">
              <text:p><text:span text:style-name="T883">grit weapon 6</text:span></text:p>
            </table:table-cell>
            <table:table-cell table:style-name="ce16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884">octopus</text:span></text:p>
            </table:table-cell>
            <table:table-cell table:style-name="ce16" table:formula="of:=VLOOKUP([.C227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6" office:value-type="string" calcext:value-type="string">
              <text:p><text:span text:style-name="T885">mind body 6</text:span></text:p>
            </table:table-cell>
            <table:table-cell table:style-name="ce16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886">octopus</text:span></text:p>
            </table:table-cell>
            <table:table-cell table:style-name="ce16" table:formula="of:=VLOOKUP([.C228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6" office:value-type="string" calcext:value-type="string">
              <text:p><text:span text:style-name="T887">mind head 6</text:span></text:p>
            </table:table-cell>
            <table:table-cell table:style-name="ce16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888">octopus</text:span></text:p>
            </table:table-cell>
            <table:table-cell table:style-name="ce16" table:formula="of:=VLOOKUP([.C229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6" office:value-type="string" calcext:value-type="string">
              <text:p><text:span text:style-name="T889">mind trinket 6</text:span></text:p>
            </table:table-cell>
            <table:table-cell table:style-name="ce16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890">octopus</text:span></text:p>
            </table:table-cell>
            <table:table-cell table:style-name="ce16" table:formula="of:=VLOOKUP([.C230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6" office:value-type="string" calcext:value-type="string">
              <text:p><text:span text:style-name="T891">mind weapon 6</text:span></text:p>
            </table:table-cell>
            <table:table-cell table:style-name="ce16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892">octopus</text:span></text:p>
            </table:table-cell>
            <table:table-cell table:style-name="ce16" table:formula="of:=VLOOKUP([.C231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6" office:value-type="string" calcext:value-type="string">
              <text:p><text:span text:style-name="T893">red potion</text:span></text:p>
            </table:table-cell>
            <table:table-cell table:style-name="ce16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894">octopus</text:span></text:p>
            </table:table-cell>
            <table:table-cell table:style-name="ce16" table:formula="of:=VLOOKUP([.C232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6" office:value-type="string" calcext:value-type="string">
              <text:p><text:span text:style-name="T895">soul body 6</text:span></text:p>
            </table:table-cell>
            <table:table-cell table:style-name="ce16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896">octopus</text:span></text:p>
            </table:table-cell>
            <table:table-cell table:style-name="ce16" table:formula="of:=VLOOKUP([.C233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6" office:value-type="string" calcext:value-type="string">
              <text:p><text:span text:style-name="T897">soul head 6</text:span></text:p>
            </table:table-cell>
            <table:table-cell table:style-name="ce16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898">octopus</text:span></text:p>
            </table:table-cell>
            <table:table-cell table:style-name="ce16" table:formula="of:=VLOOKUP([.C234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6" office:value-type="string" calcext:value-type="string">
              <text:p><text:span text:style-name="T899">soul trinket 6</text:span></text:p>
            </table:table-cell>
            <table:table-cell table:style-name="ce16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900">octopus</text:span></text:p>
            </table:table-cell>
            <table:table-cell table:style-name="ce16" table:formula="of:=VLOOKUP([.C235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6" office:value-type="string" calcext:value-type="string">
              <text:p><text:span text:style-name="T901">soul weapon 6</text:span></text:p>
            </table:table-cell>
            <table:table-cell table:style-name="ce16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902">octopus</text:span></text:p>
            </table:table-cell>
            <table:table-cell table:style-name="ce16" table:formula="of:=VLOOKUP([.C236];[enemies.A:enemies.B];2;0)" office:value-type="string" calcext:value-type="string" office:string-value="Octopus">
              <text:p>Octopus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6" office:value-type="string" calcext:value-type="string">
              <text:p><text:span text:style-name="T903">soul head 6</text:span></text:p>
            </table:table-cell>
            <table:table-cell table:style-name="ce16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904">red_cap</text:span></text:p>
            </table:table-cell>
            <table:table-cell table:style-name="ce16" table:formula="of:=VLOOKUP([.C237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6" office:value-type="string" calcext:value-type="string">
              <text:p><text:span text:style-name="T905">soul trinket 6</text:span></text:p>
            </table:table-cell>
            <table:table-cell table:style-name="ce16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906">red_cap</text:span></text:p>
            </table:table-cell>
            <table:table-cell table:style-name="ce16" table:formula="of:=VLOOKUP([.C238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6" office:value-type="string" calcext:value-type="string">
              <text:p><text:span text:style-name="T907">soul weapon 6</text:span></text:p>
            </table:table-cell>
            <table:table-cell table:style-name="ce16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908">red_cap</text:span></text:p>
            </table:table-cell>
            <table:table-cell table:style-name="ce16" table:formula="of:=VLOOKUP([.C239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6" office:value-type="string" calcext:value-type="string">
              <text:p><text:span text:style-name="T909">blue potion</text:span></text:p>
            </table:table-cell>
            <table:table-cell table:style-name="ce16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910">red_cap</text:span></text:p>
            </table:table-cell>
            <table:table-cell table:style-name="ce16" table:formula="of:=VLOOKUP([.C240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6" office:value-type="string" calcext:value-type="string">
              <text:p><text:span text:style-name="T911">flow body 6</text:span></text:p>
            </table:table-cell>
            <table:table-cell table:style-name="ce16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912">red_cap</text:span></text:p>
            </table:table-cell>
            <table:table-cell table:style-name="ce16" table:formula="of:=VLOOKUP([.C241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6" office:value-type="string" calcext:value-type="string">
              <text:p><text:span text:style-name="T913">flow head 6</text:span></text:p>
            </table:table-cell>
            <table:table-cell table:style-name="ce16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914">red_cap</text:span></text:p>
            </table:table-cell>
            <table:table-cell table:style-name="ce16" table:formula="of:=VLOOKUP([.C242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6" office:value-type="string" calcext:value-type="string">
              <text:p><text:span text:style-name="T915">flow trinket 6</text:span></text:p>
            </table:table-cell>
            <table:table-cell table:style-name="ce16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916">red_cap</text:span></text:p>
            </table:table-cell>
            <table:table-cell table:style-name="ce16" table:formula="of:=VLOOKUP([.C243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6" office:value-type="string" calcext:value-type="string">
              <text:p><text:span text:style-name="T917">flow weapon 6</text:span></text:p>
            </table:table-cell>
            <table:table-cell table:style-name="ce16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918">red_cap</text:span></text:p>
            </table:table-cell>
            <table:table-cell table:style-name="ce16" table:formula="of:=VLOOKUP([.C244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6" office:value-type="string" calcext:value-type="string">
              <text:p><text:span text:style-name="T919">grit body 6</text:span></text:p>
            </table:table-cell>
            <table:table-cell table:style-name="ce16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920">red_cap</text:span></text:p>
            </table:table-cell>
            <table:table-cell table:style-name="ce16" table:formula="of:=VLOOKUP([.C245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6" office:value-type="string" calcext:value-type="string">
              <text:p><text:span text:style-name="T921">grit head 6</text:span></text:p>
            </table:table-cell>
            <table:table-cell table:style-name="ce16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922">red_cap</text:span></text:p>
            </table:table-cell>
            <table:table-cell table:style-name="ce16" table:formula="of:=VLOOKUP([.C246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6" office:value-type="string" calcext:value-type="string">
              <text:p><text:span text:style-name="T923">grit trinket 6</text:span></text:p>
            </table:table-cell>
            <table:table-cell table:style-name="ce16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924">red_cap</text:span></text:p>
            </table:table-cell>
            <table:table-cell table:style-name="ce16" table:formula="of:=VLOOKUP([.C247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6" office:value-type="string" calcext:value-type="string">
              <text:p><text:span text:style-name="T925">grit weapon 6</text:span></text:p>
            </table:table-cell>
            <table:table-cell table:style-name="ce16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926">red_cap</text:span></text:p>
            </table:table-cell>
            <table:table-cell table:style-name="ce16" table:formula="of:=VLOOKUP([.C248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6" office:value-type="string" calcext:value-type="string">
              <text:p><text:span text:style-name="T927">mind body 6</text:span></text:p>
            </table:table-cell>
            <table:table-cell table:style-name="ce16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928">red_cap</text:span></text:p>
            </table:table-cell>
            <table:table-cell table:style-name="ce16" table:formula="of:=VLOOKUP([.C249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6" office:value-type="string" calcext:value-type="string">
              <text:p><text:span text:style-name="T929">mind head 6</text:span></text:p>
            </table:table-cell>
            <table:table-cell table:style-name="ce16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930">red_cap</text:span></text:p>
            </table:table-cell>
            <table:table-cell table:style-name="ce16" table:formula="of:=VLOOKUP([.C250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6" office:value-type="string" calcext:value-type="string">
              <text:p><text:span text:style-name="T931">mind trinket 6</text:span></text:p>
            </table:table-cell>
            <table:table-cell table:style-name="ce16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932">red_cap</text:span></text:p>
            </table:table-cell>
            <table:table-cell table:style-name="ce16" table:formula="of:=VLOOKUP([.C251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6" office:value-type="string" calcext:value-type="string">
              <text:p><text:span text:style-name="T933">mind weapon 6</text:span></text:p>
            </table:table-cell>
            <table:table-cell table:style-name="ce16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934">red_cap</text:span></text:p>
            </table:table-cell>
            <table:table-cell table:style-name="ce16" table:formula="of:=VLOOKUP([.C252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6" office:value-type="string" calcext:value-type="string">
              <text:p><text:span text:style-name="T935">red potion</text:span></text:p>
            </table:table-cell>
            <table:table-cell table:style-name="ce16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936">red_cap</text:span></text:p>
            </table:table-cell>
            <table:table-cell table:style-name="ce16" table:formula="of:=VLOOKUP([.C253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6" office:value-type="string" calcext:value-type="string">
              <text:p><text:span text:style-name="T937">soul body 6</text:span></text:p>
            </table:table-cell>
            <table:table-cell table:style-name="ce16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938">red_cap</text:span></text:p>
            </table:table-cell>
            <table:table-cell table:style-name="ce16" table:formula="of:=VLOOKUP([.C254];[enemies.A:enemies.B];2;0)" office:value-type="string" calcext:value-type="string" office:string-value="Red Cap">
              <text:p>Red Cap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6" office:value-type="string" calcext:value-type="string">
              <text:p><text:span text:style-name="T939">blue potion</text:span></text:p>
            </table:table-cell>
            <table:table-cell table:style-name="ce16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940">red_slime</text:span></text:p>
            </table:table-cell>
            <table:table-cell table:style-name="ce16" table:formula="of:=VLOOKUP([.C255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6" office:value-type="string" calcext:value-type="string">
              <text:p><text:span text:style-name="T941">flow body 6</text:span></text:p>
            </table:table-cell>
            <table:table-cell table:style-name="ce16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<text:span text:style-name="T942">red_slime</text:span></text:p>
            </table:table-cell>
            <table:table-cell table:style-name="ce16" table:formula="of:=VLOOKUP([.C256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6" office:value-type="string" calcext:value-type="string">
              <text:p><text:span text:style-name="T943">flow head 6</text:span></text:p>
            </table:table-cell>
            <table:table-cell table:style-name="ce16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<text:span text:style-name="T944">red_slime</text:span></text:p>
            </table:table-cell>
            <table:table-cell table:style-name="ce16" table:formula="of:=VLOOKUP([.C257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6" office:value-type="string" calcext:value-type="string">
              <text:p><text:span text:style-name="T945">flow trinket 6</text:span></text:p>
            </table:table-cell>
            <table:table-cell table:style-name="ce16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<text:span text:style-name="T946">red_slime</text:span></text:p>
            </table:table-cell>
            <table:table-cell table:style-name="ce16" table:formula="of:=VLOOKUP([.C258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6" office:value-type="string" calcext:value-type="string">
              <text:p><text:span text:style-name="T947">flow weapon 6</text:span></text:p>
            </table:table-cell>
            <table:table-cell table:style-name="ce16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<text:span text:style-name="T948">red_slime</text:span></text:p>
            </table:table-cell>
            <table:table-cell table:style-name="ce16" table:formula="of:=VLOOKUP([.C259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6" office:value-type="string" calcext:value-type="string">
              <text:p><text:span text:style-name="T949">grit body 6</text:span></text:p>
            </table:table-cell>
            <table:table-cell table:style-name="ce16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<text:span text:style-name="T950">red_slime</text:span></text:p>
            </table:table-cell>
            <table:table-cell table:style-name="ce16" table:formula="of:=VLOOKUP([.C260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6" office:value-type="string" calcext:value-type="string">
              <text:p><text:span text:style-name="T951">grit head 6</text:span></text:p>
            </table:table-cell>
            <table:table-cell table:style-name="ce16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<text:span text:style-name="T952">red_slime</text:span></text:p>
            </table:table-cell>
            <table:table-cell table:style-name="ce16" table:formula="of:=VLOOKUP([.C261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6" office:value-type="string" calcext:value-type="string">
              <text:p><text:span text:style-name="T953">grit trinket 6</text:span></text:p>
            </table:table-cell>
            <table:table-cell table:style-name="ce16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<text:span text:style-name="T954">red_slime</text:span></text:p>
            </table:table-cell>
            <table:table-cell table:style-name="ce16" table:formula="of:=VLOOKUP([.C262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16" office:value-type="string" calcext:value-type="string">
              <text:p><text:span text:style-name="T955">grit weapon 6</text:span></text:p>
            </table:table-cell>
            <table:table-cell table:style-name="ce16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<text:span text:style-name="T956">red_slime</text:span></text:p>
            </table:table-cell>
            <table:table-cell table:style-name="ce16" table:formula="of:=VLOOKUP([.C263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3">
            <table:table-cell table:style-name="ce16" office:value-type="string" calcext:value-type="string">
              <text:p><text:span text:style-name="T957">mind body 6</text:span></text:p>
            </table:table-cell>
            <table:table-cell table:style-name="ce16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<text:span text:style-name="T958">red_slime</text:span></text:p>
            </table:table-cell>
            <table:table-cell table:style-name="ce16" table:formula="of:=VLOOKUP([.C264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4">
            <table:table-cell table:style-name="ce16" office:value-type="string" calcext:value-type="string">
              <text:p><text:span text:style-name="T959">mind head 6</text:span></text:p>
            </table:table-cell>
            <table:table-cell table:style-name="ce16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<text:span text:style-name="T960">red_slime</text:span></text:p>
            </table:table-cell>
            <table:table-cell table:style-name="ce16" table:formula="of:=VLOOKUP([.C265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5">
            <table:table-cell table:style-name="ce16" office:value-type="string" calcext:value-type="string">
              <text:p><text:span text:style-name="T961">mind trinket 6</text:span></text:p>
            </table:table-cell>
            <table:table-cell table:style-name="ce16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<text:span text:style-name="T962">red_slime</text:span></text:p>
            </table:table-cell>
            <table:table-cell table:style-name="ce16" table:formula="of:=VLOOKUP([.C266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6">
            <table:table-cell table:style-name="ce16" office:value-type="string" calcext:value-type="string">
              <text:p><text:span text:style-name="T963">mind weapon 6</text:span></text:p>
            </table:table-cell>
            <table:table-cell table:style-name="ce16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<text:span text:style-name="T964">red_slime</text:span></text:p>
            </table:table-cell>
            <table:table-cell table:style-name="ce16" table:formula="of:=VLOOKUP([.C267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7">
            <table:table-cell table:style-name="ce16" office:value-type="string" calcext:value-type="string">
              <text:p><text:span text:style-name="T965">red potion</text:span></text:p>
            </table:table-cell>
            <table:table-cell table:style-name="ce16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966">red_slime</text:span></text:p>
            </table:table-cell>
            <table:table-cell table:style-name="ce16" table:formula="of:=VLOOKUP([.C268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8">
            <table:table-cell table:style-name="ce16" office:value-type="string" calcext:value-type="string">
              <text:p><text:span text:style-name="T967">soul body 6</text:span></text:p>
            </table:table-cell>
            <table:table-cell table:style-name="ce16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<text:span text:style-name="T968">red_slime</text:span></text:p>
            </table:table-cell>
            <table:table-cell table:style-name="ce16" table:formula="of:=VLOOKUP([.C269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9">
            <table:table-cell table:style-name="ce16" office:value-type="string" calcext:value-type="string">
              <text:p><text:span text:style-name="T969">soul head 6</text:span></text:p>
            </table:table-cell>
            <table:table-cell table:style-name="ce16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<text:span text:style-name="T970">red_slime</text:span></text:p>
            </table:table-cell>
            <table:table-cell table:style-name="ce16" table:formula="of:=VLOOKUP([.C270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0">
            <table:table-cell table:style-name="ce16" office:value-type="string" calcext:value-type="string">
              <text:p><text:span text:style-name="T971">soul trinket 6</text:span></text:p>
            </table:table-cell>
            <table:table-cell table:style-name="ce16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<text:span text:style-name="T972">red_slime</text:span></text:p>
            </table:table-cell>
            <table:table-cell table:style-name="ce16" table:formula="of:=VLOOKUP([.C271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1">
            <table:table-cell table:style-name="ce16" office:value-type="string" calcext:value-type="string">
              <text:p><text:span text:style-name="T973">soul weapon 6</text:span></text:p>
            </table:table-cell>
            <table:table-cell table:style-name="ce16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<text:span text:style-name="T974">red_slime</text:span></text:p>
            </table:table-cell>
            <table:table-cell table:style-name="ce16" table:formula="of:=VLOOKUP([.C272];[enemies.A:enemies.B];2;0)" office:value-type="string" calcext:value-type="string" office:string-value="Red Slime">
              <text:p>Red Slim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2">
            <table:table-cell table:style-name="ce16" office:value-type="string" calcext:value-type="string">
              <text:p><text:span text:style-name="T975">blue potion</text:span></text:p>
            </table:table-cell>
            <table:table-cell table:style-name="ce16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976">evil_eye</text:span></text:p>
            </table:table-cell>
            <table:table-cell table:style-name="ce16" table:formula="of:=VLOOKUP([.C273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3">
            <table:table-cell table:style-name="ce16" office:value-type="string" calcext:value-type="string">
              <text:p><text:span text:style-name="T977">flow body 9</text:span></text:p>
            </table:table-cell>
            <table:table-cell table:style-name="ce16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uniform">
              <text:p>Rogue uniform</text:p>
            </table:table-cell>
            <table:table-cell table:style-name="ce16" office:value-type="string" calcext:value-type="string">
              <text:p><text:span text:style-name="T978">evil_eye</text:span></text:p>
            </table:table-cell>
            <table:table-cell table:style-name="ce16" table:formula="of:=VLOOKUP([.C274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4">
            <table:table-cell table:style-name="ce16" office:value-type="string" calcext:value-type="string">
              <text:p><text:span text:style-name="T979">flow head 9</text:span></text:p>
            </table:table-cell>
            <table:table-cell table:style-name="ce16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Rogue hood">
              <text:p>Rogue hood</text:p>
            </table:table-cell>
            <table:table-cell table:style-name="ce16" office:value-type="string" calcext:value-type="string">
              <text:p><text:span text:style-name="T980">evil_eye</text:span></text:p>
            </table:table-cell>
            <table:table-cell table:style-name="ce16" table:formula="of:=VLOOKUP([.C275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5">
            <table:table-cell table:style-name="ce16" office:value-type="string" calcext:value-type="string">
              <text:p><text:span text:style-name="T981">flow trinket 9</text:span></text:p>
            </table:table-cell>
            <table:table-cell table:style-name="ce16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Bag of marbles">
              <text:p>Bag of marbles</text:p>
            </table:table-cell>
            <table:table-cell table:style-name="ce16" office:value-type="string" calcext:value-type="string">
              <text:p><text:span text:style-name="T982">evil_eye</text:span></text:p>
            </table:table-cell>
            <table:table-cell table:style-name="ce16" table:formula="of:=VLOOKUP([.C276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6">
            <table:table-cell table:style-name="ce16" office:value-type="string" calcext:value-type="string">
              <text:p><text:span text:style-name="T983">flow weapon 9</text:span></text:p>
            </table:table-cell>
            <table:table-cell table:style-name="ce16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Rogue knife">
              <text:p>Rogue knife</text:p>
            </table:table-cell>
            <table:table-cell table:style-name="ce16" office:value-type="string" calcext:value-type="string">
              <text:p><text:span text:style-name="T984">evil_eye</text:span></text:p>
            </table:table-cell>
            <table:table-cell table:style-name="ce16" table:formula="of:=VLOOKUP([.C277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7">
            <table:table-cell table:style-name="ce16" office:value-type="string" calcext:value-type="string">
              <text:p><text:span text:style-name="T985">grit body 9</text:span></text:p>
            </table:table-cell>
            <table:table-cell table:style-name="ce16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chestplate">
              <text:p>Steel chestplate</text:p>
            </table:table-cell>
            <table:table-cell table:style-name="ce16" office:value-type="string" calcext:value-type="string">
              <text:p><text:span text:style-name="T986">evil_eye</text:span></text:p>
            </table:table-cell>
            <table:table-cell table:style-name="ce16" table:formula="of:=VLOOKUP([.C278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8">
            <table:table-cell table:style-name="ce16" office:value-type="string" calcext:value-type="string">
              <text:p><text:span text:style-name="T987">grit head 9</text:span></text:p>
            </table:table-cell>
            <table:table-cell table:style-name="ce16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helmet">
              <text:p>Steel helmet</text:p>
            </table:table-cell>
            <table:table-cell table:style-name="ce16" office:value-type="string" calcext:value-type="string">
              <text:p><text:span text:style-name="T988">evil_eye</text:span></text:p>
            </table:table-cell>
            <table:table-cell table:style-name="ce16" table:formula="of:=VLOOKUP([.C279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89">
            <table:table-cell table:style-name="ce16" office:value-type="string" calcext:value-type="string">
              <text:p><text:span text:style-name="T989">grit trinket 9</text:span></text:p>
            </table:table-cell>
            <table:table-cell table:style-name="ce16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Buckler">
              <text:p>Steel Buckler</text:p>
            </table:table-cell>
            <table:table-cell table:style-name="ce16" office:value-type="string" calcext:value-type="string">
              <text:p><text:span text:style-name="T990">evil_eye</text:span></text:p>
            </table:table-cell>
            <table:table-cell table:style-name="ce16" table:formula="of:=VLOOKUP([.C280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0">
            <table:table-cell table:style-name="ce16" office:value-type="string" calcext:value-type="string">
              <text:p><text:span text:style-name="T991">grit weapon 9</text:span></text:p>
            </table:table-cell>
            <table:table-cell table:style-name="ce16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Steel longsword">
              <text:p>Steel longsword</text:p>
            </table:table-cell>
            <table:table-cell table:style-name="ce16" office:value-type="string" calcext:value-type="string">
              <text:p><text:span text:style-name="T992">evil_eye</text:span></text:p>
            </table:table-cell>
            <table:table-cell table:style-name="ce16" table:formula="of:=VLOOKUP([.C281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1">
            <table:table-cell table:style-name="ce16" office:value-type="string" calcext:value-type="string">
              <text:p><text:span text:style-name="T993">mind body 9</text:span></text:p>
            </table:table-cell>
            <table:table-cell table:style-name="ce16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robe">
              <text:p>Mage robe</text:p>
            </table:table-cell>
            <table:table-cell table:style-name="ce16" office:value-type="string" calcext:value-type="string">
              <text:p><text:span text:style-name="T994">evil_eye</text:span></text:p>
            </table:table-cell>
            <table:table-cell table:style-name="ce16" table:formula="of:=VLOOKUP([.C282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2">
            <table:table-cell table:style-name="ce16" office:value-type="string" calcext:value-type="string">
              <text:p><text:span text:style-name="T995">mind head 9</text:span></text:p>
            </table:table-cell>
            <table:table-cell table:style-name="ce16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Mage hat">
              <text:p>Mage hat</text:p>
            </table:table-cell>
            <table:table-cell table:style-name="ce16" office:value-type="string" calcext:value-type="string">
              <text:p><text:span text:style-name="T996">evil_eye</text:span></text:p>
            </table:table-cell>
            <table:table-cell table:style-name="ce16" table:formula="of:=VLOOKUP([.C283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3">
            <table:table-cell table:style-name="ce16" office:value-type="string" calcext:value-type="string">
              <text:p><text:span text:style-name="T997">mind trinket 9</text:span></text:p>
            </table:table-cell>
            <table:table-cell table:style-name="ce16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Ink and quill">
              <text:p>Ink and quill</text:p>
            </table:table-cell>
            <table:table-cell table:style-name="ce16" office:value-type="string" calcext:value-type="string">
              <text:p><text:span text:style-name="T998">evil_eye</text:span></text:p>
            </table:table-cell>
            <table:table-cell table:style-name="ce16" table:formula="of:=VLOOKUP([.C284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4">
            <table:table-cell table:style-name="ce16" office:value-type="string" calcext:value-type="string">
              <text:p><text:span text:style-name="T999">mind weapon 9</text:span></text:p>
            </table:table-cell>
            <table:table-cell table:style-name="ce16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Mage wand">
              <text:p>Mage wand</text:p>
            </table:table-cell>
            <table:table-cell table:style-name="ce16" office:value-type="string" calcext:value-type="string">
              <text:p><text:span text:style-name="T1000">evil_eye</text:span></text:p>
            </table:table-cell>
            <table:table-cell table:style-name="ce16" table:formula="of:=VLOOKUP([.C285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5">
            <table:table-cell table:style-name="ce16" office:value-type="string" calcext:value-type="string">
              <text:p><text:span text:style-name="T1001">red potion</text:span></text:p>
            </table:table-cell>
            <table:table-cell table:style-name="ce16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1002">evil_eye</text:span></text:p>
            </table:table-cell>
            <table:table-cell table:style-name="ce16" table:formula="of:=VLOOKUP([.C286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6">
            <table:table-cell table:style-name="ce16" office:value-type="string" calcext:value-type="string">
              <text:p><text:span text:style-name="T1003">soul body 9</text:span></text:p>
            </table:table-cell>
            <table:table-cell table:style-name="ce16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White cloak">
              <text:p>White cloak</text:p>
            </table:table-cell>
            <table:table-cell table:style-name="ce16" office:value-type="string" calcext:value-type="string">
              <text:p><text:span text:style-name="T1004">evil_eye</text:span></text:p>
            </table:table-cell>
            <table:table-cell table:style-name="ce16" table:formula="of:=VLOOKUP([.C287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7">
            <table:table-cell table:style-name="ce16" office:value-type="string" calcext:value-type="string">
              <text:p><text:span text:style-name="T1005">soul head 9</text:span></text:p>
            </table:table-cell>
            <table:table-cell table:style-name="ce16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Mitre">
              <text:p>Mitre</text:p>
            </table:table-cell>
            <table:table-cell table:style-name="ce16" office:value-type="string" calcext:value-type="string">
              <text:p><text:span text:style-name="T1006">evil_eye</text:span></text:p>
            </table:table-cell>
            <table:table-cell table:style-name="ce16" table:formula="of:=VLOOKUP([.C288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8">
            <table:table-cell table:style-name="ce16" office:value-type="string" calcext:value-type="string">
              <text:p><text:span text:style-name="T1007">soul trinket 9</text:span></text:p>
            </table:table-cell>
            <table:table-cell table:style-name="ce16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Totem of undying">
              <text:p>Totem of undying</text:p>
            </table:table-cell>
            <table:table-cell table:style-name="ce16" office:value-type="string" calcext:value-type="string">
              <text:p><text:span text:style-name="T1008">evil_eye</text:span></text:p>
            </table:table-cell>
            <table:table-cell table:style-name="ce16" table:formula="of:=VLOOKUP([.C289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99">
            <table:table-cell table:style-name="ce16" office:value-type="string" calcext:value-type="string">
              <text:p><text:span text:style-name="T1009">soul weapon 9</text:span></text:p>
            </table:table-cell>
            <table:table-cell table:style-name="ce16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White scepter">
              <text:p>White scepter</text:p>
            </table:table-cell>
            <table:table-cell table:style-name="ce16" office:value-type="string" calcext:value-type="string">
              <text:p><text:span text:style-name="T1010">evil_eye</text:span></text:p>
            </table:table-cell>
            <table:table-cell table:style-name="ce16" table:formula="of:=VLOOKUP([.C290];[enemies.A:enemies.B];2;0)" office:value-type="string" calcext:value-type="string" office:string-value="Evil Eye">
              <text:p>Evil Eye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0">
            <table:table-cell table:style-name="ce16" office:value-type="string" calcext:value-type="string">
              <text:p><text:span text:style-name="T1011">blue potion</text:span></text:p>
            </table:table-cell>
            <table:table-cell table:style-name="ce16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1012">horned_mushroom</text:span></text:p>
            </table:table-cell>
            <table:table-cell table:style-name="ce16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1">
            <table:table-cell table:style-name="ce16" office:value-type="string" calcext:value-type="string">
              <text:p><text:span text:style-name="T1013">flow body 9</text:span></text:p>
            </table:table-cell>
            <table:table-cell table:style-name="ce16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uniform">
              <text:p>Rogue uniform</text:p>
            </table:table-cell>
            <table:table-cell table:style-name="ce16" office:value-type="string" calcext:value-type="string">
              <text:p><text:span text:style-name="T1014">horned_mushroom</text:span></text:p>
            </table:table-cell>
            <table:table-cell table:style-name="ce16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2">
            <table:table-cell table:style-name="ce16" office:value-type="string" calcext:value-type="string">
              <text:p><text:span text:style-name="T1015">flow head 9</text:span></text:p>
            </table:table-cell>
            <table:table-cell table:style-name="ce16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Rogue hood">
              <text:p>Rogue hood</text:p>
            </table:table-cell>
            <table:table-cell table:style-name="ce16" office:value-type="string" calcext:value-type="string">
              <text:p><text:span text:style-name="T1016">horned_mushroom</text:span></text:p>
            </table:table-cell>
            <table:table-cell table:style-name="ce16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3">
            <table:table-cell table:style-name="ce16" office:value-type="string" calcext:value-type="string">
              <text:p><text:span text:style-name="T1017">flow trinket 9</text:span></text:p>
            </table:table-cell>
            <table:table-cell table:style-name="ce16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Bag of marbles">
              <text:p>Bag of marbles</text:p>
            </table:table-cell>
            <table:table-cell table:style-name="ce16" office:value-type="string" calcext:value-type="string">
              <text:p><text:span text:style-name="T1018">horned_mushroom</text:span></text:p>
            </table:table-cell>
            <table:table-cell table:style-name="ce16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4">
            <table:table-cell table:style-name="ce16" office:value-type="string" calcext:value-type="string">
              <text:p><text:span text:style-name="T1019">flow weapon 9</text:span></text:p>
            </table:table-cell>
            <table:table-cell table:style-name="ce16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Rogue knife">
              <text:p>Rogue knife</text:p>
            </table:table-cell>
            <table:table-cell table:style-name="ce16" office:value-type="string" calcext:value-type="string">
              <text:p><text:span text:style-name="T1020">horned_mushroom</text:span></text:p>
            </table:table-cell>
            <table:table-cell table:style-name="ce16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5">
            <table:table-cell table:style-name="ce16" office:value-type="string" calcext:value-type="string">
              <text:p><text:span text:style-name="T1021">grit body 9</text:span></text:p>
            </table:table-cell>
            <table:table-cell table:style-name="ce16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chestplate">
              <text:p>Steel chestplate</text:p>
            </table:table-cell>
            <table:table-cell table:style-name="ce16" office:value-type="string" calcext:value-type="string">
              <text:p><text:span text:style-name="T1022">horned_mushroom</text:span></text:p>
            </table:table-cell>
            <table:table-cell table:style-name="ce16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6">
            <table:table-cell table:style-name="ce16" office:value-type="string" calcext:value-type="string">
              <text:p><text:span text:style-name="T1023">grit head 9</text:span></text:p>
            </table:table-cell>
            <table:table-cell table:style-name="ce16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helmet">
              <text:p>Steel helmet</text:p>
            </table:table-cell>
            <table:table-cell table:style-name="ce16" office:value-type="string" calcext:value-type="string">
              <text:p><text:span text:style-name="T1024">horned_mushroom</text:span></text:p>
            </table:table-cell>
            <table:table-cell table:style-name="ce16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7">
            <table:table-cell table:style-name="ce16" office:value-type="string" calcext:value-type="string">
              <text:p><text:span text:style-name="T1025">grit trinket 9</text:span></text:p>
            </table:table-cell>
            <table:table-cell table:style-name="ce16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Buckler">
              <text:p>Steel Buckler</text:p>
            </table:table-cell>
            <table:table-cell table:style-name="ce16" office:value-type="string" calcext:value-type="string">
              <text:p><text:span text:style-name="T1026">horned_mushroom</text:span></text:p>
            </table:table-cell>
            <table:table-cell table:style-name="ce16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8">
            <table:table-cell table:style-name="ce16" office:value-type="string" calcext:value-type="string">
              <text:p><text:span text:style-name="T1027">grit weapon 9</text:span></text:p>
            </table:table-cell>
            <table:table-cell table:style-name="ce16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Steel longsword">
              <text:p>Steel longsword</text:p>
            </table:table-cell>
            <table:table-cell table:style-name="ce16" office:value-type="string" calcext:value-type="string">
              <text:p><text:span text:style-name="T1028">horned_mushroom</text:span></text:p>
            </table:table-cell>
            <table:table-cell table:style-name="ce16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09">
            <table:table-cell table:style-name="ce16" office:value-type="string" calcext:value-type="string">
              <text:p><text:span text:style-name="T1029">mind body 9</text:span></text:p>
            </table:table-cell>
            <table:table-cell table:style-name="ce16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robe">
              <text:p>Mage robe</text:p>
            </table:table-cell>
            <table:table-cell table:style-name="ce16" office:value-type="string" calcext:value-type="string">
              <text:p><text:span text:style-name="T1030">horned_mushroom</text:span></text:p>
            </table:table-cell>
            <table:table-cell table:style-name="ce16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0">
            <table:table-cell table:style-name="ce16" office:value-type="string" calcext:value-type="string">
              <text:p><text:span text:style-name="T1031">mind head 9</text:span></text:p>
            </table:table-cell>
            <table:table-cell table:style-name="ce16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Mage hat">
              <text:p>Mage hat</text:p>
            </table:table-cell>
            <table:table-cell table:style-name="ce16" office:value-type="string" calcext:value-type="string">
              <text:p><text:span text:style-name="T1032">horned_mushroom</text:span></text:p>
            </table:table-cell>
            <table:table-cell table:style-name="ce16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1">
            <table:table-cell table:style-name="ce16" office:value-type="string" calcext:value-type="string">
              <text:p><text:span text:style-name="T1033">mind trinket 9</text:span></text:p>
            </table:table-cell>
            <table:table-cell table:style-name="ce16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Ink and quill">
              <text:p>Ink and quill</text:p>
            </table:table-cell>
            <table:table-cell table:style-name="ce16" office:value-type="string" calcext:value-type="string">
              <text:p><text:span text:style-name="T1034">horned_mushroom</text:span></text:p>
            </table:table-cell>
            <table:table-cell table:style-name="ce16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2">
            <table:table-cell table:style-name="ce16" office:value-type="string" calcext:value-type="string">
              <text:p><text:span text:style-name="T1035">mind weapon 9</text:span></text:p>
            </table:table-cell>
            <table:table-cell table:style-name="ce16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Mage wand">
              <text:p>Mage wand</text:p>
            </table:table-cell>
            <table:table-cell table:style-name="ce16" office:value-type="string" calcext:value-type="string">
              <text:p><text:span text:style-name="T1036">horned_mushroom</text:span></text:p>
            </table:table-cell>
            <table:table-cell table:style-name="ce16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3">
            <table:table-cell table:style-name="ce16" office:value-type="string" calcext:value-type="string">
              <text:p><text:span text:style-name="T1037">red potion</text:span></text:p>
            </table:table-cell>
            <table:table-cell table:style-name="ce16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1038">horned_mushroom</text:span></text:p>
            </table:table-cell>
            <table:table-cell table:style-name="ce16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4">
            <table:table-cell table:style-name="ce16" office:value-type="string" calcext:value-type="string">
              <text:p><text:span text:style-name="T1039">soul body 9</text:span></text:p>
            </table:table-cell>
            <table:table-cell table:style-name="ce16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White cloak">
              <text:p>White cloak</text:p>
            </table:table-cell>
            <table:table-cell table:style-name="ce16" office:value-type="string" calcext:value-type="string">
              <text:p><text:span text:style-name="T1040">horned_mushroom</text:span></text:p>
            </table:table-cell>
            <table:table-cell table:style-name="ce16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5">
            <table:table-cell table:style-name="ce16" office:value-type="string" calcext:value-type="string">
              <text:p><text:span text:style-name="T1041">soul head 9</text:span></text:p>
            </table:table-cell>
            <table:table-cell table:style-name="ce16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Mitre">
              <text:p>Mitre</text:p>
            </table:table-cell>
            <table:table-cell table:style-name="ce16" office:value-type="string" calcext:value-type="string">
              <text:p><text:span text:style-name="T1042">horned_mushroom</text:span></text:p>
            </table:table-cell>
            <table:table-cell table:style-name="ce16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6">
            <table:table-cell table:style-name="ce16" office:value-type="string" calcext:value-type="string">
              <text:p><text:span text:style-name="T1043">soul trinket 9</text:span></text:p>
            </table:table-cell>
            <table:table-cell table:style-name="ce16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Totem of undying">
              <text:p>Totem of undying</text:p>
            </table:table-cell>
            <table:table-cell table:style-name="ce16" office:value-type="string" calcext:value-type="string">
              <text:p><text:span text:style-name="T1044">horned_mushroom</text:span></text:p>
            </table:table-cell>
            <table:table-cell table:style-name="ce16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7">
            <table:table-cell table:style-name="ce16" office:value-type="string" calcext:value-type="string">
              <text:p><text:span text:style-name="T1045">soul weapon 9</text:span></text:p>
            </table:table-cell>
            <table:table-cell table:style-name="ce16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White scepter">
              <text:p>White scepter</text:p>
            </table:table-cell>
            <table:table-cell table:style-name="ce16" office:value-type="string" calcext:value-type="string">
              <text:p><text:span text:style-name="T1046">horned_mushroom</text:span></text:p>
            </table:table-cell>
            <table:table-cell table:style-name="ce16" table:formula="of:=VLOOKUP([.C308];[enemies.A:enemies.B];2;0)" office:value-type="string" calcext:value-type="string" office:string-value="Horned Mushroom">
              <text:p>Horned Mushroom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8">
            <table:table-cell table:style-name="ce16" office:value-type="string" calcext:value-type="string">
              <text:p><text:span text:style-name="T1047">blue potion</text:span></text:p>
            </table:table-cell>
            <table:table-cell table:style-name="ce16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1048">thief</text:span></text:p>
            </table:table-cell>
            <table:table-cell table:style-name="ce16" table:formula="of:=VLOOKUP([.C309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19">
            <table:table-cell table:style-name="ce16" office:value-type="string" calcext:value-type="string">
              <text:p><text:span text:style-name="T1049">flow body 9</text:span></text:p>
            </table:table-cell>
            <table:table-cell table:style-name="ce16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uniform">
              <text:p>Rogue uniform</text:p>
            </table:table-cell>
            <table:table-cell table:style-name="ce16" office:value-type="string" calcext:value-type="string">
              <text:p><text:span text:style-name="T1050">thief</text:span></text:p>
            </table:table-cell>
            <table:table-cell table:style-name="ce16" table:formula="of:=VLOOKUP([.C310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0">
            <table:table-cell table:style-name="ce16" office:value-type="string" calcext:value-type="string">
              <text:p><text:span text:style-name="T1051">flow head 9</text:span></text:p>
            </table:table-cell>
            <table:table-cell table:style-name="ce16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Rogue hood">
              <text:p>Rogue hood</text:p>
            </table:table-cell>
            <table:table-cell table:style-name="ce16" office:value-type="string" calcext:value-type="string">
              <text:p><text:span text:style-name="T1052">thief</text:span></text:p>
            </table:table-cell>
            <table:table-cell table:style-name="ce16" table:formula="of:=VLOOKUP([.C311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1">
            <table:table-cell table:style-name="ce16" office:value-type="string" calcext:value-type="string">
              <text:p><text:span text:style-name="T1053">flow trinket 9</text:span></text:p>
            </table:table-cell>
            <table:table-cell table:style-name="ce16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Bag of marbles">
              <text:p>Bag of marbles</text:p>
            </table:table-cell>
            <table:table-cell table:style-name="ce16" office:value-type="string" calcext:value-type="string">
              <text:p><text:span text:style-name="T1054">thief</text:span></text:p>
            </table:table-cell>
            <table:table-cell table:style-name="ce16" table:formula="of:=VLOOKUP([.C312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2">
            <table:table-cell table:style-name="ce16" office:value-type="string" calcext:value-type="string">
              <text:p><text:span text:style-name="T1055">flow weapon 9</text:span></text:p>
            </table:table-cell>
            <table:table-cell table:style-name="ce16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Rogue knife">
              <text:p>Rogue knife</text:p>
            </table:table-cell>
            <table:table-cell table:style-name="ce16" office:value-type="string" calcext:value-type="string">
              <text:p><text:span text:style-name="T1056">thief</text:span></text:p>
            </table:table-cell>
            <table:table-cell table:style-name="ce16" table:formula="of:=VLOOKUP([.C313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3">
            <table:table-cell table:style-name="ce16" office:value-type="string" calcext:value-type="string">
              <text:p><text:span text:style-name="T1057">grit body 9</text:span></text:p>
            </table:table-cell>
            <table:table-cell table:style-name="ce16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chestplate">
              <text:p>Steel chestplate</text:p>
            </table:table-cell>
            <table:table-cell table:style-name="ce16" office:value-type="string" calcext:value-type="string">
              <text:p><text:span text:style-name="T1058">thief</text:span></text:p>
            </table:table-cell>
            <table:table-cell table:style-name="ce16" table:formula="of:=VLOOKUP([.C314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4">
            <table:table-cell table:style-name="ce16" office:value-type="string" calcext:value-type="string">
              <text:p><text:span text:style-name="T1059">grit head 9</text:span></text:p>
            </table:table-cell>
            <table:table-cell table:style-name="ce16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helmet">
              <text:p>Steel helmet</text:p>
            </table:table-cell>
            <table:table-cell table:style-name="ce16" office:value-type="string" calcext:value-type="string">
              <text:p><text:span text:style-name="T1060">thief</text:span></text:p>
            </table:table-cell>
            <table:table-cell table:style-name="ce16" table:formula="of:=VLOOKUP([.C315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5">
            <table:table-cell table:style-name="ce16" office:value-type="string" calcext:value-type="string">
              <text:p><text:span text:style-name="T1061">grit trinket 9</text:span></text:p>
            </table:table-cell>
            <table:table-cell table:style-name="ce16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Buckler">
              <text:p>Steel Buckler</text:p>
            </table:table-cell>
            <table:table-cell table:style-name="ce16" office:value-type="string" calcext:value-type="string">
              <text:p><text:span text:style-name="T1062">thief</text:span></text:p>
            </table:table-cell>
            <table:table-cell table:style-name="ce16" table:formula="of:=VLOOKUP([.C316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6">
            <table:table-cell table:style-name="ce16" office:value-type="string" calcext:value-type="string">
              <text:p><text:span text:style-name="T1063">grit weapon 9</text:span></text:p>
            </table:table-cell>
            <table:table-cell table:style-name="ce16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Steel longsword">
              <text:p>Steel longsword</text:p>
            </table:table-cell>
            <table:table-cell table:style-name="ce16" office:value-type="string" calcext:value-type="string">
              <text:p><text:span text:style-name="T1064">thief</text:span></text:p>
            </table:table-cell>
            <table:table-cell table:style-name="ce16" table:formula="of:=VLOOKUP([.C317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7">
            <table:table-cell table:style-name="ce16" office:value-type="string" calcext:value-type="string">
              <text:p><text:span text:style-name="T1065">mind body 9</text:span></text:p>
            </table:table-cell>
            <table:table-cell table:style-name="ce16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robe">
              <text:p>Mage robe</text:p>
            </table:table-cell>
            <table:table-cell table:style-name="ce16" office:value-type="string" calcext:value-type="string">
              <text:p><text:span text:style-name="T1066">thief</text:span></text:p>
            </table:table-cell>
            <table:table-cell table:style-name="ce16" table:formula="of:=VLOOKUP([.C318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8">
            <table:table-cell table:style-name="ce16" office:value-type="string" calcext:value-type="string">
              <text:p><text:span text:style-name="T1067">mind head 9</text:span></text:p>
            </table:table-cell>
            <table:table-cell table:style-name="ce16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Mage hat">
              <text:p>Mage hat</text:p>
            </table:table-cell>
            <table:table-cell table:style-name="ce16" office:value-type="string" calcext:value-type="string">
              <text:p><text:span text:style-name="T1068">thief</text:span></text:p>
            </table:table-cell>
            <table:table-cell table:style-name="ce16" table:formula="of:=VLOOKUP([.C319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29">
            <table:table-cell table:style-name="ce16" office:value-type="string" calcext:value-type="string">
              <text:p><text:span text:style-name="T1069">mind trinket 9</text:span></text:p>
            </table:table-cell>
            <table:table-cell table:style-name="ce16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Ink and quill">
              <text:p>Ink and quill</text:p>
            </table:table-cell>
            <table:table-cell table:style-name="ce16" office:value-type="string" calcext:value-type="string">
              <text:p><text:span text:style-name="T1070">thief</text:span></text:p>
            </table:table-cell>
            <table:table-cell table:style-name="ce16" table:formula="of:=VLOOKUP([.C320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0">
            <table:table-cell table:style-name="ce16" office:value-type="string" calcext:value-type="string">
              <text:p><text:span text:style-name="T1071">mind weapon 9</text:span></text:p>
            </table:table-cell>
            <table:table-cell table:style-name="ce16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Mage wand">
              <text:p>Mage wand</text:p>
            </table:table-cell>
            <table:table-cell table:style-name="ce16" office:value-type="string" calcext:value-type="string">
              <text:p><text:span text:style-name="T1072">thief</text:span></text:p>
            </table:table-cell>
            <table:table-cell table:style-name="ce16" table:formula="of:=VLOOKUP([.C321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1">
            <table:table-cell table:style-name="ce16" office:value-type="string" calcext:value-type="string">
              <text:p><text:span text:style-name="T1073">red potion</text:span></text:p>
            </table:table-cell>
            <table:table-cell table:style-name="ce16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1074">thief</text:span></text:p>
            </table:table-cell>
            <table:table-cell table:style-name="ce16" table:formula="of:=VLOOKUP([.C322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2">
            <table:table-cell table:style-name="ce16" office:value-type="string" calcext:value-type="string">
              <text:p><text:span text:style-name="T1075">soul body 9</text:span></text:p>
            </table:table-cell>
            <table:table-cell table:style-name="ce16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White cloak">
              <text:p>White cloak</text:p>
            </table:table-cell>
            <table:table-cell table:style-name="ce16" office:value-type="string" calcext:value-type="string">
              <text:p><text:span text:style-name="T1076">thief</text:span></text:p>
            </table:table-cell>
            <table:table-cell table:style-name="ce16" table:formula="of:=VLOOKUP([.C323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3">
            <table:table-cell table:style-name="ce16" office:value-type="string" calcext:value-type="string">
              <text:p><text:span text:style-name="T1077">soul head 9</text:span></text:p>
            </table:table-cell>
            <table:table-cell table:style-name="ce16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Mitre">
              <text:p>Mitre</text:p>
            </table:table-cell>
            <table:table-cell table:style-name="ce16" office:value-type="string" calcext:value-type="string">
              <text:p><text:span text:style-name="T1078">thief</text:span></text:p>
            </table:table-cell>
            <table:table-cell table:style-name="ce16" table:formula="of:=VLOOKUP([.C324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4">
            <table:table-cell table:style-name="ce16" office:value-type="string" calcext:value-type="string">
              <text:p><text:span text:style-name="T1079">soul trinket 9</text:span></text:p>
            </table:table-cell>
            <table:table-cell table:style-name="ce16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Totem of undying">
              <text:p>Totem of undying</text:p>
            </table:table-cell>
            <table:table-cell table:style-name="ce16" office:value-type="string" calcext:value-type="string">
              <text:p><text:span text:style-name="T1080">thief</text:span></text:p>
            </table:table-cell>
            <table:table-cell table:style-name="ce16" table:formula="of:=VLOOKUP([.C325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5">
            <table:table-cell table:style-name="ce16" office:value-type="string" calcext:value-type="string">
              <text:p><text:span text:style-name="T1081">soul weapon 9</text:span></text:p>
            </table:table-cell>
            <table:table-cell table:style-name="ce16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White scepter">
              <text:p>White scepter</text:p>
            </table:table-cell>
            <table:table-cell table:style-name="ce16" office:value-type="string" calcext:value-type="string">
              <text:p><text:span text:style-name="T1082">thief</text:span></text:p>
            </table:table-cell>
            <table:table-cell table:style-name="ce16" table:formula="of:=VLOOKUP([.C326];[enemies.A:enemies.B];2;0)" office:value-type="string" calcext:value-type="string" office:string-value="Thief">
              <text:p>Thief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6">
            <table:table-cell table:style-name="ce16" office:value-type="string" calcext:value-type="string">
              <text:p><text:span text:style-name="T1083">blue potion</text:span></text:p>
            </table:table-cell>
            <table:table-cell table:style-name="ce16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<text:span text:style-name="T1084">skeleton_1</text:span></text:p>
            </table:table-cell>
            <table:table-cell table:style-name="ce16" table:formula="of:=VLOOKUP([.C327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7">
            <table:table-cell table:style-name="ce16" office:value-type="string" calcext:value-type="string">
              <text:p><text:span text:style-name="T1085">flow body 9</text:span></text:p>
            </table:table-cell>
            <table:table-cell table:style-name="ce16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uniform">
              <text:p>Rogue uniform</text:p>
            </table:table-cell>
            <table:table-cell table:style-name="ce16" office:value-type="string" calcext:value-type="string">
              <text:p><text:span text:style-name="T1086">skeleton_1</text:span></text:p>
            </table:table-cell>
            <table:table-cell table:style-name="ce16" table:formula="of:=VLOOKUP([.C328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8">
            <table:table-cell table:style-name="ce16" office:value-type="string" calcext:value-type="string">
              <text:p><text:span text:style-name="T1087">flow head 9</text:span></text:p>
            </table:table-cell>
            <table:table-cell table:style-name="ce16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Rogue hood">
              <text:p>Rogue hood</text:p>
            </table:table-cell>
            <table:table-cell table:style-name="ce16" office:value-type="string" calcext:value-type="string">
              <text:p><text:span text:style-name="T1088">skeleton_1</text:span></text:p>
            </table:table-cell>
            <table:table-cell table:style-name="ce16" table:formula="of:=VLOOKUP([.C329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39">
            <table:table-cell table:style-name="ce16" office:value-type="string" calcext:value-type="string">
              <text:p><text:span text:style-name="T1089">flow trinket 9</text:span></text:p>
            </table:table-cell>
            <table:table-cell table:style-name="ce16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Bag of marbles">
              <text:p>Bag of marbles</text:p>
            </table:table-cell>
            <table:table-cell table:style-name="ce16" office:value-type="string" calcext:value-type="string">
              <text:p><text:span text:style-name="T1090">skeleton_1</text:span></text:p>
            </table:table-cell>
            <table:table-cell table:style-name="ce16" table:formula="of:=VLOOKUP([.C330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0">
            <table:table-cell table:style-name="ce16" office:value-type="string" calcext:value-type="string">
              <text:p><text:span text:style-name="T1091">flow weapon 9</text:span></text:p>
            </table:table-cell>
            <table:table-cell table:style-name="ce16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Rogue knife">
              <text:p>Rogue knife</text:p>
            </table:table-cell>
            <table:table-cell table:style-name="ce16" office:value-type="string" calcext:value-type="string">
              <text:p><text:span text:style-name="T1092">skeleton_1</text:span></text:p>
            </table:table-cell>
            <table:table-cell table:style-name="ce16" table:formula="of:=VLOOKUP([.C331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1">
            <table:table-cell table:style-name="ce16" office:value-type="string" calcext:value-type="string">
              <text:p><text:span text:style-name="T1093">grit body 9</text:span></text:p>
            </table:table-cell>
            <table:table-cell table:style-name="ce16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chestplate">
              <text:p>Steel chestplate</text:p>
            </table:table-cell>
            <table:table-cell table:style-name="ce16" office:value-type="string" calcext:value-type="string">
              <text:p><text:span text:style-name="T1094">skeleton_1</text:span></text:p>
            </table:table-cell>
            <table:table-cell table:style-name="ce16" table:formula="of:=VLOOKUP([.C332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2">
            <table:table-cell table:style-name="ce16" office:value-type="string" calcext:value-type="string">
              <text:p><text:span text:style-name="T1095">grit head 9</text:span></text:p>
            </table:table-cell>
            <table:table-cell table:style-name="ce16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helmet">
              <text:p>Steel helmet</text:p>
            </table:table-cell>
            <table:table-cell table:style-name="ce16" office:value-type="string" calcext:value-type="string">
              <text:p><text:span text:style-name="T1096">skeleton_1</text:span></text:p>
            </table:table-cell>
            <table:table-cell table:style-name="ce16" table:formula="of:=VLOOKUP([.C333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3">
            <table:table-cell table:style-name="ce16" office:value-type="string" calcext:value-type="string">
              <text:p><text:span text:style-name="T1097">grit trinket 9</text:span></text:p>
            </table:table-cell>
            <table:table-cell table:style-name="ce16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Buckler">
              <text:p>Steel Buckler</text:p>
            </table:table-cell>
            <table:table-cell table:style-name="ce16" office:value-type="string" calcext:value-type="string">
              <text:p><text:span text:style-name="T1098">skeleton_1</text:span></text:p>
            </table:table-cell>
            <table:table-cell table:style-name="ce16" table:formula="of:=VLOOKUP([.C334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4">
            <table:table-cell table:style-name="ce16" office:value-type="string" calcext:value-type="string">
              <text:p><text:span text:style-name="T1099">grit weapon 9</text:span></text:p>
            </table:table-cell>
            <table:table-cell table:style-name="ce16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Steel longsword">
              <text:p>Steel longsword</text:p>
            </table:table-cell>
            <table:table-cell table:style-name="ce16" office:value-type="string" calcext:value-type="string">
              <text:p><text:span text:style-name="T1100">skeleton_1</text:span></text:p>
            </table:table-cell>
            <table:table-cell table:style-name="ce16" table:formula="of:=VLOOKUP([.C335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5">
            <table:table-cell table:style-name="ce16" office:value-type="string" calcext:value-type="string">
              <text:p><text:span text:style-name="T1101">mind body 9</text:span></text:p>
            </table:table-cell>
            <table:table-cell table:style-name="ce16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robe">
              <text:p>Mage robe</text:p>
            </table:table-cell>
            <table:table-cell table:style-name="ce16" office:value-type="string" calcext:value-type="string">
              <text:p><text:span text:style-name="T1102">skeleton_1</text:span></text:p>
            </table:table-cell>
            <table:table-cell table:style-name="ce16" table:formula="of:=VLOOKUP([.C336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6">
            <table:table-cell table:style-name="ce16" office:value-type="string" calcext:value-type="string">
              <text:p><text:span text:style-name="T1103">mind head 9</text:span></text:p>
            </table:table-cell>
            <table:table-cell table:style-name="ce16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Mage hat">
              <text:p>Mage hat</text:p>
            </table:table-cell>
            <table:table-cell table:style-name="ce16" office:value-type="string" calcext:value-type="string">
              <text:p><text:span text:style-name="T1104">skeleton_1</text:span></text:p>
            </table:table-cell>
            <table:table-cell table:style-name="ce16" table:formula="of:=VLOOKUP([.C337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7">
            <table:table-cell table:style-name="ce16" office:value-type="string" calcext:value-type="string">
              <text:p><text:span text:style-name="T1105">mind trinket 9</text:span></text:p>
            </table:table-cell>
            <table:table-cell table:style-name="ce16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Ink and quill">
              <text:p>Ink and quill</text:p>
            </table:table-cell>
            <table:table-cell table:style-name="ce16" office:value-type="string" calcext:value-type="string">
              <text:p><text:span text:style-name="T1106">skeleton_1</text:span></text:p>
            </table:table-cell>
            <table:table-cell table:style-name="ce16" table:formula="of:=VLOOKUP([.C338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8">
            <table:table-cell table:style-name="ce16" office:value-type="string" calcext:value-type="string">
              <text:p><text:span text:style-name="T1107">mind weapon 9</text:span></text:p>
            </table:table-cell>
            <table:table-cell table:style-name="ce16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Mage wand">
              <text:p>Mage wand</text:p>
            </table:table-cell>
            <table:table-cell table:style-name="ce16" office:value-type="string" calcext:value-type="string">
              <text:p><text:span text:style-name="T1108">skeleton_1</text:span></text:p>
            </table:table-cell>
            <table:table-cell table:style-name="ce16" table:formula="of:=VLOOKUP([.C339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49">
            <table:table-cell table:style-name="ce16" office:value-type="string" calcext:value-type="string">
              <text:p><text:span text:style-name="T1109">red potion</text:span></text:p>
            </table:table-cell>
            <table:table-cell table:style-name="ce16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<text:span text:style-name="T1110">skeleton_1</text:span></text:p>
            </table:table-cell>
            <table:table-cell table:style-name="ce16" table:formula="of:=VLOOKUP([.C340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0">
            <table:table-cell table:style-name="ce16" office:value-type="string" calcext:value-type="string">
              <text:p><text:span text:style-name="T1111">soul body 9</text:span></text:p>
            </table:table-cell>
            <table:table-cell table:style-name="ce16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White cloak">
              <text:p>White cloak</text:p>
            </table:table-cell>
            <table:table-cell table:style-name="ce16" office:value-type="string" calcext:value-type="string">
              <text:p><text:span text:style-name="T1112">skeleton_1</text:span></text:p>
            </table:table-cell>
            <table:table-cell table:style-name="ce16" table:formula="of:=VLOOKUP([.C341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1">
            <table:table-cell table:style-name="ce16" office:value-type="string" calcext:value-type="string">
              <text:p><text:span text:style-name="T1113">soul head 9</text:span></text:p>
            </table:table-cell>
            <table:table-cell table:style-name="ce16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Mitre">
              <text:p>Mitre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2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2">
            <table:table-cell table:style-name="ce16" office:value-type="string" calcext:value-type="string">
              <text:p><text:span text:style-name="T1114">soul trinket 9</text:span></text:p>
            </table:table-cell>
            <table:table-cell table:style-name="ce16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Totem of undying">
              <text:p>Totem of undying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3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3">
            <table:table-cell table:style-name="ce16" office:value-type="string" calcext:value-type="string">
              <text:p><text:span text:style-name="T1115">soul weapon 9</text:span></text:p>
            </table:table-cell>
            <table:table-cell table:style-name="ce16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White scepter">
              <text:p>White scepter</text:p>
            </table:table-cell>
            <table:table-cell table:style-name="ce16" office:value-type="string" calcext:value-type="string">
              <text:p>skeleton_1</text:p>
            </table:table-cell>
            <table:table-cell table:style-name="ce16" table:formula="of:=VLOOKUP([.C344];[enemies.A:enemies.B];2;0)" office:value-type="string" calcext:value-type="string" office:string-value="Skeleton">
              <text:p>Skeleton</text:p>
            </table:table-cell>
            <table:table-cell table:style-name="ce17" office:value-type="float" calcext:value-type="float" office:value="0.01">
              <text:p>0.01</text:p>
            </table:table-cell>
            <table:table-cell table:style-name="ce18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454">
            <table:table-cell table:number-columns-repeated="1024"/>
          </table:table-row>
          <table:table-row table:style-name="ro109">
            <table:table-cell table:number-columns-repeated="1024"/>
          </table:table-row>
        </table:table-row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456">
            <table:table-cell office:value-type="string" calcext:value-type="string">
              <text:p><text:span text:style-name="T1132">enemy_id</text:span></text:p>
            </table:table-cell>
            <table:table-cell office:value-type="string" calcext:value-type="string">
              <text:p><text:span text:style-name="T1133">name</text:span></text:p>
            </table:table-cell>
            <table:table-cell office:value-type="string" calcext:value-type="string">
              <text:p><text:span text:style-name="T1134">hp_max</text:span></text:p>
            </table:table-cell>
            <table:table-cell office:value-type="string" calcext:value-type="string">
              <text:p><text:span text:style-name="T1135">mp_max</text:span></text:p>
            </table:table-cell>
            <table:table-cell office:value-type="string" calcext:value-type="string">
              <text:p><text:span text:style-name="T1136">grit</text:span></text:p>
            </table:table-cell>
            <table:table-cell office:value-type="string" calcext:value-type="string">
              <text:p><text:span text:style-name="T1137">flow</text:span></text:p>
            </table:table-cell>
            <table:table-cell office:value-type="string" calcext:value-type="string">
              <text:p><text:span text:style-name="T1138">mind</text:span></text:p>
            </table:table-cell>
            <table:table-cell office:value-type="string" calcext:value-type="string">
              <text:p><text:span text:style-name="T1139">soul</text:span></text:p>
            </table:table-cell>
            <table:table-cell office:value-type="string" calcext:value-type="string">
              <text:p><text:span text:style-name="T1140">armor</text:span></text:p>
            </table:table-cell>
            <table:table-cell office:value-type="string" calcext:value-type="string">
              <text:p><text:span text:style-name="T1141">marmor</text:span></text:p>
            </table:table-cell>
            <table:table-cell office:value-type="string" calcext:value-type="string">
              <text:p><text:span text:style-name="T1142">exp</text:span></text:p>
            </table:table-cell>
            <table:table-cell office:value-type="string" calcext:value-type="string">
              <text:p><text:span text:style-name="T1143">lvl</text:span></text:p>
            </table:table-cell>
            <table:table-cell table:style-name="ce13" office:value-type="string" calcext:value-type="string">
              <text:p><text:span text:style-name="T1144">LOOT</text:span><text:span text:style-name="T1145">
</text:span><text:span text:style-name="T1146">AMOUT</text:span></text:p>
            </table:table-cell>
            <table:table-cell table:style-name="ce13" office:value-type="string" calcext:value-type="string">
              <text:p><text:span text:style-name="T1147">COMBAT</text:span><text:span text:style-name="T1148">
</text:span><text:span text:style-name="T1149">LOOP</text:span><text:span text:style-name="T1150">
</text:span><text:span text:style-name="T1151">AMOUT</text:span></text:p>
            </table:table-cell>
            <table:table-cell office:value-type="string" calcext:value-type="string">
              <text:p><text:span text:style-name="T1152">description</text:span></text:p>
            </table:table-cell>
            <table:table-cell table:number-columns-repeated="1024"/>
          </table:table-row>
        </table:table-header-rows>
        <table:table-rows>
          <table:table-row table:style-name="ro457">
            <table:table-cell office:value-type="string" calcext:value-type="string">
              <text:p><text:span text:style-name="T1153">tutorial_enemy_1</text:span></text:p>
            </table:table-cell>
            <table:table-cell office:value-type="string" calcext:value-type="string">
              <text:p><text:span text:style-name="T1154">Tiny 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5">A tiny orange mushroom. How cute!</text:span></text:p>
            </table:table-cell>
            <table:table-cell table:number-columns-repeated="1024"/>
          </table:table-row>
          <table:table-row table:style-name="ro458">
            <table:table-cell office:value-type="string" calcext:value-type="string">
              <text:p><text:span text:style-name="T1156">shroom</text:span></text:p>
            </table:table-cell>
            <table:table-cell office:value-type="string" calcext:value-type="string">
              <text:p><text:span text:style-name="T1157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8">A tiny orange mushroom. How cute!</text:span></text:p>
            </table:table-cell>
            <table:table-cell table:number-columns-repeated="1024"/>
          </table:table-row>
          <table:table-row table:style-name="ro459">
            <table:table-cell office:value-type="string" calcext:value-type="string">
              <text:p><text:span text:style-name="T1159">rat</text:span></text:p>
            </table:table-cell>
            <table:table-cell office:value-type="string" calcext:value-type="string">
              <text:p><text:span text:style-name="T1160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1">A small stinky rat. Ew!</text:span></text:p>
            </table:table-cell>
            <table:table-cell table:number-columns-repeated="1024"/>
          </table:table-row>
          <table:table-row table:style-name="ro460">
            <table:table-cell office:value-type="string" calcext:value-type="string">
              <text:p><text:span text:style-name="T1162">spore</text:span></text:p>
            </table:table-cell>
            <table:table-cell office:value-type="string" calcext:value-type="string">
              <text:p><text:span text:style-name="T1163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4">A ball of fluff.</text:span></text:p>
            </table:table-cell>
            <table:table-cell table:number-columns-repeated="1024"/>
          </table:table-row>
          <table:table-row table:style-name="ro461">
            <table:table-cell office:value-type="string" calcext:value-type="string">
              <text:p><text:span text:style-name="T1165">wood_stump</text:span></text:p>
            </table:table-cell>
            <table:table-cell office:value-type="string" calcext:value-type="string">
              <text:p><text:span text:style-name="T1166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7">A moving table?</text:span></text:p>
            </table:table-cell>
            <table:table-cell table:number-columns-repeated="1024"/>
          </table:table-row>
          <table:table-row table:style-name="ro462">
            <table:table-cell office:value-type="string" calcext:value-type="string">
              <text:p><text:span text:style-name="T1168">snail</text:span></text:p>
            </table:table-cell>
            <table:table-cell office:value-type="string" calcext:value-type="string">
              <text:p><text:span text:style-name="T1169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0">A slow moving house.</text:span></text:p>
            </table:table-cell>
            <table:table-cell table:number-columns-repeated="1024"/>
          </table:table-row>
          <table:table-row table:style-name="ro463">
            <table:table-cell office:value-type="string" calcext:value-type="string">
              <text:p><text:span text:style-name="T1171">orange mushroom</text:span></text:p>
            </table:table-cell>
            <table:table-cell office:value-type="string" calcext:value-type="string">
              <text:p><text:span text:style-name="T1172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3">A larger orange mushroom, this one is feisty!</text:span></text:p>
            </table:table-cell>
            <table:table-cell table:number-columns-repeated="1024"/>
          </table:table-row>
          <table:table-row table:style-name="ro464">
            <table:table-cell office:value-type="string" calcext:value-type="string">
              <text:p><text:span text:style-name="T1174">green_slime</text:span></text:p>
            </table:table-cell>
            <table:table-cell office:value-type="string" calcext:value-type="string">
              <text:p><text:span text:style-name="T1175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6">A small glob of goo.</text:span></text:p>
            </table:table-cell>
            <table:table-cell table:number-columns-repeated="1024"/>
          </table:table-row>
          <table:table-row table:style-name="ro465">
            <table:table-cell office:value-type="string" calcext:value-type="string">
              <text:p><text:span text:style-name="T1177">spider</text:span></text:p>
            </table:table-cell>
            <table:table-cell office:value-type="string" calcext:value-type="string">
              <text:p><text:span text:style-name="T1178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$enemy_combat_loop.A$1:$enemy_combat_loop.A$1048576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9">A eight eyed, eight legged creature. What more to say?</text:span></text:p>
            </table:table-cell>
            <table:table-cell table:number-columns-repeated="1024"/>
          </table:table-row>
          <table:table-row table:style-name="ro466">
            <table:table-cell office:value-type="string" calcext:value-type="string">
              <text:p><text:span text:style-name="T1180">wandering_rock</text:span></text:p>
            </table:table-cell>
            <table:table-cell office:value-type="string" calcext:value-type="string">
              <text:p><text:span text:style-name="T1181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2">A pile of rocks seemingly glued together. Wait its moving?!</text:span></text:p>
            </table:table-cell>
            <table:table-cell table:number-columns-repeated="1024"/>
          </table:table-row>
          <table:table-row table:style-name="ro467">
            <table:table-cell office:value-type="string" calcext:value-type="string">
              <text:p><text:span text:style-name="T1183">pig</text:span></text:p>
            </table:table-cell>
            <table:table-cell office:value-type="string" calcext:value-type="string">
              <text:p><text:span text:style-name="T1184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5">A pink rotunt dog.</text:span></text:p>
            </table:table-cell>
            <table:table-cell table:number-columns-repeated="1024"/>
          </table:table-row>
          <table:table-row table:style-name="ro468">
            <table:table-cell office:value-type="string" calcext:value-type="string">
              <text:p><text:span text:style-name="T1186">blue mushroom</text:span></text:p>
            </table:table-cell>
            <table:table-cell office:value-type="string" calcext:value-type="string">
              <text:p><text:span text:style-name="T1187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88">A bulky blue mushroom.</text:span></text:p>
            </table:table-cell>
            <table:table-cell table:number-columns-repeated="1024"/>
          </table:table-row>
          <table:table-row table:style-name="ro469">
            <table:table-cell office:value-type="string" calcext:value-type="string">
              <text:p><text:span text:style-name="T1189">octopus</text:span></text:p>
            </table:table-cell>
            <table:table-cell office:value-type="string" calcext:value-type="string">
              <text:p><text:span text:style-name="T1190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1">A big slimy floating octopus, atleast you are 50% certain its not a beholder.</text:span></text:p>
            </table:table-cell>
            <table:table-cell table:number-columns-repeated="1024"/>
          </table:table-row>
          <table:table-row table:style-name="ro470">
            <table:table-cell office:value-type="string" calcext:value-type="string">
              <text:p><text:span text:style-name="T1192">blue_slime</text:span></text:p>
            </table:table-cell>
            <table:table-cell office:value-type="string" calcext:value-type="string">
              <text:p><text:span text:style-name="T1193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4">A slimy blue glob stinks of sewage.</text:span></text:p>
            </table:table-cell>
            <table:table-cell table:number-columns-repeated="1024"/>
          </table:table-row>
          <table:table-row table:style-name="ro471">
            <table:table-cell office:value-type="string" calcext:value-type="string">
              <text:p><text:span text:style-name="T1195">red_slime</text:span></text:p>
            </table:table-cell>
            <table:table-cell office:value-type="string" calcext:value-type="string">
              <text:p><text:span text:style-name="T1196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97">A red glob of heat. Is it on fire?</text:span></text:p>
            </table:table-cell>
            <table:table-cell table:number-columns-repeated="1024"/>
          </table:table-row>
          <table:table-row table:style-name="ro472">
            <table:table-cell office:value-type="string" calcext:value-type="string">
              <text:p><text:span text:style-name="T1198">red_cap</text:span></text:p>
            </table:table-cell>
            <table:table-cell office:value-type="string" calcext:value-type="string">
              <text:p><text:span text:style-name="T1199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0">Is this a reskin of orange mushroom?</text:span></text:p>
            </table:table-cell>
            <table:table-cell table:number-columns-repeated="1024"/>
          </table:table-row>
          <table:table-row table:style-name="ro473">
            <table:table-cell office:value-type="string" calcext:value-type="string">
              <text:p><text:span text:style-name="T1201">evil_eye</text:span></text:p>
            </table:table-cell>
            <table:table-cell office:value-type="string" calcext:value-type="string">
              <text:p><text:span text:style-name="T1202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3">A one eyed snake with two arms.</text:span></text:p>
            </table:table-cell>
            <table:table-cell table:number-columns-repeated="1024"/>
          </table:table-row>
          <table:table-row table:style-name="ro474">
            <table:table-cell office:value-type="string" calcext:value-type="string">
              <text:p><text:span text:style-name="T1204">thief</text:span></text:p>
            </table:table-cell>
            <table:table-cell office:value-type="string" calcext:value-type="string">
              <text:p><text:span text:style-name="T1205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6">A ragged man with a dull knife.</text:span></text:p>
            </table:table-cell>
            <table:table-cell table:number-columns-repeated="1024"/>
          </table:table-row>
          <table:table-row table:style-name="ro475">
            <table:table-cell office:value-type="string" calcext:value-type="string">
              <text:p><text:span text:style-name="T1207">horned_mushroom</text:span></text:p>
            </table:table-cell>
            <table:table-cell office:value-type="string" calcext:value-type="string">
              <text:p><text:span text:style-name="T1208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209">A big mushroom with spiky horns growing out of its blue cap.</text:span></text:p>
            </table:table-cell>
            <table:table-cell table:number-columns-repeated="1024"/>
          </table:table-row>
          <table:table-row table:style-name="ro476">
            <table:table-cell office:value-type="string" calcext:value-type="string">
              <text:p><text:span text:style-name="T1210">skeleton_1</text:span></text:p>
            </table:table-cell>
            <table:table-cell office:value-type="string" calcext:value-type="string">
              <text:p><text:span text:style-name="T1211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18">
              <text:p>18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<text:span text:style-name="T1212">The moving skeletal remains of some humanoid creature.</text:span></text:p>
            </table:table-cell>
            <table:table-cell table:number-columns-repeated="1024"/>
          </table:table-row>
          <table:table-row table:number-rows-repeated="43" table:style-name="ro455">
            <table:table-cell table:number-columns-repeated="1024"/>
          </table:table-row>
        </table:table-rows>
      </table:table>
      <table:table table:name="enemy_skills" table:style-name="ta7">
        <table:table-column table:number-columns-repeated="2" table:style-name="co67" table:default-cell-style-name="Default"/>
        <table:table-column table:number-columns-repeated="2" table:style-name="co68" table:default-cell-style-name="Default"/>
        <table:table-column table:number-columns-repeated="1120" table:style-name="co69" table:default-cell-style-name="Default"/>
        <table:table-column table:style-name="co66" table:default-cell-style-name="Default"/>
        <table:table-row table:style-name="ro478">
          <table:table-cell office:value-type="string" calcext:value-type="string">
            <text:p><text:span text:style-name="T1216">enemy_id</text:span></text:p>
          </table:table-cell>
          <table:table-cell office:value-type="string" calcext:value-type="string">
            <text:p><text:span text:style-name="T1217">FOUND</text:span></text:p>
          </table:table-cell>
          <table:table-cell office:value-type="string" calcext:value-type="string">
            <text:p><text:span text:style-name="T1218">skill_id</text:span></text:p>
          </table:table-cell>
          <table:table-cell office:value-type="string" calcext:value-type="string">
            <text:p><text:span text:style-name="T1219">FOUND</text:span></text:p>
          </table:table-cell>
          <table:table-cell office:value-type="string" calcext:value-type="string">
            <text:p><text:span text:style-name="T1220">practice</text:span></text:p>
          </table:table-cell>
          <table:table-cell table:number-columns-repeated="1024"/>
        </table:table-row>
        <table:table-row table:style-name="ro479">
          <table:table-cell office:value-type="string" calcext:value-type="string">
            <text:p><text:span text:style-name="T1221">shroom</text:span></text:p>
          </table:table-cell>
          <table:table-cell table:formula="of:=VLOOKUP([.A2]; [$enemies.A$1:$enemies.B$1048576]; 2; 0)" office:value-type="string" calcext:value-type="string" office:string-value="Shroom">
            <text:p>Shroom</text:p>
          </table:table-cell>
          <table:table-cell office:value-type="string" calcext:value-type="string">
            <text:p><text:span text:style-name="T1222">nudge</text:span></text:p>
          </table:table-cell>
          <table:table-cell table:formula="of:=VLOOKUP([.C2]; [$skills.A$1:$skills.B$1048576]; 2; 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0">
          <table:table-cell office:value-type="string" calcext:value-type="string">
            <text:p><text:span text:style-name="T1223">rat</text:span></text:p>
          </table:table-cell>
          <table:table-cell table:formula="of:=VLOOKUP([.A3];[enemies.A:enemies.B];2;0)" office:value-type="string" calcext:value-type="string" office:string-value="Rat">
            <text:p>Rat</text:p>
          </table:table-cell>
          <table:table-cell office:value-type="string" calcext:value-type="string">
            <text:p><text:span text:style-name="T1224">nudge</text:span></text:p>
          </table:table-cell>
          <table:table-cell table:formula="of:=VLOOKUP([.C3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1">
          <table:table-cell office:value-type="string" calcext:value-type="string">
            <text:p><text:span text:style-name="T1225">spore</text:span></text:p>
          </table:table-cell>
          <table:table-cell table:formula="of:=VLOOKUP([.A4];[enemies.A:enemies.B];2;0)" office:value-type="string" calcext:value-type="string" office:string-value="Spore">
            <text:p>Spore</text:p>
          </table:table-cell>
          <table:table-cell office:value-type="string" calcext:value-type="string">
            <text:p><text:span text:style-name="T1226">nudge</text:span></text:p>
          </table:table-cell>
          <table:table-cell table:formula="of:=VLOOKUP([.C4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2">
          <table:table-cell office:value-type="string" calcext:value-type="string">
            <text:p><text:span text:style-name="T1227">wood_stump</text:span></text:p>
          </table:table-cell>
          <table:table-cell table:formula="of:=VLOOKUP([.A5];[enemies.A:enemies.B];2;0)" office:value-type="string" calcext:value-type="string" office:string-value="Wood Stump">
            <text:p>Wood Stump</text:p>
          </table:table-cell>
          <table:table-cell office:value-type="string" calcext:value-type="string">
            <text:p><text:span text:style-name="T1228">nudge</text:span></text:p>
          </table:table-cell>
          <table:table-cell table:formula="of:=VLOOKUP([.C5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3">
          <table:table-cell office:value-type="string" calcext:value-type="string">
            <text:p><text:span text:style-name="T1229">snail</text:span></text:p>
          </table:table-cell>
          <table:table-cell table:formula="of:=VLOOKUP([.A6];[enemies.A:enemies.B];2;0)" office:value-type="string" calcext:value-type="string" office:string-value="Snail">
            <text:p>Snail</text:p>
          </table:table-cell>
          <table:table-cell office:value-type="string" calcext:value-type="string">
            <text:p><text:span text:style-name="T1230">nudge</text:span></text:p>
          </table:table-cell>
          <table:table-cell table:formula="of:=VLOOKUP([.C6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4">
          <table:table-cell office:value-type="string" calcext:value-type="string">
            <text:p><text:span text:style-name="T1231">orange mushroom</text:span></text:p>
          </table:table-cell>
          <table:table-cell table:formula="of:=VLOOKUP([.A7];[enemies.A:enemies.B];2;0)" office:value-type="string" calcext:value-type="string" office:string-value="Orange Mushroom">
            <text:p>Orange Mushroom</text:p>
          </table:table-cell>
          <table:table-cell office:value-type="string" calcext:value-type="string">
            <text:p><text:span text:style-name="T1232">nudge</text:span></text:p>
          </table:table-cell>
          <table:table-cell table:formula="of:=VLOOKUP([.C7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5">
          <table:table-cell office:value-type="string" calcext:value-type="string">
            <text:p><text:span text:style-name="T1233">green_slime</text:span></text:p>
          </table:table-cell>
          <table:table-cell table:formula="of:=VLOOKUP([.A8];[enemies.A:enemies.B];2;0)" office:value-type="string" calcext:value-type="string" office:string-value="Green Slime">
            <text:p>Green Slime</text:p>
          </table:table-cell>
          <table:table-cell office:value-type="string" calcext:value-type="string">
            <text:p><text:span text:style-name="T1234">nudge</text:span></text:p>
          </table:table-cell>
          <table:table-cell table:formula="of:=VLOOKUP([.C8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6">
          <table:table-cell office:value-type="string" calcext:value-type="string">
            <text:p><text:span text:style-name="T1235">spider</text:span></text:p>
          </table:table-cell>
          <table:table-cell table:formula="of:=VLOOKUP([.A9];[enemies.A:enemies.B];2;0)" office:value-type="string" calcext:value-type="string" office:string-value="Spider">
            <text:p>Spider</text:p>
          </table:table-cell>
          <table:table-cell office:value-type="string" calcext:value-type="string">
            <text:p><text:span text:style-name="T1236">nudge</text:span></text:p>
          </table:table-cell>
          <table:table-cell table:formula="of:=VLOOKUP([.C9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7">
          <table:table-cell office:value-type="string" calcext:value-type="string">
            <text:p><text:span text:style-name="T1237">wandering_rock</text:span></text:p>
          </table:table-cell>
          <table:table-cell table:formula="of:=VLOOKUP([.A10]; [$enemies.A$1:$enemies.B$1048576]; 2; 0)" office:value-type="string" calcext:value-type="string" office:string-value="Wandering Rock">
            <text:p>Wandering Rock</text:p>
          </table:table-cell>
          <table:table-cell office:value-type="string" calcext:value-type="string">
            <text:p><text:span text:style-name="T1238">nudge</text:span></text:p>
          </table:table-cell>
          <table:table-cell table:formula="of:=VLOOKUP([.C10]; [$skills.A$1:$skills.B$1048576]; 2; 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8">
          <table:table-cell office:value-type="string" calcext:value-type="string">
            <text:p><text:span text:style-name="T1239">pig</text:span></text:p>
          </table:table-cell>
          <table:table-cell table:formula="of:=VLOOKUP([.A11];[enemies.A:enemies.B];2;0)" office:value-type="string" calcext:value-type="string" office:string-value="Pig">
            <text:p>Pig</text:p>
          </table:table-cell>
          <table:table-cell office:value-type="string" calcext:value-type="string">
            <text:p><text:span text:style-name="T1240">nudge</text:span></text:p>
          </table:table-cell>
          <table:table-cell table:formula="of:=VLOOKUP([.C11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89">
          <table:table-cell office:value-type="string" calcext:value-type="string">
            <text:p><text:span text:style-name="T1241">tutorial_enemy_1</text:span></text:p>
          </table:table-cell>
          <table:table-cell table:formula="of:=VLOOKUP([.A12];[enemies.A:enemies.B];2;0)" office:value-type="string" calcext:value-type="string" office:string-value="Tiny shroom">
            <text:p>Tiny shroom</text:p>
          </table:table-cell>
          <table:table-cell office:value-type="string" calcext:value-type="string">
            <text:p><text:span text:style-name="T1242">nudge</text:span></text:p>
          </table:table-cell>
          <table:table-cell table:formula="of:=VLOOKUP([.C12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0">
          <table:table-cell office:value-type="string" calcext:value-type="string">
            <text:p><text:span text:style-name="T1243">blue mushroom</text:span></text:p>
          </table:table-cell>
          <table:table-cell table:formula="of:=VLOOKUP([.A13];[enemies.A:enemies.B];2;0)" office:value-type="string" calcext:value-type="string" office:string-value="Blue Mushroom">
            <text:p>Blue Mushroom</text:p>
          </table:table-cell>
          <table:table-cell office:value-type="string" calcext:value-type="string">
            <text:p><text:span text:style-name="T1244">nudge</text:span></text:p>
          </table:table-cell>
          <table:table-cell table:formula="of:=VLOOKUP([.C13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1">
          <table:table-cell office:value-type="string" calcext:value-type="string">
            <text:p><text:span text:style-name="T1245">octopus</text:span></text:p>
          </table:table-cell>
          <table:table-cell table:formula="of:=VLOOKUP([.A14];[enemies.A:enemies.B];2;0)" office:value-type="string" calcext:value-type="string" office:string-value="Octopus">
            <text:p>Octopus</text:p>
          </table:table-cell>
          <table:table-cell office:value-type="string" calcext:value-type="string">
            <text:p><text:span text:style-name="T1246">nudge</text:span></text:p>
          </table:table-cell>
          <table:table-cell table:formula="of:=VLOOKUP([.C14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2">
          <table:table-cell office:value-type="string" calcext:value-type="string">
            <text:p><text:span text:style-name="T1247">blue_slime</text:span></text:p>
          </table:table-cell>
          <table:table-cell table:formula="of:=VLOOKUP([.A15];[enemies.A:enemies.B];2;0)" office:value-type="string" calcext:value-type="string" office:string-value="Blue Slime">
            <text:p>Blue Slime</text:p>
          </table:table-cell>
          <table:table-cell office:value-type="string" calcext:value-type="string">
            <text:p><text:span text:style-name="T1248">nudge</text:span></text:p>
          </table:table-cell>
          <table:table-cell table:formula="of:=VLOOKUP([.C15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3">
          <table:table-cell office:value-type="string" calcext:value-type="string">
            <text:p><text:span text:style-name="T1249">red_slime</text:span></text:p>
          </table:table-cell>
          <table:table-cell table:formula="of:=VLOOKUP([.A16];[enemies.A:enemies.B];2;0)" office:value-type="string" calcext:value-type="string" office:string-value="Red Slime">
            <text:p>Red Slime</text:p>
          </table:table-cell>
          <table:table-cell office:value-type="string" calcext:value-type="string">
            <text:p><text:span text:style-name="T1250">nudge</text:span></text:p>
          </table:table-cell>
          <table:table-cell table:formula="of:=VLOOKUP([.C16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4">
          <table:table-cell office:value-type="string" calcext:value-type="string">
            <text:p><text:span text:style-name="T1251">red_cap</text:span></text:p>
          </table:table-cell>
          <table:table-cell table:formula="of:=VLOOKUP([.A17];[enemies.A:enemies.B];2;0)" office:value-type="string" calcext:value-type="string" office:string-value="Red Cap">
            <text:p>Red Cap</text:p>
          </table:table-cell>
          <table:table-cell office:value-type="string" calcext:value-type="string">
            <text:p><text:span text:style-name="T1252">nudge</text:span></text:p>
          </table:table-cell>
          <table:table-cell table:formula="of:=VLOOKUP([.C17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5">
          <table:table-cell office:value-type="string" calcext:value-type="string">
            <text:p><text:span text:style-name="T1253">evil_eye</text:span></text:p>
          </table:table-cell>
          <table:table-cell table:formula="of:=VLOOKUP([.A18];[enemies.A:enemies.B];2;0)" office:value-type="string" calcext:value-type="string" office:string-value="Evil Eye">
            <text:p>Evil Eye</text:p>
          </table:table-cell>
          <table:table-cell office:value-type="string" calcext:value-type="string">
            <text:p><text:span text:style-name="T1254">nudge</text:span></text:p>
          </table:table-cell>
          <table:table-cell table:formula="of:=VLOOKUP([.C18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6">
          <table:table-cell office:value-type="string" calcext:value-type="string">
            <text:p><text:span text:style-name="T1255">thief</text:span></text:p>
          </table:table-cell>
          <table:table-cell table:formula="of:=VLOOKUP([.A19];[enemies.A:enemies.B];2;0)" office:value-type="string" calcext:value-type="string" office:string-value="Thief">
            <text:p>Thief</text:p>
          </table:table-cell>
          <table:table-cell office:value-type="string" calcext:value-type="string">
            <text:p><text:span text:style-name="T1256">nudge</text:span></text:p>
          </table:table-cell>
          <table:table-cell table:formula="of:=VLOOKUP([.C19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7">
          <table:table-cell office:value-type="string" calcext:value-type="string">
            <text:p><text:span text:style-name="T1257">horned_mushroom</text:span></text:p>
          </table:table-cell>
          <table:table-cell table:formula="of:=VLOOKUP([.A20];[enemies.A:enemies.B];2;0)" office:value-type="string" calcext:value-type="string" office:string-value="Horned Mushroom">
            <text:p>Horned Mushroom</text:p>
          </table:table-cell>
          <table:table-cell office:value-type="string" calcext:value-type="string">
            <text:p><text:span text:style-name="T1258">nudge</text:span></text:p>
          </table:table-cell>
          <table:table-cell table:formula="of:=VLOOKUP([.C20];[skills.A:skills.B];2;0)" office:value-type="string" calcext:value-type="string" office:string-value="Nudge">
            <text:p>Nudge</text:p>
          </table:table-cell>
          <table:table-cell office:value-type="float" calcext:value-type="float" office:value="70">
            <text:p>70</text:p>
          </table:table-cell>
          <table:table-cell table:number-columns-repeated="1024"/>
        </table:table-row>
        <table:table-row table:style-name="ro498">
          <table:table-cell office:value-type="string" calcext:value-type="string">
            <text:p><text:span text:style-name="T1259">skeleton_1</text:span></text:p>
          </table:table-cell>
          <table:table-cell table:formula="of:=VLOOKUP([.A21];[enemies.A:enemies.B];2;0)" office:value-type="string" calcext:value-type="string" office:string-value="Skeleton">
            <text:p>Skeleton</text:p>
          </table:table-cell>
          <table:table-cell office:value-type="string" calcext:value-type="string">
            <text:p><text:span text:style-name="T1260">swing</text:span></text:p>
          </table:table-cell>
          <table:table-cell table:formula="of:=VLOOKUP([.C21];[skills.A:skills.B];2;0)" office:value-type="string" calcext:value-type="string" office:string-value="Swing">
            <text:p>Swing</text:p>
          </table:table-cell>
          <table:table-cell office:value-type="float" calcext:value-type="float" office:value="75">
            <text:p>75</text:p>
          </table:table-cell>
          <table:table-cell table:number-columns-repeated="1024"/>
        </table:table-row>
        <table:table-row table:style-name="ro499">
          <table:table-cell table:number-columns-repeated="1024"/>
        </table:table-row>
        <table:table-row table:number-rows-repeated="42" table:style-name="ro477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1" table:default-cell-style-name="Default"/>
        </table:table-header-columns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number-columns-repeated="1118" table:style-name="co76" table:default-cell-style-name="Default"/>
        <table:table-column table:style-name="co70" table:default-cell-style-name="Default"/>
        <table:table-header-rows>
          <table:table-row table:style-name="ro501">
            <table:table-cell office:value-type="string" calcext:value-type="string">
              <text:p><text:span text:style-name="T1264">enemy_id</text:span></text:p>
            </table:table-cell>
            <table:table-cell table:style-name="ce7" office:value-type="string" calcext:value-type="string">
              <text:p><text:span text:style-name="T1265">FOUND</text:span></text:p>
            </table:table-cell>
            <table:table-cell office:value-type="string" calcext:value-type="string">
              <text:p><text:span text:style-name="T1266">skill_id</text:span></text:p>
            </table:table-cell>
            <table:table-cell table:style-name="ce7" office:value-type="string" calcext:value-type="string">
              <text:p><text:span text:style-name="T1267">FOUND</text:span></text:p>
            </table:table-cell>
            <table:table-cell office:value-type="string" calcext:value-type="string">
              <text:p><text:span text:style-name="T1268">target</text:span></text:p>
            </table:table-cell>
            <table:table-cell office:value-type="string" calcext:value-type="string">
              <text:p><text:span text:style-name="T1269">order</text:span></text:p>
            </table:table-cell>
            <table:table-cell table:number-columns-repeated="1024"/>
          </table:table-row>
        </table:table-header-rows>
        <table:table-rows>
          <table:table-row table:style-name="ro502">
            <table:table-cell office:value-type="string" calcext:value-type="string">
              <text:p><text:span text:style-name="T1270">blue mushroom</text:span></text:p>
            </table:table-cell>
            <table:table-cell table:style-name="ce7" table:formula="of:=VLOOKUP([.A2]; [$enemies.A$1:$enemies.B$1048576]; 2; 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7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3">
            <table:table-cell office:value-type="string" calcext:value-type="string">
              <text:p><text:span text:style-name="T127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7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4">
            <table:table-cell office:value-type="string" calcext:value-type="string">
              <text:p><text:span text:style-name="T127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7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5">
            <table:table-cell office:value-type="string" calcext:value-type="string">
              <text:p><text:span text:style-name="T127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8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6">
            <table:table-cell office:value-type="string" calcext:value-type="string">
              <text:p><text:span text:style-name="T128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8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7">
            <table:table-cell office:value-type="string" calcext:value-type="string">
              <text:p><text:span text:style-name="T128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8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8">
            <table:table-cell office:value-type="string" calcext:value-type="string">
              <text:p><text:span text:style-name="T1288">orange mushroom</text:span>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89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09">
            <table:table-cell office:value-type="string" calcext:value-type="string">
              <text:p><text:span text:style-name="T1291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92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0">
            <table:table-cell office:value-type="string" calcext:value-type="string">
              <text:p><text:span text:style-name="T1294">rat</text:span></text:p>
            </table:table-cell>
            <table:table-cell table:style-name="ce7" table:formula="of:=VLOOKUP([.A10]; [$enemies.A$1:$enemies.B$1048576]; 2; 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95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1">
            <table:table-cell office:value-type="string" calcext:value-type="string">
              <text:p><text:span text:style-name="T1297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98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9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2">
            <table:table-cell office:value-type="string" calcext:value-type="string">
              <text:p><text:span text:style-name="T1300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301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3">
            <table:table-cell office:value-type="string" calcext:value-type="string">
              <text:p><text:span text:style-name="T1303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304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4">
            <table:table-cell office:value-type="string" calcext:value-type="string">
              <text:p><text:span text:style-name="T1306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307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0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5">
            <table:table-cell office:value-type="string" calcext:value-type="string">
              <text:p><text:span text:style-name="T1309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310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6">
            <table:table-cell office:value-type="string" calcext:value-type="string">
              <text:p><text:span text:style-name="T1312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313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7">
            <table:table-cell office:value-type="string" calcext:value-type="string">
              <text:p><text:span text:style-name="T1315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316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1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8">
            <table:table-cell office:value-type="string" calcext:value-type="string">
              <text:p><text:span text:style-name="T1318">tutorial_enemy_1</text:span></text:p>
            </table:table-cell>
            <table:table-cell table:style-name="ce7" table:formula="of:=VLOOKUP([.A18];[enemies.A:enemies.B];2;0)" office:value-type="string" calcext:value-type="string" office:string-value="Tiny shroom">
              <text:p>Tiny shroom</text:p>
            </table:table-cell>
            <table:table-cell office:value-type="string" calcext:value-type="string">
              <text:p><text:span text:style-name="T1319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19">
            <table:table-cell office:value-type="string" calcext:value-type="string">
              <text:p><text:span text:style-name="T1321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322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20">
            <table:table-cell office:value-type="string" calcext:value-type="string">
              <text:p><text:span text:style-name="T1324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325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326">EHT</text:span></text:p>
            </table:table-cell>
            <table:table-cell office:value-type="float" calcext:value-type="float" office:value="2">
              <text:p>2</text:p>
            </table:table-cell>
            <table:table-cell table:number-columns-repeated="1024"/>
          </table:table-row>
          <table:table-row table:style-name="ro521">
            <table:table-cell office:value-type="string" calcext:value-type="string">
              <text:p><text:span text:style-name="T1327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328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32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22">
            <table:table-cell table:number-columns-repeated="1024"/>
          </table:table-row>
          <table:table-row table:style-name="ro500">
            <table:table-cell table:number-columns-repeated="1024"/>
          </table:table-row>
          <table:table-row table:style-name="ro523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4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5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6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7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8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29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0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1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2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3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4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5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6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7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8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39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0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1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2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style-name="ro543">
            <table:table-cell/>
            <table:table-cell table:style-name="ce7"/>
            <table:table-cell/>
            <table:table-cell table:style-name="ce7"/>
            <table:table-cell table:number-columns-repeated="1024"/>
          </table:table-row>
          <table:table-row table:number-rows-repeated="20" table:style-name="ro500">
            <table:table-cell table:number-columns-repeated="1024"/>
          </table:table-row>
        </table:table-rows>
      </table:table>
      <table:table table:name="skills" table:style-name="ta9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number-columns-repeated="3"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number-columns-repeated="1113" table:style-name="co87" table:default-cell-style-name="Default"/>
        <table:table-column table:style-name="co77" table:default-cell-style-name="Default"/>
        <table:table-row table:style-name="ro545">
          <table:table-cell office:value-type="string" calcext:value-type="string">
            <text:p><text:span text:style-name="T1333">skill_id</text:span></text:p>
          </table:table-cell>
          <table:table-cell office:value-type="string" calcext:value-type="string">
            <text:p><text:span text:style-name="T1334">name</text:span></text:p>
          </table:table-cell>
          <table:table-cell office:value-type="string" calcext:value-type="string">
            <text:p><text:span text:style-name="T1335">script_to_run</text:span></text:p>
          </table:table-cell>
          <table:table-cell office:value-type="string" calcext:value-type="string">
            <text:p><text:span text:style-name="T1336">target_self_is_valid</text:span></text:p>
          </table:table-cell>
          <table:table-cell office:value-type="string" calcext:value-type="string">
            <text:p><text:span text:style-name="T1337">target_others_is_valid</text:span></text:p>
          </table:table-cell>
          <table:table-cell office:value-type="string" calcext:value-type="string">
            <text:p><text:span text:style-name="T1338">must_be_fighting</text:span></text:p>
          </table:table-cell>
          <table:table-cell office:value-type="string" calcext:value-type="string">
            <text:p><text:span text:style-name="T1339">can_be_practiced</text:span></text:p>
          </table:table-cell>
          <table:table-cell office:value-type="string" calcext:value-type="string">
            <text:p><text:span text:style-name="T1340">level_req</text:span></text:p>
          </table:table-cell>
          <table:table-cell office:value-type="string" calcext:value-type="string">
            <text:p><text:span text:style-name="T1341">use_perspectives</text:span></text:p>
          </table:table-cell>
          <table:table-cell table:style-name="ce7" office:value-type="string" calcext:value-type="string">
            <text:p><text:span text:style-name="T1342">FOUND</text:span></text:p>
          </table:table-cell>
          <table:table-cell office:value-type="string" calcext:value-type="string">
            <text:p><text:span text:style-name="T1343">description</text:span></text:p>
          </table:table-cell>
          <table:table-cell table:number-columns-repeated="1024"/>
        </table:table-row>
        <table:table-row table:style-name="ro546">
          <table:table-cell office:value-type="string" calcext:value-type="string">
            <text:p><text:span text:style-name="T1344">swing</text:span></text:p>
          </table:table-cell>
          <table:table-cell office:value-type="string" calcext:value-type="string">
            <text:p><text:span text:style-name="T1345">Swing</text:span></text:p>
          </table:table-cell>
          <table:table-cell office:value-type="string" calcext:value-type="string">
            <text:p><text:span text:style-name="T1346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7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48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547">
          <table:table-cell office:value-type="string" calcext:value-type="string">
            <text:p><text:span text:style-name="T1349">ethereal</text:span></text:p>
          </table:table-cell>
          <table:table-cell office:value-type="string" calcext:value-type="string">
            <text:p><text:span text:style-name="T1350">Become Ethereal</text:span></text:p>
          </table:table-cell>
          <table:table-cell office:value-type="string" calcext:value-type="string">
            <text:p><text:span text:style-name="T1351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52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53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548">
          <table:table-cell office:value-type="string" calcext:value-type="string">
            <text:p><text:span text:style-name="T1354">cure light wounds</text:span></text:p>
          </table:table-cell>
          <table:table-cell office:value-type="string" calcext:value-type="string">
            <text:p><text:span text:style-name="T1355">Cure Light Wounds</text:span></text:p>
          </table:table-cell>
          <table:table-cell office:value-type="string" calcext:value-type="string">
            <text:p><text:span text:style-name="T1356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57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8">Heal your target for 10 HP#END#+ Soul Amplified by DMG-AMP.#END#</text:span></text:p>
          </table:table-cell>
          <table:table-cell table:number-columns-repeated="1024"/>
        </table:table-row>
        <table:table-row table:style-name="ro549">
          <table:table-cell office:value-type="string" calcext:value-type="string">
            <text:p><text:span text:style-name="T1359">bash</text:span></text:p>
          </table:table-cell>
          <table:table-cell office:value-type="string" calcext:value-type="string">
            <text:p><text:span text:style-name="T1360">Bash</text:span></text:p>
          </table:table-cell>
          <table:table-cell office:value-type="string" calcext:value-type="string">
            <text:p><text:span text:style-name="T1361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62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63">Swing at your target.#END#If damage is dealt:#END#Stun them for DURATION turns.#END#</text:span></text:p>
          </table:table-cell>
          <table:table-cell table:number-columns-repeated="1024"/>
        </table:table-row>
        <table:table-row table:style-name="ro550">
          <table:table-cell office:value-type="string" calcext:value-type="string">
            <text:p><text:span text:style-name="T1364">double whack</text:span></text:p>
          </table:table-cell>
          <table:table-cell office:value-type="string" calcext:value-type="string">
            <text:p><text:span text:style-name="T1365">Double Whack</text:span></text:p>
          </table:table-cell>
          <table:table-cell office:value-type="string" calcext:value-type="string">
            <text:p><text:span text:style-name="T1366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67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68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551">
          <table:table-cell office:value-type="string" calcext:value-type="string">
            <text:p><text:span text:style-name="T1369">smite</text:span></text:p>
          </table:table-cell>
          <table:table-cell office:value-type="string" calcext:value-type="string">
            <text:p><text:span text:style-name="T1370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71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72">Smite your target.#END#Dealing pure damage amplified by DMG-AMP.#END#</text:span></text:p>
          </table:table-cell>
          <table:table-cell table:number-columns-repeated="1024"/>
        </table:table-row>
        <table:table-row table:style-name="ro552">
          <table:table-cell office:value-type="string" calcext:value-type="string">
            <text:p><text:span text:style-name="T1373">mage armor</text:span></text:p>
          </table:table-cell>
          <table:table-cell office:value-type="string" calcext:value-type="string">
            <text:p><text:span text:style-name="T1374">Mage Armor</text:span></text:p>
          </table:table-cell>
          <table:table-cell office:value-type="string" calcext:value-type="string">
            <text:p><text:span text:style-name="T1375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76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77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553">
          <table:table-cell office:value-type="string" calcext:value-type="string">
            <text:p><text:span text:style-name="T1378">magic missile</text:span></text:p>
          </table:table-cell>
          <table:table-cell office:value-type="string" calcext:value-type="string">
            <text:p><text:span text:style-name="T1379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80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81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554">
          <table:table-cell office:value-type="string" calcext:value-type="string">
            <text:p><text:span text:style-name="T1382">nudge</text:span></text:p>
          </table:table-cell>
          <table:table-cell office:value-type="string" calcext:value-type="string">
            <text:p><text:span text:style-name="T1383">Nudge</text:span></text:p>
          </table:table-cell>
          <table:table-cell office:value-type="string" calcext:value-type="string">
            <text:p><text:span text:style-name="T1384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85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86">The monster variant of a swing!#END#</text:span></text:p>
          </table:table-cell>
          <table:table-cell table:number-columns-repeated="1024"/>
        </table:table-row>
        <table:table-row table:style-name="ro555">
          <table:table-cell office:value-type="string" calcext:value-type="string">
            <text:p><text:span text:style-name="T1387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88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89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90">Regenerate 30% of max Health.#END#</text:span></text:p>
          </table:table-cell>
          <table:table-cell table:number-columns-repeated="1024"/>
        </table:table-row>
        <table:table-row table:style-name="ro556">
          <table:table-cell office:value-type="string" calcext:value-type="string">
            <text:p><text:span text:style-name="T1391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92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93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94">Regenerate 30% of max Magicka.#END#</text:span></text:p>
          </table:table-cell>
          <table:table-cell table:number-columns-repeated="1024"/>
        </table:table-row>
        <table:table-row table:style-name="ro557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0" office:value-type="string" calcext:value-type="string">
            <text:p>DamageByGrit</text:p>
          </table:table-cell>
          <table:table-cell table:style-name="ce16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">
            <text:p>3</text:p>
          </table:table-cell>
          <table:table-cell table:style-name="ce21"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table:style-name="ce21"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558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0" office:value-type="string" calcext:value-type="string">
            <text:p>DamageByFlow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3">
            <text:p>3</text:p>
          </table:table-cell>
          <table:table-cell table:style-name="ce21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1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559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0" office:value-type="string" calcext:value-type="string">
            <text:p>DamageBySoul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3">
            <text:p>3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1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560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0" office:value-type="string" calcext:value-type="string">
            <text:p>DamageByMind</text:p>
          </table:table-cell>
          <table:table-cell table:style-name="ce16" office:value-type="float" calcext:value-type="float" office:value="0">
            <text:p>0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1">
            <text:p>1</text:p>
          </table:table-cell>
          <table:table-cell table:style-name="ce16" office:value-type="float" calcext:value-type="float" office:value="3">
            <text:p>3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1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561">
          <table:table-cell table:number-columns-repeated="3"/>
          <table:table-cell/>
          <table:table-cell table:number-columns-repeated="1024"/>
        </table:table-row>
        <table:table-row table:style-name="ro562">
          <table:table-cell table:number-columns-repeated="3"/>
          <table:table-cell/>
          <table:table-cell table:number-columns-repeated="1024"/>
        </table:table-row>
        <table:table-row table:number-rows-repeated="46" table:style-name="ro544">
          <table:table-cell table:number-columns-repeated="1024"/>
        </table:table-row>
      </table:table>
      <table:table table:name="skill_script_values" table:style-name="ta10">
        <table:table-header-columns>
          <table:table-column table:style-name="co89" table:default-cell-style-name="Default"/>
        </table:table-header-columns>
        <table:table-column table:style-name="co89" table:default-cell-style-name="Default"/>
        <table:table-column table:style-name="co90" table:default-cell-style-name="Default"/>
        <table:table-column table:number-columns-repeated="1122" table:style-name="co91" table:default-cell-style-name="Default"/>
        <table:table-column table:style-name="co88" table:default-cell-style-name="Default"/>
        <table:table-header-rows>
          <table:table-row table:style-name="ro564">
            <table:table-cell office:value-type="string" calcext:value-type="string">
              <text:p><text:span text:style-name="T1398">skill_id</text:span></text:p>
            </table:table-cell>
            <table:table-cell table:style-name="ce7" office:value-type="string" calcext:value-type="string">
              <text:p><text:span text:style-name="T1399">FOUND</text:span></text:p>
            </table:table-cell>
            <table:table-cell office:value-type="string" calcext:value-type="string">
              <text:p><text:span text:style-name="T1400">value_name</text:span></text:p>
            </table:table-cell>
            <table:table-cell office:value-type="string" calcext:value-type="string">
              <text:p><text:span text:style-name="T1401">value0</text:span></text:p>
            </table:table-cell>
            <table:table-cell office:value-type="string" calcext:value-type="string">
              <text:p><text:span text:style-name="T1402">value1</text:span></text:p>
            </table:table-cell>
            <table:table-cell office:value-type="string" calcext:value-type="string">
              <text:p><text:span text:style-name="T1403">value2</text:span></text:p>
            </table:table-cell>
            <table:table-cell office:value-type="string" calcext:value-type="string">
              <text:p><text:span text:style-name="T1404">value3</text:span></text:p>
            </table:table-cell>
            <table:table-cell office:value-type="string" calcext:value-type="string">
              <text:p><text:span text:style-name="T1405">value4</text:span></text:p>
            </table:table-cell>
            <table:table-cell office:value-type="string" calcext:value-type="string">
              <text:p><text:span text:style-name="T1406">value5</text:span></text:p>
            </table:table-cell>
            <table:table-cell office:value-type="string" calcext:value-type="string">
              <text:p><text:span text:style-name="T1407">value6</text:span></text:p>
            </table:table-cell>
            <table:table-cell office:value-type="string" calcext:value-type="string">
              <text:p><text:span text:style-name="T1408">value7</text:span></text:p>
            </table:table-cell>
            <table:table-cell office:value-type="string" calcext:value-type="string">
              <text:p><text:span text:style-name="T1409">value8</text:span></text:p>
            </table:table-cell>
            <table:table-cell office:value-type="string" calcext:value-type="string">
              <text:p><text:span text:style-name="T1410">value9</text:span></text:p>
            </table:table-cell>
            <table:table-cell table:number-columns-repeated="1024"/>
          </table:table-row>
        </table:table-header-rows>
        <table:table-rows>
          <table:table-row table:style-name="ro565">
            <table:table-cell office:value-type="string" calcext:value-type="string">
              <text:p><text:span text:style-name="T1411">bash</text:span></text:p>
            </table:table-cell>
            <table:table-cell table:style-name="ce7" table:formula="of:=VLOOKUP([.A2]; [$skills.A$1:$skills.B$1048576]; 2; 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2">chance</text:span></text:p>
            </table:table-cell>
            <table:table-cell table:style-name="ce17" office:value-type="float" calcext:value-type="float" office:value="0.59999999999999998">
              <text:p>0.59999999999999998</text:p>
            </table:table-cell>
            <table:table-cell table:style-name="ce17" office:value-type="float" calcext:value-type="float" office:value="0.65000000000000002">
              <text:p>0.65000000000000002</text:p>
            </table:table-cell>
            <table:table-cell table:style-name="ce17" office:value-type="float" calcext:value-type="float" office:value="0.65000000000000002">
              <text:p>0.65000000000000002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number-columns-repeated="1024"/>
          </table:table-row>
          <table:table-row table:style-name="ro566">
            <table:table-cell office:value-type="string" calcext:value-type="string">
              <text:p><text:span text:style-name="T1413">bash</text:span></text:p>
            </table:table-cell>
            <table:table-cell table:style-name="ce7" table:formula="of:=VLOOKUP([.A3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4">cooldow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table:number-columns-repeated="1024"/>
          </table:table-row>
          <table:table-row table:style-name="ro567">
            <table:table-cell office:value-type="string" calcext:value-type="string">
              <text:p><text:span text:style-name="T1415">bash</text:span></text:p>
            </table:table-cell>
            <table:table-cell table:style-name="ce7" table:formula="of:=VLOOKUP([.A4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6">damage</text:span></text:p>
            </table:table-cell>
            <table:table-cell table:style-name="ce17" office:value-type="float" calcext:value-type="float" office:value="0.59999999999999998">
              <text:p>0.59999999999999998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568">
            <table:table-cell office:value-type="string" calcext:value-type="string">
              <text:p><text:span text:style-name="T1417">bash</text:span></text:p>
            </table:table-cell>
            <table:table-cell table:style-name="ce7" table:formula="of:=VLOOKUP([.A5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18">duratio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569">
            <table:table-cell office:value-type="string" calcext:value-type="string">
              <text:p><text:span text:style-name="T1419">bash</text:span></text:p>
            </table:table-cell>
            <table:table-cell table:style-name="ce7" table:formula="of:=VLOOKUP([.A6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0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 office:value-type="float" calcext:value-type="float" office:value="100">
              <text:p>100</text:p>
            </table:table-cell>
            <table:table-cell table:style-name="ce16" office:value-type="float" calcext:value-type="float" office:value="120">
              <text:p>120</text:p>
            </table:table-cell>
            <table:table-cell table:style-name="ce19"/>
            <table:table-cell table:number-columns-repeated="1024"/>
          </table:table-row>
          <table:table-row table:style-name="ro570">
            <table:table-cell office:value-type="string" calcext:value-type="string">
              <text:p><text:span text:style-name="T1421">bash</text:span></text:p>
            </table:table-cell>
            <table:table-cell table:style-name="ce7" table:formula="of:=VLOOKUP([.A7];[skills.A:skills.B];2;0)" office:value-type="string" calcext:value-type="string" office:string-value="Bash">
              <text:p>Bash</text:p>
            </table:table-cell>
            <table:table-cell office:value-type="string" calcext:value-type="string">
              <text:p><text:span text:style-name="T1422">mp_cost</text:span></text:p>
            </table:table-cell>
            <table:table-cell table:style-name="ce19" office:value-type="float" calcext:value-type="float" office:value="0">
              <text:p>0</text:p>
            </table:table-cell>
            <table:table-cell table:style-name="ce19" office:value-type="float" calcext:value-type="float" office:value="0">
              <text:p>0</text:p>
            </table:table-cell>
            <table:table-cell table:style-name="ce19" office:value-type="float" calcext:value-type="float" office:value="5">
              <text:p>5</text:p>
            </table:table-cell>
            <table:table-cell table:style-name="ce19" office:value-type="float" calcext:value-type="float" office:value="5">
              <text:p>5</text:p>
            </table:table-cell>
            <table:table-cell table:style-name="ce19" office:value-type="float" calcext:value-type="float" office:value="10">
              <text:p>10</text:p>
            </table:table-cell>
            <table:table-cell table:style-name="ce19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571">
            <table:table-cell office:value-type="string" calcext:value-type="string">
              <text:p><text:span text:style-name="T1423">cure light wounds</text:span></text:p>
            </table:table-cell>
            <table:table-cell table:style-name="ce7" table:formula="of:=VLOOKUP([.A8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24">chance</text:span>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/>
            <table:table-cell table:number-columns-repeated="1024"/>
          </table:table-row>
          <table:table-row table:style-name="ro572">
            <table:table-cell office:value-type="string" calcext:value-type="string">
              <text:p><text:span text:style-name="T1425">cure light wounds</text:span></text:p>
            </table:table-cell>
            <table:table-cell table:style-name="ce7" table:formula="of:=VLOOKUP([.A9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26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73">
            <table:table-cell office:value-type="string" calcext:value-type="string">
              <text:p><text:span text:style-name="T1427">cure light wounds</text:span></text:p>
            </table:table-cell>
            <table:table-cell table:style-name="ce7" table:formula="of:=VLOOKUP([.A10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28">damage</text:span></text:p>
            </table:table-cell>
            <table:table-cell table:style-name="ce17" office:value-type="float" calcext:value-type="float" office:value="1.5">
              <text:p>1.5</text:p>
            </table:table-cell>
            <table:table-cell table:style-name="ce17" office:value-type="float" calcext:value-type="float" office:value="2">
              <text:p>2</text:p>
            </table:table-cell>
            <table:table-cell table:style-name="ce17" office:value-type="float" calcext:value-type="float" office:value="2.5">
              <text:p>2.5</text:p>
            </table:table-cell>
            <table:table-cell table:style-name="ce17" office:value-type="float" calcext:value-type="float" office:value="3">
              <text:p>3</text:p>
            </table:table-cell>
            <table:table-cell table:style-name="ce17"/>
            <table:table-cell table:number-columns-repeated="1024"/>
          </table:table-row>
          <table:table-row table:style-name="ro574">
            <table:table-cell office:value-type="string" calcext:value-type="string">
              <text:p><text:span text:style-name="T1429">cure light wounds</text:span></text:p>
            </table:table-cell>
            <table:table-cell table:style-name="ce7" table:formula="of:=VLOOKUP([.A11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0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/>
            <table:table-cell/>
            <table:table-cell table:number-columns-repeated="1024"/>
          </table:table-row>
          <table:table-row table:style-name="ro575">
            <table:table-cell office:value-type="string" calcext:value-type="string">
              <text:p><text:span text:style-name="T1431">cure light wounds</text:span></text:p>
            </table:table-cell>
            <table:table-cell table:style-name="ce7" table:formula="of:=VLOOKUP([.A12];[skills.A:skills.B];2;0)" office:value-type="string" calcext:value-type="string" office:string-value="Cure Light Wounds">
              <text:p>Cure Light Wounds</text:p>
            </table:table-cell>
            <table:table-cell office:value-type="string" calcext:value-type="string">
              <text:p><text:span text:style-name="T1432">mp_cost</text:span></text:p>
            </table:table-cell>
            <table:table-cell table:style-name="ce19" office:value-type="float" calcext:value-type="float" office:value="2">
              <text:p>2</text:p>
            </table:table-cell>
            <table:table-cell table:style-name="ce19" office:value-type="float" calcext:value-type="float" office:value="4">
              <text:p>4</text:p>
            </table:table-cell>
            <table:table-cell table:style-name="ce19" office:value-type="float" calcext:value-type="float" office:value="6">
              <text:p>6</text:p>
            </table:table-cell>
            <table:table-cell table:style-name="ce19" office:value-type="float" calcext:value-type="float" office:value="8">
              <text:p>8</text:p>
            </table:table-cell>
            <table:table-cell table:style-name="ce19"/>
            <table:table-cell table:number-columns-repeated="1024"/>
          </table:table-row>
          <table:table-row table:style-name="ro576">
            <table:table-cell office:value-type="string" calcext:value-type="string">
              <text:p><text:span text:style-name="T1433">double whack</text:span></text:p>
            </table:table-cell>
            <table:table-cell table:style-name="ce7" table:formula="of:=VLOOKUP([.A13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34">chance</text:span>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577">
            <table:table-cell office:value-type="string" calcext:value-type="string">
              <text:p><text:span text:style-name="T1435">double whack</text:span></text:p>
            </table:table-cell>
            <table:table-cell table:style-name="ce7" table:formula="of:=VLOOKUP([.A14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36">damage</text:span></text:p>
            </table:table-cell>
            <table:table-cell table:style-name="ce17" office:value-type="float" calcext:value-type="float" office:value="0.59999999999999998">
              <text:p>0.59999999999999998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 office:value-type="float" calcext:value-type="float" office:value="1.1000000000000001">
              <text:p>1.1000000000000001</text:p>
            </table:table-cell>
            <table:table-cell table:number-columns-repeated="1024"/>
          </table:table-row>
          <table:table-row table:style-name="ro578">
            <table:table-cell office:value-type="string" calcext:value-type="string">
              <text:p><text:span text:style-name="T1437">double whack</text:span></text:p>
            </table:table-cell>
            <table:table-cell table:style-name="ce7" table:formula="of:=VLOOKUP([.A1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38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579">
            <table:table-cell office:value-type="string" calcext:value-type="string">
              <text:p><text:span text:style-name="T1439">double whack</text:span></text:p>
            </table:table-cell>
            <table:table-cell table:style-name="ce7" table:formula="of:=VLOOKUP([.A16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440">mp_cost</text:span></text:p>
            </table:table-cell>
            <table:table-cell table:style-name="ce19" office:value-type="float" calcext:value-type="float" office:value="5">
              <text:p>5</text:p>
            </table:table-cell>
            <table:table-cell table:style-name="ce19" office:value-type="float" calcext:value-type="float" office:value="5">
              <text:p>5</text:p>
            </table:table-cell>
            <table:table-cell table:style-name="ce19" office:value-type="float" calcext:value-type="float" office:value="10">
              <text:p>10</text:p>
            </table:table-cell>
            <table:table-cell table:style-name="ce19" office:value-type="float" calcext:value-type="float" office:value="10">
              <text:p>10</text:p>
            </table:table-cell>
            <table:table-cell table:style-name="ce19" office:value-type="float" calcext:value-type="float" office:value="15">
              <text:p>15</text:p>
            </table:table-cell>
            <table:table-cell table:style-name="ce19" office:value-type="float" calcext:value-type="float" office:value="15">
              <text:p>15</text:p>
            </table:table-cell>
            <table:table-cell table:number-columns-repeated="1024"/>
          </table:table-row>
          <table:table-row table:style-name="ro580">
            <table:table-cell office:value-type="string" calcext:value-type="string">
              <text:p><text:span text:style-name="T1441">ethereal</text:span></text:p>
            </table:table-cell>
            <table:table-cell table:style-name="ce7" table:formula="of:=VLOOKUP([.A17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2">chance</text:span>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/>
            <table:table-cell table:number-columns-repeated="1024"/>
          </table:table-row>
          <table:table-row table:style-name="ro581">
            <table:table-cell office:value-type="string" calcext:value-type="string">
              <text:p><text:span text:style-name="T1443">ethereal</text:span></text:p>
            </table:table-cell>
            <table:table-cell table:style-name="ce7" table:formula="of:=VLOOKUP([.A18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4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82">
            <table:table-cell office:value-type="string" calcext:value-type="string">
              <text:p><text:span text:style-name="T1445">ethereal</text:span></text:p>
            </table:table-cell>
            <table:table-cell table:style-name="ce7" table:formula="of:=VLOOKUP([.A19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6">damage</text:span></text:p>
            </table:table-cell>
            <table:table-cell table:style-name="ce17" office:value-type="float" calcext:value-type="float" office:value="3">
              <text:p>3</text:p>
            </table:table-cell>
            <table:table-cell table:style-name="ce17" office:value-type="float" calcext:value-type="float" office:value="2.5">
              <text:p>2.5</text:p>
            </table:table-cell>
            <table:table-cell table:style-name="ce17" office:value-type="float" calcext:value-type="float" office:value="2">
              <text:p>2</text:p>
            </table:table-cell>
            <table:table-cell table:style-name="ce17" office:value-type="float" calcext:value-type="float" office:value="1.5">
              <text:p>1.5</text:p>
            </table:table-cell>
            <table:table-cell table:style-name="ce17"/>
            <table:table-cell table:number-columns-repeated="1024"/>
          </table:table-row>
          <table:table-row table:style-name="ro583">
            <table:table-cell office:value-type="string" calcext:value-type="string">
              <text:p><text:span text:style-name="T1447">ethereal</text:span></text:p>
            </table:table-cell>
            <table:table-cell table:style-name="ce7" table:formula="of:=VLOOKUP([.A20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48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/>
            <table:table-cell/>
            <table:table-cell table:number-columns-repeated="1024"/>
          </table:table-row>
          <table:table-row table:style-name="ro584">
            <table:table-cell office:value-type="string" calcext:value-type="string">
              <text:p><text:span text:style-name="T1449">ethereal</text:span></text:p>
            </table:table-cell>
            <table:table-cell table:style-name="ce7" table:formula="of:=VLOOKUP([.A21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0">mp_cost</text:span></text:p>
            </table:table-cell>
            <table:table-cell table:style-name="ce19" office:value-type="float" calcext:value-type="float" office:value="0">
              <text:p>0</text:p>
            </table:table-cell>
            <table:table-cell table:style-name="ce19" office:value-type="float" calcext:value-type="float" office:value="0">
              <text:p>0</text:p>
            </table:table-cell>
            <table:table-cell table:style-name="ce19" office:value-type="float" calcext:value-type="float" office:value="5">
              <text:p>5</text:p>
            </table:table-cell>
            <table:table-cell table:style-name="ce19" office:value-type="float" calcext:value-type="float" office:value="10">
              <text:p>10</text:p>
            </table:table-cell>
            <table:table-cell table:style-name="ce19"/>
            <table:table-cell table:number-columns-repeated="1024"/>
          </table:table-row>
          <table:table-row table:style-name="ro585">
            <table:table-cell office:value-type="string" calcext:value-type="string">
              <text:p><text:span text:style-name="T1451">ethereal</text:span></text:p>
            </table:table-cell>
            <table:table-cell table:style-name="ce7" table:formula="of:=VLOOKUP([.A22];[skills.A:skills.B];2;0)" office:value-type="string" calcext:value-type="string" office:string-value="Become Ethereal">
              <text:p>Become Ethereal</text:p>
            </table:table-cell>
            <table:table-cell office:value-type="string" calcext:value-type="string">
              <text:p><text:span text:style-name="T1452">duration</text:span></text:p>
            </table:table-cell>
            <table:table-cell table:style-name="ce19" office:value-type="float" calcext:value-type="float" office:value="4">
              <text:p>4</text:p>
            </table:table-cell>
            <table:table-cell table:style-name="ce19" office:value-type="float" calcext:value-type="float" office:value="5">
              <text:p>5</text:p>
            </table:table-cell>
            <table:table-cell table:style-name="ce19" office:value-type="float" calcext:value-type="float" office:value="6">
              <text:p>6</text:p>
            </table:table-cell>
            <table:table-cell table:style-name="ce19" office:value-type="float" calcext:value-type="float" office:value="7">
              <text:p>7</text:p>
            </table:table-cell>
            <table:table-cell table:number-columns-repeated="1024"/>
          </table:table-row>
          <table:table-row table:style-name="ro586">
            <table:table-cell office:value-type="string" calcext:value-type="string">
              <text:p><text:span text:style-name="T1453">mage armor</text:span></text:p>
            </table:table-cell>
            <table:table-cell table:style-name="ce7" table:formula="of:=VLOOKUP([.A23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54">chance</text:span>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/>
            <table:table-cell table:number-columns-repeated="1024"/>
          </table:table-row>
          <table:table-row table:style-name="ro587">
            <table:table-cell office:value-type="string" calcext:value-type="string">
              <text:p><text:span text:style-name="T1455">mage armor</text:span></text:p>
            </table:table-cell>
            <table:table-cell table:style-name="ce7" table:formula="of:=VLOOKUP([.A24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56">cooldown</text:span>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7">
              <text:p>7</text:p>
            </table:table-cell>
            <table:table-cell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588">
            <table:table-cell office:value-type="string" calcext:value-type="string">
              <text:p><text:span text:style-name="T1457">mage armor</text:span></text:p>
            </table:table-cell>
            <table:table-cell table:style-name="ce7" table:formula="of:=VLOOKUP([.A25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58">damage</text:span></text:p>
            </table:table-cell>
            <table:table-cell table:style-name="ce17" office:value-type="float" calcext:value-type="float" office:value="0.5">
              <text:p>0.5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/>
            <table:table-cell table:number-columns-repeated="1024"/>
          </table:table-row>
          <table:table-row table:style-name="ro589">
            <table:table-cell office:value-type="string" calcext:value-type="string">
              <text:p><text:span text:style-name="T1459">mage armor</text:span></text:p>
            </table:table-cell>
            <table:table-cell table:style-name="ce7" table:formula="of:=VLOOKUP([.A26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0">duration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590">
            <table:table-cell office:value-type="string" calcext:value-type="string">
              <text:p><text:span text:style-name="T1461">mage armor</text:span></text:p>
            </table:table-cell>
            <table:table-cell table:style-name="ce7" table:formula="of:=VLOOKUP([.A27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2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/>
            <table:table-cell/>
            <table:table-cell/>
            <table:table-cell table:number-columns-repeated="1024"/>
          </table:table-row>
          <table:table-row table:style-name="ro591">
            <table:table-cell office:value-type="string" calcext:value-type="string">
              <text:p><text:span text:style-name="T1463">mage armor</text:span></text:p>
            </table:table-cell>
            <table:table-cell table:style-name="ce7" table:formula="of:=VLOOKUP([.A28];[skills.A:skills.B];2;0)" office:value-type="string" calcext:value-type="string" office:string-value="Mage Armor">
              <text:p>Mage Armor</text:p>
            </table:table-cell>
            <table:table-cell office:value-type="string" calcext:value-type="string">
              <text:p><text:span text:style-name="T1464">mp_cost</text:span></text:p>
            </table:table-cell>
            <table:table-cell table:style-name="ce19" office:value-type="float" calcext:value-type="float" office:value="20">
              <text:p>20</text:p>
            </table:table-cell>
            <table:table-cell table:style-name="ce19" office:value-type="float" calcext:value-type="float" office:value="30">
              <text:p>30</text:p>
            </table:table-cell>
            <table:table-cell table:style-name="ce19" office:value-type="float" calcext:value-type="float" office:value="40">
              <text:p>40</text:p>
            </table:table-cell>
            <table:table-cell table:style-name="ce19"/>
            <table:table-cell table:number-columns-repeated="1024"/>
          </table:table-row>
          <table:table-row table:style-name="ro592">
            <table:table-cell office:value-type="string" calcext:value-type="string">
              <text:p><text:span text:style-name="T1465">magic missile</text:span></text:p>
            </table:table-cell>
            <table:table-cell table:style-name="ce7" table:formula="of:=VLOOKUP([.A29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66">chance</text:span>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0.94999999999999996">
              <text:p>0.94999999999999996</text:p>
            </table:table-cell>
            <table:table-cell table:style-name="ce17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3">
            <table:table-cell office:value-type="string" calcext:value-type="string">
              <text:p><text:span text:style-name="T1467">magic missile</text:span></text:p>
            </table:table-cell>
            <table:table-cell table:style-name="ce7" table:formula="of:=VLOOKUP([.A30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6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/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4">
            <table:table-cell office:value-type="string" calcext:value-type="string">
              <text:p><text:span text:style-name="T1469">magic missile</text:span></text:p>
            </table:table-cell>
            <table:table-cell table:style-name="ce7" table:formula="of:=VLOOKUP([.A31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0">damage</text:span>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 office:value-type="float" calcext:value-type="float" office:value="1.1000000000000001">
              <text:p>1.1000000000000001</text:p>
            </table:table-cell>
            <table:table-cell table:style-name="ce16" office:value-type="float" calcext:value-type="float" office:value="1.2">
              <text:p>1.2</text:p>
            </table:table-cell>
            <table:table-cell table:number-columns-repeated="1024"/>
          </table:table-row>
          <table:table-row table:style-name="ro595">
            <table:table-cell office:value-type="string" calcext:value-type="string">
              <text:p><text:span text:style-name="T1471">magic missile</text:span></text:p>
            </table:table-cell>
            <table:table-cell table:style-name="ce7" table:formula="of:=VLOOKUP([.A3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2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596">
            <table:table-cell office:value-type="string" calcext:value-type="string">
              <text:p><text:span text:style-name="T1473">magic missile</text:span></text:p>
            </table:table-cell>
            <table:table-cell table:style-name="ce7" table:formula="of:=VLOOKUP([.A33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474">mp_cost</text:span></text:p>
            </table:table-cell>
            <table:table-cell table:style-name="ce19" office:value-type="float" calcext:value-type="float" office:value="5">
              <text:p>5</text:p>
            </table:table-cell>
            <table:table-cell table:style-name="ce19" office:value-type="float" calcext:value-type="float" office:value="5">
              <text:p>5</text:p>
            </table:table-cell>
            <table:table-cell table:style-name="ce19" office:value-type="float" calcext:value-type="float" office:value="10">
              <text:p>10</text:p>
            </table:table-cell>
            <table:table-cell table:style-name="ce19" office:value-type="float" calcext:value-type="float" office:value="15">
              <text:p>15</text:p>
            </table:table-cell>
            <table:table-cell table:style-name="ce19" office:value-type="float" calcext:value-type="float" office:value="20">
              <text:p>20</text:p>
            </table:table-cell>
            <table:table-cell table:style-name="ce19" office:value-type="float" calcext:value-type="float" office:value="25">
              <text:p>25</text:p>
            </table:table-cell>
            <table:table-cell table:number-columns-repeated="1024"/>
          </table:table-row>
          <table:table-row table:style-name="ro597">
            <table:table-cell office:value-type="string" calcext:value-type="string">
              <text:p><text:span text:style-name="T1475">nudge</text:span></text:p>
            </table:table-cell>
            <table:table-cell table:style-name="ce7" table:formula="of:=VLOOKUP([.A3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76">chance</text:span></text:p>
            </table:table-cell>
            <table:table-cell office:value-type="float" calcext:value-type="float" office:value="0.65000000000000002">
              <text:p>0.65000000000000002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number-columns-repeated="1024"/>
          </table:table-row>
          <table:table-row table:style-name="ro598">
            <table:table-cell office:value-type="string" calcext:value-type="string">
              <text:p><text:span text:style-name="T1477">nudge</text:span></text:p>
            </table:table-cell>
            <table:table-cell table:style-name="ce7" table:formula="of:=VLOOKUP([.A3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7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599">
            <table:table-cell office:value-type="string" calcext:value-type="string">
              <text:p><text:span text:style-name="T1479">nudge</text:span></text:p>
            </table:table-cell>
            <table:table-cell table:style-name="ce7" table:formula="of:=VLOOKUP([.A3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80">damage</text:span>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0.94999999999999996">
              <text:p>0.94999999999999996</text:p>
            </table:table-cell>
            <table:table-cell table:style-name="ce17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00">
            <table:table-cell office:value-type="string" calcext:value-type="string">
              <text:p><text:span text:style-name="T1481">nudge</text:span></text:p>
            </table:table-cell>
            <table:table-cell table:style-name="ce7" table:formula="of:=VLOOKUP([.A3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482">levels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75">
              <text:p>75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300">
              <text:p>300</text:p>
            </table:table-cell>
            <table:table-cell table:number-columns-repeated="1024"/>
          </table:table-row>
          <table:table-row table:style-name="ro601">
            <table:table-cell office:value-type="string" calcext:value-type="string">
              <text:p><text:span text:style-name="T1483">regen_hp30</text:span></text:p>
            </table:table-cell>
            <table:table-cell table:style-name="ce7" table:formula="of:=VLOOKUP([.A38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84">chance</text:span>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/>
            <table:table-cell table:number-columns-repeated="1024"/>
          </table:table-row>
          <table:table-row table:style-name="ro602">
            <table:table-cell office:value-type="string" calcext:value-type="string">
              <text:p><text:span text:style-name="T1485">regen_hp30</text:span></text:p>
            </table:table-cell>
            <table:table-cell table:style-name="ce7" table:formula="of:=VLOOKUP([.A39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86">cooldown</text:span>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03">
            <table:table-cell office:value-type="string" calcext:value-type="string">
              <text:p><text:span text:style-name="T1487">regen_hp30</text:span></text:p>
            </table:table-cell>
            <table:table-cell table:style-name="ce7" table:formula="of:=VLOOKUP([.A40];[skills.A:skills.B];2;0)" office:value-type="string" calcext:value-type="string" office:string-value="Minor Health Regen">
              <text:p>Minor Health Regen</text:p>
            </table:table-cell>
            <table:table-cell office:value-type="string" calcext:value-type="string">
              <text:p><text:span text:style-name="T1488">levels</text:span></text:p>
            </table:table-cell>
            <table:table-cell table:style-name="ce19" office:value-type="float" calcext:value-type="float" office:value="1">
              <text:p>1</text:p>
            </table:table-cell>
            <table:table-cell table:style-name="ce19"/>
            <table:table-cell table:number-columns-repeated="1024"/>
          </table:table-row>
          <table:table-row table:style-name="ro604">
            <table:table-cell office:value-type="string" calcext:value-type="string">
              <text:p><text:span text:style-name="T1489">regen_mp30</text:span></text:p>
            </table:table-cell>
            <table:table-cell table:style-name="ce7" table:formula="of:=VLOOKUP([.A41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490">chance</text:span>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/>
            <table:table-cell table:number-columns-repeated="1024"/>
          </table:table-row>
          <table:table-row table:style-name="ro605">
            <table:table-cell office:value-type="string" calcext:value-type="string">
              <text:p><text:span text:style-name="T1491">regen_mp30</text:span></text:p>
            </table:table-cell>
            <table:table-cell table:style-name="ce7" table:formula="of:=VLOOKUP([.A42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492">cooldown</text:span>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06">
            <table:table-cell office:value-type="string" calcext:value-type="string">
              <text:p><text:span text:style-name="T1493">regen_mp30</text:span></text:p>
            </table:table-cell>
            <table:table-cell table:style-name="ce7" table:formula="of:=VLOOKUP([.A43];[skills.A:skills.B];2;0)" office:value-type="string" calcext:value-type="string" office:string-value="Minor Magicka Regen">
              <text:p>Minor Magicka Regen</text:p>
            </table:table-cell>
            <table:table-cell office:value-type="string" calcext:value-type="string">
              <text:p><text:span text:style-name="T1494">levels</text:span></text:p>
            </table:table-cell>
            <table:table-cell table:style-name="ce19" office:value-type="float" calcext:value-type="float" office:value="1">
              <text:p>1</text:p>
            </table:table-cell>
            <table:table-cell table:style-name="ce19"/>
            <table:table-cell table:number-columns-repeated="1024"/>
          </table:table-row>
          <table:table-row table:style-name="ro607">
            <table:table-cell office:value-type="string" calcext:value-type="string">
              <text:p><text:span text:style-name="T1495">smite</text:span></text:p>
            </table:table-cell>
            <table:table-cell table:style-name="ce7" table:formula="of:=VLOOKUP([.A44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496">chance</text:span>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08">
            <table:table-cell office:value-type="string" calcext:value-type="string">
              <text:p><text:span text:style-name="T1497">smite</text:span></text:p>
            </table:table-cell>
            <table:table-cell table:style-name="ce7" table:formula="of:=VLOOKUP([.A45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49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09">
            <table:table-cell office:value-type="string" calcext:value-type="string">
              <text:p><text:span text:style-name="T1499">smite</text:span></text:p>
            </table:table-cell>
            <table:table-cell table:style-name="ce7" table:formula="of:=VLOOKUP([.A46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0">damage</text:span>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 office:value-type="float" calcext:value-type="float" office:value="1.1000000000000001">
              <text:p>1.1000000000000001</text:p>
            </table:table-cell>
            <table:table-cell table:style-name="ce17" office:value-type="float" calcext:value-type="float" office:value="1.2">
              <text:p>1.2</text:p>
            </table:table-cell>
            <table:table-cell table:number-columns-repeated="1024"/>
          </table:table-row>
          <table:table-row table:style-name="ro610">
            <table:table-cell office:value-type="string" calcext:value-type="string">
              <text:p><text:span text:style-name="T1501">smite</text:span></text:p>
            </table:table-cell>
            <table:table-cell table:style-name="ce7" table:formula="of:=VLOOKUP([.A4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2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 office:value-type="float" calcext:value-type="float" office:value="100">
              <text:p>100</text:p>
            </table:table-cell>
            <table:table-cell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11">
            <table:table-cell office:value-type="string" calcext:value-type="string">
              <text:p><text:span text:style-name="T1503">smite</text:span></text:p>
            </table:table-cell>
            <table:table-cell table:style-name="ce7" table:formula="of:=VLOOKUP([.A48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504">mp_cost</text:span></text:p>
            </table:table-cell>
            <table:table-cell table:style-name="ce19" office:value-type="float" calcext:value-type="float" office:value="2">
              <text:p>2</text:p>
            </table:table-cell>
            <table:table-cell table:style-name="ce19" office:value-type="float" calcext:value-type="float" office:value="4">
              <text:p>4</text:p>
            </table:table-cell>
            <table:table-cell table:style-name="ce19" office:value-type="float" calcext:value-type="float" office:value="8">
              <text:p>8</text:p>
            </table:table-cell>
            <table:table-cell table:style-name="ce19" office:value-type="float" calcext:value-type="float" office:value="12">
              <text:p>12</text:p>
            </table:table-cell>
            <table:table-cell table:style-name="ce19" office:value-type="float" calcext:value-type="float" office:value="16">
              <text:p>16</text:p>
            </table:table-cell>
            <table:table-cell table:style-name="ce19" office:value-type="float" calcext:value-type="float" office:value="20">
              <text:p>20</text:p>
            </table:table-cell>
            <table:table-cell table:number-columns-repeated="1024"/>
          </table:table-row>
          <table:table-row table:style-name="ro612">
            <table:table-cell office:value-type="string" calcext:value-type="string">
              <text:p><text:span text:style-name="T1505">swing</text:span></text:p>
            </table:table-cell>
            <table:table-cell table:style-name="ce7" table:formula="of:=VLOOKUP([.A49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06">chance</text:span></text:p>
            </table:table-cell>
            <table:table-cell office:value-type="float" calcext:value-type="float" office:value="0.75">
              <text:p>0.75</text:p>
            </table:table-cell>
            <table:table-cell table:style-name="ce17" office:value-type="float" calcext:value-type="float" office:value="0.75">
              <text:p>0.75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/>
            <table:table-cell table:number-columns-repeated="1024"/>
          </table:table-row>
          <table:table-row table:style-name="ro613">
            <table:table-cell office:value-type="string" calcext:value-type="string">
              <text:p><text:span text:style-name="T1507">swing</text:span></text:p>
            </table:table-cell>
            <table:table-cell table:style-name="ce7" table:formula="of:=VLOOKUP([.A50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08">cooldown</text:span>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14">
            <table:table-cell office:value-type="string" calcext:value-type="string">
              <text:p><text:span text:style-name="T1509">swing</text:span></text:p>
            </table:table-cell>
            <table:table-cell table:style-name="ce7" table:formula="of:=VLOOKUP([.A5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10">damage</text:span></text:p>
            </table:table-cell>
            <table:table-cell table:style-name="ce17" office:value-type="float" calcext:value-type="float" office:value="0.69999999999999996">
              <text:p>0.69999999999999996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/>
            <table:table-cell table:number-columns-repeated="1024"/>
          </table:table-row>
          <table:table-row table:style-name="ro615">
            <table:table-cell office:value-type="string" calcext:value-type="string">
              <text:p><text:span text:style-name="T1511">swing</text:span></text:p>
            </table:table-cell>
            <table:table-cell table:style-name="ce7" table:formula="of:=VLOOKUP([.A52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512">levels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60">
              <text:p>60</text:p>
            </table:table-cell>
            <table:table-cell office:value-type="float" calcext:value-type="float" office:value="80">
              <text:p>80</text:p>
            </table:table-cell>
            <table:table-cell/>
            <table:table-cell table:style-name="ce19"/>
            <table:table-cell table:number-columns-repeated="1024"/>
          </table:table-row>
          <table:table-row table:style-name="ro616">
            <table:table-cell office:value-type="string" calcext:value-type="string">
              <text:p>heavy hit</text:p>
            </table:table-cell>
            <table:table-cell table:style-name="ce7" table:formula="of:=VLOOKUP([.A53];[skills.A:skills.B];2;0)" office:value-type="string" calcext:value-type="string" office:string-value="Heavy Hit">
              <text:p>Heavy Hit</text:p>
            </table:table-cell>
            <table:table-cell table:style-name="ce16" office:value-type="string" calcext:value-type="string">
              <text:p><text:span text:style-name="T1513">chance</text:span>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17">
            <table:table-cell office:value-type="string" calcext:value-type="string">
              <text:p>heavy hit</text:p>
            </table:table-cell>
            <table:table-cell table:style-name="ce7" table:formula="of:=VLOOKUP([.A54];[skills.A:skills.B];2;0)" office:value-type="string" calcext:value-type="string" office:string-value="Heavy Hit">
              <text:p>Heavy Hit</text:p>
            </table:table-cell>
            <table:table-cell table:style-name="ce16" office:value-type="string" calcext:value-type="string">
              <text:p><text:span text:style-name="T1514">cooldown</text:span>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18">
            <table:table-cell office:value-type="string" calcext:value-type="string">
              <text:p>heavy hit</text:p>
            </table:table-cell>
            <table:table-cell table:style-name="ce7" table:formula="of:=VLOOKUP([.A55];[skills.A:skills.B];2;0)" office:value-type="string" calcext:value-type="string" office:string-value="Heavy Hit">
              <text:p>Heavy Hit</text:p>
            </table:table-cell>
            <table:table-cell table:style-name="ce16" office:value-type="string" calcext:value-type="string">
              <text:p><text:span text:style-name="T1515">damage</text:span>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 office:value-type="float" calcext:value-type="float" office:value="1.1000000000000001">
              <text:p>1.1000000000000001</text:p>
            </table:table-cell>
            <table:table-cell table:style-name="ce17" office:value-type="float" calcext:value-type="float" office:value="1.2">
              <text:p>1.2</text:p>
            </table:table-cell>
            <table:table-cell table:style-name="ce17" office:value-type="float" calcext:value-type="float" office:value="1.3">
              <text:p>1.3</text:p>
            </table:table-cell>
            <table:table-cell table:style-name="ce17" office:value-type="float" calcext:value-type="float" office:value="1.3999999999999999">
              <text:p>1.3999999999999999</text:p>
            </table:table-cell>
            <table:table-cell table:style-name="ce17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19">
            <table:table-cell office:value-type="string" calcext:value-type="string">
              <text:p>heavy hit</text:p>
            </table:table-cell>
            <table:table-cell table:style-name="ce7" table:formula="of:=VLOOKUP([.A56];[skills.A:skills.B];2;0)" office:value-type="string" calcext:value-type="string" office:string-value="Heavy Hit">
              <text:p>Heavy Hit</text:p>
            </table:table-cell>
            <table:table-cell table:style-name="ce16" office:value-type="string" calcext:value-type="string">
              <text:p><text:span text:style-name="T1516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 office:value-type="float" calcext:value-type="float" office:value="100">
              <text:p>100</text:p>
            </table:table-cell>
            <table:table-cell table:style-name="ce16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20">
            <table:table-cell office:value-type="string" calcext:value-type="string">
              <text:p>fast strike</text:p>
            </table:table-cell>
            <table:table-cell table:style-name="ce7" table:formula="of:=VLOOKUP([.A57];[skills.A:skills.B];2;0)" office:value-type="string" calcext:value-type="string" office:string-value="Fast Strike">
              <text:p>Fast Strike</text:p>
            </table:table-cell>
            <table:table-cell table:style-name="ce16" office:value-type="string" calcext:value-type="string">
              <text:p><text:span text:style-name="T1517">chance</text:span>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21">
            <table:table-cell office:value-type="string" calcext:value-type="string">
              <text:p>fast strike</text:p>
            </table:table-cell>
            <table:table-cell table:style-name="ce7" table:formula="of:=VLOOKUP([.A58];[skills.A:skills.B];2;0)" office:value-type="string" calcext:value-type="string" office:string-value="Fast Strike">
              <text:p>Fast Strike</text:p>
            </table:table-cell>
            <table:table-cell table:style-name="ce16" office:value-type="string" calcext:value-type="string">
              <text:p><text:span text:style-name="T1518">cooldown</text:span>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22">
            <table:table-cell office:value-type="string" calcext:value-type="string">
              <text:p>fast strike</text:p>
            </table:table-cell>
            <table:table-cell table:style-name="ce7" table:formula="of:=VLOOKUP([.A59];[skills.A:skills.B];2;0)" office:value-type="string" calcext:value-type="string" office:string-value="Fast Strike">
              <text:p>Fast Strike</text:p>
            </table:table-cell>
            <table:table-cell table:style-name="ce16" office:value-type="string" calcext:value-type="string">
              <text:p><text:span text:style-name="T1519">damage</text:span>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 office:value-type="float" calcext:value-type="float" office:value="1.1000000000000001">
              <text:p>1.1000000000000001</text:p>
            </table:table-cell>
            <table:table-cell table:style-name="ce17" office:value-type="float" calcext:value-type="float" office:value="1.2">
              <text:p>1.2</text:p>
            </table:table-cell>
            <table:table-cell table:style-name="ce17" office:value-type="float" calcext:value-type="float" office:value="1.3">
              <text:p>1.3</text:p>
            </table:table-cell>
            <table:table-cell table:style-name="ce17" office:value-type="float" calcext:value-type="float" office:value="1.3999999999999999">
              <text:p>1.3999999999999999</text:p>
            </table:table-cell>
            <table:table-cell table:style-name="ce17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23">
            <table:table-cell office:value-type="string" calcext:value-type="string">
              <text:p>fast strike</text:p>
            </table:table-cell>
            <table:table-cell table:style-name="ce7" table:formula="of:=VLOOKUP([.A60];[skills.A:skills.B];2;0)" office:value-type="string" calcext:value-type="string" office:string-value="Fast Strike">
              <text:p>Fast Strike</text:p>
            </table:table-cell>
            <table:table-cell table:style-name="ce16" office:value-type="string" calcext:value-type="string">
              <text:p><text:span text:style-name="T1520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 office:value-type="float" calcext:value-type="float" office:value="100">
              <text:p>100</text:p>
            </table:table-cell>
            <table:table-cell table:style-name="ce16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24">
            <table:table-cell office:value-type="string" calcext:value-type="string">
              <text:p>holy arrow</text:p>
            </table:table-cell>
            <table:table-cell table:style-name="ce7" table:formula="of:=VLOOKUP([.A61];[skills.A:skills.B];2;0)" office:value-type="string" calcext:value-type="string" office:string-value="Holy Arrow">
              <text:p>Holy Arrow</text:p>
            </table:table-cell>
            <table:table-cell table:style-name="ce16" office:value-type="string" calcext:value-type="string">
              <text:p><text:span text:style-name="T1521">chance</text:span>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25">
            <table:table-cell office:value-type="string" calcext:value-type="string">
              <text:p>holy arrow</text:p>
            </table:table-cell>
            <table:table-cell table:style-name="ce7" table:formula="of:=VLOOKUP([.A62];[skills.A:skills.B];2;0)" office:value-type="string" calcext:value-type="string" office:string-value="Holy Arrow">
              <text:p>Holy Arrow</text:p>
            </table:table-cell>
            <table:table-cell table:style-name="ce16" office:value-type="string" calcext:value-type="string">
              <text:p><text:span text:style-name="T1522">cooldown</text:span>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26">
            <table:table-cell office:value-type="string" calcext:value-type="string">
              <text:p>holy arrow</text:p>
            </table:table-cell>
            <table:table-cell table:style-name="ce7" table:formula="of:=VLOOKUP([.A63];[skills.A:skills.B];2;0)" office:value-type="string" calcext:value-type="string" office:string-value="Holy Arrow">
              <text:p>Holy Arrow</text:p>
            </table:table-cell>
            <table:table-cell table:style-name="ce16" office:value-type="string" calcext:value-type="string">
              <text:p><text:span text:style-name="T1523">damage</text:span>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 office:value-type="float" calcext:value-type="float" office:value="1.1000000000000001">
              <text:p>1.1000000000000001</text:p>
            </table:table-cell>
            <table:table-cell table:style-name="ce17" office:value-type="float" calcext:value-type="float" office:value="1.2">
              <text:p>1.2</text:p>
            </table:table-cell>
            <table:table-cell table:style-name="ce17" office:value-type="float" calcext:value-type="float" office:value="1.3">
              <text:p>1.3</text:p>
            </table:table-cell>
            <table:table-cell table:style-name="ce17" office:value-type="float" calcext:value-type="float" office:value="1.3999999999999999">
              <text:p>1.3999999999999999</text:p>
            </table:table-cell>
            <table:table-cell table:style-name="ce17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holy arrow</text:p>
            </table:table-cell>
            <table:table-cell table:style-name="ce7" table:formula="of:=VLOOKUP([.A64];[skills.A:skills.B];2;0)" office:value-type="string" calcext:value-type="string" office:string-value="Holy Arrow">
              <text:p>Holy Arrow</text:p>
            </table:table-cell>
            <table:table-cell table:style-name="ce16" office:value-type="string" calcext:value-type="string">
              <text:p><text:span text:style-name="T1524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 office:value-type="float" calcext:value-type="float" office:value="100">
              <text:p>100</text:p>
            </table:table-cell>
            <table:table-cell table:style-name="ce16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28">
            <table:table-cell table:style-name="ce16" office:value-type="string" calcext:value-type="string">
              <text:p>holy arrow</text:p>
            </table:table-cell>
            <table:table-cell table:style-name="ce7" table:formula="of:=VLOOKUP([.A65];[skills.A:skills.B];2;0)" office:value-type="string" calcext:value-type="string" office:string-value="Holy Arrow">
              <text:p>Holy Arrow</text:p>
            </table:table-cell>
            <table:table-cell table:style-name="ce16" office:value-type="string" calcext:value-type="string">
              <text:p><text:span text:style-name="T1525">mp_cost</text:span>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6">
              <text:p>16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6">
              <text:p>26</text:p>
            </table:table-cell>
            <table:table-cell table:number-columns-repeated="1024"/>
          </table:table-row>
          <table:table-row table:style-name="ro629">
            <table:table-cell office:value-type="string" calcext:value-type="string">
              <text:p>mana bolt</text:p>
            </table:table-cell>
            <table:table-cell table:style-name="ce7" table:formula="of:=VLOOKUP([.A66];[skills.A:skills.B];2;0)" office:value-type="string" calcext:value-type="string" office:string-value="Mana Bolt">
              <text:p>Mana Bolt</text:p>
            </table:table-cell>
            <table:table-cell table:style-name="ce16" office:value-type="string" calcext:value-type="string">
              <text:p><text:span text:style-name="T1526">chance</text:span>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0000000000000004">
              <text:p>0.80000000000000004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84999999999999998">
              <text:p>0.84999999999999998</text:p>
            </table:table-cell>
            <table:table-cell table:style-name="ce17" office:value-type="float" calcext:value-type="float" office:value="0.90000000000000002">
              <text:p>0.90000000000000002</text:p>
            </table:table-cell>
            <table:table-cell table:style-name="ce17" office:value-type="float" calcext:value-type="float" office:value="0.94999999999999996">
              <text:p>0.94999999999999996</text:p>
            </table:table-cell>
            <table:table-cell table:number-columns-repeated="1024"/>
          </table:table-row>
          <table:table-row table:style-name="ro630">
            <table:table-cell table:style-name="ce16" office:value-type="string" calcext:value-type="string">
              <text:p>mana bolt</text:p>
            </table:table-cell>
            <table:table-cell table:style-name="ce7" table:formula="of:=VLOOKUP([.A67];[skills.A:skills.B];2;0)" office:value-type="string" calcext:value-type="string" office:string-value="Mana Bolt">
              <text:p>Mana Bolt</text:p>
            </table:table-cell>
            <table:table-cell table:style-name="ce16" office:value-type="string" calcext:value-type="string">
              <text:p><text:span text:style-name="T1527">cooldown</text:span>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style-name="ce16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631">
            <table:table-cell table:style-name="ce16" office:value-type="string" calcext:value-type="string">
              <text:p>mana bolt</text:p>
            </table:table-cell>
            <table:table-cell table:style-name="ce7" table:formula="of:=VLOOKUP([.A68];[skills.A:skills.B];2;0)" office:value-type="string" calcext:value-type="string" office:string-value="Mana Bolt">
              <text:p>Mana Bolt</text:p>
            </table:table-cell>
            <table:table-cell table:style-name="ce16" office:value-type="string" calcext:value-type="string">
              <text:p><text:span text:style-name="T1528">damage</text:span></text:p>
            </table:table-cell>
            <table:table-cell table:style-name="ce17" office:value-type="float" calcext:value-type="float" office:value="1">
              <text:p>1</text:p>
            </table:table-cell>
            <table:table-cell table:style-name="ce17" office:value-type="float" calcext:value-type="float" office:value="1.1000000000000001">
              <text:p>1.1000000000000001</text:p>
            </table:table-cell>
            <table:table-cell table:style-name="ce17" office:value-type="float" calcext:value-type="float" office:value="1.2">
              <text:p>1.2</text:p>
            </table:table-cell>
            <table:table-cell table:style-name="ce17" office:value-type="float" calcext:value-type="float" office:value="1.3">
              <text:p>1.3</text:p>
            </table:table-cell>
            <table:table-cell table:style-name="ce17" office:value-type="float" calcext:value-type="float" office:value="1.3999999999999999">
              <text:p>1.3999999999999999</text:p>
            </table:table-cell>
            <table:table-cell table:style-name="ce17" office:value-type="float" calcext:value-type="float" office:value="1.5">
              <text:p>1.5</text:p>
            </table:table-cell>
            <table:table-cell table:number-columns-repeated="1024"/>
          </table:table-row>
          <table:table-row table:style-name="ro632">
            <table:table-cell table:style-name="ce16" office:value-type="string" calcext:value-type="string">
              <text:p>mana bolt</text:p>
            </table:table-cell>
            <table:table-cell table:style-name="ce7" table:formula="of:=VLOOKUP([.A69];[skills.A:skills.B];2;0)" office:value-type="string" calcext:value-type="string" office:string-value="Mana Bolt">
              <text:p>Mana Bolt</text:p>
            </table:table-cell>
            <table:table-cell table:style-name="ce16" office:value-type="string" calcext:value-type="string">
              <text:p><text:span text:style-name="T1529">levels</text:span></text:p>
            </table:table-cell>
            <table:table-cell table:style-name="ce16" office:value-type="float" calcext:value-type="float" office:value="20">
              <text:p>20</text:p>
            </table:table-cell>
            <table:table-cell table:style-name="ce16" office:value-type="float" calcext:value-type="float" office:value="40">
              <text:p>40</text:p>
            </table:table-cell>
            <table:table-cell table:style-name="ce16" office:value-type="float" calcext:value-type="float" office:value="60">
              <text:p>60</text:p>
            </table:table-cell>
            <table:table-cell table:style-name="ce16" office:value-type="float" calcext:value-type="float" office:value="80">
              <text:p>80</text:p>
            </table:table-cell>
            <table:table-cell table:style-name="ce16" office:value-type="float" calcext:value-type="float" office:value="100">
              <text:p>100</text:p>
            </table:table-cell>
            <table:table-cell table:style-name="ce16" office:value-type="float" calcext:value-type="float" office:value="120">
              <text:p>120</text:p>
            </table:table-cell>
            <table:table-cell table:number-columns-repeated="1024"/>
          </table:table-row>
          <table:table-row table:style-name="ro633">
            <table:table-cell table:style-name="ce16" office:value-type="string" calcext:value-type="string">
              <text:p>mana bolt</text:p>
            </table:table-cell>
            <table:table-cell table:style-name="ce7" table:formula="of:=VLOOKUP([.A70];[skills.A:skills.B];2;0)" office:value-type="string" calcext:value-type="string" office:string-value="Mana Bolt">
              <text:p>Mana Bolt</text:p>
            </table:table-cell>
            <table:table-cell table:style-name="ce16" office:value-type="string" calcext:value-type="string">
              <text:p><text:span text:style-name="T1530">mp_cos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5">
              <text:p>35</text:p>
            </table:table-cell>
            <table:table-cell table:number-columns-repeated="1024"/>
          </table:table-row>
          <table:table-row table:style-name="ro634">
            <table:table-cell table:number-columns-repeated="2"/>
            <table:table-cell table:style-name="ce21"/>
            <table:table-cell table:number-columns-repeated="1024"/>
          </table:table-row>
          <table:table-row table:style-name="ro563">
            <table:table-cell table:number-columns-repeated="1024"/>
          </table:table-row>
        </table:table-rows>
      </table:table>
      <table:table table:name="use_perspectives" table:style-name="ta11">
        <table:table-column table:style-name="co93" table:default-cell-style-name="Default"/>
        <table:table-column table:style-name="co94" table:default-cell-style-name="Default"/>
        <table:table-column table:number-columns-repeated="10" table:style-name="co95" table:default-cell-style-name="Default"/>
        <table:table-column table:number-columns-repeated="1112" table:style-name="co96" table:default-cell-style-name="Default"/>
        <table:table-column table:style-name="co92" table:default-cell-style-name="Default"/>
        <table:table-row table:style-name="ro636">
          <table:table-cell office:value-type="string" calcext:value-type="string">
            <text:p><text:span text:style-name="T1534">use_case_id</text:span></text:p>
          </table:table-cell>
          <table:table-cell office:value-type="string" calcext:value-type="string">
            <text:p><text:span text:style-name="T1535">use_case_name</text:span></text:p>
          </table:table-cell>
          <table:table-cell office:value-type="string" calcext:value-type="string">
            <text:p><text:span text:style-name="T1536">key</text:span></text:p>
          </table:table-cell>
          <table:table-cell office:value-type="string" calcext:value-type="string">
            <text:p><text:span text:style-name="T1537">value</text:span></text:p>
          </table:table-cell>
          <table:table-cell table:number-columns-repeated="1024"/>
        </table:table-row>
        <table:table-row table:style-name="ro637">
          <table:table-cell office:value-type="string" calcext:value-type="string">
            <text:p><text:span text:style-name="T1538">swing</text:span></text:p>
          </table:table-cell>
          <table:table-cell office:value-type="string" calcext:value-type="string">
            <text:p><text:span text:style-name="T1539">use_swing</text:span></text:p>
          </table:table-cell>
          <table:table-cell office:value-type="string" calcext:value-type="string">
            <text:p><text:span text:style-name="T1540">you on you</text:span></text:p>
          </table:table-cell>
          <table:table-cell office:value-type="string" calcext:value-type="string">
            <text:p><text:span text:style-name="T1541">You swing and hit yourself!</text:span></text:p>
          </table:table-cell>
          <table:table-cell table:number-columns-repeated="1024"/>
        </table:table-row>
        <table:table-row table:style-name="ro638">
          <table:table-cell office:value-type="string" calcext:value-type="string">
            <text:p><text:span text:style-name="T1542">swing</text:span></text:p>
          </table:table-cell>
          <table:table-cell office:value-type="string" calcext:value-type="string">
            <text:p><text:span text:style-name="T1543">use_swing</text:span></text:p>
          </table:table-cell>
          <table:table-cell office:value-type="string" calcext:value-type="string">
            <text:p><text:span text:style-name="T1544">you on other</text:span></text:p>
          </table:table-cell>
          <table:table-cell office:value-type="string" calcext:value-type="string">
            <text:p><text:span text:style-name="T1545">You swing and hit #OTHER#</text:span></text:p>
          </table:table-cell>
          <table:table-cell table:number-columns-repeated="1024"/>
        </table:table-row>
        <table:table-row table:style-name="ro639">
          <table:table-cell office:value-type="string" calcext:value-type="string">
            <text:p><text:span text:style-name="T1546">swing</text:span></text:p>
          </table:table-cell>
          <table:table-cell office:value-type="string" calcext:value-type="string">
            <text:p><text:span text:style-name="T1547">use_swing</text:span></text:p>
          </table:table-cell>
          <table:table-cell office:value-type="string" calcext:value-type="string">
            <text:p><text:span text:style-name="T1548">user on user</text:span></text:p>
          </table:table-cell>
          <table:table-cell office:value-type="string" calcext:value-type="string">
            <text:p><text:span text:style-name="T1549">#USER# swings and hits themselves!</text:span></text:p>
          </table:table-cell>
          <table:table-cell table:number-columns-repeated="1024"/>
        </table:table-row>
        <table:table-row table:style-name="ro640">
          <table:table-cell office:value-type="string" calcext:value-type="string">
            <text:p><text:span text:style-name="T1550">swing</text:span></text:p>
          </table:table-cell>
          <table:table-cell office:value-type="string" calcext:value-type="string">
            <text:p><text:span text:style-name="T1551">use_swing</text:span></text:p>
          </table:table-cell>
          <table:table-cell office:value-type="string" calcext:value-type="string">
            <text:p><text:span text:style-name="T1552">user on you</text:span></text:p>
          </table:table-cell>
          <table:table-cell office:value-type="string" calcext:value-type="string">
            <text:p><text:span text:style-name="T1553">#USER# swings and hits you!</text:span></text:p>
          </table:table-cell>
          <table:table-cell table:number-columns-repeated="1024"/>
        </table:table-row>
        <table:table-row table:style-name="ro641">
          <table:table-cell office:value-type="string" calcext:value-type="string">
            <text:p><text:span text:style-name="T1554">swing</text:span></text:p>
          </table:table-cell>
          <table:table-cell office:value-type="string" calcext:value-type="string">
            <text:p><text:span text:style-name="T1555">use_swing</text:span></text:p>
          </table:table-cell>
          <table:table-cell office:value-type="string" calcext:value-type="string">
            <text:p><text:span text:style-name="T1556">user on other</text:span></text:p>
          </table:table-cell>
          <table:table-cell office:value-type="string" calcext:value-type="string">
            <text:p><text:span text:style-name="T1557">#USER# swings and hits #OTHER#</text:span></text:p>
          </table:table-cell>
          <table:table-cell table:number-columns-repeated="1024"/>
        </table:table-row>
        <table:table-row table:style-name="ro642">
          <table:table-cell office:value-type="string" calcext:value-type="string">
            <text:p><text:span text:style-name="T1558">swing</text:span></text:p>
          </table:table-cell>
          <table:table-cell office:value-type="string" calcext:value-type="string">
            <text:p><text:span text:style-name="T1559">use_swing</text:span></text:p>
          </table:table-cell>
          <table:table-cell office:value-type="string" calcext:value-type="string">
            <text:p><text:span text:style-name="T1560">you on you fail</text:span></text:p>
          </table:table-cell>
          <table:table-cell office:value-type="string" calcext:value-type="string">
            <text:p><text:span text:style-name="T1561">You lose your footing while swinging at yourself!</text:span></text:p>
          </table:table-cell>
          <table:table-cell table:number-columns-repeated="1024"/>
        </table:table-row>
        <table:table-row table:style-name="ro643">
          <table:table-cell office:value-type="string" calcext:value-type="string">
            <text:p><text:span text:style-name="T1562">swing</text:span></text:p>
          </table:table-cell>
          <table:table-cell office:value-type="string" calcext:value-type="string">
            <text:p><text:span text:style-name="T1563">use_swing</text:span></text:p>
          </table:table-cell>
          <table:table-cell office:value-type="string" calcext:value-type="string">
            <text:p><text:span text:style-name="T1564">you on other fail</text:span></text:p>
          </table:table-cell>
          <table:table-cell office:value-type="string" calcext:value-type="string">
            <text:p><text:span text:style-name="T1565">You lose your footing while swinging at #OTHER#</text:span></text:p>
          </table:table-cell>
          <table:table-cell table:number-columns-repeated="1024"/>
        </table:table-row>
        <table:table-row table:style-name="ro644">
          <table:table-cell office:value-type="string" calcext:value-type="string">
            <text:p><text:span text:style-name="T1566">swing</text:span></text:p>
          </table:table-cell>
          <table:table-cell office:value-type="string" calcext:value-type="string">
            <text:p><text:span text:style-name="T1567">use_swing</text:span></text:p>
          </table:table-cell>
          <table:table-cell office:value-type="string" calcext:value-type="string">
            <text:p><text:span text:style-name="T1568">user on user fail</text:span></text:p>
          </table:table-cell>
          <table:table-cell office:value-type="string" calcext:value-type="string">
            <text:p><text:span text:style-name="T1569">#USER# loses their footing while swinging at themselves</text:span></text:p>
          </table:table-cell>
          <table:table-cell table:number-columns-repeated="1024"/>
        </table:table-row>
        <table:table-row table:style-name="ro645">
          <table:table-cell office:value-type="string" calcext:value-type="string">
            <text:p><text:span text:style-name="T1570">swing</text:span></text:p>
          </table:table-cell>
          <table:table-cell office:value-type="string" calcext:value-type="string">
            <text:p><text:span text:style-name="T1571">use_swing</text:span></text:p>
          </table:table-cell>
          <table:table-cell office:value-type="string" calcext:value-type="string">
            <text:p><text:span text:style-name="T1572">user on you fail</text:span></text:p>
          </table:table-cell>
          <table:table-cell office:value-type="string" calcext:value-type="string">
            <text:p><text:span text:style-name="T1573">#USER# loses their footing while swinging at you!</text:span></text:p>
          </table:table-cell>
          <table:table-cell table:number-columns-repeated="1024"/>
        </table:table-row>
        <table:table-row table:style-name="ro646">
          <table:table-cell office:value-type="string" calcext:value-type="string">
            <text:p><text:span text:style-name="T1574">swing</text:span></text:p>
          </table:table-cell>
          <table:table-cell office:value-type="string" calcext:value-type="string">
            <text:p><text:span text:style-name="T1575">use_swing</text:span></text:p>
          </table:table-cell>
          <table:table-cell office:value-type="string" calcext:value-type="string">
            <text:p><text:span text:style-name="T1576">user on other fail</text:span></text:p>
          </table:table-cell>
          <table:table-cell office:value-type="string" calcext:value-type="string">
            <text:p><text:span text:style-name="T1577">#USER# loses their footing while swinging at #OTHER#</text:span></text:p>
          </table:table-cell>
          <table:table-cell table:number-columns-repeated="1024"/>
        </table:table-row>
        <table:table-row table:style-name="ro647">
          <table:table-cell office:value-type="string" calcext:value-type="string">
            <text:p><text:span text:style-name="T1578">ethereal</text:span></text:p>
          </table:table-cell>
          <table:table-cell office:value-type="string" calcext:value-type="string">
            <text:p><text:span text:style-name="T1579">use_ethereal</text:span></text:p>
          </table:table-cell>
          <table:table-cell office:value-type="string" calcext:value-type="string">
            <text:p><text:span text:style-name="T1580">you on you</text:span></text:p>
          </table:table-cell>
          <table:table-cell office:value-type="string" calcext:value-type="string">
            <text:p><text:span text:style-name="T1581">You focus, and begin to fade</text:span></text:p>
          </table:table-cell>
          <table:table-cell table:number-columns-repeated="1024"/>
        </table:table-row>
        <table:table-row table:style-name="ro648">
          <table:table-cell office:value-type="string" calcext:value-type="string">
            <text:p><text:span text:style-name="T1582">ethereal</text:span></text:p>
          </table:table-cell>
          <table:table-cell office:value-type="string" calcext:value-type="string">
            <text:p><text:span text:style-name="T1583">use_ethereal</text:span></text:p>
          </table:table-cell>
          <table:table-cell office:value-type="string" calcext:value-type="string">
            <text:p><text:span text:style-name="T1584">you on other</text:span></text:p>
          </table:table-cell>
          <table:table-cell office:value-type="string" calcext:value-type="string">
            <text:p><text:span text:style-name="T1585">You focus, and #OTHER# begins to fade</text:span></text:p>
          </table:table-cell>
          <table:table-cell table:number-columns-repeated="1024"/>
        </table:table-row>
        <table:table-row table:style-name="ro649">
          <table:table-cell office:value-type="string" calcext:value-type="string">
            <text:p><text:span text:style-name="T1586">ethereal</text:span></text:p>
          </table:table-cell>
          <table:table-cell office:value-type="string" calcext:value-type="string">
            <text:p><text:span text:style-name="T1587">use_ethereal</text:span></text:p>
          </table:table-cell>
          <table:table-cell office:value-type="string" calcext:value-type="string">
            <text:p><text:span text:style-name="T1588">user on user</text:span></text:p>
          </table:table-cell>
          <table:table-cell office:value-type="string" calcext:value-type="string">
            <text:p><text:span text:style-name="T1589">#USER# focuses, and begins to fade</text:span></text:p>
          </table:table-cell>
          <table:table-cell table:number-columns-repeated="1024"/>
        </table:table-row>
        <table:table-row table:style-name="ro650">
          <table:table-cell office:value-type="string" calcext:value-type="string">
            <text:p><text:span text:style-name="T1590">ethereal</text:span></text:p>
          </table:table-cell>
          <table:table-cell office:value-type="string" calcext:value-type="string">
            <text:p><text:span text:style-name="T1591">use_ethereal</text:span></text:p>
          </table:table-cell>
          <table:table-cell office:value-type="string" calcext:value-type="string">
            <text:p><text:span text:style-name="T1592">user on you</text:span></text:p>
          </table:table-cell>
          <table:table-cell office:value-type="string" calcext:value-type="string">
            <text:p><text:span text:style-name="T1593">#USER# focuses, and you begin to fade</text:span></text:p>
          </table:table-cell>
          <table:table-cell table:number-columns-repeated="1024"/>
        </table:table-row>
        <table:table-row table:style-name="ro651">
          <table:table-cell office:value-type="string" calcext:value-type="string">
            <text:p><text:span text:style-name="T1594">ethereal</text:span></text:p>
          </table:table-cell>
          <table:table-cell office:value-type="string" calcext:value-type="string">
            <text:p><text:span text:style-name="T1595">use_ethereal</text:span></text:p>
          </table:table-cell>
          <table:table-cell office:value-type="string" calcext:value-type="string">
            <text:p><text:span text:style-name="T1596">user on other</text:span></text:p>
          </table:table-cell>
          <table:table-cell office:value-type="string" calcext:value-type="string">
            <text:p><text:span text:style-name="T1597">#USER# focuses, and #OTHER# begins to fade</text:span></text:p>
          </table:table-cell>
          <table:table-cell table:number-columns-repeated="1024"/>
        </table:table-row>
        <table:table-row table:style-name="ro652">
          <table:table-cell office:value-type="string" calcext:value-type="string">
            <text:p><text:span text:style-name="T1598">ethereal</text:span></text:p>
          </table:table-cell>
          <table:table-cell office:value-type="string" calcext:value-type="string">
            <text:p><text:span text:style-name="T1599">use_ethereal</text:span></text:p>
          </table:table-cell>
          <table:table-cell office:value-type="string" calcext:value-type="string">
            <text:p><text:span text:style-name="T1600">you on you fail</text:span></text:p>
          </table:table-cell>
          <table:table-cell office:value-type="string" calcext:value-type="string">
            <text:p><text:span text:style-name="T1601">You lose your focus</text:span></text:p>
          </table:table-cell>
          <table:table-cell table:number-columns-repeated="1024"/>
        </table:table-row>
        <table:table-row table:style-name="ro653">
          <table:table-cell office:value-type="string" calcext:value-type="string">
            <text:p><text:span text:style-name="T1602">ethereal</text:span></text:p>
          </table:table-cell>
          <table:table-cell office:value-type="string" calcext:value-type="string">
            <text:p><text:span text:style-name="T1603">use_ethereal</text:span></text:p>
          </table:table-cell>
          <table:table-cell office:value-type="string" calcext:value-type="string">
            <text:p><text:span text:style-name="T1604">you on other fail</text:span></text:p>
          </table:table-cell>
          <table:table-cell office:value-type="string" calcext:value-type="string">
            <text:p><text:span text:style-name="T1605">You lose your focus on #OTHER#</text:span></text:p>
          </table:table-cell>
          <table:table-cell table:number-columns-repeated="1024"/>
        </table:table-row>
        <table:table-row table:style-name="ro654">
          <table:table-cell office:value-type="string" calcext:value-type="string">
            <text:p><text:span text:style-name="T1606">ethereal</text:span></text:p>
          </table:table-cell>
          <table:table-cell office:value-type="string" calcext:value-type="string">
            <text:p><text:span text:style-name="T1607">use_ethereal</text:span></text:p>
          </table:table-cell>
          <table:table-cell office:value-type="string" calcext:value-type="string">
            <text:p><text:span text:style-name="T1608">user on user fail</text:span></text:p>
          </table:table-cell>
          <table:table-cell office:value-type="string" calcext:value-type="string">
            <text:p><text:span text:style-name="T1609">#USER# loses their focus</text:span></text:p>
          </table:table-cell>
          <table:table-cell table:number-columns-repeated="1024"/>
        </table:table-row>
        <table:table-row table:style-name="ro655">
          <table:table-cell office:value-type="string" calcext:value-type="string">
            <text:p><text:span text:style-name="T1610">ethereal</text:span></text:p>
          </table:table-cell>
          <table:table-cell office:value-type="string" calcext:value-type="string">
            <text:p><text:span text:style-name="T1611">use_ethereal</text:span></text:p>
          </table:table-cell>
          <table:table-cell office:value-type="string" calcext:value-type="string">
            <text:p><text:span text:style-name="T1612">user on you fail</text:span></text:p>
          </table:table-cell>
          <table:table-cell office:value-type="string" calcext:value-type="string">
            <text:p><text:span text:style-name="T1613">#USER# loses their focus on you</text:span></text:p>
          </table:table-cell>
          <table:table-cell table:number-columns-repeated="1024"/>
        </table:table-row>
        <table:table-row table:style-name="ro656">
          <table:table-cell office:value-type="string" calcext:value-type="string">
            <text:p><text:span text:style-name="T1614">ethereal</text:span></text:p>
          </table:table-cell>
          <table:table-cell office:value-type="string" calcext:value-type="string">
            <text:p><text:span text:style-name="T1615">use_ethereal</text:span></text:p>
          </table:table-cell>
          <table:table-cell office:value-type="string" calcext:value-type="string">
            <text:p><text:span text:style-name="T1616">user on other fail</text:span></text:p>
          </table:table-cell>
          <table:table-cell office:value-type="string" calcext:value-type="string">
            <text:p><text:span text:style-name="T1617">#USER# loses their focus on #OTHER#</text:span></text:p>
          </table:table-cell>
          <table:table-cell table:number-columns-repeated="1024"/>
        </table:table-row>
        <table:table-row table:style-name="ro657">
          <table:table-cell office:value-type="string" calcext:value-type="string">
            <text:p><text:span text:style-name="T1618">bash</text:span></text:p>
          </table:table-cell>
          <table:table-cell office:value-type="string" calcext:value-type="string">
            <text:p><text:span text:style-name="T1619">use_bash</text:span></text:p>
          </table:table-cell>
          <table:table-cell office:value-type="string" calcext:value-type="string">
            <text:p><text:span text:style-name="T1620">you on you</text:span></text:p>
          </table:table-cell>
          <table:table-cell office:value-type="string" calcext:value-type="string">
            <text:p><text:span text:style-name="T1621">You bash yourself</text:span>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622">bash</text:span></text:p>
          </table:table-cell>
          <table:table-cell office:value-type="string" calcext:value-type="string">
            <text:p><text:span text:style-name="T1623">use_bash</text:span></text:p>
          </table:table-cell>
          <table:table-cell office:value-type="string" calcext:value-type="string">
            <text:p><text:span text:style-name="T1624">you on other</text:span></text:p>
          </table:table-cell>
          <table:table-cell office:value-type="string" calcext:value-type="string">
            <text:p><text:span text:style-name="T1625">You bash #OTHER#</text:span>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626">bash</text:span></text:p>
          </table:table-cell>
          <table:table-cell office:value-type="string" calcext:value-type="string">
            <text:p><text:span text:style-name="T1627">use_bash</text:span></text:p>
          </table:table-cell>
          <table:table-cell office:value-type="string" calcext:value-type="string">
            <text:p><text:span text:style-name="T1628">user on user</text:span></text:p>
          </table:table-cell>
          <table:table-cell office:value-type="string" calcext:value-type="string">
            <text:p><text:span text:style-name="T1629">#USER# bashes themselves</text:span>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630">bash</text:span></text:p>
          </table:table-cell>
          <table:table-cell office:value-type="string" calcext:value-type="string">
            <text:p><text:span text:style-name="T1631">use_bash</text:span></text:p>
          </table:table-cell>
          <table:table-cell office:value-type="string" calcext:value-type="string">
            <text:p><text:span text:style-name="T1632">user on you</text:span></text:p>
          </table:table-cell>
          <table:table-cell office:value-type="string" calcext:value-type="string">
            <text:p><text:span text:style-name="T1633">#USER# bashes you</text:span>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634">bash</text:span></text:p>
          </table:table-cell>
          <table:table-cell office:value-type="string" calcext:value-type="string">
            <text:p><text:span text:style-name="T1635">use_bash</text:span></text:p>
          </table:table-cell>
          <table:table-cell office:value-type="string" calcext:value-type="string">
            <text:p><text:span text:style-name="T1636">user on other</text:span></text:p>
          </table:table-cell>
          <table:table-cell office:value-type="string" calcext:value-type="string">
            <text:p><text:span text:style-name="T1637">#USER# bashes #OTHER#</text:span>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638">bash</text:span></text:p>
          </table:table-cell>
          <table:table-cell office:value-type="string" calcext:value-type="string">
            <text:p><text:span text:style-name="T1639">use_bash</text:span></text:p>
          </table:table-cell>
          <table:table-cell office:value-type="string" calcext:value-type="string">
            <text:p><text:span text:style-name="T1640">you on you fail</text:span></text:p>
          </table:table-cell>
          <table:table-cell office:value-type="string" calcext:value-type="string">
            <text:p><text:span text:style-name="T1641">You fail to bash yourself</text:span>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<text:span text:style-name="T1642">bash</text:span></text:p>
          </table:table-cell>
          <table:table-cell office:value-type="string" calcext:value-type="string">
            <text:p><text:span text:style-name="T1643">use_bash</text:span></text:p>
          </table:table-cell>
          <table:table-cell office:value-type="string" calcext:value-type="string">
            <text:p><text:span text:style-name="T1644">you on other fail</text:span></text:p>
          </table:table-cell>
          <table:table-cell office:value-type="string" calcext:value-type="string">
            <text:p><text:span text:style-name="T1645">You fail to bash #OTHER#</text:span>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<text:span text:style-name="T1646">bash</text:span></text:p>
          </table:table-cell>
          <table:table-cell office:value-type="string" calcext:value-type="string">
            <text:p><text:span text:style-name="T1647">use_bash</text:span></text:p>
          </table:table-cell>
          <table:table-cell office:value-type="string" calcext:value-type="string">
            <text:p><text:span text:style-name="T1648">user on user fail</text:span></text:p>
          </table:table-cell>
          <table:table-cell office:value-type="string" calcext:value-type="string">
            <text:p><text:span text:style-name="T1649">#USER# fails to bash themselves</text:span>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650">bash</text:span></text:p>
          </table:table-cell>
          <table:table-cell office:value-type="string" calcext:value-type="string">
            <text:p><text:span text:style-name="T1651">use_bash</text:span></text:p>
          </table:table-cell>
          <table:table-cell office:value-type="string" calcext:value-type="string">
            <text:p><text:span text:style-name="T1652">user on you fail</text:span></text:p>
          </table:table-cell>
          <table:table-cell office:value-type="string" calcext:value-type="string">
            <text:p><text:span text:style-name="T1653">#USER# fails to bash you</text:span>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654">bash</text:span></text:p>
          </table:table-cell>
          <table:table-cell office:value-type="string" calcext:value-type="string">
            <text:p><text:span text:style-name="T1655">use_bash</text:span></text:p>
          </table:table-cell>
          <table:table-cell office:value-type="string" calcext:value-type="string">
            <text:p><text:span text:style-name="T1656">user on other fail</text:span></text:p>
          </table:table-cell>
          <table:table-cell office:value-type="string" calcext:value-type="string">
            <text:p><text:span text:style-name="T1657">#USER# fails to bash #OTHER#</text:span>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658">double whack</text:span></text:p>
          </table:table-cell>
          <table:table-cell office:value-type="string" calcext:value-type="string">
            <text:p><text:span text:style-name="T1659">use_double_whack</text:span></text:p>
          </table:table-cell>
          <table:table-cell office:value-type="string" calcext:value-type="string">
            <text:p><text:span text:style-name="T1660">you on you</text:span></text:p>
          </table:table-cell>
          <table:table-cell office:value-type="string" calcext:value-type="string">
            <text:p><text:span text:style-name="T1661">You whack and hit yourself!</text:span>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662">double whack</text:span></text:p>
          </table:table-cell>
          <table:table-cell office:value-type="string" calcext:value-type="string">
            <text:p><text:span text:style-name="T1663">use_double_whack</text:span></text:p>
          </table:table-cell>
          <table:table-cell office:value-type="string" calcext:value-type="string">
            <text:p><text:span text:style-name="T1664">you on other</text:span></text:p>
          </table:table-cell>
          <table:table-cell office:value-type="string" calcext:value-type="string">
            <text:p><text:span text:style-name="T1665">You whack and hit #OTHER#</text:span>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<text:span text:style-name="T1666">double whack</text:span></text:p>
          </table:table-cell>
          <table:table-cell office:value-type="string" calcext:value-type="string">
            <text:p><text:span text:style-name="T1667">use_double_whack</text:span></text:p>
          </table:table-cell>
          <table:table-cell office:value-type="string" calcext:value-type="string">
            <text:p><text:span text:style-name="T1668">user on user</text:span></text:p>
          </table:table-cell>
          <table:table-cell office:value-type="string" calcext:value-type="string">
            <text:p><text:span text:style-name="T1669">#USER# whacks and hits themselves!</text:span>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670">double whack</text:span></text:p>
          </table:table-cell>
          <table:table-cell office:value-type="string" calcext:value-type="string">
            <text:p><text:span text:style-name="T1671">use_double_whack</text:span></text:p>
          </table:table-cell>
          <table:table-cell office:value-type="string" calcext:value-type="string">
            <text:p><text:span text:style-name="T1672">user on you</text:span></text:p>
          </table:table-cell>
          <table:table-cell office:value-type="string" calcext:value-type="string">
            <text:p><text:span text:style-name="T1673">#USER# whacks and hits you!</text:span>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674">double whack</text:span></text:p>
          </table:table-cell>
          <table:table-cell office:value-type="string" calcext:value-type="string">
            <text:p><text:span text:style-name="T1675">use_double_whack</text:span></text:p>
          </table:table-cell>
          <table:table-cell office:value-type="string" calcext:value-type="string">
            <text:p><text:span text:style-name="T1676">user on other</text:span></text:p>
          </table:table-cell>
          <table:table-cell office:value-type="string" calcext:value-type="string">
            <text:p><text:span text:style-name="T1677">#USER# whacks and hits #OTHER#</text:span>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678">double whack</text:span></text:p>
          </table:table-cell>
          <table:table-cell office:value-type="string" calcext:value-type="string">
            <text:p><text:span text:style-name="T1679">use_double_whack</text:span></text:p>
          </table:table-cell>
          <table:table-cell office:value-type="string" calcext:value-type="string">
            <text:p><text:span text:style-name="T1680">you on you fail</text:span></text:p>
          </table:table-cell>
          <table:table-cell office:value-type="string" calcext:value-type="string">
            <text:p><text:span text:style-name="T1681">You lose your footing while whacking at yourself!</text:span>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682">double whack</text:span></text:p>
          </table:table-cell>
          <table:table-cell office:value-type="string" calcext:value-type="string">
            <text:p><text:span text:style-name="T1683">use_double_whack</text:span></text:p>
          </table:table-cell>
          <table:table-cell office:value-type="string" calcext:value-type="string">
            <text:p><text:span text:style-name="T1684">you on other fail</text:span></text:p>
          </table:table-cell>
          <table:table-cell office:value-type="string" calcext:value-type="string">
            <text:p><text:span text:style-name="T1685">You lose your footing while whacking at #OTHER#</text:span>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686">double whack</text:span></text:p>
          </table:table-cell>
          <table:table-cell office:value-type="string" calcext:value-type="string">
            <text:p><text:span text:style-name="T1687">use_double_whack</text:span></text:p>
          </table:table-cell>
          <table:table-cell office:value-type="string" calcext:value-type="string">
            <text:p><text:span text:style-name="T1688">user on user fail</text:span></text:p>
          </table:table-cell>
          <table:table-cell office:value-type="string" calcext:value-type="string">
            <text:p><text:span text:style-name="T1689">#USER# loses their footing while whacking at themselves</text:span>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690">double whack</text:span></text:p>
          </table:table-cell>
          <table:table-cell office:value-type="string" calcext:value-type="string">
            <text:p><text:span text:style-name="T1691">use_double_whack</text:span></text:p>
          </table:table-cell>
          <table:table-cell office:value-type="string" calcext:value-type="string">
            <text:p><text:span text:style-name="T1692">user on you fail</text:span></text:p>
          </table:table-cell>
          <table:table-cell office:value-type="string" calcext:value-type="string">
            <text:p><text:span text:style-name="T1693">#USER# loses their footing while whacking at you!</text:span>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694">double whack</text:span></text:p>
          </table:table-cell>
          <table:table-cell office:value-type="string" calcext:value-type="string">
            <text:p><text:span text:style-name="T1695">use_double_whack</text:span></text:p>
          </table:table-cell>
          <table:table-cell office:value-type="string" calcext:value-type="string">
            <text:p><text:span text:style-name="T1696">user on other fail</text:span></text:p>
          </table:table-cell>
          <table:table-cell office:value-type="string" calcext:value-type="string">
            <text:p><text:span text:style-name="T1697">#USER# loses their footing while whacking at #OTHER#</text:span>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698">smite</text:span></text:p>
          </table:table-cell>
          <table:table-cell office:value-type="string" calcext:value-type="string">
            <text:p><text:span text:style-name="T1699">use_smite</text:span></text:p>
          </table:table-cell>
          <table:table-cell office:value-type="string" calcext:value-type="string">
            <text:p><text:span text:style-name="T1700">you on you</text:span></text:p>
          </table:table-cell>
          <table:table-cell office:value-type="string" calcext:value-type="string">
            <text:p><text:span text:style-name="T1701">You smite yourself!</text:span>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<text:span text:style-name="T1702">smite</text:span></text:p>
          </table:table-cell>
          <table:table-cell office:value-type="string" calcext:value-type="string">
            <text:p><text:span text:style-name="T1703">use_smite</text:span></text:p>
          </table:table-cell>
          <table:table-cell office:value-type="string" calcext:value-type="string">
            <text:p><text:span text:style-name="T1704">you on other</text:span></text:p>
          </table:table-cell>
          <table:table-cell office:value-type="string" calcext:value-type="string">
            <text:p><text:span text:style-name="T1705">You smite #OTHER#</text:span></text:p>
          </table:table-cell>
          <table:table-cell table:number-columns-repeated="1024"/>
        </table:table-row>
        <table:table-row table:style-name="ro679">
          <table:table-cell office:value-type="string" calcext:value-type="string">
            <text:p><text:span text:style-name="T1706">smite</text:span></text:p>
          </table:table-cell>
          <table:table-cell office:value-type="string" calcext:value-type="string">
            <text:p><text:span text:style-name="T1707">use_smite</text:span></text:p>
          </table:table-cell>
          <table:table-cell office:value-type="string" calcext:value-type="string">
            <text:p><text:span text:style-name="T1708">user on user</text:span></text:p>
          </table:table-cell>
          <table:table-cell office:value-type="string" calcext:value-type="string">
            <text:p><text:span text:style-name="T1709">#USER# smites themselves!</text:span></text:p>
          </table:table-cell>
          <table:table-cell table:number-columns-repeated="1024"/>
        </table:table-row>
        <table:table-row table:style-name="ro680">
          <table:table-cell office:value-type="string" calcext:value-type="string">
            <text:p><text:span text:style-name="T1710">smite</text:span></text:p>
          </table:table-cell>
          <table:table-cell office:value-type="string" calcext:value-type="string">
            <text:p><text:span text:style-name="T1711">use_smite</text:span></text:p>
          </table:table-cell>
          <table:table-cell office:value-type="string" calcext:value-type="string">
            <text:p><text:span text:style-name="T1712">user on you</text:span></text:p>
          </table:table-cell>
          <table:table-cell office:value-type="string" calcext:value-type="string">
            <text:p><text:span text:style-name="T1713">#USER# smites you!</text:span></text:p>
          </table:table-cell>
          <table:table-cell table:number-columns-repeated="1024"/>
        </table:table-row>
        <table:table-row table:style-name="ro681">
          <table:table-cell office:value-type="string" calcext:value-type="string">
            <text:p><text:span text:style-name="T1714">smite</text:span></text:p>
          </table:table-cell>
          <table:table-cell office:value-type="string" calcext:value-type="string">
            <text:p><text:span text:style-name="T1715">use_smite</text:span></text:p>
          </table:table-cell>
          <table:table-cell office:value-type="string" calcext:value-type="string">
            <text:p><text:span text:style-name="T1716">user on other</text:span></text:p>
          </table:table-cell>
          <table:table-cell office:value-type="string" calcext:value-type="string">
            <text:p><text:span text:style-name="T1717">#USER# smites #OTHER#</text:span></text:p>
          </table:table-cell>
          <table:table-cell table:number-columns-repeated="1024"/>
        </table:table-row>
        <table:table-row table:style-name="ro682">
          <table:table-cell office:value-type="string" calcext:value-type="string">
            <text:p><text:span text:style-name="T1718">smite</text:span></text:p>
          </table:table-cell>
          <table:table-cell office:value-type="string" calcext:value-type="string">
            <text:p><text:span text:style-name="T1719">use_smite</text:span></text:p>
          </table:table-cell>
          <table:table-cell office:value-type="string" calcext:value-type="string">
            <text:p><text:span text:style-name="T1720">you on you fail</text:span></text:p>
          </table:table-cell>
          <table:table-cell office:value-type="string" calcext:value-type="string">
            <text:p><text:span text:style-name="T1721">You fail to smite yourself!</text:span></text:p>
          </table:table-cell>
          <table:table-cell table:number-columns-repeated="1024"/>
        </table:table-row>
        <table:table-row table:style-name="ro683">
          <table:table-cell office:value-type="string" calcext:value-type="string">
            <text:p><text:span text:style-name="T1722">smite</text:span></text:p>
          </table:table-cell>
          <table:table-cell office:value-type="string" calcext:value-type="string">
            <text:p><text:span text:style-name="T1723">use_smite</text:span></text:p>
          </table:table-cell>
          <table:table-cell office:value-type="string" calcext:value-type="string">
            <text:p><text:span text:style-name="T1724">you on other fail</text:span></text:p>
          </table:table-cell>
          <table:table-cell office:value-type="string" calcext:value-type="string">
            <text:p><text:span text:style-name="T1725">You fail to smite #OTHER#</text:span>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<text:span text:style-name="T1726">smite</text:span></text:p>
          </table:table-cell>
          <table:table-cell office:value-type="string" calcext:value-type="string">
            <text:p><text:span text:style-name="T1727">use_smite</text:span></text:p>
          </table:table-cell>
          <table:table-cell office:value-type="string" calcext:value-type="string">
            <text:p><text:span text:style-name="T1728">user on user fail</text:span></text:p>
          </table:table-cell>
          <table:table-cell office:value-type="string" calcext:value-type="string">
            <text:p><text:span text:style-name="T1729">#USER# fails to smites themselves</text:span></text:p>
          </table:table-cell>
          <table:table-cell table:number-columns-repeated="1024"/>
        </table:table-row>
        <table:table-row table:style-name="ro685">
          <table:table-cell office:value-type="string" calcext:value-type="string">
            <text:p><text:span text:style-name="T1730">smite</text:span></text:p>
          </table:table-cell>
          <table:table-cell office:value-type="string" calcext:value-type="string">
            <text:p><text:span text:style-name="T1731">use_smite</text:span></text:p>
          </table:table-cell>
          <table:table-cell office:value-type="string" calcext:value-type="string">
            <text:p><text:span text:style-name="T1732">user on you fail</text:span></text:p>
          </table:table-cell>
          <table:table-cell office:value-type="string" calcext:value-type="string">
            <text:p><text:span text:style-name="T1733">#USER# fails to smites you!</text:span>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<text:span text:style-name="T1734">smite</text:span></text:p>
          </table:table-cell>
          <table:table-cell office:value-type="string" calcext:value-type="string">
            <text:p><text:span text:style-name="T1735">use_smite</text:span></text:p>
          </table:table-cell>
          <table:table-cell office:value-type="string" calcext:value-type="string">
            <text:p><text:span text:style-name="T1736">user on other fail</text:span></text:p>
          </table:table-cell>
          <table:table-cell office:value-type="string" calcext:value-type="string">
            <text:p><text:span text:style-name="T1737">#USER# fails to smites #OTHER#</text:span>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<text:span text:style-name="T1738">cure light wounds</text:span></text:p>
          </table:table-cell>
          <table:table-cell office:value-type="string" calcext:value-type="string">
            <text:p><text:span text:style-name="T1739">use_cure_light_wounds</text:span></text:p>
          </table:table-cell>
          <table:table-cell office:value-type="string" calcext:value-type="string">
            <text:p><text:span text:style-name="T1740">you on you</text:span></text:p>
          </table:table-cell>
          <table:table-cell office:value-type="string" calcext:value-type="string">
            <text:p><text:span text:style-name="T1741">You pray for yourself</text:span>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<text:span text:style-name="T1742">cure light wounds</text:span></text:p>
          </table:table-cell>
          <table:table-cell office:value-type="string" calcext:value-type="string">
            <text:p><text:span text:style-name="T1743">use_cure_light_wounds</text:span></text:p>
          </table:table-cell>
          <table:table-cell office:value-type="string" calcext:value-type="string">
            <text:p><text:span text:style-name="T1744">you on other</text:span></text:p>
          </table:table-cell>
          <table:table-cell office:value-type="string" calcext:value-type="string">
            <text:p><text:span text:style-name="T1745">You pray for #OTHER#</text:span>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<text:span text:style-name="T1746">cure light wounds</text:span></text:p>
          </table:table-cell>
          <table:table-cell office:value-type="string" calcext:value-type="string">
            <text:p><text:span text:style-name="T1747">use_cure_light_wounds</text:span></text:p>
          </table:table-cell>
          <table:table-cell office:value-type="string" calcext:value-type="string">
            <text:p><text:span text:style-name="T1748">user on user</text:span></text:p>
          </table:table-cell>
          <table:table-cell office:value-type="string" calcext:value-type="string">
            <text:p><text:span text:style-name="T1749">#USER# prays for themselves</text:span>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750">cure light wounds</text:span></text:p>
          </table:table-cell>
          <table:table-cell office:value-type="string" calcext:value-type="string">
            <text:p><text:span text:style-name="T1751">use_cure_light_wounds</text:span></text:p>
          </table:table-cell>
          <table:table-cell office:value-type="string" calcext:value-type="string">
            <text:p><text:span text:style-name="T1752">user on you</text:span></text:p>
          </table:table-cell>
          <table:table-cell office:value-type="string" calcext:value-type="string">
            <text:p><text:span text:style-name="T1753">#USER# prays for you</text:span>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754">cure light wounds</text:span></text:p>
          </table:table-cell>
          <table:table-cell office:value-type="string" calcext:value-type="string">
            <text:p><text:span text:style-name="T1755">use_cure_light_wounds</text:span></text:p>
          </table:table-cell>
          <table:table-cell office:value-type="string" calcext:value-type="string">
            <text:p><text:span text:style-name="T1756">user on other</text:span></text:p>
          </table:table-cell>
          <table:table-cell office:value-type="string" calcext:value-type="string">
            <text:p><text:span text:style-name="T1757">#USER# prays for #OTHER#</text:span>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758">cure light wounds</text:span></text:p>
          </table:table-cell>
          <table:table-cell office:value-type="string" calcext:value-type="string">
            <text:p><text:span text:style-name="T1759">use_cure_light_wounds</text:span></text:p>
          </table:table-cell>
          <table:table-cell office:value-type="string" calcext:value-type="string">
            <text:p><text:span text:style-name="T1760">you on you fail</text:span></text:p>
          </table:table-cell>
          <table:table-cell office:value-type="string" calcext:value-type="string">
            <text:p><text:span text:style-name="T1761">You lose concentration while praying for yourself</text:span>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<text:span text:style-name="T1762">cure light wounds</text:span></text:p>
          </table:table-cell>
          <table:table-cell office:value-type="string" calcext:value-type="string">
            <text:p><text:span text:style-name="T1763">use_cure_light_wounds</text:span></text:p>
          </table:table-cell>
          <table:table-cell office:value-type="string" calcext:value-type="string">
            <text:p><text:span text:style-name="T1764">you on other fail</text:span></text:p>
          </table:table-cell>
          <table:table-cell office:value-type="string" calcext:value-type="string">
            <text:p><text:span text:style-name="T1765">You lose concentration while praying for #OTHER#</text:span></text:p>
          </table:table-cell>
          <table:table-cell table:number-columns-repeated="1024"/>
        </table:table-row>
        <table:table-row table:style-name="ro694">
          <table:table-cell office:value-type="string" calcext:value-type="string">
            <text:p><text:span text:style-name="T1766">cure light wounds</text:span></text:p>
          </table:table-cell>
          <table:table-cell office:value-type="string" calcext:value-type="string">
            <text:p><text:span text:style-name="T1767">use_cure_light_wounds</text:span></text:p>
          </table:table-cell>
          <table:table-cell office:value-type="string" calcext:value-type="string">
            <text:p><text:span text:style-name="T1768">user on user fail</text:span></text:p>
          </table:table-cell>
          <table:table-cell office:value-type="string" calcext:value-type="string">
            <text:p><text:span text:style-name="T1769">#USER# loses their concentration while praying for themselves</text:span></text:p>
          </table:table-cell>
          <table:table-cell table:number-columns-repeated="1024"/>
        </table:table-row>
        <table:table-row table:style-name="ro695">
          <table:table-cell office:value-type="string" calcext:value-type="string">
            <text:p><text:span text:style-name="T1770">cure light wounds</text:span></text:p>
          </table:table-cell>
          <table:table-cell office:value-type="string" calcext:value-type="string">
            <text:p><text:span text:style-name="T1771">use_cure_light_wounds</text:span></text:p>
          </table:table-cell>
          <table:table-cell office:value-type="string" calcext:value-type="string">
            <text:p><text:span text:style-name="T1772">user on you fail</text:span></text:p>
          </table:table-cell>
          <table:table-cell office:value-type="string" calcext:value-type="string">
            <text:p><text:span text:style-name="T1773">#USER# loses their concentration while praying for you</text:span></text:p>
          </table:table-cell>
          <table:table-cell table:number-columns-repeated="1024"/>
        </table:table-row>
        <table:table-row table:style-name="ro696">
          <table:table-cell office:value-type="string" calcext:value-type="string">
            <text:p><text:span text:style-name="T1774">cure light wounds</text:span></text:p>
          </table:table-cell>
          <table:table-cell office:value-type="string" calcext:value-type="string">
            <text:p><text:span text:style-name="T1775">use_cure_light_wounds</text:span></text:p>
          </table:table-cell>
          <table:table-cell office:value-type="string" calcext:value-type="string">
            <text:p><text:span text:style-name="T1776">user on other fail</text:span></text:p>
          </table:table-cell>
          <table:table-cell office:value-type="string" calcext:value-type="string">
            <text:p><text:span text:style-name="T1777">#USER# loses their concentration while praying for #OTHER#</text:span></text:p>
          </table:table-cell>
          <table:table-cell table:number-columns-repeated="1024"/>
        </table:table-row>
        <table:table-row table:style-name="ro697">
          <table:table-cell office:value-type="string" calcext:value-type="string">
            <text:p><text:span text:style-name="T1778">mage armor</text:span></text:p>
          </table:table-cell>
          <table:table-cell office:value-type="string" calcext:value-type="string">
            <text:p><text:span text:style-name="T1779">use_mage_armor</text:span></text:p>
          </table:table-cell>
          <table:table-cell office:value-type="string" calcext:value-type="string">
            <text:p><text:span text:style-name="T1780">you on you</text:span></text:p>
          </table:table-cell>
          <table:table-cell office:value-type="string" calcext:value-type="string">
            <text:p><text:span text:style-name="T1781">You focus a layer of magicka surrounds you</text:span></text:p>
          </table:table-cell>
          <table:table-cell table:number-columns-repeated="1024"/>
        </table:table-row>
        <table:table-row table:style-name="ro698">
          <table:table-cell office:value-type="string" calcext:value-type="string">
            <text:p><text:span text:style-name="T1782">mage armor</text:span></text:p>
          </table:table-cell>
          <table:table-cell office:value-type="string" calcext:value-type="string">
            <text:p><text:span text:style-name="T1783">use_mage_armor</text:span></text:p>
          </table:table-cell>
          <table:table-cell office:value-type="string" calcext:value-type="string">
            <text:p><text:span text:style-name="T1784">you on other</text:span></text:p>
          </table:table-cell>
          <table:table-cell office:value-type="string" calcext:value-type="string">
            <text:p><text:span text:style-name="T1785">You focus and a layer of magicka surrounds #OTHER#</text:span></text:p>
          </table:table-cell>
          <table:table-cell table:number-columns-repeated="1024"/>
        </table:table-row>
        <table:table-row table:style-name="ro699">
          <table:table-cell office:value-type="string" calcext:value-type="string">
            <text:p><text:span text:style-name="T1786">mage armor</text:span></text:p>
          </table:table-cell>
          <table:table-cell office:value-type="string" calcext:value-type="string">
            <text:p><text:span text:style-name="T1787">use_mage_armor</text:span></text:p>
          </table:table-cell>
          <table:table-cell office:value-type="string" calcext:value-type="string">
            <text:p><text:span text:style-name="T1788">user on user</text:span></text:p>
          </table:table-cell>
          <table:table-cell office:value-type="string" calcext:value-type="string">
            <text:p><text:span text:style-name="T1789">#USER# focuses and a layer of magicka surrounds them</text:span></text:p>
          </table:table-cell>
          <table:table-cell table:number-columns-repeated="1024"/>
        </table:table-row>
        <table:table-row table:style-name="ro700">
          <table:table-cell office:value-type="string" calcext:value-type="string">
            <text:p><text:span text:style-name="T1790">mage armor</text:span></text:p>
          </table:table-cell>
          <table:table-cell office:value-type="string" calcext:value-type="string">
            <text:p><text:span text:style-name="T1791">use_mage_armor</text:span></text:p>
          </table:table-cell>
          <table:table-cell office:value-type="string" calcext:value-type="string">
            <text:p><text:span text:style-name="T1792">user on you</text:span></text:p>
          </table:table-cell>
          <table:table-cell office:value-type="string" calcext:value-type="string">
            <text:p><text:span text:style-name="T1793">#USER# focuses and a layer of magicka surrounds you</text:span></text:p>
          </table:table-cell>
          <table:table-cell table:number-columns-repeated="1024"/>
        </table:table-row>
        <table:table-row table:style-name="ro701">
          <table:table-cell office:value-type="string" calcext:value-type="string">
            <text:p><text:span text:style-name="T1794">mage armor</text:span></text:p>
          </table:table-cell>
          <table:table-cell office:value-type="string" calcext:value-type="string">
            <text:p><text:span text:style-name="T1795">use_mage_armor</text:span></text:p>
          </table:table-cell>
          <table:table-cell office:value-type="string" calcext:value-type="string">
            <text:p><text:span text:style-name="T1796">user on other</text:span></text:p>
          </table:table-cell>
          <table:table-cell office:value-type="string" calcext:value-type="string">
            <text:p><text:span text:style-name="T1797">#USER# focuses and a layer of magicka surrounds #OTHER#</text:span></text:p>
          </table:table-cell>
          <table:table-cell table:number-columns-repeated="1024"/>
        </table:table-row>
        <table:table-row table:style-name="ro702">
          <table:table-cell office:value-type="string" calcext:value-type="string">
            <text:p><text:span text:style-name="T1798">mage armor</text:span></text:p>
          </table:table-cell>
          <table:table-cell office:value-type="string" calcext:value-type="string">
            <text:p><text:span text:style-name="T1799">use_mage_armor</text:span></text:p>
          </table:table-cell>
          <table:table-cell office:value-type="string" calcext:value-type="string">
            <text:p><text:span text:style-name="T1800">you on you fail</text:span></text:p>
          </table:table-cell>
          <table:table-cell office:value-type="string" calcext:value-type="string">
            <text:p><text:span text:style-name="T1801">You lose your focus</text:span></text:p>
          </table:table-cell>
          <table:table-cell table:number-columns-repeated="1024"/>
        </table:table-row>
        <table:table-row table:style-name="ro703">
          <table:table-cell office:value-type="string" calcext:value-type="string">
            <text:p><text:span text:style-name="T1802">mage armor</text:span></text:p>
          </table:table-cell>
          <table:table-cell office:value-type="string" calcext:value-type="string">
            <text:p><text:span text:style-name="T1803">use_mage_armor</text:span></text:p>
          </table:table-cell>
          <table:table-cell office:value-type="string" calcext:value-type="string">
            <text:p><text:span text:style-name="T1804">you on other fail</text:span></text:p>
          </table:table-cell>
          <table:table-cell office:value-type="string" calcext:value-type="string">
            <text:p><text:span text:style-name="T1805">You lose your focus on #OTHER#</text:span></text:p>
          </table:table-cell>
          <table:table-cell table:number-columns-repeated="1024"/>
        </table:table-row>
        <table:table-row table:style-name="ro704">
          <table:table-cell office:value-type="string" calcext:value-type="string">
            <text:p><text:span text:style-name="T1806">mage armor</text:span></text:p>
          </table:table-cell>
          <table:table-cell office:value-type="string" calcext:value-type="string">
            <text:p><text:span text:style-name="T1807">use_mage_armor</text:span></text:p>
          </table:table-cell>
          <table:table-cell office:value-type="string" calcext:value-type="string">
            <text:p><text:span text:style-name="T1808">user on user fail</text:span></text:p>
          </table:table-cell>
          <table:table-cell office:value-type="string" calcext:value-type="string">
            <text:p><text:span text:style-name="T1809">#USER# loses their focus</text:span></text:p>
          </table:table-cell>
          <table:table-cell table:number-columns-repeated="1024"/>
        </table:table-row>
        <table:table-row table:style-name="ro705">
          <table:table-cell office:value-type="string" calcext:value-type="string">
            <text:p><text:span text:style-name="T1810">mage armor</text:span></text:p>
          </table:table-cell>
          <table:table-cell office:value-type="string" calcext:value-type="string">
            <text:p><text:span text:style-name="T1811">use_mage_armor</text:span></text:p>
          </table:table-cell>
          <table:table-cell office:value-type="string" calcext:value-type="string">
            <text:p><text:span text:style-name="T1812">user on you fail</text:span></text:p>
          </table:table-cell>
          <table:table-cell office:value-type="string" calcext:value-type="string">
            <text:p><text:span text:style-name="T1813">#USER# loses their focus on you</text:span></text:p>
          </table:table-cell>
          <table:table-cell table:number-columns-repeated="1024"/>
        </table:table-row>
        <table:table-row table:style-name="ro706">
          <table:table-cell office:value-type="string" calcext:value-type="string">
            <text:p><text:span text:style-name="T1814">mage armor</text:span></text:p>
          </table:table-cell>
          <table:table-cell office:value-type="string" calcext:value-type="string">
            <text:p><text:span text:style-name="T1815">use_mage_armor</text:span></text:p>
          </table:table-cell>
          <table:table-cell office:value-type="string" calcext:value-type="string">
            <text:p><text:span text:style-name="T1816">user on other fail</text:span></text:p>
          </table:table-cell>
          <table:table-cell office:value-type="string" calcext:value-type="string">
            <text:p><text:span text:style-name="T1817">#USER# loses their focus on #OTHER#</text:span></text:p>
          </table:table-cell>
          <table:table-cell table:number-columns-repeated="1024"/>
        </table:table-row>
        <table:table-row table:style-name="ro707">
          <table:table-cell office:value-type="string" calcext:value-type="string">
            <text:p><text:span text:style-name="T1818">magic missile</text:span></text:p>
          </table:table-cell>
          <table:table-cell office:value-type="string" calcext:value-type="string">
            <text:p><text:span text:style-name="T1819">use_magic_missile</text:span></text:p>
          </table:table-cell>
          <table:table-cell office:value-type="string" calcext:value-type="string">
            <text:p><text:span text:style-name="T1820">you on you</text:span></text:p>
          </table:table-cell>
          <table:table-cell office:value-type="string" calcext:value-type="string">
            <text:p><text:span text:style-name="T1821">You point at yourself and fire a magical missile straight to your forehead!</text:span></text:p>
          </table:table-cell>
          <table:table-cell table:number-columns-repeated="1024"/>
        </table:table-row>
        <table:table-row table:style-name="ro708">
          <table:table-cell office:value-type="string" calcext:value-type="string">
            <text:p><text:span text:style-name="T1822">magic missile</text:span></text:p>
          </table:table-cell>
          <table:table-cell office:value-type="string" calcext:value-type="string">
            <text:p><text:span text:style-name="T1823">use_magic_missile</text:span></text:p>
          </table:table-cell>
          <table:table-cell office:value-type="string" calcext:value-type="string">
            <text:p><text:span text:style-name="T1824">you on other</text:span></text:p>
          </table:table-cell>
          <table:table-cell office:value-type="string" calcext:value-type="string">
            <text:p><text:span text:style-name="T1825">You point at #OTHER# and fire a magical missile into their chest!</text:span></text:p>
          </table:table-cell>
          <table:table-cell table:number-columns-repeated="1024"/>
        </table:table-row>
        <table:table-row table:style-name="ro709">
          <table:table-cell office:value-type="string" calcext:value-type="string">
            <text:p><text:span text:style-name="T1826">magic missile</text:span></text:p>
          </table:table-cell>
          <table:table-cell office:value-type="string" calcext:value-type="string">
            <text:p><text:span text:style-name="T1827">use_magic_missile</text:span></text:p>
          </table:table-cell>
          <table:table-cell office:value-type="string" calcext:value-type="string">
            <text:p><text:span text:style-name="T1828">user on user</text:span></text:p>
          </table:table-cell>
          <table:table-cell office:value-type="string" calcext:value-type="string">
            <text:p><text:span text:style-name="T1829">#USER# points at themselves and fires a magical missile straight into their forehead!</text:span></text:p>
          </table:table-cell>
          <table:table-cell table:number-columns-repeated="1024"/>
        </table:table-row>
        <table:table-row table:style-name="ro710">
          <table:table-cell office:value-type="string" calcext:value-type="string">
            <text:p><text:span text:style-name="T1830">magic missile</text:span></text:p>
          </table:table-cell>
          <table:table-cell office:value-type="string" calcext:value-type="string">
            <text:p><text:span text:style-name="T1831">use_magic_missile</text:span></text:p>
          </table:table-cell>
          <table:table-cell office:value-type="string" calcext:value-type="string">
            <text:p><text:span text:style-name="T1832">user on you</text:span></text:p>
          </table:table-cell>
          <table:table-cell office:value-type="string" calcext:value-type="string">
            <text:p><text:span text:style-name="T1833">#USER# points at you and fires a magical missile straight into your chest!</text:span></text:p>
          </table:table-cell>
          <table:table-cell table:number-columns-repeated="1024"/>
        </table:table-row>
        <table:table-row table:style-name="ro711">
          <table:table-cell office:value-type="string" calcext:value-type="string">
            <text:p><text:span text:style-name="T1834">magic missile</text:span></text:p>
          </table:table-cell>
          <table:table-cell office:value-type="string" calcext:value-type="string">
            <text:p><text:span text:style-name="T1835">use_magic_missile</text:span></text:p>
          </table:table-cell>
          <table:table-cell office:value-type="string" calcext:value-type="string">
            <text:p><text:span text:style-name="T1836">user on other</text:span></text:p>
          </table:table-cell>
          <table:table-cell office:value-type="string" calcext:value-type="string">
            <text:p><text:span text:style-name="T1837">#USER# points at #OTHER# and fires a magical missile straight into their chest!</text:span></text:p>
          </table:table-cell>
          <table:table-cell table:number-columns-repeated="1024"/>
        </table:table-row>
        <table:table-row table:style-name="ro712">
          <table:table-cell office:value-type="string" calcext:value-type="string">
            <text:p><text:span text:style-name="T1838">magic missile</text:span></text:p>
          </table:table-cell>
          <table:table-cell office:value-type="string" calcext:value-type="string">
            <text:p><text:span text:style-name="T1839">use_magic_missile</text:span></text:p>
          </table:table-cell>
          <table:table-cell office:value-type="string" calcext:value-type="string">
            <text:p><text:span text:style-name="T1840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713">
          <table:table-cell office:value-type="string" calcext:value-type="string">
            <text:p><text:span text:style-name="T1841">magic missile</text:span></text:p>
          </table:table-cell>
          <table:table-cell office:value-type="string" calcext:value-type="string">
            <text:p><text:span text:style-name="T1842">use_magic_missile</text:span></text:p>
          </table:table-cell>
          <table:table-cell office:value-type="string" calcext:value-type="string">
            <text:p><text:span text:style-name="T1843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714">
          <table:table-cell office:value-type="string" calcext:value-type="string">
            <text:p><text:span text:style-name="T1844">magic missile</text:span></text:p>
          </table:table-cell>
          <table:table-cell office:value-type="string" calcext:value-type="string">
            <text:p><text:span text:style-name="T1845">use_magic_missile</text:span></text:p>
          </table:table-cell>
          <table:table-cell office:value-type="string" calcext:value-type="string">
            <text:p><text:span text:style-name="T1846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715">
          <table:table-cell office:value-type="string" calcext:value-type="string">
            <text:p><text:span text:style-name="T1847">magic missile</text:span></text:p>
          </table:table-cell>
          <table:table-cell office:value-type="string" calcext:value-type="string">
            <text:p><text:span text:style-name="T1848">use_magic_missile</text:span></text:p>
          </table:table-cell>
          <table:table-cell office:value-type="string" calcext:value-type="string">
            <text:p><text:span text:style-name="T1849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716">
          <table:table-cell office:value-type="string" calcext:value-type="string">
            <text:p><text:span text:style-name="T1850">magic missile</text:span></text:p>
          </table:table-cell>
          <table:table-cell office:value-type="string" calcext:value-type="string">
            <text:p><text:span text:style-name="T1851">use_magic_missile</text:span></text:p>
          </table:table-cell>
          <table:table-cell office:value-type="string" calcext:value-type="string">
            <text:p><text:span text:style-name="T1852">user on other fail</text:span></text:p>
          </table:table-cell>
          <table:table-cell office:value-type="string" calcext:value-type="string">
            <text:p><text:span text:style-name="T1853">#USER# loses their concentration while attempting to fire a magical missile at #OTHER#</text:span></text:p>
          </table:table-cell>
          <table:table-cell table:number-columns-repeated="1024"/>
        </table:table-row>
        <table:table-row table:style-name="ro717">
          <table:table-cell office:value-type="string" calcext:value-type="string">
            <text:p><text:span text:style-name="T1854">nudge</text:span></text:p>
          </table:table-cell>
          <table:table-cell office:value-type="string" calcext:value-type="string">
            <text:p><text:span text:style-name="T1855">use_nudge</text:span></text:p>
          </table:table-cell>
          <table:table-cell office:value-type="string" calcext:value-type="string">
            <text:p><text:span text:style-name="T1856">you on you</text:span></text:p>
          </table:table-cell>
          <table:table-cell office:value-type="string" calcext:value-type="string">
            <text:p><text:span text:style-name="T1857">You nudge yourself!</text:span></text:p>
          </table:table-cell>
          <table:table-cell table:number-columns-repeated="1024"/>
        </table:table-row>
        <table:table-row table:style-name="ro718">
          <table:table-cell office:value-type="string" calcext:value-type="string">
            <text:p><text:span text:style-name="T1858">nudge</text:span></text:p>
          </table:table-cell>
          <table:table-cell office:value-type="string" calcext:value-type="string">
            <text:p><text:span text:style-name="T1859">use_nudge</text:span></text:p>
          </table:table-cell>
          <table:table-cell office:value-type="string" calcext:value-type="string">
            <text:p><text:span text:style-name="T1860">you on other</text:span></text:p>
          </table:table-cell>
          <table:table-cell office:value-type="string" calcext:value-type="string">
            <text:p><text:span text:style-name="T1861">You nudge #OTHER#</text:span></text:p>
          </table:table-cell>
          <table:table-cell table:number-columns-repeated="1024"/>
        </table:table-row>
        <table:table-row table:style-name="ro719">
          <table:table-cell office:value-type="string" calcext:value-type="string">
            <text:p><text:span text:style-name="T1862">nudge</text:span></text:p>
          </table:table-cell>
          <table:table-cell office:value-type="string" calcext:value-type="string">
            <text:p><text:span text:style-name="T1863">use_nudge</text:span></text:p>
          </table:table-cell>
          <table:table-cell office:value-type="string" calcext:value-type="string">
            <text:p><text:span text:style-name="T1864">user on user</text:span></text:p>
          </table:table-cell>
          <table:table-cell office:value-type="string" calcext:value-type="string">
            <text:p><text:span text:style-name="T1865">#USER# nudges themselves!</text:span></text:p>
          </table:table-cell>
          <table:table-cell table:number-columns-repeated="1024"/>
        </table:table-row>
        <table:table-row table:style-name="ro720">
          <table:table-cell office:value-type="string" calcext:value-type="string">
            <text:p><text:span text:style-name="T1866">nudge</text:span></text:p>
          </table:table-cell>
          <table:table-cell office:value-type="string" calcext:value-type="string">
            <text:p><text:span text:style-name="T1867">use_nudge</text:span></text:p>
          </table:table-cell>
          <table:table-cell office:value-type="string" calcext:value-type="string">
            <text:p><text:span text:style-name="T1868">user on you</text:span></text:p>
          </table:table-cell>
          <table:table-cell office:value-type="string" calcext:value-type="string">
            <text:p><text:span text:style-name="T1869">#USER# nudges you!</text:span></text:p>
          </table:table-cell>
          <table:table-cell table:number-columns-repeated="1024"/>
        </table:table-row>
        <table:table-row table:style-name="ro721">
          <table:table-cell office:value-type="string" calcext:value-type="string">
            <text:p><text:span text:style-name="T1870">nudge</text:span></text:p>
          </table:table-cell>
          <table:table-cell office:value-type="string" calcext:value-type="string">
            <text:p><text:span text:style-name="T1871">use_nudge</text:span></text:p>
          </table:table-cell>
          <table:table-cell office:value-type="string" calcext:value-type="string">
            <text:p><text:span text:style-name="T1872">user on other</text:span></text:p>
          </table:table-cell>
          <table:table-cell office:value-type="string" calcext:value-type="string">
            <text:p><text:span text:style-name="T1873">#USER# nudges #OTHER#</text:span></text:p>
          </table:table-cell>
          <table:table-cell table:number-columns-repeated="1024"/>
        </table:table-row>
        <table:table-row table:style-name="ro722">
          <table:table-cell office:value-type="string" calcext:value-type="string">
            <text:p><text:span text:style-name="T1874">nudge</text:span></text:p>
          </table:table-cell>
          <table:table-cell office:value-type="string" calcext:value-type="string">
            <text:p><text:span text:style-name="T1875">use_nudge</text:span></text:p>
          </table:table-cell>
          <table:table-cell office:value-type="string" calcext:value-type="string">
            <text:p><text:span text:style-name="T1876">you on you fail</text:span></text:p>
          </table:table-cell>
          <table:table-cell office:value-type="string" calcext:value-type="string">
            <text:p><text:span text:style-name="T1877">You fails to nudge yourself!</text:span></text:p>
          </table:table-cell>
          <table:table-cell table:number-columns-repeated="1024"/>
        </table:table-row>
        <table:table-row table:style-name="ro723">
          <table:table-cell office:value-type="string" calcext:value-type="string">
            <text:p><text:span text:style-name="T1878">nudge</text:span></text:p>
          </table:table-cell>
          <table:table-cell office:value-type="string" calcext:value-type="string">
            <text:p><text:span text:style-name="T1879">use_nudge</text:span></text:p>
          </table:table-cell>
          <table:table-cell office:value-type="string" calcext:value-type="string">
            <text:p><text:span text:style-name="T1880">you on other fail</text:span></text:p>
          </table:table-cell>
          <table:table-cell office:value-type="string" calcext:value-type="string">
            <text:p><text:span text:style-name="T1881">You fails to nudge #OTHER#</text:span></text:p>
          </table:table-cell>
          <table:table-cell table:number-columns-repeated="1024"/>
        </table:table-row>
        <table:table-row table:style-name="ro724">
          <table:table-cell office:value-type="string" calcext:value-type="string">
            <text:p><text:span text:style-name="T1882">nudge</text:span></text:p>
          </table:table-cell>
          <table:table-cell office:value-type="string" calcext:value-type="string">
            <text:p><text:span text:style-name="T1883">use_nudge</text:span></text:p>
          </table:table-cell>
          <table:table-cell office:value-type="string" calcext:value-type="string">
            <text:p><text:span text:style-name="T1884">user on user fail</text:span></text:p>
          </table:table-cell>
          <table:table-cell office:value-type="string" calcext:value-type="string">
            <text:p><text:span text:style-name="T1885">#USER# fails to nudge themselves</text:span></text:p>
          </table:table-cell>
          <table:table-cell table:number-columns-repeated="1024"/>
        </table:table-row>
        <table:table-row table:style-name="ro725">
          <table:table-cell office:value-type="string" calcext:value-type="string">
            <text:p><text:span text:style-name="T1886">nudge</text:span></text:p>
          </table:table-cell>
          <table:table-cell office:value-type="string" calcext:value-type="string">
            <text:p><text:span text:style-name="T1887">use_nudge</text:span></text:p>
          </table:table-cell>
          <table:table-cell office:value-type="string" calcext:value-type="string">
            <text:p><text:span text:style-name="T1888">user on you fail</text:span></text:p>
          </table:table-cell>
          <table:table-cell office:value-type="string" calcext:value-type="string">
            <text:p><text:span text:style-name="T1889">#USER# fails to nudge you!</text:span></text:p>
          </table:table-cell>
          <table:table-cell table:number-columns-repeated="1024"/>
        </table:table-row>
        <table:table-row table:style-name="ro726">
          <table:table-cell office:value-type="string" calcext:value-type="string">
            <text:p><text:span text:style-name="T1890">nudge</text:span></text:p>
          </table:table-cell>
          <table:table-cell office:value-type="string" calcext:value-type="string">
            <text:p><text:span text:style-name="T1891">use_nudge</text:span></text:p>
          </table:table-cell>
          <table:table-cell office:value-type="string" calcext:value-type="string">
            <text:p><text:span text:style-name="T1892">user on other fail</text:span></text:p>
          </table:table-cell>
          <table:table-cell office:value-type="string" calcext:value-type="string">
            <text:p><text:span text:style-name="T1893">#USER# fails to nudge #OTHER#</text:span></text:p>
          </table:table-cell>
          <table:table-cell table:number-columns-repeated="1024"/>
        </table:table-row>
        <table:table-row table:style-name="ro727">
          <table:table-cell office:value-type="string" calcext:value-type="string">
            <text:p><text:span text:style-name="T1894">potion</text:span></text:p>
          </table:table-cell>
          <table:table-cell office:value-type="string" calcext:value-type="string">
            <text:p><text:span text:style-name="T1895">use_potion</text:span></text:p>
          </table:table-cell>
          <table:table-cell office:value-type="string" calcext:value-type="string">
            <text:p><text:span text:style-name="T1896">you on you</text:span></text:p>
          </table:table-cell>
          <table:table-cell office:value-type="string" calcext:value-type="string">
            <text:p><text:span text:style-name="T1897">You drink the vile liquid</text:span></text:p>
          </table:table-cell>
          <table:table-cell table:number-columns-repeated="1024"/>
        </table:table-row>
        <table:table-row table:style-name="ro728">
          <table:table-cell office:value-type="string" calcext:value-type="string">
            <text:p><text:span text:style-name="T1898">potion</text:span></text:p>
          </table:table-cell>
          <table:table-cell office:value-type="string" calcext:value-type="string">
            <text:p><text:span text:style-name="T1899">use_potion</text:span></text:p>
          </table:table-cell>
          <table:table-cell office:value-type="string" calcext:value-type="string">
            <text:p><text:span text:style-name="T1900">you on other</text:span></text:p>
          </table:table-cell>
          <table:table-cell office:value-type="string" calcext:value-type="string">
            <text:p><text:span text:style-name="T1901">You splash the vile liquid on #OTHER#</text:span></text:p>
          </table:table-cell>
          <table:table-cell table:number-columns-repeated="1024"/>
        </table:table-row>
        <table:table-row table:style-name="ro729">
          <table:table-cell office:value-type="string" calcext:value-type="string">
            <text:p><text:span text:style-name="T1902">potion</text:span></text:p>
          </table:table-cell>
          <table:table-cell office:value-type="string" calcext:value-type="string">
            <text:p><text:span text:style-name="T1903">use_potion</text:span></text:p>
          </table:table-cell>
          <table:table-cell office:value-type="string" calcext:value-type="string">
            <text:p><text:span text:style-name="T1904">user on user</text:span></text:p>
          </table:table-cell>
          <table:table-cell office:value-type="string" calcext:value-type="string">
            <text:p><text:span text:style-name="T1905">#USER# drinks the vile liquid</text:span></text:p>
          </table:table-cell>
          <table:table-cell table:number-columns-repeated="1024"/>
        </table:table-row>
        <table:table-row table:style-name="ro730">
          <table:table-cell office:value-type="string" calcext:value-type="string">
            <text:p><text:span text:style-name="T1906">potion</text:span></text:p>
          </table:table-cell>
          <table:table-cell office:value-type="string" calcext:value-type="string">
            <text:p><text:span text:style-name="T1907">use_potion</text:span></text:p>
          </table:table-cell>
          <table:table-cell office:value-type="string" calcext:value-type="string">
            <text:p><text:span text:style-name="T1908">user on you</text:span></text:p>
          </table:table-cell>
          <table:table-cell office:value-type="string" calcext:value-type="string">
            <text:p><text:span text:style-name="T1909">#USER# splashes the vile liquid on you</text:span></text:p>
          </table:table-cell>
          <table:table-cell table:number-columns-repeated="1024"/>
        </table:table-row>
        <table:table-row table:style-name="ro731">
          <table:table-cell office:value-type="string" calcext:value-type="string">
            <text:p><text:span text:style-name="T1910">potion</text:span></text:p>
          </table:table-cell>
          <table:table-cell office:value-type="string" calcext:value-type="string">
            <text:p><text:span text:style-name="T1911">use_potion</text:span></text:p>
          </table:table-cell>
          <table:table-cell office:value-type="string" calcext:value-type="string">
            <text:p><text:span text:style-name="T1912">user on other</text:span></text:p>
          </table:table-cell>
          <table:table-cell office:value-type="string" calcext:value-type="string">
            <text:p><text:span text:style-name="T1913">#USER# splashes the vile liquid on #OTHER#</text:span></text:p>
          </table:table-cell>
          <table:table-cell table:number-columns-repeated="1024"/>
        </table:table-row>
        <table:table-row table:style-name="ro732">
          <table:table-cell office:value-type="string" calcext:value-type="string">
            <text:p><text:span text:style-name="T1914">potion</text:span></text:p>
          </table:table-cell>
          <table:table-cell office:value-type="string" calcext:value-type="string">
            <text:p><text:span text:style-name="T1915">use_potion</text:span></text:p>
          </table:table-cell>
          <table:table-cell office:value-type="string" calcext:value-type="string">
            <text:p><text:span text:style-name="T1916">you on you fail</text:span></text:p>
          </table:table-cell>
          <table:table-cell office:value-type="string" calcext:value-type="string">
            <text:p><text:span text:style-name="T1917">You fumble and the vile liquid splashes onto the ground</text:span></text:p>
          </table:table-cell>
          <table:table-cell table:number-columns-repeated="1024"/>
        </table:table-row>
        <table:table-row table:style-name="ro733">
          <table:table-cell office:value-type="string" calcext:value-type="string">
            <text:p><text:span text:style-name="T1918">potion</text:span></text:p>
          </table:table-cell>
          <table:table-cell office:value-type="string" calcext:value-type="string">
            <text:p><text:span text:style-name="T1919">use_potion</text:span></text:p>
          </table:table-cell>
          <table:table-cell office:value-type="string" calcext:value-type="string">
            <text:p><text:span text:style-name="T1920">you on other fail</text:span></text:p>
          </table:table-cell>
          <table:table-cell office:value-type="string" calcext:value-type="string">
            <text:p><text:span text:style-name="T1921">You fumble and the vile liquid splashes onto the ground</text:span></text:p>
          </table:table-cell>
          <table:table-cell table:number-columns-repeated="1024"/>
        </table:table-row>
        <table:table-row table:style-name="ro734">
          <table:table-cell office:value-type="string" calcext:value-type="string">
            <text:p><text:span text:style-name="T1922">potion</text:span></text:p>
          </table:table-cell>
          <table:table-cell office:value-type="string" calcext:value-type="string">
            <text:p><text:span text:style-name="T1923">use_potion</text:span></text:p>
          </table:table-cell>
          <table:table-cell office:value-type="string" calcext:value-type="string">
            <text:p><text:span text:style-name="T1924">user on user fail</text:span></text:p>
          </table:table-cell>
          <table:table-cell office:value-type="string" calcext:value-type="string">
            <text:p><text:span text:style-name="T1925">#USER# fumbles and the vile liquid splashes onto the ground</text:span></text:p>
          </table:table-cell>
          <table:table-cell table:number-columns-repeated="1024"/>
        </table:table-row>
        <table:table-row table:style-name="ro735">
          <table:table-cell office:value-type="string" calcext:value-type="string">
            <text:p><text:span text:style-name="T1926">potion</text:span></text:p>
          </table:table-cell>
          <table:table-cell office:value-type="string" calcext:value-type="string">
            <text:p><text:span text:style-name="T1927">use_potion</text:span></text:p>
          </table:table-cell>
          <table:table-cell office:value-type="string" calcext:value-type="string">
            <text:p><text:span text:style-name="T1928">user on you fail</text:span></text:p>
          </table:table-cell>
          <table:table-cell office:value-type="string" calcext:value-type="string">
            <text:p><text:span text:style-name="T1929">#USER# fumbles and the vile liquid splashes onto the ground</text:span></text:p>
          </table:table-cell>
          <table:table-cell table:number-columns-repeated="1024"/>
        </table:table-row>
        <table:table-row table:style-name="ro736">
          <table:table-cell office:value-type="string" calcext:value-type="string">
            <text:p><text:span text:style-name="T1930">potion</text:span></text:p>
          </table:table-cell>
          <table:table-cell office:value-type="string" calcext:value-type="string">
            <text:p><text:span text:style-name="T1931">use_potion</text:span></text:p>
          </table:table-cell>
          <table:table-cell office:value-type="string" calcext:value-type="string">
            <text:p><text:span text:style-name="T1932">user on other fail</text:span></text:p>
          </table:table-cell>
          <table:table-cell office:value-type="string" calcext:value-type="string">
            <text:p><text:span text:style-name="T1933">#USER# fumbles and the vile liquid splashes onto the ground</text:span></text:p>
          </table:table-cell>
          <table:table-cell table:number-columns-repeated="1024"/>
        </table:table-row>
        <table:table-row table:style-name="ro737">
          <table:table-cell office:value-type="string" calcext:value-type="string">
            <text:p><text:span text:style-name="T1934">scroll</text:span></text:p>
          </table:table-cell>
          <table:table-cell office:value-type="string" calcext:value-type="string">
            <text:p><text:span text:style-name="T1935">use_scroll</text:span></text:p>
          </table:table-cell>
          <table:table-cell office:value-type="string" calcext:value-type="string">
            <text:p><text:span text:style-name="T1936">you on you</text:span></text:p>
          </table:table-cell>
          <table:table-cell office:value-type="string" calcext:value-type="string">
            <text:p><text:span text:style-name="T1937">You recite the scroll</text:span></text:p>
          </table:table-cell>
          <table:table-cell table:number-columns-repeated="1024"/>
        </table:table-row>
        <table:table-row table:style-name="ro738">
          <table:table-cell office:value-type="string" calcext:value-type="string">
            <text:p><text:span text:style-name="T1938">scroll</text:span></text:p>
          </table:table-cell>
          <table:table-cell office:value-type="string" calcext:value-type="string">
            <text:p><text:span text:style-name="T1939">use_scroll</text:span></text:p>
          </table:table-cell>
          <table:table-cell office:value-type="string" calcext:value-type="string">
            <text:p><text:span text:style-name="T1940">you on other</text:span></text:p>
          </table:table-cell>
          <table:table-cell office:value-type="string" calcext:value-type="string">
            <text:p><text:span text:style-name="T1941">You recite the scroll at #OTHER#</text:span></text:p>
          </table:table-cell>
          <table:table-cell table:number-columns-repeated="1024"/>
        </table:table-row>
        <table:table-row table:style-name="ro739">
          <table:table-cell office:value-type="string" calcext:value-type="string">
            <text:p><text:span text:style-name="T1942">scroll</text:span></text:p>
          </table:table-cell>
          <table:table-cell office:value-type="string" calcext:value-type="string">
            <text:p><text:span text:style-name="T1943">use_scroll</text:span></text:p>
          </table:table-cell>
          <table:table-cell office:value-type="string" calcext:value-type="string">
            <text:p><text:span text:style-name="T1944">user on user</text:span></text:p>
          </table:table-cell>
          <table:table-cell office:value-type="string" calcext:value-type="string">
            <text:p><text:span text:style-name="T1945">#USER# recites a scroll</text:span></text:p>
          </table:table-cell>
          <table:table-cell table:number-columns-repeated="1024"/>
        </table:table-row>
        <table:table-row table:style-name="ro740">
          <table:table-cell office:value-type="string" calcext:value-type="string">
            <text:p><text:span text:style-name="T1946">scroll</text:span></text:p>
          </table:table-cell>
          <table:table-cell office:value-type="string" calcext:value-type="string">
            <text:p><text:span text:style-name="T1947">use_scroll</text:span></text:p>
          </table:table-cell>
          <table:table-cell office:value-type="string" calcext:value-type="string">
            <text:p><text:span text:style-name="T1948">user on you</text:span></text:p>
          </table:table-cell>
          <table:table-cell office:value-type="string" calcext:value-type="string">
            <text:p><text:span text:style-name="T1949">#USER# recites a scroll at you</text:span></text:p>
          </table:table-cell>
          <table:table-cell table:number-columns-repeated="1024"/>
        </table:table-row>
        <table:table-row table:style-name="ro741">
          <table:table-cell office:value-type="string" calcext:value-type="string">
            <text:p><text:span text:style-name="T1950">scroll</text:span></text:p>
          </table:table-cell>
          <table:table-cell office:value-type="string" calcext:value-type="string">
            <text:p><text:span text:style-name="T1951">use_scroll</text:span></text:p>
          </table:table-cell>
          <table:table-cell office:value-type="string" calcext:value-type="string">
            <text:p><text:span text:style-name="T1952">user on other</text:span></text:p>
          </table:table-cell>
          <table:table-cell office:value-type="string" calcext:value-type="string">
            <text:p><text:span text:style-name="T1953">#USER# recites the scroll at #OTHER#</text:span></text:p>
          </table:table-cell>
          <table:table-cell table:number-columns-repeated="1024"/>
        </table:table-row>
        <table:table-row table:style-name="ro742">
          <table:table-cell office:value-type="string" calcext:value-type="string">
            <text:p><text:span text:style-name="T1954">scroll</text:span></text:p>
          </table:table-cell>
          <table:table-cell office:value-type="string" calcext:value-type="string">
            <text:p><text:span text:style-name="T1955">use_scroll</text:span></text:p>
          </table:table-cell>
          <table:table-cell office:value-type="string" calcext:value-type="string">
            <text:p><text:span text:style-name="T1956">you on you fail</text:span></text:p>
          </table:table-cell>
          <table:table-cell office:value-type="string" calcext:value-type="string">
            <text:p><text:span text:style-name="T1957">You choke on your words as you recite the scroll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958">scroll</text:span></text:p>
          </table:table-cell>
          <table:table-cell office:value-type="string" calcext:value-type="string">
            <text:p><text:span text:style-name="T1959">use_scroll</text:span></text:p>
          </table:table-cell>
          <table:table-cell office:value-type="string" calcext:value-type="string">
            <text:p><text:span text:style-name="T1960">you on other fail</text:span></text:p>
          </table:table-cell>
          <table:table-cell office:value-type="string" calcext:value-type="string">
            <text:p><text:span text:style-name="T1961">You choke on your words as you recite the scroll</text:span>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962">scroll</text:span></text:p>
          </table:table-cell>
          <table:table-cell office:value-type="string" calcext:value-type="string">
            <text:p><text:span text:style-name="T1963">use_scroll</text:span></text:p>
          </table:table-cell>
          <table:table-cell office:value-type="string" calcext:value-type="string">
            <text:p><text:span text:style-name="T1964">user on user fail</text:span></text:p>
          </table:table-cell>
          <table:table-cell office:value-type="string" calcext:value-type="string">
            <text:p><text:span text:style-name="T1965">#USER# chokes on their words as they recite the scroll</text:span>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966">scroll</text:span></text:p>
          </table:table-cell>
          <table:table-cell office:value-type="string" calcext:value-type="string">
            <text:p><text:span text:style-name="T1967">use_scroll</text:span></text:p>
          </table:table-cell>
          <table:table-cell office:value-type="string" calcext:value-type="string">
            <text:p><text:span text:style-name="T1968">user on you fail</text:span></text:p>
          </table:table-cell>
          <table:table-cell office:value-type="string" calcext:value-type="string">
            <text:p><text:span text:style-name="T1969">#USER# chokes on their words as they recite the scroll</text:span>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970">scroll</text:span></text:p>
          </table:table-cell>
          <table:table-cell office:value-type="string" calcext:value-type="string">
            <text:p><text:span text:style-name="T1971">use_scroll</text:span></text:p>
          </table:table-cell>
          <table:table-cell office:value-type="string" calcext:value-type="string">
            <text:p><text:span text:style-name="T1972">user on other fail</text:span></text:p>
          </table:table-cell>
          <table:table-cell office:value-type="string" calcext:value-type="string">
            <text:p><text:span text:style-name="T1973">#USER# chokes on their words as they recite the scroll</text:span></text:p>
          </table:table-cell>
          <table:table-cell table:number-columns-repeated="1024"/>
        </table:table-row>
        <table:table-row table:style-name="ro747">
          <table:table-cell table:style-name="ce22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74">you on you</text:span></text:p>
          </table:table-cell>
          <table:table-cell table:style-name="ce23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748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75">you on other</text:span></text:p>
          </table:table-cell>
          <table:table-cell table:style-name="ce23" office:value-type="string" calcext:value-type="string">
            <text:p>You conjure a bow of holy flames, you aim and hit #OTHER#!</text:p>
          </table:table-cell>
          <table:table-cell table:style-name="ce16"/>
          <table:table-cell table:number-columns-repeated="1024"/>
        </table:table-row>
        <table:table-row table:style-name="ro749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76">user on user</text:span></text:p>
          </table:table-cell>
          <table:table-cell table:style-name="ce23" office:value-type="string" calcext:value-type="string">
            <text:p>#USER# conjures a bow of holy flames, they fire straight down and shoot themselves in the foot!</text:p>
          </table:table-cell>
          <table:table-cell table:style-name="ce16"/>
          <table:table-cell table:number-columns-repeated="1024"/>
        </table:table-row>
        <table:table-row table:style-name="ro750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77">user on you</text:span></text:p>
          </table:table-cell>
          <table:table-cell table:style-name="ce23" office:value-type="string" calcext:value-type="string">
            <text:p>#USER# conjures a bow of holy flames, they aim and hit you!</text:p>
          </table:table-cell>
          <table:table-cell table:style-name="ce16"/>
          <table:table-cell table:number-columns-repeated="1024"/>
        </table:table-row>
        <table:table-row table:style-name="ro751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78">user on other</text:span></text:p>
          </table:table-cell>
          <table:table-cell table:style-name="ce23" office:value-type="string" calcext:value-type="string">
            <text:p>#USER# conjures a bow of holy flames, they aim and hit #OTHER#!</text:p>
          </table:table-cell>
          <table:table-cell table:style-name="ce16"/>
          <table:table-cell table:number-columns-repeated="1024"/>
        </table:table-row>
        <table:table-row table:style-name="ro752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79">you on you fail</text:span></text:p>
          </table:table-cell>
          <table:table-cell table:style-name="ce23" office:value-type="string" calcext:value-type="string">
            <text:p>You mimic the movements of an archer, but nothing happens.</text:p>
          </table:table-cell>
          <table:table-cell table:style-name="ce16"/>
          <table:table-cell table:number-columns-repeated="1024"/>
        </table:table-row>
        <table:table-row table:style-name="ro753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80">you on other fail</text:span></text:p>
          </table:table-cell>
          <table:table-cell table:style-name="ce23" office:value-type="string" calcext:value-type="string">
            <text:p>You mimic the movements of an archer, but nothing happens.</text:p>
          </table:table-cell>
          <table:table-cell table:style-name="ce16"/>
          <table:table-cell table:number-columns-repeated="1024"/>
        </table:table-row>
        <table:table-row table:style-name="ro754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81">user on user fail</text:span></text:p>
          </table:table-cell>
          <table:table-cell table:style-name="ce23" office:value-type="string" calcext:value-type="string">
            <text:p>#USER# mimics the movements of an archer.</text:p>
          </table:table-cell>
          <table:table-cell table:style-name="ce16"/>
          <table:table-cell table:number-columns-repeated="1024"/>
        </table:table-row>
        <table:table-row table:style-name="ro755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82">user on you fail</text:span></text:p>
          </table:table-cell>
          <table:table-cell table:style-name="ce23" office:value-type="string" calcext:value-type="string">
            <text:p>#USER# mimics the movements of an archer.</text:p>
          </table:table-cell>
          <table:table-cell table:style-name="ce16"/>
          <table:table-cell table:number-columns-repeated="1024"/>
        </table:table-row>
        <table:table-row table:style-name="ro756">
          <table:table-cell table:style-name="ce16" office:value-type="string" calcext:value-type="string">
            <text:p>holy arrow</text:p>
          </table:table-cell>
          <table:table-cell table:style-name="ce23" office:value-type="string" calcext:value-type="string">
            <text:p>use_holy_arrow</text:p>
          </table:table-cell>
          <table:table-cell table:style-name="ce16" office:value-type="string" calcext:value-type="string">
            <text:p><text:span text:style-name="T1983">user on other fail</text:span></text:p>
          </table:table-cell>
          <table:table-cell table:style-name="ce23" office:value-type="string" calcext:value-type="string">
            <text:p>#USER# mimics the movements of an archer.</text:p>
          </table:table-cell>
          <table:table-cell table:style-name="ce16"/>
          <table:table-cell table:number-columns-repeated="1024"/>
        </table:table-row>
        <table:table-row table:style-name="ro757">
          <table:table-cell table:style-name="ce22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84">you on you</text:span></text:p>
          </table:table-cell>
          <table:table-cell table:style-name="ce23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758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85">you on other</text:span></text:p>
          </table:table-cell>
          <table:table-cell table:style-name="ce23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759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86">user on user</text:span></text:p>
          </table:table-cell>
          <table:table-cell table:style-name="ce23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760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87">user on you</text:span></text:p>
          </table:table-cell>
          <table:table-cell table:style-name="ce23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761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88">user on other</text:span></text:p>
          </table:table-cell>
          <table:table-cell table:style-name="ce23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762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89">you on you fail</text:span></text:p>
          </table:table-cell>
          <table:table-cell table:style-name="ce23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763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90">you on other fail</text:span></text:p>
          </table:table-cell>
          <table:table-cell table:style-name="ce23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764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91">user on user fail</text:span></text:p>
          </table:table-cell>
          <table:table-cell table:style-name="ce23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765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16" office:value-type="string" calcext:value-type="string">
            <text:p><text:span text:style-name="T1992">user on you fail</text:span></text:p>
          </table:table-cell>
          <table:table-cell table:style-name="ce23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766">
          <table:table-cell table:style-name="ce16" office:value-type="string" calcext:value-type="string">
            <text:p>mana bolt</text:p>
          </table:table-cell>
          <table:table-cell table:style-name="ce23" office:value-type="string" calcext:value-type="string">
            <text:p>use_mana_bolt</text:p>
          </table:table-cell>
          <table:table-cell table:style-name="ce23" office:value-type="string" calcext:value-type="string">
            <text:p>user on other fail</text:p>
          </table:table-cell>
          <table:table-cell table:style-name="ce23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767">
          <table:table-cell table:number-columns-repeated="1024"/>
        </table:table-row>
        <table:table-row table:number-rows-repeated="6" table:style-name="ro635">
          <table:table-cell table:number-columns-repeated="1024"/>
        </table:table-row>
        <table:table-row table:style-name="ro768">
          <table:table-cell/>
          <table:table-cell table:number-columns-repeated="1024"/>
        </table:table-row>
        <table:table-row table:style-name="ro769">
          <table:table-cell table:style-name="ce16"/>
          <table:table-cell table:number-columns-repeated="1024"/>
        </table:table-row>
        <table:table-row table:style-name="ro770">
          <table:table-cell table:style-name="ce16"/>
          <table:table-cell table:number-columns-repeated="1024"/>
        </table:table-row>
        <table:table-row table:style-name="ro771">
          <table:table-cell table:style-name="ce16"/>
          <table:table-cell table:number-columns-repeated="1024"/>
        </table:table-row>
        <table:table-row table:style-name="ro772">
          <table:table-cell table:style-name="ce16"/>
          <table:table-cell table:number-columns-repeated="1024"/>
        </table:table-row>
        <table:table-row table:style-name="ro773">
          <table:table-cell table:style-name="ce16"/>
          <table:table-cell table:number-columns-repeated="1024"/>
        </table:table-row>
        <table:table-row table:style-name="ro774">
          <table:table-cell table:style-name="ce16"/>
          <table:table-cell table:number-columns-repeated="1024"/>
        </table:table-row>
        <table:table-row table:style-name="ro775">
          <table:table-cell table:style-name="ce16"/>
          <table:table-cell table:number-columns-repeated="1024"/>
        </table:table-row>
        <table:table-row table:style-name="ro776">
          <table:table-cell table:style-name="ce16"/>
          <table:table-cell table:number-columns-repeated="1024"/>
        </table:table-row>
        <table:table-row table:style-name="ro635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  <table:database-range table:name="__Anonymous_Sheet_DB__9" table:target-range-address="skill_script_values.A1:skill_script_values.M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3">
      <style:text-properties/>
    </style:style>
    <style:style style:family="text" style:name="T364">
      <style:text-properties/>
    </style:style>
    <style:style style:family="text" style:name="T365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424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1129">
      <style:text-properties/>
    </style:style>
    <style:style style:family="text" style:name="T1130">
      <style:text-properties/>
    </style:style>
    <style:style style:family="text" style:name="T1131">
      <style:text-properties/>
    </style:style>
    <style:style style:family="text" style:name="T1213">
      <style:text-properties/>
    </style:style>
    <style:style style:family="text" style:name="T1214">
      <style:text-properties/>
    </style:style>
    <style:style style:family="text" style:name="T1215">
      <style:text-properties/>
    </style:style>
    <style:style style:family="text" style:name="T1261">
      <style:text-properties/>
    </style:style>
    <style:style style:family="text" style:name="T1262">
      <style:text-properties/>
    </style:style>
    <style:style style:family="text" style:name="T1263">
      <style:text-properties/>
    </style:style>
    <style:style style:family="text" style:name="T1330">
      <style:text-properties/>
    </style:style>
    <style:style style:family="text" style:name="T1331">
      <style:text-properties/>
    </style:style>
    <style:style style:family="text" style:name="T1332">
      <style:text-properties/>
    </style:style>
    <style:style style:family="text" style:name="T1395">
      <style:text-properties/>
    </style:style>
    <style:style style:family="text" style:name="T1396">
      <style:text-properties/>
    </style:style>
    <style:style style:family="text" style:name="T1397">
      <style:text-properties/>
    </style:style>
    <style:style style:family="text" style:name="T1531">
      <style:text-properties/>
    </style:style>
    <style:style style:family="text" style:name="T1532">
      <style:text-properties/>
    </style:style>
    <style:style style:family="text" style:name="T1533">
      <style:text-properties/>
    </style:style>
    <style:style style:family="text" style:name="T1993">
      <style:text-properties/>
    </style:style>
    <style:style style:family="text" style:name="T1994">
      <style:text-properties/>
    </style:style>
    <style:style style:family="text" style:name="T1995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4">Page </text:span>
        <text:span text:style-name="T365">
          <text:page-number>1</text:page-number>
        </text:span>
      </style:footer>
      <style:header>
        <text:span text:style-name="T363">
          <text:sheet-name>???</text:sheet-name>
        </text:span>
      </style:header>
    </style:master-page>
    <style:master-page style:name="MasterPage3" style:page-layout-name="Mpm3">
      <style:footer>
        <text:span text:style-name="T394">Page </text:span>
        <text:span text:style-name="T395">
          <text:page-number>1</text:page-number>
        </text:span>
      </style:footer>
      <style:header>
        <text:span text:style-name="T393">
          <text:sheet-name>???</text:sheet-name>
        </text:span>
      </style:header>
    </style:master-page>
    <style:master-page style:name="MasterPage4" style:page-layout-name="Mpm4">
      <style:footer>
        <text:span text:style-name="T425">Page </text:span>
        <text:span text:style-name="T426">
          <text:page-number>1</text:page-number>
        </text:span>
      </style:footer>
      <style:header>
        <text:span text:style-name="T424">
          <text:sheet-name>???</text:sheet-name>
        </text:span>
      </style:header>
    </style:master-page>
    <style:master-page style:name="MasterPage5" style:page-layout-name="Mpm5">
      <style:footer>
        <text:span text:style-name="T1130">Page </text:span>
        <text:span text:style-name="T1131">
          <text:page-number>1</text:page-number>
        </text:span>
      </style:footer>
      <style:header>
        <text:span text:style-name="T1129">
          <text:sheet-name>???</text:sheet-name>
        </text:span>
      </style:header>
    </style:master-page>
    <style:master-page style:name="MasterPage6" style:page-layout-name="Mpm6">
      <style:footer>
        <text:span text:style-name="T1214">Page </text:span>
        <text:span text:style-name="T1215">
          <text:page-number>1</text:page-number>
        </text:span>
      </style:footer>
      <style:header>
        <text:span text:style-name="T1213">
          <text:sheet-name>???</text:sheet-name>
        </text:span>
      </style:header>
    </style:master-page>
    <style:master-page style:name="MasterPage7" style:page-layout-name="Mpm7">
      <style:footer>
        <text:span text:style-name="T1262">Page </text:span>
        <text:span text:style-name="T1263">
          <text:page-number>1</text:page-number>
        </text:span>
      </style:footer>
      <style:header>
        <text:span text:style-name="T1261">
          <text:sheet-name>???</text:sheet-name>
        </text:span>
      </style:header>
    </style:master-page>
    <style:master-page style:name="MasterPage8" style:page-layout-name="Mpm8">
      <style:footer>
        <text:span text:style-name="T1331">Page </text:span>
        <text:span text:style-name="T1332">
          <text:page-number>1</text:page-number>
        </text:span>
      </style:footer>
      <style:header>
        <text:span text:style-name="T1330">
          <text:sheet-name>???</text:sheet-name>
        </text:span>
      </style:header>
    </style:master-page>
    <style:master-page style:name="MasterPage9" style:page-layout-name="Mpm9">
      <style:footer>
        <text:span text:style-name="T1396">Page </text:span>
        <text:span text:style-name="T1397">
          <text:page-number>1</text:page-number>
        </text:span>
      </style:footer>
      <style:header>
        <text:span text:style-name="T1395">
          <text:sheet-name>???</text:sheet-name>
        </text:span>
      </style:header>
    </style:master-page>
    <style:master-page style:name="MasterPage10" style:page-layout-name="Mpm10">
      <style:footer>
        <text:span text:style-name="T1532">Page </text:span>
        <text:span text:style-name="T1533">
          <text:page-number>1</text:page-number>
        </text:span>
      </style:footer>
      <style:header>
        <text:span text:style-name="T1531">
          <text:sheet-name>???</text:sheet-name>
        </text:span>
      </style:header>
    </style:master-page>
    <style:master-page style:name="MasterPage11" style:page-layout-name="Mpm11">
      <style:footer>
        <text:span text:style-name="T1994">Page </text:span>
        <text:span text:style-name="T1995">
          <text:page-number>1</text:page-number>
        </text:span>
      </style:footer>
      <style:header>
        <text:span text:style-name="T1993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6.315cm" svg:height="3.816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